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6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>
            <draw:frame table:end-cell-address="Sheet1.V65" table:end-x="0.3882in" table:end-y="0.0303in" draw:z-index="0" draw:style-name="gr1" draw:text-style-name="P1" svg:width="11.102in" svg:height="10.2386in" svg:x="0.8433in" svg:y="0.0642in">
              <draw:object draw:notify-on-update-of-ranges="Sheet1.B2:Sheet1.B2 Sheet1.B3:Sheet1.B102 Sheet1.C2:Sheet1.C2 Sheet1.C3:Sheet1.C102 Sheet1.D2:Sheet1.D2 Sheet1.D3:Sheet1.D102 Sheet1.E2:Sheet1.E2 Sheet1.E3:Sheet1.E102 Sheet1.F2:Sheet1.F2 Sheet1.F3:Sheet1.F102 Sheet1.G2:Sheet1.G2 Sheet1.G3:Sheet1.G102 Sheet1.H2:Sheet1.H2 Sheet1.H3:Sheet1.H102" xlink:href="./Object 1" xlink:type="simple" xlink:show="embed" xlink:actuate="onLoad">
                <text:p text:style-name="P1"><text:s/></text:p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MS-SSH[5]</text:p>
          </table:table-cell>
          <table:table-cell office:value-type="string">
            <text:p>MS-SSH[50]</text:p>
          </table:table-cell>
          <table:table-cell office:value-type="string">
            <text:p>MS-SSH[701]</text:p>
          </table:table-cell>
          <table:table-cell office:value-type="string">
            <text:p>stdlib qsort</text:p>
          </table:table-cell>
          <table:table-cell office:value-type="string">
            <text:p>stdlib mergesort</text:p>
          </table:table-cell>
          <table:table-cell office:value-type="string">
            <text:p>MS-SSH[701] -O3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86823">
            <text:p>86823</text:p>
          </table:table-cell>
          <table:table-cell office:value-type="float" office:value="76438">
            <text:p>76438</text:p>
          </table:table-cell>
          <table:table-cell office:value-type="float" office:value="177346">
            <text:p>177346</text:p>
          </table:table-cell>
          <table:table-cell office:value-type="float" office:value="52627">
            <text:p>52627</text:p>
          </table:table-cell>
          <table:table-cell office:value-type="float" office:value="56238">
            <text:p>56238</text:p>
          </table:table-cell>
          <table:table-cell office:value-type="float" office:value="52498">
            <text:p>52498</text:p>
          </table:table-cell>
          <table:table-cell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69492">
            <text:p>169492</text:p>
          </table:table-cell>
          <table:table-cell office:value-type="float" office:value="165047">
            <text:p>165047</text:p>
          </table:table-cell>
          <table:table-cell office:value-type="float" office:value="405572">
            <text:p>405572</text:p>
          </table:table-cell>
          <table:table-cell office:value-type="float" office:value="129434">
            <text:p>129434</text:p>
          </table:table-cell>
          <table:table-cell office:value-type="float" office:value="116271">
            <text:p>116271</text:p>
          </table:table-cell>
          <table:table-cell office:value-type="float" office:value="118588">
            <text:p>118588</text:p>
          </table:table-cell>
          <table:table-cell/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297621">
            <text:p>297621</text:p>
          </table:table-cell>
          <table:table-cell office:value-type="float" office:value="256465">
            <text:p>256465</text:p>
          </table:table-cell>
          <table:table-cell office:value-type="float" office:value="711750">
            <text:p>711750</text:p>
          </table:table-cell>
          <table:table-cell office:value-type="float" office:value="170539">
            <text:p>170539</text:p>
          </table:table-cell>
          <table:table-cell office:value-type="float" office:value="176542">
            <text:p>176542</text:p>
          </table:table-cell>
          <table:table-cell office:value-type="float" office:value="211175">
            <text:p>211175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428171">
            <text:p>428171</text:p>
          </table:table-cell>
          <table:table-cell office:value-type="float" office:value="408981">
            <text:p>408981</text:p>
          </table:table-cell>
          <table:table-cell office:value-type="float" office:value="964822">
            <text:p>964822</text:p>
          </table:table-cell>
          <table:table-cell office:value-type="float" office:value="276559">
            <text:p>276559</text:p>
          </table:table-cell>
          <table:table-cell office:value-type="float" office:value="238143">
            <text:p>238143</text:p>
          </table:table-cell>
          <table:table-cell office:value-type="float" office:value="287077">
            <text:p>287077</text:p>
          </table:table-cell>
          <table:table-cell/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float" office:value="524705">
            <text:p>524705</text:p>
          </table:table-cell>
          <table:table-cell office:value-type="float" office:value="540064">
            <text:p>540064</text:p>
          </table:table-cell>
          <table:table-cell office:value-type="float" office:value="1243815">
            <text:p>1243815</text:p>
          </table:table-cell>
          <table:table-cell office:value-type="float" office:value="300945">
            <text:p>300945</text:p>
          </table:table-cell>
          <table:table-cell office:value-type="float" office:value="285371">
            <text:p>285371</text:p>
          </table:table-cell>
          <table:table-cell office:value-type="float" office:value="356355">
            <text:p>356355</text:p>
          </table:table-cell>
          <table:table-cell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680190">
            <text:p>680190</text:p>
          </table:table-cell>
          <table:table-cell office:value-type="float" office:value="646287">
            <text:p>646287</text:p>
          </table:table-cell>
          <table:table-cell office:value-type="float" office:value="1489140">
            <text:p>1489140</text:p>
          </table:table-cell>
          <table:table-cell office:value-type="float" office:value="341473">
            <text:p>341473</text:p>
          </table:table-cell>
          <table:table-cell office:value-type="float" office:value="369837">
            <text:p>369837</text:p>
          </table:table-cell>
          <table:table-cell office:value-type="float" office:value="617289">
            <text:p>617289</text:p>
          </table:table-cell>
          <table:table-cell/>
        </table:table-row>
        <table:table-row table:style-name="ro1">
          <table:table-cell/>
          <table:table-cell office:value-type="float" office:value="3584">
            <text:p>3584</text:p>
          </table:table-cell>
          <table:table-cell office:value-type="float" office:value="869181">
            <text:p>869181</text:p>
          </table:table-cell>
          <table:table-cell office:value-type="float" office:value="828220">
            <text:p>828220</text:p>
          </table:table-cell>
          <table:table-cell office:value-type="float" office:value="1707835">
            <text:p>1707835</text:p>
          </table:table-cell>
          <table:table-cell office:value-type="float" office:value="433992">
            <text:p>433992</text:p>
          </table:table-cell>
          <table:table-cell office:value-type="float" office:value="462260">
            <text:p>462260</text:p>
          </table:table-cell>
          <table:table-cell office:value-type="float" office:value="518296">
            <text:p>518296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070827">
            <text:p>1070827</text:p>
          </table:table-cell>
          <table:table-cell office:value-type="float" office:value="1021125">
            <text:p>1021125</text:p>
          </table:table-cell>
          <table:table-cell office:value-type="float" office:value="2442431">
            <text:p>2442431</text:p>
          </table:table-cell>
          <table:table-cell office:value-type="float" office:value="678183">
            <text:p>678183</text:p>
          </table:table-cell>
          <table:table-cell office:value-type="float" office:value="474766">
            <text:p>474766</text:p>
          </table:table-cell>
          <table:table-cell office:value-type="float" office:value="565079">
            <text:p>565079</text:p>
          </table:table-cell>
          <table:table-cell/>
        </table:table-row>
        <table:table-row table:style-name="ro1">
          <table:table-cell/>
          <table:table-cell office:value-type="float" office:value="4608">
            <text:p>4608</text:p>
          </table:table-cell>
          <table:table-cell office:value-type="float" office:value="1287494">
            <text:p>1287494</text:p>
          </table:table-cell>
          <table:table-cell office:value-type="float" office:value="1233755">
            <text:p>1233755</text:p>
          </table:table-cell>
          <table:table-cell office:value-type="float" office:value="2288755">
            <text:p>2288755</text:p>
          </table:table-cell>
          <table:table-cell office:value-type="float" office:value="583055">
            <text:p>583055</text:p>
          </table:table-cell>
          <table:table-cell office:value-type="float" office:value="576053">
            <text:p>576053</text:p>
          </table:table-cell>
          <table:table-cell office:value-type="float" office:value="670149">
            <text:p>670149</text:p>
          </table:table-cell>
          <table:table-cell/>
        </table:table-row>
        <table:table-row table:style-name="ro1">
          <table:table-cell/>
          <table:table-cell office:value-type="float" office:value="5120">
            <text:p>5120</text:p>
          </table:table-cell>
          <table:table-cell office:value-type="float" office:value="1497992">
            <text:p>1497992</text:p>
          </table:table-cell>
          <table:table-cell office:value-type="float" office:value="1721697">
            <text:p>1721697</text:p>
          </table:table-cell>
          <table:table-cell office:value-type="float" office:value="2555075">
            <text:p>2555075</text:p>
          </table:table-cell>
          <table:table-cell office:value-type="float" office:value="599708">
            <text:p>599708</text:p>
          </table:table-cell>
          <table:table-cell office:value-type="float" office:value="843474">
            <text:p>843474</text:p>
          </table:table-cell>
          <table:table-cell office:value-type="float" office:value="997062">
            <text:p>997062</text:p>
          </table:table-cell>
          <table:table-cell/>
        </table:table-row>
        <table:table-row table:style-name="ro1">
          <table:table-cell/>
          <table:table-cell office:value-type="float" office:value="5632">
            <text:p>5632</text:p>
          </table:table-cell>
          <table:table-cell office:value-type="float" office:value="1635100">
            <text:p>1635100</text:p>
          </table:table-cell>
          <table:table-cell office:value-type="float" office:value="1663164">
            <text:p>1663164</text:p>
          </table:table-cell>
          <table:table-cell office:value-type="float" office:value="3758840">
            <text:p>3758840</text:p>
          </table:table-cell>
          <table:table-cell office:value-type="float" office:value="818704">
            <text:p>818704</text:p>
          </table:table-cell>
          <table:table-cell office:value-type="float" office:value="881951">
            <text:p>881951</text:p>
          </table:table-cell>
          <table:table-cell office:value-type="float" office:value="1201548">
            <text:p>1201548</text:p>
          </table:table-cell>
          <table:table-cell/>
        </table:table-row>
        <table:table-row table:style-name="ro1">
          <table:table-cell/>
          <table:table-cell office:value-type="float" office:value="6144">
            <text:p>6144</text:p>
          </table:table-cell>
          <table:table-cell office:value-type="float" office:value="1781295">
            <text:p>1781295</text:p>
          </table:table-cell>
          <table:table-cell office:value-type="float" office:value="1812066">
            <text:p>1812066</text:p>
          </table:table-cell>
          <table:table-cell office:value-type="float" office:value="3214959">
            <text:p>3214959</text:p>
          </table:table-cell>
          <table:table-cell office:value-type="float" office:value="794980">
            <text:p>794980</text:p>
          </table:table-cell>
          <table:table-cell office:value-type="float" office:value="771664">
            <text:p>771664</text:p>
          </table:table-cell>
          <table:table-cell office:value-type="float" office:value="916555">
            <text:p>916555</text:p>
          </table:table-cell>
          <table:table-cell/>
        </table:table-row>
        <table:table-row table:style-name="ro1">
          <table:table-cell/>
          <table:table-cell office:value-type="float" office:value="6656">
            <text:p>6656</text:p>
          </table:table-cell>
          <table:table-cell office:value-type="float" office:value="2225451">
            <text:p>2225451</text:p>
          </table:table-cell>
          <table:table-cell office:value-type="float" office:value="2082239">
            <text:p>2082239</text:p>
          </table:table-cell>
          <table:table-cell office:value-type="float" office:value="3787080">
            <text:p>3787080</text:p>
          </table:table-cell>
          <table:table-cell office:value-type="float" office:value="844795">
            <text:p>844795</text:p>
          </table:table-cell>
          <table:table-cell office:value-type="float" office:value="822270">
            <text:p>822270</text:p>
          </table:table-cell>
          <table:table-cell office:value-type="float" office:value="1052230">
            <text:p>1052230</text:p>
          </table:table-cell>
          <table:table-cell/>
        </table:table-row>
        <table:table-row table:style-name="ro1">
          <table:table-cell/>
          <table:table-cell office:value-type="float" office:value="7168">
            <text:p>7168</text:p>
          </table:table-cell>
          <table:table-cell office:value-type="float" office:value="2422359">
            <text:p>2422359</text:p>
          </table:table-cell>
          <table:table-cell office:value-type="float" office:value="2288809">
            <text:p>2288809</text:p>
          </table:table-cell>
          <table:table-cell office:value-type="float" office:value="3783627">
            <text:p>3783627</text:p>
          </table:table-cell>
          <table:table-cell office:value-type="float" office:value="931900">
            <text:p>931900</text:p>
          </table:table-cell>
          <table:table-cell office:value-type="float" office:value="919734">
            <text:p>919734</text:p>
          </table:table-cell>
          <table:table-cell office:value-type="float" office:value="1102511">
            <text:p>1102511</text:p>
          </table:table-cell>
          <table:table-cell/>
        </table:table-row>
        <table:table-row table:style-name="ro1">
          <table:table-cell/>
          <table:table-cell office:value-type="float" office:value="7680">
            <text:p>7680</text:p>
          </table:table-cell>
          <table:table-cell office:value-type="float" office:value="2559218">
            <text:p>2559218</text:p>
          </table:table-cell>
          <table:table-cell office:value-type="float" office:value="2588037">
            <text:p>2588037</text:p>
          </table:table-cell>
          <table:table-cell office:value-type="float" office:value="4416761">
            <text:p>4416761</text:p>
          </table:table-cell>
          <table:table-cell office:value-type="float" office:value="1015321">
            <text:p>1015321</text:p>
          </table:table-cell>
          <table:table-cell office:value-type="float" office:value="956887">
            <text:p>956887</text:p>
          </table:table-cell>
          <table:table-cell office:value-type="float" office:value="1235779">
            <text:p>1235779</text:p>
          </table:table-cell>
          <table:table-cell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2950792">
            <text:p>2950792</text:p>
          </table:table-cell>
          <table:table-cell office:value-type="float" office:value="2843279">
            <text:p>2843279</text:p>
          </table:table-cell>
          <table:table-cell office:value-type="float" office:value="4444257">
            <text:p>4444257</text:p>
          </table:table-cell>
          <table:table-cell office:value-type="float" office:value="1162256">
            <text:p>1162256</text:p>
          </table:table-cell>
          <table:table-cell office:value-type="float" office:value="1064335">
            <text:p>1064335</text:p>
          </table:table-cell>
          <table:table-cell office:value-type="float" office:value="1267312">
            <text:p>1267312</text:p>
          </table:table-cell>
          <table:table-cell/>
        </table:table-row>
        <table:table-row table:style-name="ro1">
          <table:table-cell/>
          <table:table-cell office:value-type="float" office:value="8704">
            <text:p>8704</text:p>
          </table:table-cell>
          <table:table-cell office:value-type="float" office:value="3236496">
            <text:p>3236496</text:p>
          </table:table-cell>
          <table:table-cell office:value-type="float" office:value="3046007">
            <text:p>3046007</text:p>
          </table:table-cell>
          <table:table-cell office:value-type="float" office:value="4852045">
            <text:p>4852045</text:p>
          </table:table-cell>
          <table:table-cell office:value-type="float" office:value="1203609">
            <text:p>1203609</text:p>
          </table:table-cell>
          <table:table-cell office:value-type="float" office:value="1373350">
            <text:p>1373350</text:p>
          </table:table-cell>
          <table:table-cell office:value-type="float" office:value="1316706">
            <text:p>1316706</text:p>
          </table:table-cell>
          <table:table-cell/>
        </table:table-row>
        <table:table-row table:style-name="ro1">
          <table:table-cell/>
          <table:table-cell office:value-type="float" office:value="9216">
            <text:p>9216</text:p>
          </table:table-cell>
          <table:table-cell office:value-type="float" office:value="3540375">
            <text:p>3540375</text:p>
          </table:table-cell>
          <table:table-cell office:value-type="float" office:value="3450336">
            <text:p>3450336</text:p>
          </table:table-cell>
          <table:table-cell office:value-type="float" office:value="4881900">
            <text:p>4881900</text:p>
          </table:table-cell>
          <table:table-cell office:value-type="float" office:value="1165487">
            <text:p>1165487</text:p>
          </table:table-cell>
          <table:table-cell office:value-type="float" office:value="1178057">
            <text:p>1178057</text:p>
          </table:table-cell>
          <table:table-cell office:value-type="float" office:value="1479411">
            <text:p>1479411</text:p>
          </table:table-cell>
          <table:table-cell/>
        </table:table-row>
        <table:table-row table:style-name="ro1">
          <table:table-cell/>
          <table:table-cell office:value-type="float" office:value="9728">
            <text:p>9728</text:p>
          </table:table-cell>
          <table:table-cell office:value-type="float" office:value="3870393">
            <text:p>3870393</text:p>
          </table:table-cell>
          <table:table-cell office:value-type="float" office:value="4208267">
            <text:p>4208267</text:p>
          </table:table-cell>
          <table:table-cell office:value-type="float" office:value="5569890">
            <text:p>5569890</text:p>
          </table:table-cell>
          <table:table-cell office:value-type="float" office:value="1278970">
            <text:p>1278970</text:p>
          </table:table-cell>
          <table:table-cell office:value-type="float" office:value="1220030">
            <text:p>1220030</text:p>
          </table:table-cell>
          <table:table-cell office:value-type="float" office:value="1563933">
            <text:p>1563933</text:p>
          </table:table-cell>
          <table:table-cell/>
        </table:table-row>
        <table:table-row table:style-name="ro1">
          <table:table-cell/>
          <table:table-cell office:value-type="float" office:value="10240">
            <text:p>10240</text:p>
          </table:table-cell>
          <table:table-cell office:value-type="float" office:value="4634806">
            <text:p>4634806</text:p>
          </table:table-cell>
          <table:table-cell office:value-type="float" office:value="4030091">
            <text:p>4030091</text:p>
          </table:table-cell>
          <table:table-cell office:value-type="float" office:value="7022185">
            <text:p>7022185</text:p>
          </table:table-cell>
          <table:table-cell office:value-type="float" office:value="1492366">
            <text:p>1492366</text:p>
          </table:table-cell>
          <table:table-cell office:value-type="float" office:value="1543990">
            <text:p>1543990</text:p>
          </table:table-cell>
          <table:table-cell office:value-type="float" office:value="1535943">
            <text:p>1535943</text:p>
          </table:table-cell>
          <table:table-cell/>
        </table:table-row>
        <table:table-row table:style-name="ro1">
          <table:table-cell/>
          <table:table-cell office:value-type="float" office:value="10752">
            <text:p>10752</text:p>
          </table:table-cell>
          <table:table-cell office:value-type="float" office:value="5038752">
            <text:p>5038752</text:p>
          </table:table-cell>
          <table:table-cell office:value-type="float" office:value="4793072">
            <text:p>4793072</text:p>
          </table:table-cell>
          <table:table-cell office:value-type="float" office:value="5822431">
            <text:p>5822431</text:p>
          </table:table-cell>
          <table:table-cell office:value-type="float" office:value="1410349">
            <text:p>1410349</text:p>
          </table:table-cell>
          <table:table-cell office:value-type="float" office:value="1577805">
            <text:p>1577805</text:p>
          </table:table-cell>
          <table:table-cell office:value-type="float" office:value="1741109">
            <text:p>1741109</text:p>
          </table:table-cell>
          <table:table-cell/>
        </table:table-row>
        <table:table-row table:style-name="ro1">
          <table:table-cell/>
          <table:table-cell office:value-type="float" office:value="11264">
            <text:p>11264</text:p>
          </table:table-cell>
          <table:table-cell office:value-type="float" office:value="5487685">
            <text:p>5487685</text:p>
          </table:table-cell>
          <table:table-cell office:value-type="float" office:value="4772094">
            <text:p>4772094</text:p>
          </table:table-cell>
          <table:table-cell office:value-type="float" office:value="6486056">
            <text:p>6486056</text:p>
          </table:table-cell>
          <table:table-cell office:value-type="float" office:value="1493297">
            <text:p>1493297</text:p>
          </table:table-cell>
          <table:table-cell office:value-type="float" office:value="1793787">
            <text:p>1793787</text:p>
          </table:table-cell>
          <table:table-cell office:value-type="float" office:value="1786426">
            <text:p>1786426</text:p>
          </table:table-cell>
          <table:table-cell/>
        </table:table-row>
        <table:table-row table:style-name="ro1">
          <table:table-cell/>
          <table:table-cell office:value-type="float" office:value="11776">
            <text:p>11776</text:p>
          </table:table-cell>
          <table:table-cell office:value-type="float" office:value="5920747">
            <text:p>5920747</text:p>
          </table:table-cell>
          <table:table-cell office:value-type="float" office:value="4947195">
            <text:p>4947195</text:p>
          </table:table-cell>
          <table:table-cell office:value-type="float" office:value="6421838">
            <text:p>6421838</text:p>
          </table:table-cell>
          <table:table-cell office:value-type="float" office:value="1617985">
            <text:p>1617985</text:p>
          </table:table-cell>
          <table:table-cell office:value-type="float" office:value="1513717">
            <text:p>1513717</text:p>
          </table:table-cell>
          <table:table-cell office:value-type="float" office:value="2255357">
            <text:p>2255357</text:p>
          </table:table-cell>
          <table:table-cell/>
        </table:table-row>
        <table:table-row table:style-name="ro1">
          <table:table-cell/>
          <table:table-cell office:value-type="float" office:value="12288">
            <text:p>12288</text:p>
          </table:table-cell>
          <table:table-cell office:value-type="float" office:value="5720801">
            <text:p>5720801</text:p>
          </table:table-cell>
          <table:table-cell office:value-type="float" office:value="5549803">
            <text:p>5549803</text:p>
          </table:table-cell>
          <table:table-cell office:value-type="float" office:value="6895226">
            <text:p>6895226</text:p>
          </table:table-cell>
          <table:table-cell office:value-type="float" office:value="1954465">
            <text:p>1954465</text:p>
          </table:table-cell>
          <table:table-cell office:value-type="float" office:value="1756985">
            <text:p>1756985</text:p>
          </table:table-cell>
          <table:table-cell office:value-type="float" office:value="2246625">
            <text:p>2246625</text:p>
          </table:table-cell>
          <table:table-cell/>
        </table:table-row>
        <table:table-row table:style-name="ro1">
          <table:table-cell/>
          <table:table-cell office:value-type="float" office:value="12800">
            <text:p>12800</text:p>
          </table:table-cell>
          <table:table-cell office:value-type="float" office:value="6218011">
            <text:p>6218011</text:p>
          </table:table-cell>
          <table:table-cell office:value-type="float" office:value="6138494">
            <text:p>6138494</text:p>
          </table:table-cell>
          <table:table-cell office:value-type="float" office:value="6921429">
            <text:p>6921429</text:p>
          </table:table-cell>
          <table:table-cell office:value-type="float" office:value="1674921">
            <text:p>1674921</text:p>
          </table:table-cell>
          <table:table-cell office:value-type="float" office:value="1734016">
            <text:p>1734016</text:p>
          </table:table-cell>
          <table:table-cell office:value-type="float" office:value="1977425">
            <text:p>1977425</text:p>
          </table:table-cell>
          <table:table-cell/>
        </table:table-row>
        <table:table-row table:style-name="ro1">
          <table:table-cell/>
          <table:table-cell office:value-type="float" office:value="13312">
            <text:p>13312</text:p>
          </table:table-cell>
          <table:table-cell office:value-type="float" office:value="7023984">
            <text:p>7023984</text:p>
          </table:table-cell>
          <table:table-cell office:value-type="float" office:value="6332792">
            <text:p>6332792</text:p>
          </table:table-cell>
          <table:table-cell office:value-type="float" office:value="7726021">
            <text:p>7726021</text:p>
          </table:table-cell>
          <table:table-cell office:value-type="float" office:value="1749917">
            <text:p>1749917</text:p>
          </table:table-cell>
          <table:table-cell office:value-type="float" office:value="1823276">
            <text:p>1823276</text:p>
          </table:table-cell>
          <table:table-cell office:value-type="float" office:value="2085844">
            <text:p>2085844</text:p>
          </table:table-cell>
          <table:table-cell/>
        </table:table-row>
        <table:table-row table:style-name="ro1">
          <table:table-cell/>
          <table:table-cell office:value-type="float" office:value="13824">
            <text:p>13824</text:p>
          </table:table-cell>
          <table:table-cell office:value-type="float" office:value="7829040">
            <text:p>7829040</text:p>
          </table:table-cell>
          <table:table-cell office:value-type="float" office:value="6566189">
            <text:p>6566189</text:p>
          </table:table-cell>
          <table:table-cell office:value-type="float" office:value="7507977">
            <text:p>7507977</text:p>
          </table:table-cell>
          <table:table-cell office:value-type="float" office:value="1794579">
            <text:p>1794579</text:p>
          </table:table-cell>
          <table:table-cell office:value-type="float" office:value="1813931">
            <text:p>1813931</text:p>
          </table:table-cell>
          <table:table-cell office:value-type="float" office:value="2112139">
            <text:p>2112139</text:p>
          </table:table-cell>
          <table:table-cell/>
        </table:table-row>
        <table:table-row table:style-name="ro1">
          <table:table-cell/>
          <table:table-cell office:value-type="float" office:value="14336">
            <text:p>14336</text:p>
          </table:table-cell>
          <table:table-cell office:value-type="float" office:value="7648769">
            <text:p>7648769</text:p>
          </table:table-cell>
          <table:table-cell office:value-type="float" office:value="7019260">
            <text:p>7019260</text:p>
          </table:table-cell>
          <table:table-cell office:value-type="float" office:value="8469763">
            <text:p>8469763</text:p>
          </table:table-cell>
          <table:table-cell office:value-type="float" office:value="1893965">
            <text:p>1893965</text:p>
          </table:table-cell>
          <table:table-cell office:value-type="float" office:value="1870537">
            <text:p>1870537</text:p>
          </table:table-cell>
          <table:table-cell office:value-type="float" office:value="2207794">
            <text:p>2207794</text:p>
          </table:table-cell>
          <table:table-cell/>
        </table:table-row>
        <table:table-row table:style-name="ro1">
          <table:table-cell/>
          <table:table-cell office:value-type="float" office:value="14848">
            <text:p>14848</text:p>
          </table:table-cell>
          <table:table-cell office:value-type="float" office:value="7939261">
            <text:p>7939261</text:p>
          </table:table-cell>
          <table:table-cell office:value-type="float" office:value="7305650">
            <text:p>7305650</text:p>
          </table:table-cell>
          <table:table-cell office:value-type="float" office:value="8970822">
            <text:p>8970822</text:p>
          </table:table-cell>
          <table:table-cell office:value-type="float" office:value="2164327">
            <text:p>2164327</text:p>
          </table:table-cell>
          <table:table-cell office:value-type="float" office:value="1993757">
            <text:p>1993757</text:p>
          </table:table-cell>
          <table:table-cell office:value-type="float" office:value="3012786">
            <text:p>3012786</text:p>
          </table:table-cell>
          <table:table-cell/>
        </table:table-row>
        <table:table-row table:style-name="ro1">
          <table:table-cell/>
          <table:table-cell office:value-type="float" office:value="15360">
            <text:p>15360</text:p>
          </table:table-cell>
          <table:table-cell office:value-type="float" office:value="8347488">
            <text:p>8347488</text:p>
          </table:table-cell>
          <table:table-cell office:value-type="float" office:value="8255366">
            <text:p>8255366</text:p>
          </table:table-cell>
          <table:table-cell office:value-type="float" office:value="8556046">
            <text:p>8556046</text:p>
          </table:table-cell>
          <table:table-cell office:value-type="float" office:value="2086728">
            <text:p>2086728</text:p>
          </table:table-cell>
          <table:table-cell office:value-type="float" office:value="2610589">
            <text:p>2610589</text:p>
          </table:table-cell>
          <table:table-cell office:value-type="float" office:value="2581486">
            <text:p>2581486</text:p>
          </table:table-cell>
          <table:table-cell/>
        </table:table-row>
        <table:table-row table:style-name="ro1">
          <table:table-cell/>
          <table:table-cell office:value-type="float" office:value="15872">
            <text:p>15872</text:p>
          </table:table-cell>
          <table:table-cell office:value-type="float" office:value="8573840">
            <text:p>8573840</text:p>
          </table:table-cell>
          <table:table-cell office:value-type="float" office:value="8225043">
            <text:p>8225043</text:p>
          </table:table-cell>
          <table:table-cell office:value-type="float" office:value="8908479">
            <text:p>8908479</text:p>
          </table:table-cell>
          <table:table-cell office:value-type="float" office:value="2185770">
            <text:p>2185770</text:p>
          </table:table-cell>
          <table:table-cell office:value-type="float" office:value="2205783">
            <text:p>2205783</text:p>
          </table:table-cell>
          <table:table-cell office:value-type="float" office:value="2851531">
            <text:p>2851531</text:p>
          </table:table-cell>
          <table:table-cell/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9042096">
            <text:p>9042096</text:p>
          </table:table-cell>
          <table:table-cell office:value-type="float" office:value="8969483">
            <text:p>8969483</text:p>
          </table:table-cell>
          <table:table-cell office:value-type="float" office:value="9559114">
            <text:p>9559114</text:p>
          </table:table-cell>
          <table:table-cell office:value-type="float" office:value="2292477">
            <text:p>2292477</text:p>
          </table:table-cell>
          <table:table-cell office:value-type="float" office:value="2522451">
            <text:p>2522451</text:p>
          </table:table-cell>
          <table:table-cell office:value-type="float" office:value="2627629">
            <text:p>2627629</text:p>
          </table:table-cell>
          <table:table-cell/>
        </table:table-row>
        <table:table-row table:style-name="ro1">
          <table:table-cell/>
          <table:table-cell office:value-type="float" office:value="16896">
            <text:p>16896</text:p>
          </table:table-cell>
          <table:table-cell office:value-type="float" office:value="10105047">
            <text:p>10105047</text:p>
          </table:table-cell>
          <table:table-cell office:value-type="float" office:value="9469862">
            <text:p>9469862</text:p>
          </table:table-cell>
          <table:table-cell office:value-type="float" office:value="9981547">
            <text:p>9981547</text:p>
          </table:table-cell>
          <table:table-cell office:value-type="float" office:value="2289600">
            <text:p>2289600</text:p>
          </table:table-cell>
          <table:table-cell office:value-type="float" office:value="2532244">
            <text:p>2532244</text:p>
          </table:table-cell>
          <table:table-cell office:value-type="float" office:value="2665972">
            <text:p>2665972</text:p>
          </table:table-cell>
          <table:table-cell/>
        </table:table-row>
        <table:table-row table:style-name="ro1">
          <table:table-cell/>
          <table:table-cell office:value-type="float" office:value="17408">
            <text:p>17408</text:p>
          </table:table-cell>
          <table:table-cell office:value-type="float" office:value="11029874">
            <text:p>11029874</text:p>
          </table:table-cell>
          <table:table-cell office:value-type="float" office:value="9683032">
            <text:p>9683032</text:p>
          </table:table-cell>
          <table:table-cell office:value-type="float" office:value="9854636">
            <text:p>9854636</text:p>
          </table:table-cell>
          <table:table-cell office:value-type="float" office:value="2307149">
            <text:p>2307149</text:p>
          </table:table-cell>
          <table:table-cell office:value-type="float" office:value="2312272">
            <text:p>2312272</text:p>
          </table:table-cell>
          <table:table-cell office:value-type="float" office:value="2882505">
            <text:p>2882505</text:p>
          </table:table-cell>
          <table:table-cell/>
        </table:table-row>
        <table:table-row table:style-name="ro1">
          <table:table-cell/>
          <table:table-cell office:value-type="float" office:value="17920">
            <text:p>17920</text:p>
          </table:table-cell>
          <table:table-cell office:value-type="float" office:value="9995712">
            <text:p>9995712</text:p>
          </table:table-cell>
          <table:table-cell office:value-type="float" office:value="10266744">
            <text:p>10266744</text:p>
          </table:table-cell>
          <table:table-cell office:value-type="float" office:value="10278693">
            <text:p>10278693</text:p>
          </table:table-cell>
          <table:table-cell office:value-type="float" office:value="2437057">
            <text:p>2437057</text:p>
          </table:table-cell>
          <table:table-cell office:value-type="float" office:value="2369076">
            <text:p>2369076</text:p>
          </table:table-cell>
          <table:table-cell office:value-type="float" office:value="2912002">
            <text:p>2912002</text:p>
          </table:table-cell>
          <table:table-cell/>
        </table:table-row>
        <table:table-row table:style-name="ro1">
          <table:table-cell/>
          <table:table-cell office:value-type="float" office:value="18432">
            <text:p>18432</text:p>
          </table:table-cell>
          <table:table-cell office:value-type="float" office:value="10820814">
            <text:p>10820814</text:p>
          </table:table-cell>
          <table:table-cell office:value-type="float" office:value="10864525">
            <text:p>10864525</text:p>
          </table:table-cell>
          <table:table-cell office:value-type="float" office:value="11479435">
            <text:p>11479435</text:p>
          </table:table-cell>
          <table:table-cell office:value-type="float" office:value="2436861">
            <text:p>2436861</text:p>
          </table:table-cell>
          <table:table-cell office:value-type="float" office:value="2505666">
            <text:p>2505666</text:p>
          </table:table-cell>
          <table:table-cell office:value-type="float" office:value="3234134">
            <text:p>3234134</text:p>
          </table:table-cell>
          <table:table-cell/>
        </table:table-row>
        <table:table-row table:style-name="ro1">
          <table:table-cell/>
          <table:table-cell office:value-type="float" office:value="18944">
            <text:p>18944</text:p>
          </table:table-cell>
          <table:table-cell office:value-type="float" office:value="11052488">
            <text:p>11052488</text:p>
          </table:table-cell>
          <table:table-cell office:value-type="float" office:value="11157661">
            <text:p>11157661</text:p>
          </table:table-cell>
          <table:table-cell office:value-type="float" office:value="11554292">
            <text:p>11554292</text:p>
          </table:table-cell>
          <table:table-cell office:value-type="float" office:value="2912317">
            <text:p>2912317</text:p>
          </table:table-cell>
          <table:table-cell office:value-type="float" office:value="2586448">
            <text:p>2586448</text:p>
          </table:table-cell>
          <table:table-cell office:value-type="float" office:value="3213267">
            <text:p>3213267</text:p>
          </table:table-cell>
          <table:table-cell/>
        </table:table-row>
        <table:table-row table:style-name="ro1">
          <table:table-cell/>
          <table:table-cell office:value-type="float" office:value="19456">
            <text:p>19456</text:p>
          </table:table-cell>
          <table:table-cell office:value-type="float" office:value="11739497">
            <text:p>11739497</text:p>
          </table:table-cell>
          <table:table-cell office:value-type="float" office:value="11791097">
            <text:p>11791097</text:p>
          </table:table-cell>
          <table:table-cell office:value-type="float" office:value="11722490">
            <text:p>11722490</text:p>
          </table:table-cell>
          <table:table-cell office:value-type="float" office:value="2634971">
            <text:p>2634971</text:p>
          </table:table-cell>
          <table:table-cell office:value-type="float" office:value="3442046">
            <text:p>3442046</text:p>
          </table:table-cell>
          <table:table-cell office:value-type="float" office:value="3228269">
            <text:p>3228269</text:p>
          </table:table-cell>
          <table:table-cell/>
        </table:table-row>
        <table:table-row table:style-name="ro1">
          <table:table-cell/>
          <table:table-cell office:value-type="float" office:value="19968">
            <text:p>19968</text:p>
          </table:table-cell>
          <table:table-cell office:value-type="float" office:value="12272795">
            <text:p>12272795</text:p>
          </table:table-cell>
          <table:table-cell office:value-type="float" office:value="12733125">
            <text:p>12733125</text:p>
          </table:table-cell>
          <table:table-cell office:value-type="float" office:value="11502115">
            <text:p>11502115</text:p>
          </table:table-cell>
          <table:table-cell office:value-type="float" office:value="2830867">
            <text:p>2830867</text:p>
          </table:table-cell>
          <table:table-cell office:value-type="float" office:value="2698533">
            <text:p>2698533</text:p>
          </table:table-cell>
          <table:table-cell office:value-type="float" office:value="3199497">
            <text:p>3199497</text:p>
          </table:table-cell>
          <table:table-cell/>
        </table:table-row>
        <table:table-row table:style-name="ro1">
          <table:table-cell/>
          <table:table-cell office:value-type="float" office:value="20480">
            <text:p>20480</text:p>
          </table:table-cell>
          <table:table-cell office:value-type="float" office:value="13121321">
            <text:p>13121321</text:p>
          </table:table-cell>
          <table:table-cell office:value-type="float" office:value="12880787">
            <text:p>12880787</text:p>
          </table:table-cell>
          <table:table-cell office:value-type="float" office:value="14225655">
            <text:p>14225655</text:p>
          </table:table-cell>
          <table:table-cell office:value-type="float" office:value="2752918">
            <text:p>2752918</text:p>
          </table:table-cell>
          <table:table-cell office:value-type="float" office:value="2838280">
            <text:p>2838280</text:p>
          </table:table-cell>
          <table:table-cell office:value-type="float" office:value="3702761">
            <text:p>3702761</text:p>
          </table:table-cell>
          <table:table-cell/>
        </table:table-row>
        <table:table-row table:style-name="ro1">
          <table:table-cell/>
          <table:table-cell office:value-type="float" office:value="20992">
            <text:p>20992</text:p>
          </table:table-cell>
          <table:table-cell office:value-type="float" office:value="13158354">
            <text:p>13158354</text:p>
          </table:table-cell>
          <table:table-cell office:value-type="float" office:value="13370172">
            <text:p>13370172</text:p>
          </table:table-cell>
          <table:table-cell office:value-type="float" office:value="15070780">
            <text:p>15070780</text:p>
          </table:table-cell>
          <table:table-cell office:value-type="float" office:value="2905955">
            <text:p>2905955</text:p>
          </table:table-cell>
          <table:table-cell office:value-type="float" office:value="2948537">
            <text:p>2948537</text:p>
          </table:table-cell>
          <table:table-cell office:value-type="float" office:value="3440922">
            <text:p>3440922</text:p>
          </table:table-cell>
          <table:table-cell/>
        </table:table-row>
        <table:table-row table:style-name="ro1">
          <table:table-cell/>
          <table:table-cell office:value-type="float" office:value="21504">
            <text:p>21504</text:p>
          </table:table-cell>
          <table:table-cell office:value-type="float" office:value="13989608">
            <text:p>13989608</text:p>
          </table:table-cell>
          <table:table-cell office:value-type="float" office:value="14246559">
            <text:p>14246559</text:p>
          </table:table-cell>
          <table:table-cell office:value-type="float" office:value="16357206">
            <text:p>16357206</text:p>
          </table:table-cell>
          <table:table-cell office:value-type="float" office:value="3647883">
            <text:p>3647883</text:p>
          </table:table-cell>
          <table:table-cell office:value-type="float" office:value="3057643">
            <text:p>3057643</text:p>
          </table:table-cell>
          <table:table-cell office:value-type="float" office:value="3676034">
            <text:p>3676034</text:p>
          </table:table-cell>
          <table:table-cell/>
        </table:table-row>
        <table:table-row table:style-name="ro1">
          <table:table-cell/>
          <table:table-cell office:value-type="float" office:value="22016">
            <text:p>22016</text:p>
          </table:table-cell>
          <table:table-cell office:value-type="float" office:value="14161172">
            <text:p>14161172</text:p>
          </table:table-cell>
          <table:table-cell office:value-type="float" office:value="14399136">
            <text:p>14399136</text:p>
          </table:table-cell>
          <table:table-cell office:value-type="float" office:value="15147831">
            <text:p>15147831</text:p>
          </table:table-cell>
          <table:table-cell office:value-type="float" office:value="2956240">
            <text:p>2956240</text:p>
          </table:table-cell>
          <table:table-cell office:value-type="float" office:value="2979466">
            <text:p>2979466</text:p>
          </table:table-cell>
          <table:table-cell office:value-type="float" office:value="3582179">
            <text:p>3582179</text:p>
          </table:table-cell>
          <table:table-cell/>
        </table:table-row>
        <table:table-row table:style-name="ro1">
          <table:table-cell/>
          <table:table-cell office:value-type="float" office:value="22528">
            <text:p>22528</text:p>
          </table:table-cell>
          <table:table-cell office:value-type="float" office:value="14796671">
            <text:p>14796671</text:p>
          </table:table-cell>
          <table:table-cell office:value-type="float" office:value="15396815">
            <text:p>15396815</text:p>
          </table:table-cell>
          <table:table-cell office:value-type="float" office:value="15829584">
            <text:p>15829584</text:p>
          </table:table-cell>
          <table:table-cell office:value-type="float" office:value="3370986">
            <text:p>3370986</text:p>
          </table:table-cell>
          <table:table-cell office:value-type="float" office:value="3185178">
            <text:p>3185178</text:p>
          </table:table-cell>
          <table:table-cell office:value-type="float" office:value="3780201">
            <text:p>3780201</text:p>
          </table:table-cell>
          <table:table-cell/>
        </table:table-row>
        <table:table-row table:style-name="ro1">
          <table:table-cell/>
          <table:table-cell office:value-type="float" office:value="23040">
            <text:p>23040</text:p>
          </table:table-cell>
          <table:table-cell office:value-type="float" office:value="15739964">
            <text:p>15739964</text:p>
          </table:table-cell>
          <table:table-cell office:value-type="float" office:value="16029014">
            <text:p>16029014</text:p>
          </table:table-cell>
          <table:table-cell office:value-type="float" office:value="15558999">
            <text:p>15558999</text:p>
          </table:table-cell>
          <table:table-cell office:value-type="float" office:value="3218319">
            <text:p>3218319</text:p>
          </table:table-cell>
          <table:table-cell office:value-type="float" office:value="3185914">
            <text:p>3185914</text:p>
          </table:table-cell>
          <table:table-cell office:value-type="float" office:value="4064273">
            <text:p>4064273</text:p>
          </table:table-cell>
          <table:table-cell/>
        </table:table-row>
        <table:table-row table:style-name="ro1">
          <table:table-cell/>
          <table:table-cell office:value-type="float" office:value="23552">
            <text:p>23552</text:p>
          </table:table-cell>
          <table:table-cell office:value-type="float" office:value="16124886">
            <text:p>16124886</text:p>
          </table:table-cell>
          <table:table-cell office:value-type="float" office:value="16441197">
            <text:p>16441197</text:p>
          </table:table-cell>
          <table:table-cell office:value-type="float" office:value="20361407">
            <text:p>20361407</text:p>
          </table:table-cell>
          <table:table-cell office:value-type="float" office:value="3411847">
            <text:p>3411847</text:p>
          </table:table-cell>
          <table:table-cell office:value-type="float" office:value="3377630">
            <text:p>3377630</text:p>
          </table:table-cell>
          <table:table-cell office:value-type="float" office:value="3873750">
            <text:p>3873750</text:p>
          </table:table-cell>
          <table:table-cell/>
        </table:table-row>
        <table:table-row table:style-name="ro1">
          <table:table-cell/>
          <table:table-cell office:value-type="float" office:value="24064">
            <text:p>24064</text:p>
          </table:table-cell>
          <table:table-cell office:value-type="float" office:value="16909471">
            <text:p>16909471</text:p>
          </table:table-cell>
          <table:table-cell office:value-type="float" office:value="16775088">
            <text:p>16775088</text:p>
          </table:table-cell>
          <table:table-cell office:value-type="float" office:value="15441478">
            <text:p>15441478</text:p>
          </table:table-cell>
          <table:table-cell office:value-type="float" office:value="3552461">
            <text:p>3552461</text:p>
          </table:table-cell>
          <table:table-cell office:value-type="float" office:value="3554096">
            <text:p>3554096</text:p>
          </table:table-cell>
          <table:table-cell office:value-type="float" office:value="3875105">
            <text:p>3875105</text:p>
          </table:table-cell>
          <table:table-cell/>
        </table:table-row>
        <table:table-row table:style-name="ro1">
          <table:table-cell/>
          <table:table-cell office:value-type="float" office:value="24576">
            <text:p>24576</text:p>
          </table:table-cell>
          <table:table-cell office:value-type="float" office:value="17778117">
            <text:p>17778117</text:p>
          </table:table-cell>
          <table:table-cell office:value-type="float" office:value="17682970">
            <text:p>17682970</text:p>
          </table:table-cell>
          <table:table-cell office:value-type="float" office:value="15541650">
            <text:p>15541650</text:p>
          </table:table-cell>
          <table:table-cell office:value-type="float" office:value="3557655">
            <text:p>3557655</text:p>
          </table:table-cell>
          <table:table-cell office:value-type="float" office:value="3489269">
            <text:p>3489269</text:p>
          </table:table-cell>
          <table:table-cell office:value-type="float" office:value="4206448">
            <text:p>4206448</text:p>
          </table:table-cell>
          <table:table-cell/>
        </table:table-row>
        <table:table-row table:style-name="ro1">
          <table:table-cell/>
          <table:table-cell office:value-type="float" office:value="25088">
            <text:p>25088</text:p>
          </table:table-cell>
          <table:table-cell office:value-type="float" office:value="18536790">
            <text:p>18536790</text:p>
          </table:table-cell>
          <table:table-cell office:value-type="float" office:value="18269209">
            <text:p>18269209</text:p>
          </table:table-cell>
          <table:table-cell office:value-type="float" office:value="16071818">
            <text:p>16071818</text:p>
          </table:table-cell>
          <table:table-cell office:value-type="float" office:value="3861141">
            <text:p>3861141</text:p>
          </table:table-cell>
          <table:table-cell office:value-type="float" office:value="3401204">
            <text:p>3401204</text:p>
          </table:table-cell>
          <table:table-cell office:value-type="float" office:value="4973036">
            <text:p>4973036</text:p>
          </table:table-cell>
          <table:table-cell/>
        </table:table-row>
        <table:table-row table:style-name="ro1">
          <table:table-cell/>
          <table:table-cell office:value-type="float" office:value="25600">
            <text:p>25600</text:p>
          </table:table-cell>
          <table:table-cell office:value-type="float" office:value="19183919">
            <text:p>19183919</text:p>
          </table:table-cell>
          <table:table-cell office:value-type="float" office:value="18332322">
            <text:p>18332322</text:p>
          </table:table-cell>
          <table:table-cell office:value-type="float" office:value="14997441">
            <text:p>14997441</text:p>
          </table:table-cell>
          <table:table-cell office:value-type="float" office:value="3656328">
            <text:p>3656328</text:p>
          </table:table-cell>
          <table:table-cell office:value-type="float" office:value="3650428">
            <text:p>3650428</text:p>
          </table:table-cell>
          <table:table-cell office:value-type="float" office:value="4446441">
            <text:p>4446441</text:p>
          </table:table-cell>
          <table:table-cell/>
        </table:table-row>
        <table:table-row table:style-name="ro1">
          <table:table-cell/>
          <table:table-cell office:value-type="float" office:value="26112">
            <text:p>26112</text:p>
          </table:table-cell>
          <table:table-cell office:value-type="float" office:value="19857159">
            <text:p>19857159</text:p>
          </table:table-cell>
          <table:table-cell office:value-type="float" office:value="20070066">
            <text:p>20070066</text:p>
          </table:table-cell>
          <table:table-cell office:value-type="float" office:value="16542472">
            <text:p>16542472</text:p>
          </table:table-cell>
          <table:table-cell office:value-type="float" office:value="3737112">
            <text:p>3737112</text:p>
          </table:table-cell>
          <table:table-cell office:value-type="float" office:value="4744309">
            <text:p>4744309</text:p>
          </table:table-cell>
          <table:table-cell office:value-type="float" office:value="4328049">
            <text:p>4328049</text:p>
          </table:table-cell>
          <table:table-cell/>
        </table:table-row>
        <table:table-row table:style-name="ro1">
          <table:table-cell/>
          <table:table-cell office:value-type="float" office:value="26624">
            <text:p>26624</text:p>
          </table:table-cell>
          <table:table-cell office:value-type="float" office:value="20135430">
            <text:p>20135430</text:p>
          </table:table-cell>
          <table:table-cell office:value-type="float" office:value="20419272">
            <text:p>20419272</text:p>
          </table:table-cell>
          <table:table-cell office:value-type="float" office:value="15976625">
            <text:p>15976625</text:p>
          </table:table-cell>
          <table:table-cell office:value-type="float" office:value="3755320">
            <text:p>3755320</text:p>
          </table:table-cell>
          <table:table-cell office:value-type="float" office:value="4170457">
            <text:p>4170457</text:p>
          </table:table-cell>
          <table:table-cell office:value-type="float" office:value="4416075">
            <text:p>4416075</text:p>
          </table:table-cell>
          <table:table-cell/>
        </table:table-row>
        <table:table-row table:style-name="ro1">
          <table:table-cell/>
          <table:table-cell office:value-type="float" office:value="27136">
            <text:p>27136</text:p>
          </table:table-cell>
          <table:table-cell office:value-type="float" office:value="20560741">
            <text:p>20560741</text:p>
          </table:table-cell>
          <table:table-cell office:value-type="float" office:value="20840599">
            <text:p>20840599</text:p>
          </table:table-cell>
          <table:table-cell office:value-type="float" office:value="16577157">
            <text:p>16577157</text:p>
          </table:table-cell>
          <table:table-cell office:value-type="float" office:value="4779528">
            <text:p>4779528</text:p>
          </table:table-cell>
          <table:table-cell office:value-type="float" office:value="3746516">
            <text:p>3746516</text:p>
          </table:table-cell>
          <table:table-cell office:value-type="float" office:value="4366915">
            <text:p>4366915</text:p>
          </table:table-cell>
          <table:table-cell/>
        </table:table-row>
        <table:table-row table:style-name="ro1">
          <table:table-cell/>
          <table:table-cell office:value-type="float" office:value="27648">
            <text:p>27648</text:p>
          </table:table-cell>
          <table:table-cell office:value-type="float" office:value="21389562">
            <text:p>21389562</text:p>
          </table:table-cell>
          <table:table-cell office:value-type="float" office:value="22229364">
            <text:p>22229364</text:p>
          </table:table-cell>
          <table:table-cell office:value-type="float" office:value="16707312">
            <text:p>16707312</text:p>
          </table:table-cell>
          <table:table-cell office:value-type="float" office:value="3902768">
            <text:p>3902768</text:p>
          </table:table-cell>
          <table:table-cell office:value-type="float" office:value="4129034">
            <text:p>4129034</text:p>
          </table:table-cell>
          <table:table-cell office:value-type="float" office:value="4814606">
            <text:p>4814606</text:p>
          </table:table-cell>
          <table:table-cell/>
        </table:table-row>
        <table:table-row table:style-name="ro1">
          <table:table-cell/>
          <table:table-cell office:value-type="float" office:value="28160">
            <text:p>28160</text:p>
          </table:table-cell>
          <table:table-cell office:value-type="float" office:value="22359501">
            <text:p>22359501</text:p>
          </table:table-cell>
          <table:table-cell office:value-type="float" office:value="22313199">
            <text:p>22313199</text:p>
          </table:table-cell>
          <table:table-cell office:value-type="float" office:value="17969071">
            <text:p>17969071</text:p>
          </table:table-cell>
          <table:table-cell office:value-type="float" office:value="4214301">
            <text:p>4214301</text:p>
          </table:table-cell>
          <table:table-cell office:value-type="float" office:value="3881920">
            <text:p>3881920</text:p>
          </table:table-cell>
          <table:table-cell office:value-type="float" office:value="4498787">
            <text:p>4498787</text:p>
          </table:table-cell>
          <table:table-cell/>
        </table:table-row>
        <table:table-row table:style-name="ro1">
          <table:table-cell/>
          <table:table-cell office:value-type="float" office:value="28672">
            <text:p>28672</text:p>
          </table:table-cell>
          <table:table-cell office:value-type="float" office:value="23252812">
            <text:p>23252812</text:p>
          </table:table-cell>
          <table:table-cell office:value-type="float" office:value="23097248">
            <text:p>23097248</text:p>
          </table:table-cell>
          <table:table-cell office:value-type="float" office:value="17548384">
            <text:p>17548384</text:p>
          </table:table-cell>
          <table:table-cell office:value-type="float" office:value="4239368">
            <text:p>4239368</text:p>
          </table:table-cell>
          <table:table-cell office:value-type="float" office:value="4183509">
            <text:p>4183509</text:p>
          </table:table-cell>
          <table:table-cell office:value-type="float" office:value="4767414">
            <text:p>4767414</text:p>
          </table:table-cell>
          <table:table-cell/>
        </table:table-row>
        <table:table-row table:style-name="ro1">
          <table:table-cell/>
          <table:table-cell office:value-type="float" office:value="29184">
            <text:p>29184</text:p>
          </table:table-cell>
          <table:table-cell office:value-type="float" office:value="23179279">
            <text:p>23179279</text:p>
          </table:table-cell>
          <table:table-cell office:value-type="float" office:value="23382591">
            <text:p>23382591</text:p>
          </table:table-cell>
          <table:table-cell office:value-type="float" office:value="17973286">
            <text:p>17973286</text:p>
          </table:table-cell>
          <table:table-cell office:value-type="float" office:value="4113761">
            <text:p>4113761</text:p>
          </table:table-cell>
          <table:table-cell office:value-type="float" office:value="4270099">
            <text:p>4270099</text:p>
          </table:table-cell>
          <table:table-cell office:value-type="float" office:value="4858051">
            <text:p>4858051</text:p>
          </table:table-cell>
          <table:table-cell/>
        </table:table-row>
        <table:table-row table:style-name="ro1">
          <table:table-cell/>
          <table:table-cell office:value-type="float" office:value="29696">
            <text:p>29696</text:p>
          </table:table-cell>
          <table:table-cell office:value-type="float" office:value="24728744">
            <text:p>24728744</text:p>
          </table:table-cell>
          <table:table-cell office:value-type="float" office:value="24707780">
            <text:p>24707780</text:p>
          </table:table-cell>
          <table:table-cell office:value-type="float" office:value="18324682">
            <text:p>18324682</text:p>
          </table:table-cell>
          <table:table-cell office:value-type="float" office:value="4557370">
            <text:p>4557370</text:p>
          </table:table-cell>
          <table:table-cell office:value-type="float" office:value="4368050">
            <text:p>4368050</text:p>
          </table:table-cell>
          <table:table-cell office:value-type="float" office:value="4847598">
            <text:p>4847598</text:p>
          </table:table-cell>
          <table:table-cell/>
        </table:table-row>
        <table:table-row table:style-name="ro1">
          <table:table-cell/>
          <table:table-cell office:value-type="float" office:value="30208">
            <text:p>30208</text:p>
          </table:table-cell>
          <table:table-cell office:value-type="float" office:value="24959207">
            <text:p>24959207</text:p>
          </table:table-cell>
          <table:table-cell office:value-type="float" office:value="24867023">
            <text:p>24867023</text:p>
          </table:table-cell>
          <table:table-cell office:value-type="float" office:value="18337710">
            <text:p>18337710</text:p>
          </table:table-cell>
          <table:table-cell office:value-type="float" office:value="4356585">
            <text:p>4356585</text:p>
          </table:table-cell>
          <table:table-cell office:value-type="float" office:value="4968908">
            <text:p>4968908</text:p>
          </table:table-cell>
          <table:table-cell office:value-type="float" office:value="5090196">
            <text:p>5090196</text:p>
          </table:table-cell>
          <table:table-cell/>
        </table:table-row>
        <table:table-row table:style-name="ro1">
          <table:table-cell/>
          <table:table-cell office:value-type="float" office:value="30720">
            <text:p>30720</text:p>
          </table:table-cell>
          <table:table-cell office:value-type="float" office:value="25957835">
            <text:p>25957835</text:p>
          </table:table-cell>
          <table:table-cell office:value-type="float" office:value="26039438">
            <text:p>26039438</text:p>
          </table:table-cell>
          <table:table-cell office:value-type="float" office:value="19066874">
            <text:p>19066874</text:p>
          </table:table-cell>
          <table:table-cell office:value-type="float" office:value="4837933">
            <text:p>4837933</text:p>
          </table:table-cell>
          <table:table-cell office:value-type="float" office:value="4279219">
            <text:p>4279219</text:p>
          </table:table-cell>
          <table:table-cell office:value-type="float" office:value="4964401">
            <text:p>4964401</text:p>
          </table:table-cell>
          <table:table-cell/>
        </table:table-row>
        <table:table-row table:style-name="ro1">
          <table:table-cell/>
          <table:table-cell office:value-type="float" office:value="31232">
            <text:p>31232</text:p>
          </table:table-cell>
          <table:table-cell office:value-type="float" office:value="26203184">
            <text:p>26203184</text:p>
          </table:table-cell>
          <table:table-cell office:value-type="float" office:value="26228519">
            <text:p>26228519</text:p>
          </table:table-cell>
          <table:table-cell office:value-type="float" office:value="20666304">
            <text:p>20666304</text:p>
          </table:table-cell>
          <table:table-cell office:value-type="float" office:value="4536431">
            <text:p>4536431</text:p>
          </table:table-cell>
          <table:table-cell office:value-type="float" office:value="4502163">
            <text:p>4502163</text:p>
          </table:table-cell>
          <table:table-cell office:value-type="float" office:value="5526774">
            <text:p>5526774</text:p>
          </table:table-cell>
          <table:table-cell/>
        </table:table-row>
        <table:table-row table:style-name="ro1">
          <table:table-cell/>
          <table:table-cell office:value-type="float" office:value="31744">
            <text:p>31744</text:p>
          </table:table-cell>
          <table:table-cell office:value-type="float" office:value="27546252">
            <text:p>27546252</text:p>
          </table:table-cell>
          <table:table-cell office:value-type="float" office:value="27786115">
            <text:p>27786115</text:p>
          </table:table-cell>
          <table:table-cell office:value-type="float" office:value="19011777">
            <text:p>19011777</text:p>
          </table:table-cell>
          <table:table-cell office:value-type="float" office:value="4574003">
            <text:p>4574003</text:p>
          </table:table-cell>
          <table:table-cell office:value-type="float" office:value="4600943">
            <text:p>4600943</text:p>
          </table:table-cell>
          <table:table-cell office:value-type="float" office:value="5375189">
            <text:p>5375189</text:p>
          </table:table-cell>
          <table:table-cell/>
        </table:table-row>
        <table:table-row table:style-name="ro1">
          <table:table-cell/>
          <table:table-cell office:value-type="float" office:value="32256">
            <text:p>32256</text:p>
          </table:table-cell>
          <table:table-cell office:value-type="float" office:value="27806014">
            <text:p>27806014</text:p>
          </table:table-cell>
          <table:table-cell office:value-type="float" office:value="27720562">
            <text:p>27720562</text:p>
          </table:table-cell>
          <table:table-cell office:value-type="float" office:value="19864666">
            <text:p>19864666</text:p>
          </table:table-cell>
          <table:table-cell office:value-type="float" office:value="5460927">
            <text:p>5460927</text:p>
          </table:table-cell>
          <table:table-cell office:value-type="float" office:value="4705663">
            <text:p>4705663</text:p>
          </table:table-cell>
          <table:table-cell office:value-type="float" office:value="5228111">
            <text:p>5228111</text:p>
          </table:table-cell>
          <table:table-cell/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29746738">
            <text:p>29746738</text:p>
          </table:table-cell>
          <table:table-cell office:value-type="float" office:value="29712297">
            <text:p>29712297</text:p>
          </table:table-cell>
          <table:table-cell office:value-type="float" office:value="20228273">
            <text:p>20228273</text:p>
          </table:table-cell>
          <table:table-cell office:value-type="float" office:value="5167833">
            <text:p>5167833</text:p>
          </table:table-cell>
          <table:table-cell office:value-type="float" office:value="4760322">
            <text:p>4760322</text:p>
          </table:table-cell>
          <table:table-cell office:value-type="float" office:value="5733806">
            <text:p>5733806</text:p>
          </table:table-cell>
          <table:table-cell/>
        </table:table-row>
        <table:table-row table:style-name="ro1">
          <table:table-cell/>
          <table:table-cell office:value-type="float" office:value="33280">
            <text:p>33280</text:p>
          </table:table-cell>
          <table:table-cell office:value-type="float" office:value="29646496">
            <text:p>29646496</text:p>
          </table:table-cell>
          <table:table-cell office:value-type="float" office:value="29229842">
            <text:p>29229842</text:p>
          </table:table-cell>
          <table:table-cell office:value-type="float" office:value="20226792">
            <text:p>20226792</text:p>
          </table:table-cell>
          <table:table-cell office:value-type="float" office:value="4940012">
            <text:p>4940012</text:p>
          </table:table-cell>
          <table:table-cell office:value-type="float" office:value="4869767">
            <text:p>4869767</text:p>
          </table:table-cell>
          <table:table-cell office:value-type="float" office:value="5932603">
            <text:p>5932603</text:p>
          </table:table-cell>
          <table:table-cell/>
        </table:table-row>
        <table:table-row table:style-name="ro1">
          <table:table-cell/>
          <table:table-cell office:value-type="float" office:value="33792">
            <text:p>33792</text:p>
          </table:table-cell>
          <table:table-cell office:value-type="float" office:value="30389147">
            <text:p>30389147</text:p>
          </table:table-cell>
          <table:table-cell office:value-type="float" office:value="31110022">
            <text:p>31110022</text:p>
          </table:table-cell>
          <table:table-cell office:value-type="float" office:value="20935562">
            <text:p>20935562</text:p>
          </table:table-cell>
          <table:table-cell office:value-type="float" office:value="4878131">
            <text:p>4878131</text:p>
          </table:table-cell>
          <table:table-cell office:value-type="float" office:value="4876234">
            <text:p>4876234</text:p>
          </table:table-cell>
          <table:table-cell office:value-type="float" office:value="5549539">
            <text:p>5549539</text:p>
          </table:table-cell>
          <table:table-cell/>
        </table:table-row>
        <table:table-row table:style-name="ro1">
          <table:table-cell/>
          <table:table-cell office:value-type="float" office:value="34304">
            <text:p>34304</text:p>
          </table:table-cell>
          <table:table-cell office:value-type="float" office:value="30963849">
            <text:p>30963849</text:p>
          </table:table-cell>
          <table:table-cell office:value-type="float" office:value="32911063">
            <text:p>32911063</text:p>
          </table:table-cell>
          <table:table-cell office:value-type="float" office:value="23339673">
            <text:p>23339673</text:p>
          </table:table-cell>
          <table:table-cell office:value-type="float" office:value="4866088">
            <text:p>4866088</text:p>
          </table:table-cell>
          <table:table-cell office:value-type="float" office:value="5768227">
            <text:p>5768227</text:p>
          </table:table-cell>
          <table:table-cell office:value-type="float" office:value="5653299">
            <text:p>5653299</text:p>
          </table:table-cell>
          <table:table-cell/>
        </table:table-row>
        <table:table-row table:style-name="ro1">
          <table:table-cell/>
          <table:table-cell office:value-type="float" office:value="34816">
            <text:p>34816</text:p>
          </table:table-cell>
          <table:table-cell office:value-type="float" office:value="32544168">
            <text:p>32544168</text:p>
          </table:table-cell>
          <table:table-cell office:value-type="float" office:value="34621296">
            <text:p>34621296</text:p>
          </table:table-cell>
          <table:table-cell office:value-type="float" office:value="21705057">
            <text:p>21705057</text:p>
          </table:table-cell>
          <table:table-cell office:value-type="float" office:value="6225156">
            <text:p>6225156</text:p>
          </table:table-cell>
          <table:table-cell office:value-type="float" office:value="5158515">
            <text:p>5158515</text:p>
          </table:table-cell>
          <table:table-cell office:value-type="float" office:value="5593661">
            <text:p>5593661</text:p>
          </table:table-cell>
          <table:table-cell/>
        </table:table-row>
        <table:table-row table:style-name="ro1">
          <table:table-cell/>
          <table:table-cell office:value-type="float" office:value="35328">
            <text:p>35328</text:p>
          </table:table-cell>
          <table:table-cell office:value-type="float" office:value="32934171">
            <text:p>32934171</text:p>
          </table:table-cell>
          <table:table-cell office:value-type="float" office:value="36389573">
            <text:p>36389573</text:p>
          </table:table-cell>
          <table:table-cell office:value-type="float" office:value="22332570">
            <text:p>22332570</text:p>
          </table:table-cell>
          <table:table-cell office:value-type="float" office:value="5105958">
            <text:p>5105958</text:p>
          </table:table-cell>
          <table:table-cell office:value-type="float" office:value="5017287">
            <text:p>5017287</text:p>
          </table:table-cell>
          <table:table-cell office:value-type="float" office:value="5961444">
            <text:p>5961444</text:p>
          </table:table-cell>
          <table:table-cell/>
        </table:table-row>
        <table:table-row table:style-name="ro1">
          <table:table-cell/>
          <table:table-cell office:value-type="float" office:value="35840">
            <text:p>35840</text:p>
          </table:table-cell>
          <table:table-cell office:value-type="float" office:value="33851237">
            <text:p>33851237</text:p>
          </table:table-cell>
          <table:table-cell office:value-type="float" office:value="36304957">
            <text:p>36304957</text:p>
          </table:table-cell>
          <table:table-cell office:value-type="float" office:value="22243963">
            <text:p>22243963</text:p>
          </table:table-cell>
          <table:table-cell office:value-type="float" office:value="5435203">
            <text:p>5435203</text:p>
          </table:table-cell>
          <table:table-cell office:value-type="float" office:value="5220992">
            <text:p>5220992</text:p>
          </table:table-cell>
          <table:table-cell office:value-type="float" office:value="5792234">
            <text:p>5792234</text:p>
          </table:table-cell>
          <table:table-cell/>
        </table:table-row>
        <table:table-row table:style-name="ro1">
          <table:table-cell/>
          <table:table-cell office:value-type="float" office:value="36352">
            <text:p>36352</text:p>
          </table:table-cell>
          <table:table-cell office:value-type="float" office:value="35228814">
            <text:p>35228814</text:p>
          </table:table-cell>
          <table:table-cell office:value-type="float" office:value="35425902">
            <text:p>35425902</text:p>
          </table:table-cell>
          <table:table-cell office:value-type="float" office:value="23050662">
            <text:p>23050662</text:p>
          </table:table-cell>
          <table:table-cell office:value-type="float" office:value="5429439">
            <text:p>5429439</text:p>
          </table:table-cell>
          <table:table-cell office:value-type="float" office:value="5329903">
            <text:p>5329903</text:p>
          </table:table-cell>
          <table:table-cell office:value-type="float" office:value="6465115">
            <text:p>6465115</text:p>
          </table:table-cell>
          <table:table-cell/>
        </table:table-row>
        <table:table-row table:style-name="ro1">
          <table:table-cell/>
          <table:table-cell office:value-type="float" office:value="36864">
            <text:p>36864</text:p>
          </table:table-cell>
          <table:table-cell office:value-type="float" office:value="35764723">
            <text:p>35764723</text:p>
          </table:table-cell>
          <table:table-cell office:value-type="float" office:value="35842890">
            <text:p>35842890</text:p>
          </table:table-cell>
          <table:table-cell office:value-type="float" office:value="23229784">
            <text:p>23229784</text:p>
          </table:table-cell>
          <table:table-cell office:value-type="float" office:value="5198622">
            <text:p>5198622</text:p>
          </table:table-cell>
          <table:table-cell office:value-type="float" office:value="5500509">
            <text:p>5500509</text:p>
          </table:table-cell>
          <table:table-cell office:value-type="float" office:value="5984407">
            <text:p>5984407</text:p>
          </table:table-cell>
          <table:table-cell/>
        </table:table-row>
        <table:table-row table:style-name="ro1">
          <table:table-cell/>
          <table:table-cell office:value-type="float" office:value="37376">
            <text:p>37376</text:p>
          </table:table-cell>
          <table:table-cell office:value-type="float" office:value="37098209">
            <text:p>37098209</text:p>
          </table:table-cell>
          <table:table-cell office:value-type="float" office:value="37129797">
            <text:p>37129797</text:p>
          </table:table-cell>
          <table:table-cell office:value-type="float" office:value="23192504">
            <text:p>23192504</text:p>
          </table:table-cell>
          <table:table-cell office:value-type="float" office:value="5596442">
            <text:p>5596442</text:p>
          </table:table-cell>
          <table:table-cell office:value-type="float" office:value="5344334">
            <text:p>5344334</text:p>
          </table:table-cell>
          <table:table-cell office:value-type="float" office:value="6205502">
            <text:p>6205502</text:p>
          </table:table-cell>
          <table:table-cell/>
        </table:table-row>
        <table:table-row table:style-name="ro1">
          <table:table-cell/>
          <table:table-cell office:value-type="float" office:value="37888">
            <text:p>37888</text:p>
          </table:table-cell>
          <table:table-cell office:value-type="float" office:value="38520695">
            <text:p>38520695</text:p>
          </table:table-cell>
          <table:table-cell office:value-type="float" office:value="37938967">
            <text:p>37938967</text:p>
          </table:table-cell>
          <table:table-cell office:value-type="float" office:value="23512417">
            <text:p>23512417</text:p>
          </table:table-cell>
          <table:table-cell office:value-type="float" office:value="6121696">
            <text:p>6121696</text:p>
          </table:table-cell>
          <table:table-cell office:value-type="float" office:value="6102519">
            <text:p>6102519</text:p>
          </table:table-cell>
          <table:table-cell office:value-type="float" office:value="6239871">
            <text:p>6239871</text:p>
          </table:table-cell>
          <table:table-cell/>
        </table:table-row>
        <table:table-row table:style-name="ro1">
          <table:table-cell/>
          <table:table-cell office:value-type="float" office:value="38400">
            <text:p>38400</text:p>
          </table:table-cell>
          <table:table-cell office:value-type="float" office:value="41634935">
            <text:p>41634935</text:p>
          </table:table-cell>
          <table:table-cell office:value-type="float" office:value="38139343">
            <text:p>38139343</text:p>
          </table:table-cell>
          <table:table-cell office:value-type="float" office:value="25181718">
            <text:p>25181718</text:p>
          </table:table-cell>
          <table:table-cell office:value-type="float" office:value="5534331">
            <text:p>5534331</text:p>
          </table:table-cell>
          <table:table-cell office:value-type="float" office:value="5523323">
            <text:p>5523323</text:p>
          </table:table-cell>
          <table:table-cell office:value-type="float" office:value="6555113">
            <text:p>6555113</text:p>
          </table:table-cell>
          <table:table-cell/>
        </table:table-row>
        <table:table-row table:style-name="ro1">
          <table:table-cell/>
          <table:table-cell office:value-type="float" office:value="38912">
            <text:p>38912</text:p>
          </table:table-cell>
          <table:table-cell office:value-type="float" office:value="42910135">
            <text:p>42910135</text:p>
          </table:table-cell>
          <table:table-cell office:value-type="float" office:value="39841261">
            <text:p>39841261</text:p>
          </table:table-cell>
          <table:table-cell office:value-type="float" office:value="24098341">
            <text:p>24098341</text:p>
          </table:table-cell>
          <table:table-cell office:value-type="float" office:value="5632027">
            <text:p>5632027</text:p>
          </table:table-cell>
          <table:table-cell office:value-type="float" office:value="5784148">
            <text:p>5784148</text:p>
          </table:table-cell>
          <table:table-cell office:value-type="float" office:value="6344292">
            <text:p>6344292</text:p>
          </table:table-cell>
          <table:table-cell/>
        </table:table-row>
        <table:table-row table:style-name="ro1">
          <table:table-cell/>
          <table:table-cell office:value-type="float" office:value="39424">
            <text:p>39424</text:p>
          </table:table-cell>
          <table:table-cell office:value-type="float" office:value="44203553">
            <text:p>44203553</text:p>
          </table:table-cell>
          <table:table-cell office:value-type="float" office:value="40382216">
            <text:p>40382216</text:p>
          </table:table-cell>
          <table:table-cell office:value-type="float" office:value="26417033">
            <text:p>26417033</text:p>
          </table:table-cell>
          <table:table-cell office:value-type="float" office:value="5830065">
            <text:p>5830065</text:p>
          </table:table-cell>
          <table:table-cell office:value-type="float" office:value="5782570">
            <text:p>5782570</text:p>
          </table:table-cell>
          <table:table-cell office:value-type="float" office:value="6864429">
            <text:p>6864429</text:p>
          </table:table-cell>
          <table:table-cell/>
        </table:table-row>
        <table:table-row table:style-name="ro1">
          <table:table-cell/>
          <table:table-cell office:value-type="float" office:value="39936">
            <text:p>39936</text:p>
          </table:table-cell>
          <table:table-cell office:value-type="float" office:value="42329319">
            <text:p>42329319</text:p>
          </table:table-cell>
          <table:table-cell office:value-type="float" office:value="41386450">
            <text:p>41386450</text:p>
          </table:table-cell>
          <table:table-cell office:value-type="float" office:value="24812199">
            <text:p>24812199</text:p>
          </table:table-cell>
          <table:table-cell office:value-type="float" office:value="5789551">
            <text:p>5789551</text:p>
          </table:table-cell>
          <table:table-cell office:value-type="float" office:value="5927129">
            <text:p>5927129</text:p>
          </table:table-cell>
          <table:table-cell office:value-type="float" office:value="7381499">
            <text:p>7381499</text:p>
          </table:table-cell>
          <table:table-cell/>
        </table:table-row>
        <table:table-row table:style-name="ro1">
          <table:table-cell/>
          <table:table-cell office:value-type="float" office:value="40448">
            <text:p>40448</text:p>
          </table:table-cell>
          <table:table-cell office:value-type="float" office:value="42224467">
            <text:p>42224467</text:p>
          </table:table-cell>
          <table:table-cell office:value-type="float" office:value="42739597">
            <text:p>42739597</text:p>
          </table:table-cell>
          <table:table-cell office:value-type="float" office:value="27118109">
            <text:p>27118109</text:p>
          </table:table-cell>
          <table:table-cell office:value-type="float" office:value="5846136">
            <text:p>5846136</text:p>
          </table:table-cell>
          <table:table-cell office:value-type="float" office:value="5992867">
            <text:p>5992867</text:p>
          </table:table-cell>
          <table:table-cell office:value-type="float" office:value="6778494">
            <text:p>6778494</text:p>
          </table:table-cell>
          <table:table-cell/>
        </table:table-row>
        <table:table-row table:style-name="ro1">
          <table:table-cell/>
          <table:table-cell office:value-type="float" office:value="40960">
            <text:p>40960</text:p>
          </table:table-cell>
          <table:table-cell office:value-type="float" office:value="43616330">
            <text:p>43616330</text:p>
          </table:table-cell>
          <table:table-cell office:value-type="float" office:value="43074675">
            <text:p>43074675</text:p>
          </table:table-cell>
          <table:table-cell office:value-type="float" office:value="25338075">
            <text:p>25338075</text:p>
          </table:table-cell>
          <table:table-cell office:value-type="float" office:value="6308258">
            <text:p>6308258</text:p>
          </table:table-cell>
          <table:table-cell office:value-type="float" office:value="5960890">
            <text:p>5960890</text:p>
          </table:table-cell>
          <table:table-cell office:value-type="float" office:value="6991695">
            <text:p>6991695</text:p>
          </table:table-cell>
          <table:table-cell/>
        </table:table-row>
        <table:table-row table:style-name="ro1">
          <table:table-cell/>
          <table:table-cell office:value-type="float" office:value="41472">
            <text:p>41472</text:p>
          </table:table-cell>
          <table:table-cell office:value-type="float" office:value="44144110">
            <text:p>44144110</text:p>
          </table:table-cell>
          <table:table-cell office:value-type="float" office:value="43830077">
            <text:p>43830077</text:p>
          </table:table-cell>
          <table:table-cell office:value-type="float" office:value="27352440">
            <text:p>27352440</text:p>
          </table:table-cell>
          <table:table-cell office:value-type="float" office:value="6003575">
            <text:p>6003575</text:p>
          </table:table-cell>
          <table:table-cell office:value-type="float" office:value="6502528">
            <text:p>6502528</text:p>
          </table:table-cell>
          <table:table-cell office:value-type="float" office:value="8181597">
            <text:p>8181597</text:p>
          </table:table-cell>
          <table:table-cell/>
        </table:table-row>
        <table:table-row table:style-name="ro1">
          <table:table-cell/>
          <table:table-cell office:value-type="float" office:value="41984">
            <text:p>41984</text:p>
          </table:table-cell>
          <table:table-cell office:value-type="float" office:value="44610073">
            <text:p>44610073</text:p>
          </table:table-cell>
          <table:table-cell office:value-type="float" office:value="44872575">
            <text:p>44872575</text:p>
          </table:table-cell>
          <table:table-cell office:value-type="float" office:value="25868766">
            <text:p>25868766</text:p>
          </table:table-cell>
          <table:table-cell office:value-type="float" office:value="6374314">
            <text:p>6374314</text:p>
          </table:table-cell>
          <table:table-cell office:value-type="float" office:value="6066388">
            <text:p>6066388</text:p>
          </table:table-cell>
          <table:table-cell office:value-type="float" office:value="6794826">
            <text:p>6794826</text:p>
          </table:table-cell>
          <table:table-cell/>
        </table:table-row>
        <table:table-row table:style-name="ro1">
          <table:table-cell/>
          <table:table-cell office:value-type="float" office:value="42496">
            <text:p>42496</text:p>
          </table:table-cell>
          <table:table-cell office:value-type="float" office:value="46034083">
            <text:p>46034083</text:p>
          </table:table-cell>
          <table:table-cell office:value-type="float" office:value="46424867">
            <text:p>46424867</text:p>
          </table:table-cell>
          <table:table-cell office:value-type="float" office:value="27778910">
            <text:p>27778910</text:p>
          </table:table-cell>
          <table:table-cell office:value-type="float" office:value="6482867">
            <text:p>6482867</text:p>
          </table:table-cell>
          <table:table-cell office:value-type="float" office:value="6696198">
            <text:p>6696198</text:p>
          </table:table-cell>
          <table:table-cell office:value-type="float" office:value="7604697">
            <text:p>7604697</text:p>
          </table:table-cell>
          <table:table-cell/>
        </table:table-row>
        <table:table-row table:style-name="ro1">
          <table:table-cell/>
          <table:table-cell office:value-type="float" office:value="43008">
            <text:p>43008</text:p>
          </table:table-cell>
          <table:table-cell office:value-type="float" office:value="47080852">
            <text:p>47080852</text:p>
          </table:table-cell>
          <table:table-cell office:value-type="float" office:value="46831896">
            <text:p>46831896</text:p>
          </table:table-cell>
          <table:table-cell office:value-type="float" office:value="26766793">
            <text:p>26766793</text:p>
          </table:table-cell>
          <table:table-cell office:value-type="float" office:value="6349161">
            <text:p>6349161</text:p>
          </table:table-cell>
          <table:table-cell office:value-type="float" office:value="6348865">
            <text:p>6348865</text:p>
          </table:table-cell>
          <table:table-cell office:value-type="float" office:value="7154847">
            <text:p>7154847</text:p>
          </table:table-cell>
          <table:table-cell/>
        </table:table-row>
        <table:table-row table:style-name="ro1">
          <table:table-cell/>
          <table:table-cell office:value-type="float" office:value="43520">
            <text:p>43520</text:p>
          </table:table-cell>
          <table:table-cell office:value-type="float" office:value="48113214">
            <text:p>48113214</text:p>
          </table:table-cell>
          <table:table-cell office:value-type="float" office:value="48206893">
            <text:p>48206893</text:p>
          </table:table-cell>
          <table:table-cell office:value-type="float" office:value="29071078">
            <text:p>29071078</text:p>
          </table:table-cell>
          <table:table-cell office:value-type="float" office:value="6286613">
            <text:p>6286613</text:p>
          </table:table-cell>
          <table:table-cell office:value-type="float" office:value="6634812">
            <text:p>6634812</text:p>
          </table:table-cell>
          <table:table-cell office:value-type="float" office:value="8798002">
            <text:p>8798002</text:p>
          </table:table-cell>
          <table:table-cell/>
        </table:table-row>
        <table:table-row table:style-name="ro1">
          <table:table-cell/>
          <table:table-cell office:value-type="float" office:value="44032">
            <text:p>44032</text:p>
          </table:table-cell>
          <table:table-cell office:value-type="float" office:value="49037668">
            <text:p>49037668</text:p>
          </table:table-cell>
          <table:table-cell office:value-type="float" office:value="49291717">
            <text:p>49291717</text:p>
          </table:table-cell>
          <table:table-cell office:value-type="float" office:value="27451468">
            <text:p>27451468</text:p>
          </table:table-cell>
          <table:table-cell office:value-type="float" office:value="6699261">
            <text:p>6699261</text:p>
          </table:table-cell>
          <table:table-cell office:value-type="float" office:value="6436614">
            <text:p>6436614</text:p>
          </table:table-cell>
          <table:table-cell office:value-type="float" office:value="9962859">
            <text:p>9962859</text:p>
          </table:table-cell>
          <table:table-cell/>
        </table:table-row>
        <table:table-row table:style-name="ro1">
          <table:table-cell/>
          <table:table-cell office:value-type="float" office:value="44544">
            <text:p>44544</text:p>
          </table:table-cell>
          <table:table-cell office:value-type="float" office:value="50432511">
            <text:p>50432511</text:p>
          </table:table-cell>
          <table:table-cell office:value-type="float" office:value="50010513">
            <text:p>50010513</text:p>
          </table:table-cell>
          <table:table-cell office:value-type="float" office:value="29774821">
            <text:p>29774821</text:p>
          </table:table-cell>
          <table:table-cell office:value-type="float" office:value="6617368">
            <text:p>6617368</text:p>
          </table:table-cell>
          <table:table-cell office:value-type="float" office:value="6619030">
            <text:p>6619030</text:p>
          </table:table-cell>
          <table:table-cell office:value-type="float" office:value="11062208">
            <text:p>11062208</text:p>
          </table:table-cell>
          <table:table-cell/>
        </table:table-row>
        <table:table-row table:style-name="ro1">
          <table:table-cell/>
          <table:table-cell office:value-type="float" office:value="45056">
            <text:p>45056</text:p>
          </table:table-cell>
          <table:table-cell office:value-type="float" office:value="51262018">
            <text:p>51262018</text:p>
          </table:table-cell>
          <table:table-cell office:value-type="float" office:value="51184051">
            <text:p>51184051</text:p>
          </table:table-cell>
          <table:table-cell office:value-type="float" office:value="29951807">
            <text:p>29951807</text:p>
          </table:table-cell>
          <table:table-cell office:value-type="float" office:value="6937155">
            <text:p>6937155</text:p>
          </table:table-cell>
          <table:table-cell office:value-type="float" office:value="6816503">
            <text:p>6816503</text:p>
          </table:table-cell>
          <table:table-cell office:value-type="float" office:value="10297098">
            <text:p>10297098</text:p>
          </table:table-cell>
          <table:table-cell/>
        </table:table-row>
        <table:table-row table:style-name="ro1">
          <table:table-cell/>
          <table:table-cell office:value-type="float" office:value="45568">
            <text:p>45568</text:p>
          </table:table-cell>
          <table:table-cell office:value-type="float" office:value="51908632">
            <text:p>51908632</text:p>
          </table:table-cell>
          <table:table-cell office:value-type="float" office:value="52535435">
            <text:p>52535435</text:p>
          </table:table-cell>
          <table:table-cell office:value-type="float" office:value="33618242">
            <text:p>33618242</text:p>
          </table:table-cell>
          <table:table-cell office:value-type="float" office:value="6786712">
            <text:p>6786712</text:p>
          </table:table-cell>
          <table:table-cell office:value-type="float" office:value="7896308">
            <text:p>7896308</text:p>
          </table:table-cell>
          <table:table-cell office:value-type="float" office:value="8827650">
            <text:p>8827650</text:p>
          </table:table-cell>
          <table:table-cell/>
        </table:table-row>
        <table:table-row table:style-name="ro1">
          <table:table-cell/>
          <table:table-cell office:value-type="float" office:value="46080">
            <text:p>46080</text:p>
          </table:table-cell>
          <table:table-cell office:value-type="float" office:value="53623765">
            <text:p>53623765</text:p>
          </table:table-cell>
          <table:table-cell office:value-type="float" office:value="53362612">
            <text:p>53362612</text:p>
          </table:table-cell>
          <table:table-cell office:value-type="float" office:value="39066871">
            <text:p>39066871</text:p>
          </table:table-cell>
          <table:table-cell office:value-type="float" office:value="7009862">
            <text:p>7009862</text:p>
          </table:table-cell>
          <table:table-cell office:value-type="float" office:value="7418056">
            <text:p>7418056</text:p>
          </table:table-cell>
          <table:table-cell office:value-type="float" office:value="9211074">
            <text:p>9211074</text:p>
          </table:table-cell>
          <table:table-cell/>
        </table:table-row>
        <table:table-row table:style-name="ro1">
          <table:table-cell/>
          <table:table-cell office:value-type="float" office:value="46592">
            <text:p>46592</text:p>
          </table:table-cell>
          <table:table-cell office:value-type="float" office:value="54561630">
            <text:p>54561630</text:p>
          </table:table-cell>
          <table:table-cell office:value-type="float" office:value="54901106">
            <text:p>54901106</text:p>
          </table:table-cell>
          <table:table-cell office:value-type="float" office:value="33720530">
            <text:p>33720530</text:p>
          </table:table-cell>
          <table:table-cell office:value-type="float" office:value="6773575">
            <text:p>6773575</text:p>
          </table:table-cell>
          <table:table-cell office:value-type="float" office:value="8034770">
            <text:p>8034770</text:p>
          </table:table-cell>
          <table:table-cell office:value-type="float" office:value="10621882">
            <text:p>10621882</text:p>
          </table:table-cell>
          <table:table-cell/>
        </table:table-row>
        <table:table-row table:style-name="ro1">
          <table:table-cell/>
          <table:table-cell office:value-type="float" office:value="47104">
            <text:p>47104</text:p>
          </table:table-cell>
          <table:table-cell office:value-type="float" office:value="55453377">
            <text:p>55453377</text:p>
          </table:table-cell>
          <table:table-cell office:value-type="float" office:value="58915502">
            <text:p>58915502</text:p>
          </table:table-cell>
          <table:table-cell office:value-type="float" office:value="36903627">
            <text:p>36903627</text:p>
          </table:table-cell>
          <table:table-cell office:value-type="float" office:value="7133029">
            <text:p>7133029</text:p>
          </table:table-cell>
          <table:table-cell office:value-type="float" office:value="7113178">
            <text:p>7113178</text:p>
          </table:table-cell>
          <table:table-cell office:value-type="float" office:value="8725780">
            <text:p>8725780</text:p>
          </table:table-cell>
          <table:table-cell/>
        </table:table-row>
        <table:table-row table:style-name="ro1">
          <table:table-cell/>
          <table:table-cell office:value-type="float" office:value="47616">
            <text:p>47616</text:p>
          </table:table-cell>
          <table:table-cell office:value-type="float" office:value="56589613">
            <text:p>56589613</text:p>
          </table:table-cell>
          <table:table-cell office:value-type="float" office:value="61407212">
            <text:p>61407212</text:p>
          </table:table-cell>
          <table:table-cell office:value-type="float" office:value="31086195">
            <text:p>31086195</text:p>
          </table:table-cell>
          <table:table-cell office:value-type="float" office:value="7221563">
            <text:p>7221563</text:p>
          </table:table-cell>
          <table:table-cell office:value-type="float" office:value="8596610">
            <text:p>8596610</text:p>
          </table:table-cell>
          <table:table-cell office:value-type="float" office:value="11921305">
            <text:p>11921305</text:p>
          </table:table-cell>
          <table:table-cell/>
        </table:table-row>
        <table:table-row table:style-name="ro1">
          <table:table-cell/>
          <table:table-cell office:value-type="float" office:value="48128">
            <text:p>48128</text:p>
          </table:table-cell>
          <table:table-cell office:value-type="float" office:value="57869116">
            <text:p>57869116</text:p>
          </table:table-cell>
          <table:table-cell office:value-type="float" office:value="59584110">
            <text:p>59584110</text:p>
          </table:table-cell>
          <table:table-cell office:value-type="float" office:value="31879314">
            <text:p>31879314</text:p>
          </table:table-cell>
          <table:table-cell office:value-type="float" office:value="7417615">
            <text:p>7417615</text:p>
          </table:table-cell>
          <table:table-cell office:value-type="float" office:value="8197282">
            <text:p>8197282</text:p>
          </table:table-cell>
          <table:table-cell office:value-type="float" office:value="12396039">
            <text:p>12396039</text:p>
          </table:table-cell>
          <table:table-cell/>
        </table:table-row>
        <table:table-row table:style-name="ro1">
          <table:table-cell/>
          <table:table-cell office:value-type="float" office:value="48640">
            <text:p>48640</text:p>
          </table:table-cell>
          <table:table-cell office:value-type="float" office:value="59135277">
            <text:p>59135277</text:p>
          </table:table-cell>
          <table:table-cell office:value-type="float" office:value="59150840">
            <text:p>59150840</text:p>
          </table:table-cell>
          <table:table-cell office:value-type="float" office:value="31765358">
            <text:p>31765358</text:p>
          </table:table-cell>
          <table:table-cell office:value-type="float" office:value="9092891">
            <text:p>9092891</text:p>
          </table:table-cell>
          <table:table-cell office:value-type="float" office:value="7789597">
            <text:p>7789597</text:p>
          </table:table-cell>
          <table:table-cell office:value-type="float" office:value="8423860">
            <text:p>8423860</text:p>
          </table:table-cell>
          <table:table-cell/>
        </table:table-row>
        <table:table-row table:style-name="ro1">
          <table:table-cell/>
          <table:table-cell office:value-type="float" office:value="49152">
            <text:p>49152</text:p>
          </table:table-cell>
          <table:table-cell office:value-type="float" office:value="60455599">
            <text:p>60455599</text:p>
          </table:table-cell>
          <table:table-cell office:value-type="float" office:value="59702184">
            <text:p>59702184</text:p>
          </table:table-cell>
          <table:table-cell office:value-type="float" office:value="31508839">
            <text:p>31508839</text:p>
          </table:table-cell>
          <table:table-cell office:value-type="float" office:value="10062887">
            <text:p>10062887</text:p>
          </table:table-cell>
          <table:table-cell office:value-type="float" office:value="9504088">
            <text:p>9504088</text:p>
          </table:table-cell>
          <table:table-cell office:value-type="float" office:value="10806507">
            <text:p>10806507</text:p>
          </table:table-cell>
          <table:table-cell/>
        </table:table-row>
        <table:table-row table:style-name="ro1">
          <table:table-cell/>
          <table:table-cell office:value-type="float" office:value="49664">
            <text:p>49664</text:p>
          </table:table-cell>
          <table:table-cell office:value-type="float" office:value="67188580">
            <text:p>67188580</text:p>
          </table:table-cell>
          <table:table-cell office:value-type="float" office:value="61374702">
            <text:p>61374702</text:p>
          </table:table-cell>
          <table:table-cell office:value-type="float" office:value="32303687">
            <text:p>32303687</text:p>
          </table:table-cell>
          <table:table-cell office:value-type="float" office:value="8354448">
            <text:p>8354448</text:p>
          </table:table-cell>
          <table:table-cell office:value-type="float" office:value="9652837">
            <text:p>9652837</text:p>
          </table:table-cell>
          <table:table-cell office:value-type="float" office:value="8634290">
            <text:p>8634290</text:p>
          </table:table-cell>
          <table:table-cell/>
        </table:table-row>
        <table:table-row table:style-name="ro1">
          <table:table-cell/>
          <table:table-cell office:value-type="float" office:value="50176">
            <text:p>50176</text:p>
          </table:table-cell>
          <table:table-cell office:value-type="float" office:value="66024885">
            <text:p>66024885</text:p>
          </table:table-cell>
          <table:table-cell office:value-type="float" office:value="62059452">
            <text:p>62059452</text:p>
          </table:table-cell>
          <table:table-cell office:value-type="float" office:value="32365564">
            <text:p>32365564</text:p>
          </table:table-cell>
          <table:table-cell office:value-type="float" office:value="8885722">
            <text:p>8885722</text:p>
          </table:table-cell>
          <table:table-cell office:value-type="float" office:value="8764653">
            <text:p>8764653</text:p>
          </table:table-cell>
          <table:table-cell office:value-type="float" office:value="8319728">
            <text:p>8319728</text:p>
          </table:table-cell>
          <table:table-cell/>
        </table:table-row>
        <table:table-row table:style-name="ro1">
          <table:table-cell/>
          <table:table-cell office:value-type="float" office:value="50688">
            <text:p>50688</text:p>
          </table:table-cell>
          <table:table-cell office:value-type="float" office:value="64318751">
            <text:p>64318751</text:p>
          </table:table-cell>
          <table:table-cell office:value-type="float" office:value="63115739">
            <text:p>63115739</text:p>
          </table:table-cell>
          <table:table-cell office:value-type="float" office:value="32830561">
            <text:p>32830561</text:p>
          </table:table-cell>
          <table:table-cell office:value-type="float" office:value="7961795">
            <text:p>7961795</text:p>
          </table:table-cell>
          <table:table-cell office:value-type="float" office:value="9201354">
            <text:p>9201354</text:p>
          </table:table-cell>
          <table:table-cell office:value-type="float" office:value="8565353">
            <text:p>8565353</text:p>
          </table:table-cell>
          <table:table-cell/>
        </table:table-row>
        <table:table-row table:style-name="ro1">
          <table:table-cell/>
          <table:table-cell office:value-type="float" office:value="51200">
            <text:p>51200</text:p>
          </table:table-cell>
          <table:table-cell office:value-type="float" office:value="64481376">
            <text:p>64481376</text:p>
          </table:table-cell>
          <table:table-cell office:value-type="float" office:value="64193849">
            <text:p>64193849</text:p>
          </table:table-cell>
          <table:table-cell office:value-type="float" office:value="34193481">
            <text:p>34193481</text:p>
          </table:table-cell>
          <table:table-cell office:value-type="float" office:value="10104181">
            <text:p>10104181</text:p>
          </table:table-cell>
          <table:table-cell office:value-type="float" office:value="7799229">
            <text:p>7799229</text:p>
          </table:table-cell>
          <table:table-cell office:value-type="float" office:value="9028854">
            <text:p>9028854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9"/>
          <table:table-cell>
            <draw:frame table:end-cell-address="Sheet2.Y64" table:end-x="0.3791in" table:end-y="0.0571in" draw:z-index="0" draw:style-name="gr2" draw:text-style-name="P1" svg:width="13.2811in" svg:height="10.1689in" svg:x="0.4335in" svg:y="0in">
              <draw:object draw:notify-on-update-of-ranges="Sheet2.B2:Sheet2.B2 Sheet2.B3:Sheet2.B402 Sheet2.C2:Sheet2.C2 Sheet2.C3:Sheet2.C402 Sheet2.D2:Sheet2.D2 Sheet2.D3:Sheet2.D402 Sheet2.E2:Sheet2.E2 Sheet2.E3:Sheet2.E402 Sheet2.F2:Sheet2.F2 Sheet2.F3:Sheet2.F402 Sheet2.G2:Sheet2.G2 Sheet2.G3:Sheet2.G402 Sheet2.H2:Sheet2.H2 Sheet2.H3:Sheet2.H4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MS-SSH[701]</text:p>
          </table:table-cell>
          <table:table-cell office:value-type="string">
            <text:p>OK</text:p>
          </table:table-cell>
          <table:table-cell office:value-type="string">
            <text:p>stdlib MS</text:p>
          </table:table-cell>
          <table:table-cell office:value-type="string">
            <text:p>MS nocheck</text:p>
          </table:table-cell>
          <table:table-cell office:value-type="string">
            <text:p>nlogn</text:p>
          </table:table-cell>
          <table:table-cell office:value-type="string">
            <text:p>log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61600">
            <text:p>161600</text:p>
          </table:table-cell>
          <table:table-cell office:value-type="float" office:value="123368">
            <text:p>123368</text:p>
          </table:table-cell>
          <table:table-cell office:value-type="float" office:value="96722">
            <text:p>96722</text:p>
          </table:table-cell>
          <table:table-cell office:value-type="float" office:value="147327">
            <text:p>147327</text:p>
          </table:table-cell>
          <table:table-cell table:formula="of:=[.B3]*LN([.B3])*15" office:value-type="float" office:value="106467.406934008">
            <text:p>106467.406934008</text:p>
          </table:table-cell>
          <table:table-cell table:formula="of:=LN([.B3])*16000" office:value-type="float" office:value="110903.548889591">
            <text:p>110903.5488895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304257">
            <text:p>304257</text:p>
          </table:table-cell>
          <table:table-cell office:value-type="float" office:value="292008">
            <text:p>292008</text:p>
          </table:table-cell>
          <table:table-cell office:value-type="float" office:value="249911">
            <text:p>249911</text:p>
          </table:table-cell>
          <table:table-cell office:value-type="float" office:value="355682">
            <text:p>355682</text:p>
          </table:table-cell>
          <table:table-cell table:formula="of:=[.B4]*LN([.B4])*15" office:value-type="float" office:value="234228.295254817">
            <text:p>234228.295254817</text:p>
          </table:table-cell>
          <table:table-cell table:formula="of:=LN([.B4])*16000" office:value-type="float" office:value="121993.90377855">
            <text:p>121993.903778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427760">
            <text:p>427760</text:p>
          </table:table-cell>
          <table:table-cell office:value-type="float" office:value="414310">
            <text:p>414310</text:p>
          </table:table-cell>
          <table:table-cell office:value-type="float" office:value="402686">
            <text:p>402686</text:p>
          </table:table-cell>
          <table:table-cell office:value-type="float" office:value="519465">
            <text:p>519465</text:p>
          </table:table-cell>
          <table:table-cell table:formula="of:=[.B5]*LN([.B5])*15" office:value-type="float" office:value="370026.275063849">
            <text:p>370026.275063849</text:p>
          </table:table-cell>
          <table:table-cell table:formula="of:=LN([.B5])*16000" office:value-type="float" office:value="128481.345508281">
            <text:p>128481.345508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569562">
            <text:p>569562</text:p>
          </table:table-cell>
          <table:table-cell office:value-type="float" office:value="674734">
            <text:p>674734</text:p>
          </table:table-cell>
          <table:table-cell office:value-type="float" office:value="517010">
            <text:p>517010</text:p>
          </table:table-cell>
          <table:table-cell office:value-type="float" office:value="866398">
            <text:p>866398</text:p>
          </table:table-cell>
          <table:table-cell table:formula="of:=[.B6]*LN([.B6])*15" office:value-type="float" office:value="511043.553283237">
            <text:p>511043.553283237</text:p>
          </table:table-cell>
          <table:table-cell table:formula="of:=LN([.B6])*16000" office:value-type="float" office:value="133084.258667509">
            <text:p>133084.258667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0">
            <text:p>5120</text:p>
          </table:table-cell>
          <table:table-cell office:value-type="float" office:value="1073026">
            <text:p>1073026</text:p>
          </table:table-cell>
          <table:table-cell office:value-type="float" office:value="1068732">
            <text:p>1068732</text:p>
          </table:table-cell>
          <table:table-cell office:value-type="float" office:value="594466">
            <text:p>594466</text:p>
          </table:table-cell>
          <table:table-cell office:value-type="float" office:value="1181033">
            <text:p>1181033</text:p>
          </table:table-cell>
          <table:table-cell table:formula="of:=[.B7]*LN([.B7])*15" office:value-type="float" office:value="655941.866344977">
            <text:p>655941.866344977</text:p>
          </table:table-cell>
          <table:table-cell table:formula="of:=LN([.B7])*16000" office:value-type="float" office:value="136654.555488537">
            <text:p>136654.555488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44">
            <text:p>6144</text:p>
          </table:table-cell>
          <table:table-cell office:value-type="float" office:value="879673">
            <text:p>879673</text:p>
          </table:table-cell>
          <table:table-cell office:value-type="float" office:value="927450">
            <text:p>927450</text:p>
          </table:table-cell>
          <table:table-cell office:value-type="float" office:value="845494">
            <text:p>845494</text:p>
          </table:table-cell>
          <table:table-cell office:value-type="float" office:value="936981">
            <text:p>936981</text:p>
          </table:table-cell>
          <table:table-cell table:formula="of:=[.B8]*LN([.B8])*15" office:value-type="float" office:value="803932.994288103">
            <text:p>803932.994288103</text:p>
          </table:table-cell>
          <table:table-cell table:formula="of:=LN([.B8])*16000" office:value-type="float" office:value="139571.70039724">
            <text:p>139571.700397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68">
            <text:p>7168</text:p>
          </table:table-cell>
          <table:table-cell office:value-type="float" office:value="1114131">
            <text:p>1114131</text:p>
          </table:table-cell>
          <table:table-cell office:value-type="float" office:value="1036120">
            <text:p>1036120</text:p>
          </table:table-cell>
          <table:table-cell office:value-type="float" office:value="793594">
            <text:p>793594</text:p>
          </table:table-cell>
          <table:table-cell office:value-type="float" office:value="1689340">
            <text:p>1689340</text:p>
          </table:table-cell>
          <table:table-cell table:formula="of:=[.B9]*LN([.B9])*15" office:value-type="float" office:value="954496.10776448">
            <text:p>954496.10776448</text:p>
          </table:table-cell>
          <table:table-cell table:formula="of:=LN([.B9])*16000" office:value-type="float" office:value="142038.111274476">
            <text:p>142038.111274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1244061">
            <text:p>1244061</text:p>
          </table:table-cell>
          <table:table-cell office:value-type="float" office:value="1238251">
            <text:p>1238251</text:p>
          </table:table-cell>
          <table:table-cell office:value-type="float" office:value="871765">
            <text:p>871765</text:p>
          </table:table-cell>
          <table:table-cell office:value-type="float" office:value="1782613">
            <text:p>1782613</text:p>
          </table:table-cell>
          <table:table-cell table:formula="of:=[.B10]*LN([.B10])*15" office:value-type="float" office:value="1107261.03211368">
            <text:p>1107261.03211368</text:p>
          </table:table-cell>
          <table:table-cell table:formula="of:=LN([.B10])*16000" office:value-type="float" office:value="144174.613556469">
            <text:p>144174.613556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16">
            <text:p>9216</text:p>
          </table:table-cell>
          <table:table-cell office:value-type="float" office:value="2004952">
            <text:p>2004952</text:p>
          </table:table-cell>
          <table:table-cell office:value-type="float" office:value="2036891">
            <text:p>2036891</text:p>
          </table:table-cell>
          <table:table-cell office:value-type="float" office:value="1297191">
            <text:p>1297191</text:p>
          </table:table-cell>
          <table:table-cell office:value-type="float" office:value="2251466">
            <text:p>2251466</text:p>
          </table:table-cell>
          <table:table-cell table:formula="of:=[.B11]*LN([.B11])*15" office:value-type="float" office:value="1261950.98797703">
            <text:p>1261950.98797703</text:p>
          </table:table-cell>
          <table:table-cell table:formula="of:=LN([.B11])*16000" office:value-type="float" office:value="146059.142126971">
            <text:p>146059.142126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0">
            <text:p>10240</text:p>
          </table:table-cell>
          <table:table-cell office:value-type="float" office:value="1726065">
            <text:p>1726065</text:p>
          </table:table-cell>
          <table:table-cell office:value-type="float" office:value="1589636">
            <text:p>1589636</text:p>
          </table:table-cell>
          <table:table-cell office:value-type="float" office:value="1429826">
            <text:p>1429826</text:p>
          </table:table-cell>
          <table:table-cell office:value-type="float" office:value="2029843">
            <text:p>2029843</text:p>
          </table:table-cell>
          <table:table-cell table:formula="of:=[.B12]*LN([.B12])*15" office:value-type="float" office:value="1418351.13962396">
            <text:p>1418351.13962396</text:p>
          </table:table-cell>
          <table:table-cell table:formula="of:=LN([.B12])*16000" office:value-type="float" office:value="147744.910377496">
            <text:p>147744.910377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64">
            <text:p>11264</text:p>
          </table:table-cell>
          <table:table-cell office:value-type="float" office:value="1808587">
            <text:p>1808587</text:p>
          </table:table-cell>
          <table:table-cell office:value-type="float" office:value="1834697">
            <text:p>1834697</text:p>
          </table:table-cell>
          <table:table-cell office:value-type="float" office:value="1492449">
            <text:p>1492449</text:p>
          </table:table-cell>
          <table:table-cell office:value-type="float" office:value="1818081">
            <text:p>1818081</text:p>
          </table:table-cell>
          <table:table-cell table:formula="of:=[.B13]*LN([.B13])*15" office:value-type="float" office:value="1576289.8615661">
            <text:p>1576289.8615661</text:p>
          </table:table-cell>
          <table:table-cell table:formula="of:=LN([.B13])*16000" office:value-type="float" office:value="149269.873254365">
            <text:p>149269.873254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88">
            <text:p>12288</text:p>
          </table:table-cell>
          <table:table-cell office:value-type="float" office:value="2000450">
            <text:p>2000450</text:p>
          </table:table-cell>
          <table:table-cell office:value-type="float" office:value="1864284">
            <text:p>1864284</text:p>
          </table:table-cell>
          <table:table-cell office:value-type="float" office:value="1670827">
            <text:p>1670827</text:p>
          </table:table-cell>
          <table:table-cell office:value-type="float" office:value="2181708">
            <text:p>2181708</text:p>
          </table:table-cell>
          <table:table-cell table:formula="of:=[.B14]*LN([.B14])*15" office:value-type="float" office:value="1735626.87689702">
            <text:p>1735626.87689702</text:p>
          </table:table-cell>
          <table:table-cell table:formula="of:=LN([.B14])*16000" office:value-type="float" office:value="150662.055286199">
            <text:p>150662.0552861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12">
            <text:p>13312</text:p>
          </table:table-cell>
          <table:table-cell office:value-type="float" office:value="2112582">
            <text:p>2112582</text:p>
          </table:table-cell>
          <table:table-cell office:value-type="float" office:value="2237346">
            <text:p>2237346</text:p>
          </table:table-cell>
          <table:table-cell office:value-type="float" office:value="1447403">
            <text:p>1447403</text:p>
          </table:table-cell>
          <table:table-cell office:value-type="float" office:value="2827452">
            <text:p>2827452</text:p>
          </table:table-cell>
          <table:table-cell table:formula="of:=[.B15]*LN([.B15])*15" office:value-type="float" office:value="1896245.37784002">
            <text:p>1896245.37784002</text:p>
          </table:table-cell>
          <table:table-cell table:formula="of:=LN([.B15])*16000" office:value-type="float" office:value="151942.738608976">
            <text:p>151942.7386089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36">
            <text:p>14336</text:p>
          </table:table-cell>
          <table:table-cell office:value-type="float" office:value="2283959">
            <text:p>2283959</text:p>
          </table:table-cell>
          <table:table-cell office:value-type="float" office:value="2552495">
            <text:p>2552495</text:p>
          </table:table-cell>
          <table:table-cell office:value-type="float" office:value="1773690">
            <text:p>1773690</text:p>
          </table:table-cell>
          <table:table-cell office:value-type="float" office:value="2374087">
            <text:p>2374087</text:p>
          </table:table-cell>
          <table:table-cell table:formula="of:=[.B16]*LN([.B16])*15" office:value-type="float" office:value="2058046.58523657">
            <text:p>2058046.58523657</text:p>
          </table:table-cell>
          <table:table-cell table:formula="of:=LN([.B16])*16000" office:value-type="float" office:value="153128.466163435">
            <text:p>153128.466163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60">
            <text:p>15360</text:p>
          </table:table-cell>
          <table:table-cell office:value-type="float" office:value="2484858">
            <text:p>2484858</text:p>
          </table:table-cell>
          <table:table-cell office:value-type="float" office:value="2388248">
            <text:p>2388248</text:p>
          </table:table-cell>
          <table:table-cell office:value-type="float" office:value="2015553">
            <text:p>2015553</text:p>
          </table:table-cell>
          <table:table-cell office:value-type="float" office:value="4013874">
            <text:p>4013874</text:p>
          </table:table-cell>
          <table:table-cell table:formula="of:=[.B17]*LN([.B17])*15" office:value-type="float" office:value="2220945.87034406">
            <text:p>2220945.87034406</text:p>
          </table:table-cell>
          <table:table-cell table:formula="of:=LN([.B17])*16000" office:value-type="float" office:value="154232.352107227">
            <text:p>154232.352107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2633384">
            <text:p>2633384</text:p>
          </table:table-cell>
          <table:table-cell office:value-type="float" office:value="2693317">
            <text:p>2693317</text:p>
          </table:table-cell>
          <table:table-cell office:value-type="float" office:value="2184483">
            <text:p>2184483</text:p>
          </table:table-cell>
          <table:table-cell office:value-type="float" office:value="4464366">
            <text:p>4464366</text:p>
          </table:table-cell>
          <table:table-cell table:formula="of:=[.B18]*LN([.B18])*15" office:value-type="float" office:value="2384869.91532177">
            <text:p>2384869.91532177</text:p>
          </table:table-cell>
          <table:table-cell table:formula="of:=LN([.B18])*16000" office:value-type="float" office:value="155264.968445428">
            <text:p>155264.968445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08">
            <text:p>17408</text:p>
          </table:table-cell>
          <table:table-cell office:value-type="float" office:value="2707990">
            <text:p>2707990</text:p>
          </table:table-cell>
          <table:table-cell office:value-type="float" office:value="3201087">
            <text:p>3201087</text:p>
          </table:table-cell>
          <table:table-cell office:value-type="float" office:value="2123163">
            <text:p>2123163</text:p>
          </table:table-cell>
          <table:table-cell office:value-type="float" office:value="3853603">
            <text:p>3853603</text:p>
          </table:table-cell>
          <table:table-cell table:formula="of:=[.B19]*LN([.B19])*15" office:value-type="float" office:value="2549754.58627809">
            <text:p>2549754.58627809</text:p>
          </table:table-cell>
          <table:table-cell table:formula="of:=LN([.B19])*16000" office:value-type="float" office:value="156234.962394491">
            <text:p>156234.962394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432">
            <text:p>18432</text:p>
          </table:table-cell>
          <table:table-cell office:value-type="float" office:value="3322742">
            <text:p>3322742</text:p>
          </table:table-cell>
          <table:table-cell office:value-type="float" office:value="3215081">
            <text:p>3215081</text:p>
          </table:table-cell>
          <table:table-cell office:value-type="float" office:value="2241396">
            <text:p>2241396</text:p>
          </table:table-cell>
          <table:table-cell office:value-type="float" office:value="2957844">
            <text:p>2957844</text:p>
          </table:table-cell>
          <table:table-cell table:formula="of:=[.B20]*LN([.B20])*15" office:value-type="float" office:value="2715543.30843527">
            <text:p>2715543.30843527</text:p>
          </table:table-cell>
          <table:table-cell table:formula="of:=LN([.B20])*16000" office:value-type="float" office:value="157149.49701593">
            <text:p>157149.497015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56">
            <text:p>19456</text:p>
          </table:table-cell>
          <table:table-cell office:value-type="float" office:value="3821267">
            <text:p>3821267</text:p>
          </table:table-cell>
          <table:table-cell office:value-type="float" office:value="3418437">
            <text:p>3418437</text:p>
          </table:table-cell>
          <table:table-cell office:value-type="float" office:value="2604451">
            <text:p>2604451</text:p>
          </table:table-cell>
          <table:table-cell office:value-type="float" office:value="3319789">
            <text:p>3319789</text:p>
          </table:table-cell>
          <table:table-cell table:formula="of:=[.B21]*LN([.B21])*15" office:value-type="float" office:value="2882185.80342608">
            <text:p>2882185.80342608</text:p>
          </table:table-cell>
          <table:table-cell table:formula="of:=LN([.B21])*16000" office:value-type="float" office:value="158014.572556254">
            <text:p>158014.572556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0">
            <text:p>20480</text:p>
          </table:table-cell>
          <table:table-cell office:value-type="float" office:value="3572836">
            <text:p>3572836</text:p>
          </table:table-cell>
          <table:table-cell office:value-type="float" office:value="3386390">
            <text:p>3386390</text:p>
          </table:table-cell>
          <table:table-cell office:value-type="float" office:value="2814609">
            <text:p>2814609</text:p>
          </table:table-cell>
          <table:table-cell office:value-type="float" office:value="4066262">
            <text:p>4066262</text:p>
          </table:table-cell>
          <table:table-cell table:formula="of:=[.B22]*LN([.B22])*15" office:value-type="float" office:value="3049637.09311594">
            <text:p>3049637.09311594</text:p>
          </table:table-cell>
          <table:table-cell table:formula="of:=LN([.B22])*16000" office:value-type="float" office:value="158835.265266455">
            <text:p>158835.265266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04">
            <text:p>21504</text:p>
          </table:table-cell>
          <table:table-cell office:value-type="float" office:value="3607701">
            <text:p>3607701</text:p>
          </table:table-cell>
          <table:table-cell office:value-type="float" office:value="3711434">
            <text:p>3711434</text:p>
          </table:table-cell>
          <table:table-cell office:value-type="float" office:value="3056234">
            <text:p>3056234</text:p>
          </table:table-cell>
          <table:table-cell office:value-type="float" office:value="3897762">
            <text:p>3897762</text:p>
          </table:table-cell>
          <table:table-cell table:formula="of:=[.B23]*LN([.B23])*15" office:value-type="float" office:value="3217856.70312623">
            <text:p>3217856.70312623</text:p>
          </table:table-cell>
          <table:table-cell table:formula="of:=LN([.B23])*16000" office:value-type="float" office:value="159615.907893166">
            <text:p>159615.9078931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28">
            <text:p>22528</text:p>
          </table:table-cell>
          <table:table-cell office:value-type="float" office:value="3868807">
            <text:p>3868807</text:p>
          </table:table-cell>
          <table:table-cell office:value-type="float" office:value="3856576">
            <text:p>3856576</text:p>
          </table:table-cell>
          <table:table-cell office:value-type="float" office:value="3133857">
            <text:p>3133857</text:p>
          </table:table-cell>
          <table:table-cell office:value-type="float" office:value="3836509">
            <text:p>3836509</text:p>
          </table:table-cell>
          <table:table-cell table:formula="of:=[.B24]*LN([.B24])*15" office:value-type="float" office:value="3386808.01838701">
            <text:p>3386808.01838701</text:p>
          </table:table-cell>
          <table:table-cell table:formula="of:=LN([.B24])*16000" office:value-type="float" office:value="160360.228143324">
            <text:p>160360.228143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52">
            <text:p>23552</text:p>
          </table:table-cell>
          <table:table-cell office:value-type="float" office:value="4365404">
            <text:p>4365404</text:p>
          </table:table-cell>
          <table:table-cell office:value-type="float" office:value="3857030">
            <text:p>3857030</text:p>
          </table:table-cell>
          <table:table-cell office:value-type="float" office:value="3578091">
            <text:p>3578091</text:p>
          </table:table-cell>
          <table:table-cell office:value-type="float" office:value="4076404">
            <text:p>4076404</text:p>
          </table:table-cell>
          <table:table-cell table:formula="of:=[.B25]*LN([.B25])*15" office:value-type="float" office:value="3556457.75608562">
            <text:p>3556457.75608562</text:p>
          </table:table-cell>
          <table:table-cell table:formula="of:=LN([.B25])*16000" office:value-type="float" office:value="161071.456344458">
            <text:p>161071.456344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76">
            <text:p>24576</text:p>
          </table:table-cell>
          <table:table-cell office:value-type="float" office:value="4036362">
            <text:p>4036362</text:p>
          </table:table-cell>
          <table:table-cell office:value-type="float" office:value="3986630">
            <text:p>3986630</text:p>
          </table:table-cell>
          <table:table-cell office:value-type="float" office:value="3474694">
            <text:p>3474694</text:p>
          </table:table-cell>
          <table:table-cell office:value-type="float" office:value="4160475">
            <text:p>4160475</text:p>
          </table:table-cell>
          <table:table-cell table:formula="of:=[.B26]*LN([.B26])*15" office:value-type="float" office:value="3726775.53043565">
            <text:p>3726775.53043565</text:p>
          </table:table-cell>
          <table:table-cell table:formula="of:=LN([.B26])*16000" office:value-type="float" office:value="161752.410175158">
            <text:p>161752.410175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00">
            <text:p>25600</text:p>
          </table:table-cell>
          <table:table-cell office:value-type="float" office:value="4394340">
            <text:p>4394340</text:p>
          </table:table-cell>
          <table:table-cell office:value-type="float" office:value="4464611">
            <text:p>4464611</text:p>
          </table:table-cell>
          <table:table-cell office:value-type="float" office:value="3814465">
            <text:p>3814465</text:p>
          </table:table-cell>
          <table:table-cell office:value-type="float" office:value="4220269">
            <text:p>4220269</text:p>
          </table:table-cell>
          <table:table-cell table:formula="of:=[.B27]*LN([.B27])*15" office:value-type="float" office:value="3897733.49009958">
            <text:p>3897733.49009958</text:p>
          </table:table-cell>
          <table:table-cell table:formula="of:=LN([.B27])*16000" office:value-type="float" office:value="162405.562087482">
            <text:p>162405.562087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24">
            <text:p>26624</text:p>
          </table:table-cell>
          <table:table-cell office:value-type="float" office:value="4235804">
            <text:p>4235804</text:p>
          </table:table-cell>
          <table:table-cell office:value-type="float" office:value="4178183">
            <text:p>4178183</text:p>
          </table:table-cell>
          <table:table-cell office:value-type="float" office:value="4031862">
            <text:p>4031862</text:p>
          </table:table-cell>
          <table:table-cell office:value-type="float" office:value="5291467">
            <text:p>5291467</text:p>
          </table:table-cell>
          <table:table-cell table:formula="of:=[.B28]*LN([.B28])*15" office:value-type="float" office:value="4069306.01370846">
            <text:p>4069306.01370846</text:p>
          </table:table-cell>
          <table:table-cell table:formula="of:=LN([.B28])*16000" office:value-type="float" office:value="163033.093497935">
            <text:p>163033.0934979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48">
            <text:p>27648</text:p>
          </table:table-cell>
          <table:table-cell office:value-type="float" office:value="4729560">
            <text:p>4729560</text:p>
          </table:table-cell>
          <table:table-cell office:value-type="float" office:value="4944170">
            <text:p>4944170</text:p>
          </table:table-cell>
          <table:table-cell office:value-type="float" office:value="3994635">
            <text:p>3994635</text:p>
          </table:table-cell>
          <table:table-cell office:value-type="float" office:value="5641053">
            <text:p>5641053</text:p>
          </table:table-cell>
          <table:table-cell table:formula="of:=[.B29]*LN([.B29])*15" office:value-type="float" office:value="4241469.45228752">
            <text:p>4241469.45228752</text:p>
          </table:table-cell>
          <table:table-cell table:formula="of:=LN([.B29])*16000" office:value-type="float" office:value="163636.938745661">
            <text:p>163636.9387456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672">
            <text:p>28672</text:p>
          </table:table-cell>
          <table:table-cell office:value-type="float" office:value="4564633">
            <text:p>4564633</text:p>
          </table:table-cell>
          <table:table-cell office:value-type="float" office:value="4841805">
            <text:p>4841805</text:p>
          </table:table-cell>
          <table:table-cell office:value-type="float" office:value="4042605">
            <text:p>4042605</text:p>
          </table:table-cell>
          <table:table-cell office:value-type="float" office:value="7222878">
            <text:p>7222878</text:p>
          </table:table-cell>
          <table:table-cell table:formula="of:=[.B30]*LN([.B30])*15" office:value-type="float" office:value="4414201.90988836">
            <text:p>4414201.90988836</text:p>
          </table:table-cell>
          <table:table-cell table:formula="of:=LN([.B30])*16000" office:value-type="float" office:value="164218.821052395">
            <text:p>164218.8210523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696">
            <text:p>29696</text:p>
          </table:table-cell>
          <table:table-cell office:value-type="float" office:value="4671356">
            <text:p>4671356</text:p>
          </table:table-cell>
          <table:table-cell office:value-type="float" office:value="5276776">
            <text:p>5276776</text:p>
          </table:table-cell>
          <table:table-cell office:value-type="float" office:value="4444261">
            <text:p>4444261</text:p>
          </table:table-cell>
          <table:table-cell office:value-type="float" office:value="4897169">
            <text:p>4897169</text:p>
          </table:table-cell>
          <table:table-cell table:formula="of:=[.B31]*LN([.B31])*15" office:value-type="float" office:value="4587483.0555954">
            <text:p>4587483.0555954</text:p>
          </table:table-cell>
          <table:table-cell table:formula="of:=LN([.B31])*16000" office:value-type="float" office:value="164780.282169375">
            <text:p>164780.28216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720">
            <text:p>30720</text:p>
          </table:table-cell>
          <table:table-cell office:value-type="float" office:value="5463860">
            <text:p>5463860</text:p>
          </table:table-cell>
          <table:table-cell office:value-type="float" office:value="6621100">
            <text:p>6621100</text:p>
          </table:table-cell>
          <table:table-cell office:value-type="float" office:value="5106667">
            <text:p>5106667</text:p>
          </table:table-cell>
          <table:table-cell office:value-type="float" office:value="5393296">
            <text:p>5393296</text:p>
          </table:table-cell>
          <table:table-cell table:formula="of:=[.B32]*LN([.B32])*15" office:value-type="float" office:value="4761293.96149015">
            <text:p>4761293.96149015</text:p>
          </table:table-cell>
          <table:table-cell table:formula="of:=LN([.B32])*16000" office:value-type="float" office:value="165322.706996186">
            <text:p>165322.706996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744">
            <text:p>31744</text:p>
          </table:table-cell>
          <table:table-cell office:value-type="float" office:value="5070598">
            <text:p>5070598</text:p>
          </table:table-cell>
          <table:table-cell office:value-type="float" office:value="5671760">
            <text:p>5671760</text:p>
          </table:table-cell>
          <table:table-cell office:value-type="float" office:value="4969184">
            <text:p>4969184</text:p>
          </table:table-cell>
          <table:table-cell office:value-type="float" office:value="4983714">
            <text:p>4983714</text:p>
          </table:table-cell>
          <table:table-cell table:formula="of:=[.B33]*LN([.B33])*15" office:value-type="float" office:value="4935616.96224188">
            <text:p>4935616.96224188</text:p>
          </table:table-cell>
          <table:table-cell table:formula="of:=LN([.B33])*16000" office:value-type="float" office:value="165847.344161354">
            <text:p>165847.344161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5766578">
            <text:p>5766578</text:p>
          </table:table-cell>
          <table:table-cell office:value-type="float" office:value="5527700">
            <text:p>5527700</text:p>
          </table:table-cell>
          <table:table-cell office:value-type="float" office:value="5350021">
            <text:p>5350021</text:p>
          </table:table-cell>
          <table:table-cell office:value-type="float" office:value="5397730">
            <text:p>5397730</text:p>
          </table:table-cell>
          <table:table-cell table:formula="of:=[.B34]*LN([.B34])*15" office:value-type="float" office:value="5110435.53283237">
            <text:p>5110435.53283237</text:p>
          </table:table-cell>
          <table:table-cell table:formula="of:=LN([.B34])*16000" office:value-type="float" office:value="166355.323334387">
            <text:p>166355.323334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92">
            <text:p>33792</text:p>
          </table:table-cell>
          <table:table-cell office:value-type="float" office:value="5474015">
            <text:p>5474015</text:p>
          </table:table-cell>
          <table:table-cell office:value-type="float" office:value="5977042">
            <text:p>5977042</text:p>
          </table:table-cell>
          <table:table-cell office:value-type="float" office:value="5129273">
            <text:p>5129273</text:p>
          </table:table-cell>
          <table:table-cell office:value-type="float" office:value="5342598">
            <text:p>5342598</text:p>
          </table:table-cell>
          <table:table-cell table:formula="of:=[.B35]*LN([.B35])*15" office:value-type="float" office:value="5285734.18157838">
            <text:p>5285734.18157838</text:p>
          </table:table-cell>
          <table:table-cell table:formula="of:=LN([.B35])*16000" office:value-type="float" office:value="166847.669873055">
            <text:p>166847.669873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816">
            <text:p>34816</text:p>
          </table:table-cell>
          <table:table-cell office:value-type="float" office:value="6258576">
            <text:p>6258576</text:p>
          </table:table-cell>
          <table:table-cell office:value-type="float" office:value="5659747">
            <text:p>5659747</text:p>
          </table:table-cell>
          <table:table-cell office:value-type="float" office:value="4319246">
            <text:p>4319246</text:p>
          </table:table-cell>
          <table:table-cell office:value-type="float" office:value="5879032">
            <text:p>5879032</text:p>
          </table:table-cell>
          <table:table-cell table:formula="of:=[.B36]*LN([.B36])*15" office:value-type="float" office:value="5461498.3561318">
            <text:p>5461498.3561318</text:p>
          </table:table-cell>
          <table:table-cell table:formula="of:=LN([.B36])*16000" office:value-type="float" office:value="167325.31728345">
            <text:p>167325.31728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840">
            <text:p>35840</text:p>
          </table:table-cell>
          <table:table-cell office:value-type="float" office:value="6470340">
            <text:p>6470340</text:p>
          </table:table-cell>
          <table:table-cell office:value-type="float" office:value="6233839">
            <text:p>6233839</text:p>
          </table:table-cell>
          <table:table-cell office:value-type="float" office:value="5738133">
            <text:p>5738133</text:p>
          </table:table-cell>
          <table:table-cell office:value-type="float" office:value="5719092">
            <text:p>5719092</text:p>
          </table:table-cell>
          <table:table-cell table:formula="of:=[.B37]*LN([.B37])*15" office:value-type="float" office:value="5637714.36054698">
            <text:p>5637714.36054698</text:p>
          </table:table-cell>
          <table:table-cell table:formula="of:=LN([.B37])*16000" office:value-type="float" office:value="167789.117873422">
            <text:p>167789.1178734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864">
            <text:p>36864</text:p>
          </table:table-cell>
          <table:table-cell office:value-type="float" office:value="6234197">
            <text:p>6234197</text:p>
          </table:table-cell>
          <table:table-cell office:value-type="float" office:value="6060271">
            <text:p>6060271</text:p>
          </table:table-cell>
          <table:table-cell office:value-type="float" office:value="5353222">
            <text:p>5353222</text:p>
          </table:table-cell>
          <table:table-cell office:value-type="float" office:value="7305594">
            <text:p>7305594</text:p>
          </table:table-cell>
          <table:table-cell table:formula="of:=[.B38]*LN([.B38])*15" office:value-type="float" office:value="5814369.28183296">
            <text:p>5814369.28183296</text:p>
          </table:table-cell>
          <table:table-cell table:formula="of:=LN([.B38])*16000" office:value-type="float" office:value="168239.851904889">
            <text:p>168239.851904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888">
            <text:p>37888</text:p>
          </table:table-cell>
          <table:table-cell office:value-type="float" office:value="6532118">
            <text:p>6532118</text:p>
          </table:table-cell>
          <table:table-cell office:value-type="float" office:value="6423557">
            <text:p>6423557</text:p>
          </table:table-cell>
          <table:table-cell office:value-type="float" office:value="5159322">
            <text:p>5159322</text:p>
          </table:table-cell>
          <table:table-cell office:value-type="float" office:value="6169439">
            <text:p>6169439</text:p>
          </table:table-cell>
          <table:table-cell table:formula="of:=[.B39]*LN([.B39])*15" office:value-type="float" office:value="5991450.92467225">
            <text:p>5991450.92467225</text:p>
          </table:table-cell>
          <table:table-cell table:formula="of:=LN([.B39])*16000" office:value-type="float" office:value="168678.235491899">
            <text:p>168678.2354918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912">
            <text:p>38912</text:p>
          </table:table-cell>
          <table:table-cell office:value-type="float" office:value="6422196">
            <text:p>6422196</text:p>
          </table:table-cell>
          <table:table-cell office:value-type="float" office:value="6323556">
            <text:p>6323556</text:p>
          </table:table-cell>
          <table:table-cell office:value-type="float" office:value="5089715">
            <text:p>5089715</text:p>
          </table:table-cell>
          <table:table-cell office:value-type="float" office:value="6822263">
            <text:p>6822263</text:p>
          </table:table-cell>
          <table:table-cell table:formula="of:=[.B40]*LN([.B40])*15" office:value-type="float" office:value="6168947.75320139">
            <text:p>6168947.75320139</text:p>
          </table:table-cell>
          <table:table-cell table:formula="of:=LN([.B40])*16000" office:value-type="float" office:value="169104.927445213">
            <text:p>169104.927445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936">
            <text:p>39936</text:p>
          </table:table-cell>
          <table:table-cell office:value-type="float" office:value="7743172">
            <text:p>7743172</text:p>
          </table:table-cell>
          <table:table-cell office:value-type="float" office:value="7050425">
            <text:p>7050425</text:p>
          </table:table-cell>
          <table:table-cell office:value-type="float" office:value="5041418">
            <text:p>5041418</text:p>
          </table:table-cell>
          <table:table-cell office:value-type="float" office:value="6453550">
            <text:p>6453550</text:p>
          </table:table-cell>
          <table:table-cell table:formula="of:=[.B41]*LN([.B41])*15" office:value-type="float" office:value="6346848.8389238">
            <text:p>6346848.8389238</text:p>
          </table:table-cell>
          <table:table-cell table:formula="of:=LN([.B41])*16000" office:value-type="float" office:value="169520.535227666">
            <text:p>169520.5352276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60">
            <text:p>40960</text:p>
          </table:table-cell>
          <table:table-cell office:value-type="float" office:value="6959409">
            <text:p>6959409</text:p>
          </table:table-cell>
          <table:table-cell office:value-type="float" office:value="7350100">
            <text:p>7350100</text:p>
          </table:table-cell>
          <table:table-cell office:value-type="float" office:value="6071156">
            <text:p>6071156</text:p>
          </table:table-cell>
          <table:table-cell office:value-type="float" office:value="7989379">
            <text:p>7989379</text:p>
          </table:table-cell>
          <table:table-cell table:formula="of:=[.B42]*LN([.B42])*15" office:value-type="float" office:value="6525143.81396791">
            <text:p>6525143.81396791</text:p>
          </table:table-cell>
          <table:table-cell table:formula="of:=LN([.B42])*16000" office:value-type="float" office:value="169925.620155414">
            <text:p>169925.6201554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984">
            <text:p>41984</text:p>
          </table:table-cell>
          <table:table-cell office:value-type="float" office:value="7324930">
            <text:p>7324930</text:p>
          </table:table-cell>
          <table:table-cell office:value-type="float" office:value="8293284">
            <text:p>8293284</text:p>
          </table:table-cell>
          <table:table-cell office:value-type="float" office:value="5635803">
            <text:p>5635803</text:p>
          </table:table-cell>
          <table:table-cell office:value-type="float" office:value="7098378">
            <text:p>7098378</text:p>
          </table:table-cell>
          <table:table-cell table:formula="of:=[.B43]*LN([.B43])*15" office:value-type="float" office:value="6703822.82902202">
            <text:p>6703822.82902202</text:p>
          </table:table-cell>
          <table:table-cell table:formula="of:=LN([.B43])*16000" office:value-type="float" office:value="170320.70195686">
            <text:p>170320.70195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08">
            <text:p>43008</text:p>
          </table:table-cell>
          <table:table-cell office:value-type="float" office:value="7021094">
            <text:p>7021094</text:p>
          </table:table-cell>
          <table:table-cell office:value-type="float" office:value="7423265">
            <text:p>7423265</text:p>
          </table:table-cell>
          <table:table-cell office:value-type="float" office:value="5531545">
            <text:p>5531545</text:p>
          </table:table-cell>
          <table:table-cell office:value-type="float" office:value="6817108">
            <text:p>6817108</text:p>
          </table:table-cell>
          <table:table-cell table:formula="of:=[.B44]*LN([.B44])*15" office:value-type="float" office:value="6882876.51537529">
            <text:p>6882876.51537529</text:p>
          </table:table-cell>
          <table:table-cell table:formula="of:=LN([.B44])*16000" office:value-type="float" office:value="170706.262782125">
            <text:p>170706.262782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32">
            <text:p>44032</text:p>
          </table:table-cell>
          <table:table-cell office:value-type="float" office:value="7278309">
            <text:p>7278309</text:p>
          </table:table-cell>
          <table:table-cell office:value-type="float" office:value="7748945">
            <text:p>7748945</text:p>
          </table:table-cell>
          <table:table-cell office:value-type="float" office:value="5609897">
            <text:p>5609897</text:p>
          </table:table-cell>
          <table:table-cell office:value-type="float" office:value="7048159">
            <text:p>7048159</text:p>
          </table:table-cell>
          <table:table-cell table:formula="of:=[.B45]*LN([.B45])*15" office:value-type="float" office:value="7062295.95057561">
            <text:p>7062295.95057561</text:p>
          </table:table-cell>
          <table:table-cell table:formula="of:=LN([.B45])*16000" office:value-type="float" office:value="171082.750740688">
            <text:p>171082.750740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56">
            <text:p>45056</text:p>
          </table:table-cell>
          <table:table-cell office:value-type="float" office:value="8245532">
            <text:p>8245532</text:p>
          </table:table-cell>
          <table:table-cell office:value-type="float" office:value="7311965">
            <text:p>7311965</text:p>
          </table:table-cell>
          <table:table-cell office:value-type="float" office:value="5735850">
            <text:p>5735850</text:p>
          </table:table-cell>
          <table:table-cell office:value-type="float" office:value="7185113">
            <text:p>7185113</text:p>
          </table:table-cell>
          <table:table-cell table:formula="of:=[.B46]*LN([.B46])*15" office:value-type="float" office:value="7242072.62728365">
            <text:p>7242072.62728365</text:p>
          </table:table-cell>
          <table:table-cell table:formula="of:=LN([.B46])*16000" office:value-type="float" office:value="171450.583032283">
            <text:p>171450.583032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80">
            <text:p>46080</text:p>
          </table:table-cell>
          <table:table-cell office:value-type="float" office:value="8310036">
            <text:p>8310036</text:p>
          </table:table-cell>
          <table:table-cell office:value-type="float" office:value="8494868">
            <text:p>8494868</text:p>
          </table:table-cell>
          <table:table-cell office:value-type="float" office:value="6654976">
            <text:p>6654976</text:p>
          </table:table-cell>
          <table:table-cell office:value-type="float" office:value="9477569">
            <text:p>9477569</text:p>
          </table:table-cell>
          <table:table-cell table:formula="of:=[.B47]*LN([.B47])*15" office:value-type="float" office:value="7422198.42495959">
            <text:p>7422198.42495959</text:p>
          </table:table-cell>
          <table:table-cell table:formula="of:=LN([.B47])*16000" office:value-type="float" office:value="171810.148725916">
            <text:p>171810.1487259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104">
            <text:p>47104</text:p>
          </table:table-cell>
          <table:table-cell office:value-type="float" office:value="7714062">
            <text:p>7714062</text:p>
          </table:table-cell>
          <table:table-cell office:value-type="float" office:value="8750987">
            <text:p>8750987</text:p>
          </table:table-cell>
          <table:table-cell office:value-type="float" office:value="5782724">
            <text:p>5782724</text:p>
          </table:table-cell>
          <table:table-cell office:value-type="float" office:value="7670190">
            <text:p>7670190</text:p>
          </table:table-cell>
          <table:table-cell table:formula="of:=[.B48]*LN([.B48])*15" office:value-type="float" office:value="7602665.58406768">
            <text:p>7602665.58406768</text:p>
          </table:table-cell>
          <table:table-cell table:formula="of:=LN([.B48])*16000" office:value-type="float" office:value="172161.811233417">
            <text:p>172161.8112334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128">
            <text:p>48128</text:p>
          </table:table-cell>
          <table:table-cell office:value-type="float" office:value="8439703">
            <text:p>8439703</text:p>
          </table:table-cell>
          <table:table-cell office:value-type="float" office:value="7815675">
            <text:p>7815675</text:p>
          </table:table-cell>
          <table:table-cell office:value-type="float" office:value="6685622">
            <text:p>6685622</text:p>
          </table:table-cell>
          <table:table-cell office:value-type="float" office:value="7722757">
            <text:p>7722757</text:p>
          </table:table-cell>
          <table:table-cell table:formula="of:=[.B49]*LN([.B49])*15" office:value-type="float" office:value="7783466.68252488">
            <text:p>7783466.68252488</text:p>
          </table:table-cell>
          <table:table-cell table:formula="of:=LN([.B49])*16000" office:value-type="float" office:value="172505.910516952">
            <text:p>172505.910516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152">
            <text:p>49152</text:p>
          </table:table-cell>
          <table:table-cell office:value-type="float" office:value="8974144">
            <text:p>8974144</text:p>
          </table:table-cell>
          <table:table-cell office:value-type="float" office:value="8377602">
            <text:p>8377602</text:p>
          </table:table-cell>
          <table:table-cell office:value-type="float" office:value="6761215">
            <text:p>6761215</text:p>
          </table:table-cell>
          <table:table-cell office:value-type="float" office:value="8306121">
            <text:p>8306121</text:p>
          </table:table-cell>
          <table:table-cell table:formula="of:=[.B50]*LN([.B50])*15" office:value-type="float" office:value="7964594.61415453">
            <text:p>7964594.61415453</text:p>
          </table:table-cell>
          <table:table-cell table:formula="of:=LN([.B50])*16000" office:value-type="float" office:value="172842.765064118">
            <text:p>172842.765064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76">
            <text:p>50176</text:p>
          </table:table-cell>
          <table:table-cell office:value-type="float" office:value="9518994">
            <text:p>9518994</text:p>
          </table:table-cell>
          <table:table-cell office:value-type="float" office:value="8534842">
            <text:p>8534842</text:p>
          </table:table-cell>
          <table:table-cell office:value-type="float" office:value="6588928">
            <text:p>6588928</text:p>
          </table:table-cell>
          <table:table-cell office:value-type="float" office:value="8396351">
            <text:p>8396351</text:p>
          </table:table-cell>
          <table:table-cell table:formula="of:=[.B51]*LN([.B51])*15" office:value-type="float" office:value="8146042.56893635">
            <text:p>8146042.56893635</text:p>
          </table:table-cell>
          <table:table-cell table:formula="of:=LN([.B51])*16000" office:value-type="float" office:value="173172.673659361">
            <text:p>173172.673659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00">
            <text:p>51200</text:p>
          </table:table-cell>
          <table:table-cell office:value-type="float" office:value="8775571">
            <text:p>8775571</text:p>
          </table:table-cell>
          <table:table-cell office:value-type="float" office:value="10473692">
            <text:p>10473692</text:p>
          </table:table-cell>
          <table:table-cell office:value-type="float" office:value="7426202">
            <text:p>7426202</text:p>
          </table:table-cell>
          <table:table-cell office:value-type="float" office:value="8904927">
            <text:p>8904927</text:p>
          </table:table-cell>
          <table:table-cell table:formula="of:=[.B52]*LN([.B52])*15" office:value-type="float" office:value="8327804.0148692">
            <text:p>8327804.0148692</text:p>
          </table:table-cell>
          <table:table-cell table:formula="of:=LN([.B52])*16000" office:value-type="float" office:value="173495.916976442">
            <text:p>173495.9169764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224">
            <text:p>52224</text:p>
          </table:table-cell>
          <table:table-cell office:value-type="float" office:value="8957159">
            <text:p>8957159</text:p>
          </table:table-cell>
          <table:table-cell office:value-type="float" office:value="8799040">
            <text:p>8799040</text:p>
          </table:table-cell>
          <table:table-cell office:value-type="float" office:value="7371981">
            <text:p>7371981</text:p>
          </table:table-cell>
          <table:table-cell office:value-type="float" office:value="8533918">
            <text:p>8533918</text:p>
          </table:table-cell>
          <table:table-cell table:formula="of:=[.B53]*LN([.B53])*15" office:value-type="float" office:value="8509872.68128531">
            <text:p>8509872.68128531</text:p>
          </table:table-cell>
          <table:table-cell table:formula="of:=LN([.B53])*16000" office:value-type="float" office:value="173812.75901318">
            <text:p>173812.759013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248">
            <text:p>53248</text:p>
          </table:table-cell>
          <table:table-cell office:value-type="float" office:value="8800812">
            <text:p>8800812</text:p>
          </table:table-cell>
          <table:table-cell office:value-type="float" office:value="9574469">
            <text:p>9574469</text:p>
          </table:table-cell>
          <table:table-cell office:value-type="float" office:value="7035030">
            <text:p>7035030</text:p>
          </table:table-cell>
          <table:table-cell office:value-type="float" office:value="8682311">
            <text:p>8682311</text:p>
          </table:table-cell>
          <table:table-cell table:formula="of:=[.B54]*LN([.B54])*15" office:value-type="float" office:value="8692242.54347375">
            <text:p>8692242.54347375</text:p>
          </table:table-cell>
          <table:table-cell table:formula="of:=LN([.B54])*16000" office:value-type="float" office:value="174123.448386894">
            <text:p>174123.4483868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272">
            <text:p>54272</text:p>
          </table:table-cell>
          <table:table-cell office:value-type="float" office:value="9754403">
            <text:p>9754403</text:p>
          </table:table-cell>
          <table:table-cell office:value-type="float" office:value="9940703">
            <text:p>9940703</text:p>
          </table:table-cell>
          <table:table-cell office:value-type="float" office:value="7005194">
            <text:p>7005194</text:p>
          </table:table-cell>
          <table:table-cell office:value-type="float" office:value="9350646">
            <text:p>9350646</text:p>
          </table:table-cell>
          <table:table-cell table:formula="of:=[.B55]*LN([.B55])*15" office:value-type="float" office:value="8874907.80848692">
            <text:p>8874907.80848692</text:p>
          </table:table-cell>
          <table:table-cell table:formula="of:=LN([.B55])*16000" office:value-type="float" office:value="174428.219506425">
            <text:p>174428.219506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296">
            <text:p>55296</text:p>
          </table:table-cell>
          <table:table-cell office:value-type="float" office:value="10060197">
            <text:p>10060197</text:p>
          </table:table-cell>
          <table:table-cell office:value-type="float" office:value="9719094">
            <text:p>9719094</text:p>
          </table:table-cell>
          <table:table-cell office:value-type="float" office:value="7239935">
            <text:p>7239935</text:p>
          </table:table-cell>
          <table:table-cell office:value-type="float" office:value="8958786">
            <text:p>8958786</text:p>
          </table:table-cell>
          <table:table-cell table:formula="of:=[.B56]*LN([.B56])*15" office:value-type="float" office:value="9057862.90201868">
            <text:p>9057862.90201868</text:p>
          </table:table-cell>
          <table:table-cell table:formula="of:=LN([.B56])*16000" office:value-type="float" office:value="174727.29363462">
            <text:p>174727.293634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320">
            <text:p>56320</text:p>
          </table:table-cell>
          <table:table-cell office:value-type="float" office:value="9987056">
            <text:p>9987056</text:p>
          </table:table-cell>
          <table:table-cell office:value-type="float" office:value="9280425">
            <text:p>9280425</text:p>
          </table:table-cell>
          <table:table-cell office:value-type="float" office:value="7334437">
            <text:p>7334437</text:p>
          </table:table-cell>
          <table:table-cell office:value-type="float" office:value="10071756">
            <text:p>10071756</text:p>
          </table:table-cell>
          <table:table-cell table:formula="of:=[.B57]*LN([.B57])*15" office:value-type="float" office:value="9241102.45625481">
            <text:p>9241102.45625481</text:p>
          </table:table-cell>
          <table:table-cell table:formula="of:=LN([.B57])*16000" office:value-type="float" office:value="175020.879853311">
            <text:p>175020.879853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344">
            <text:p>57344</text:p>
          </table:table-cell>
          <table:table-cell office:value-type="float" office:value="9954699">
            <text:p>9954699</text:p>
          </table:table-cell>
          <table:table-cell office:value-type="float" office:value="9991422">
            <text:p>9991422</text:p>
          </table:table-cell>
          <table:table-cell office:value-type="float" office:value="8194334">
            <text:p>8194334</text:p>
          </table:table-cell>
          <table:table-cell office:value-type="float" office:value="11088723">
            <text:p>11088723</text:p>
          </table:table-cell>
          <table:table-cell table:formula="of:=[.B58]*LN([.B58])*15" office:value-type="float" office:value="9424621.29860717">
            <text:p>9424621.29860717</text:p>
          </table:table-cell>
          <table:table-cell table:formula="of:=LN([.B58])*16000" office:value-type="float" office:value="175309.175941354">
            <text:p>175309.175941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368">
            <text:p>58368</text:p>
          </table:table-cell>
          <table:table-cell office:value-type="float" office:value="10664049">
            <text:p>10664049</text:p>
          </table:table-cell>
          <table:table-cell office:value-type="float" office:value="10289244">
            <text:p>10289244</text:p>
          </table:table-cell>
          <table:table-cell office:value-type="float" office:value="7443175">
            <text:p>7443175</text:p>
          </table:table-cell>
          <table:table-cell office:value-type="float" office:value="9721377">
            <text:p>9721377</text:p>
          </table:table-cell>
          <table:table-cell table:formula="of:=[.B59]*LN([.B59])*15" office:value-type="float" office:value="9608414.44125294">
            <text:p>9608414.44125294</text:p>
          </table:table-cell>
          <table:table-cell table:formula="of:=LN([.B59])*16000" office:value-type="float" office:value="175592.369174944">
            <text:p>175592.3691749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392">
            <text:p>59392</text:p>
          </table:table-cell>
          <table:table-cell office:value-type="float" office:value="9963046">
            <text:p>9963046</text:p>
          </table:table-cell>
          <table:table-cell office:value-type="float" office:value="10509896">
            <text:p>10509896</text:p>
          </table:table-cell>
          <table:table-cell office:value-type="float" office:value="7757129">
            <text:p>7757129</text:p>
          </table:table-cell>
          <table:table-cell office:value-type="float" office:value="10128250">
            <text:p>10128250</text:p>
          </table:table-cell>
          <table:table-cell table:formula="of:=[.B60]*LN([.B60])*15" office:value-type="float" office:value="9792477.07140803">
            <text:p>9792477.07140803</text:p>
          </table:table-cell>
          <table:table-cell table:formula="of:=LN([.B60])*16000" office:value-type="float" office:value="175870.637058334">
            <text:p>175870.637058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416">
            <text:p>60416</text:p>
          </table:table-cell>
          <table:table-cell office:value-type="float" office:value="10500867">
            <text:p>10500867</text:p>
          </table:table-cell>
          <table:table-cell office:value-type="float" office:value="10637214">
            <text:p>10637214</text:p>
          </table:table-cell>
          <table:table-cell office:value-type="float" office:value="8053979">
            <text:p>8053979</text:p>
          </table:table-cell>
          <table:table-cell office:value-type="float" office:value="10612393">
            <text:p>10612393</text:p>
          </table:table-cell>
          <table:table-cell table:formula="of:=[.B61]*LN([.B61])*15" office:value-type="float" office:value="9976804.54227157">
            <text:p>9976804.54227157</text:p>
          </table:table-cell>
          <table:table-cell table:formula="of:=LN([.B61])*16000" office:value-type="float" office:value="176144.147992083">
            <text:p>176144.1479920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440">
            <text:p>61440</text:p>
          </table:table-cell>
          <table:table-cell office:value-type="float" office:value="11964252">
            <text:p>11964252</text:p>
          </table:table-cell>
          <table:table-cell office:value-type="float" office:value="11764442">
            <text:p>11764442</text:p>
          </table:table-cell>
          <table:table-cell office:value-type="float" office:value="7754464">
            <text:p>7754464</text:p>
          </table:table-cell>
          <table:table-cell office:value-type="float" office:value="9993640">
            <text:p>9993640</text:p>
          </table:table-cell>
          <table:table-cell table:formula="of:=[.B62]*LN([.B62])*15" office:value-type="float" office:value="10161392.3645843">
            <text:p>10161392.3645843</text:p>
          </table:table-cell>
          <table:table-cell table:formula="of:=LN([.B62])*16000" office:value-type="float" office:value="176413.061885145">
            <text:p>176413.061885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64">
            <text:p>62464</text:p>
          </table:table-cell>
          <table:table-cell office:value-type="float" office:value="11606422">
            <text:p>11606422</text:p>
          </table:table-cell>
          <table:table-cell office:value-type="float" office:value="10937765">
            <text:p>10937765</text:p>
          </table:table-cell>
          <table:table-cell office:value-type="float" office:value="8371840">
            <text:p>8371840</text:p>
          </table:table-cell>
          <table:table-cell office:value-type="float" office:value="10773370">
            <text:p>10773370</text:p>
          </table:table-cell>
          <table:table-cell table:formula="of:=[.B63]*LN([.B63])*15" office:value-type="float" office:value="10346236.1987503">
            <text:p>10346236.1987503</text:p>
          </table:table-cell>
          <table:table-cell table:formula="of:=LN([.B63])*16000" office:value-type="float" office:value="176677.530716364">
            <text:p>176677.530716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488">
            <text:p>63488</text:p>
          </table:table-cell>
          <table:table-cell office:value-type="float" office:value="10919510">
            <text:p>10919510</text:p>
          </table:table-cell>
          <table:table-cell office:value-type="float" office:value="11324809">
            <text:p>11324809</text:p>
          </table:table-cell>
          <table:table-cell office:value-type="float" office:value="8210010">
            <text:p>8210010</text:p>
          </table:table-cell>
          <table:table-cell office:value-type="float" office:value="10465143">
            <text:p>10465143</text:p>
          </table:table-cell>
          <table:table-cell table:formula="of:=[.B64]*LN([.B64])*15" office:value-type="float" office:value="10531331.8474746">
            <text:p>10531331.8474746</text:p>
          </table:table-cell>
          <table:table-cell table:formula="of:=LN([.B64])*16000" office:value-type="float" office:value="176937.699050313">
            <text:p>176937.699050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512">
            <text:p>64512</text:p>
          </table:table-cell>
          <table:table-cell office:value-type="float" office:value="11671241">
            <text:p>11671241</text:p>
          </table:table-cell>
          <table:table-cell office:value-type="float" office:value="11763216">
            <text:p>11763216</text:p>
          </table:table-cell>
          <table:table-cell office:value-type="float" office:value="8517918">
            <text:p>8517918</text:p>
          </table:table-cell>
          <table:table-cell office:value-type="float" office:value="10679358">
            <text:p>10679358</text:p>
          </table:table-cell>
          <table:table-cell table:formula="of:=[.B65]*LN([.B65])*15" office:value-type="float" office:value="10716675.248877">
            <text:p>10716675.248877</text:p>
          </table:table-cell>
          <table:table-cell table:formula="of:=LN([.B65])*16000" office:value-type="float" office:value="177193.704511856">
            <text:p>177193.7045118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12704676">
            <text:p>12704676</text:p>
          </table:table-cell>
          <table:table-cell office:value-type="float" office:value="11214781">
            <text:p>11214781</text:p>
          </table:table-cell>
          <table:table-cell office:value-type="float" office:value="8854740">
            <text:p>8854740</text:p>
          </table:table-cell>
          <table:table-cell office:value-type="float" office:value="12353466">
            <text:p>12353466</text:p>
          </table:table-cell>
          <table:table-cell table:formula="of:=[.B66]*LN([.B66])*15" office:value-type="float" office:value="10902262.4700424">
            <text:p>10902262.4700424</text:p>
          </table:table-cell>
          <table:table-cell table:formula="of:=LN([.B66])*16000" office:value-type="float" office:value="177445.678223346">
            <text:p>177445.678223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560">
            <text:p>66560</text:p>
          </table:table-cell>
          <table:table-cell office:value-type="float" office:value="11263431">
            <text:p>11263431</text:p>
          </table:table-cell>
          <table:table-cell office:value-type="float" office:value="11559586">
            <text:p>11559586</text:p>
          </table:table-cell>
          <table:table-cell office:value-type="float" office:value="9407422">
            <text:p>9407422</text:p>
          </table:table-cell>
          <table:table-cell office:value-type="float" office:value="11518885">
            <text:p>11518885</text:p>
          </table:table-cell>
          <table:table-cell table:formula="of:=[.B67]*LN([.B67])*15" office:value-type="float" office:value="11088089.7009743">
            <text:p>11088089.7009743</text:p>
          </table:table-cell>
          <table:table-cell table:formula="of:=LN([.B67])*16000" office:value-type="float" office:value="177693.745207921">
            <text:p>177693.7452079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584">
            <text:p>67584</text:p>
          </table:table-cell>
          <table:table-cell office:value-type="float" office:value="11759718">
            <text:p>11759718</text:p>
          </table:table-cell>
          <table:table-cell office:value-type="float" office:value="12349156">
            <text:p>12349156</text:p>
          </table:table-cell>
          <table:table-cell office:value-type="float" office:value="10246857">
            <text:p>10246857</text:p>
          </table:table-cell>
          <table:table-cell office:value-type="float" office:value="11386747">
            <text:p>11386747</text:p>
          </table:table-cell>
          <table:table-cell table:formula="of:=[.B68]*LN([.B68])*15" office:value-type="float" office:value="11274153.2489212">
            <text:p>11274153.2489212</text:p>
          </table:table-cell>
          <table:table-cell table:formula="of:=LN([.B68])*16000" office:value-type="float" office:value="177938.024762014">
            <text:p>177938.02476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608">
            <text:p>68608</text:p>
          </table:table-cell>
          <table:table-cell office:value-type="float" office:value="13391547">
            <text:p>13391547</text:p>
          </table:table-cell>
          <table:table-cell office:value-type="float" office:value="12539720">
            <text:p>12539720</text:p>
          </table:table-cell>
          <table:table-cell office:value-type="float" office:value="10515138">
            <text:p>10515138</text:p>
          </table:table-cell>
          <table:table-cell office:value-type="float" office:value="11893455">
            <text:p>11893455</text:p>
          </table:table-cell>
          <table:table-cell table:formula="of:=[.B69]*LN([.B69])*15" office:value-type="float" office:value="11460449.5330461">
            <text:p>11460449.5330461</text:p>
          </table:table-cell>
          <table:table-cell table:formula="of:=LN([.B69])*16000" office:value-type="float" office:value="178178.630799847">
            <text:p>178178.6307998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632">
            <text:p>69632</text:p>
          </table:table-cell>
          <table:table-cell office:value-type="float" office:value="12391176">
            <text:p>12391176</text:p>
          </table:table-cell>
          <table:table-cell office:value-type="float" office:value="11998224">
            <text:p>11998224</text:p>
          </table:table-cell>
          <table:table-cell office:value-type="float" office:value="10887626">
            <text:p>10887626</text:p>
          </table:table-cell>
          <table:table-cell office:value-type="float" office:value="11478391">
            <text:p>11478391</text:p>
          </table:table-cell>
          <table:table-cell table:formula="of:=[.B70]*LN([.B70])*15" office:value-type="float" office:value="11646975.0794149">
            <text:p>11646975.0794149</text:p>
          </table:table-cell>
          <table:table-cell table:formula="of:=LN([.B70])*16000" office:value-type="float" office:value="178415.672172409">
            <text:p>178415.6721724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656">
            <text:p>70656</text:p>
          </table:table-cell>
          <table:table-cell office:value-type="float" office:value="12474315">
            <text:p>12474315</text:p>
          </table:table-cell>
          <table:table-cell office:value-type="float" office:value="12791571">
            <text:p>12791571</text:p>
          </table:table-cell>
          <table:table-cell office:value-type="float" office:value="10789177">
            <text:p>10789177</text:p>
          </table:table-cell>
          <table:table-cell office:value-type="float" office:value="11587479">
            <text:p>11587479</text:p>
          </table:table-cell>
          <table:table-cell table:formula="of:=[.B71]*LN([.B71])*15" office:value-type="float" office:value="11833726.5162789">
            <text:p>11833726.5162789</text:p>
          </table:table-cell>
          <table:table-cell table:formula="of:=LN([.B71])*16000" office:value-type="float" office:value="178649.252963147">
            <text:p>178649.2529631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680">
            <text:p>71680</text:p>
          </table:table-cell>
          <table:table-cell office:value-type="float" office:value="12878176">
            <text:p>12878176</text:p>
          </table:table-cell>
          <table:table-cell office:value-type="float" office:value="12485447">
            <text:p>12485447</text:p>
          </table:table-cell>
          <table:table-cell office:value-type="float" office:value="10921190">
            <text:p>10921190</text:p>
          </table:table-cell>
          <table:table-cell office:value-type="float" office:value="13581537">
            <text:p>13581537</text:p>
          </table:table-cell>
          <table:table-cell table:formula="of:=[.B72]*LN([.B72])*15" office:value-type="float" office:value="12020700.569632">
            <text:p>12020700.569632</text:p>
          </table:table-cell>
          <table:table-cell table:formula="of:=LN([.B72])*16000" office:value-type="float" office:value="178879.472762381">
            <text:p>178879.4727623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704">
            <text:p>72704</text:p>
          </table:table-cell>
          <table:table-cell office:value-type="float" office:value="12741063">
            <text:p>12741063</text:p>
          </table:table-cell>
          <table:table-cell office:value-type="float" office:value="12781457">
            <text:p>12781457</text:p>
          </table:table-cell>
          <table:table-cell office:value-type="float" office:value="10643297">
            <text:p>10643297</text:p>
          </table:table-cell>
          <table:table-cell office:value-type="float" office:value="12458203">
            <text:p>12458203</text:p>
          </table:table-cell>
          <table:table-cell table:formula="of:=[.B73]*LN([.B73])*15" office:value-type="float" office:value="12207894.0590207">
            <text:p>12207894.0590207</text:p>
          </table:table-cell>
          <table:table-cell table:formula="of:=LN([.B73])*16000" office:value-type="float" office:value="179106.426922252">
            <text:p>179106.426922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28">
            <text:p>73728</text:p>
          </table:table-cell>
          <table:table-cell office:value-type="float" office:value="12548344">
            <text:p>12548344</text:p>
          </table:table-cell>
          <table:table-cell office:value-type="float" office:value="14485925">
            <text:p>14485925</text:p>
          </table:table-cell>
          <table:table-cell office:value-type="float" office:value="11515130">
            <text:p>11515130</text:p>
          </table:table-cell>
          <table:table-cell office:value-type="float" office:value="12128296">
            <text:p>12128296</text:p>
          </table:table-cell>
          <table:table-cell table:formula="of:=[.B74]*LN([.B74])*15" office:value-type="float" office:value="12395303.8935908">
            <text:p>12395303.8935908</text:p>
          </table:table-cell>
          <table:table-cell table:formula="of:=LN([.B74])*16000" office:value-type="float" office:value="179330.206793848">
            <text:p>179330.206793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752">
            <text:p>74752</text:p>
          </table:table-cell>
          <table:table-cell office:value-type="float" office:value="14502117">
            <text:p>14502117</text:p>
          </table:table-cell>
          <table:table-cell office:value-type="float" office:value="13327495">
            <text:p>13327495</text:p>
          </table:table-cell>
          <table:table-cell office:value-type="float" office:value="11386831">
            <text:p>11386831</text:p>
          </table:table-cell>
          <table:table-cell office:value-type="float" office:value="13735892">
            <text:p>13735892</text:p>
          </table:table-cell>
          <table:table-cell table:formula="of:=[.B75]*LN([.B75])*15" office:value-type="float" office:value="12582927.0683534">
            <text:p>12582927.0683534</text:p>
          </table:table-cell>
          <table:table-cell table:formula="of:=LN([.B75])*16000" office:value-type="float" office:value="179550.899947966">
            <text:p>179550.899947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776">
            <text:p>75776</text:p>
          </table:table-cell>
          <table:table-cell office:value-type="float" office:value="19582823">
            <text:p>19582823</text:p>
          </table:table-cell>
          <table:table-cell office:value-type="float" office:value="13765986">
            <text:p>13765986</text:p>
          </table:table-cell>
          <table:table-cell office:value-type="float" office:value="11498282">
            <text:p>11498282</text:p>
          </table:table-cell>
          <table:table-cell office:value-type="float" office:value="13666194">
            <text:p>13666194</text:p>
          </table:table-cell>
          <table:table-cell table:formula="of:=[.B76]*LN([.B76])*15" office:value-type="float" office:value="12770760.6606562">
            <text:p>12770760.6606562</text:p>
          </table:table-cell>
          <table:table-cell table:formula="of:=LN([.B76])*16000" office:value-type="float" office:value="179768.590380858">
            <text:p>179768.5903808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800">
            <text:p>76800</text:p>
          </table:table-cell>
          <table:table-cell office:value-type="float" office:value="15268321">
            <text:p>15268321</text:p>
          </table:table-cell>
          <table:table-cell office:value-type="float" office:value="13741586">
            <text:p>13741586</text:p>
          </table:table-cell>
          <table:table-cell office:value-type="float" office:value="11228055">
            <text:p>11228055</text:p>
          </table:table-cell>
          <table:table-cell office:value-type="float" office:value="12727718">
            <text:p>12727718</text:p>
          </table:table-cell>
          <table:table-cell table:formula="of:=[.B77]*LN([.B77])*15" office:value-type="float" office:value="12958801.8268444">
            <text:p>12958801.8268444</text:p>
          </table:table-cell>
          <table:table-cell table:formula="of:=LN([.B77])*16000" office:value-type="float" office:value="179983.358706172">
            <text:p>179983.3587061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824">
            <text:p>77824</text:p>
          </table:table-cell>
          <table:table-cell office:value-type="float" office:value="15561205">
            <text:p>15561205</text:p>
          </table:table-cell>
          <table:table-cell office:value-type="float" office:value="13392187">
            <text:p>13392187</text:p>
          </table:table-cell>
          <table:table-cell office:value-type="float" office:value="12086811">
            <text:p>12086811</text:p>
          </table:table-cell>
          <table:table-cell office:value-type="float" office:value="13610152">
            <text:p>13610152</text:p>
          </table:table-cell>
          <table:table-cell table:formula="of:=[.B78]*LN([.B78])*15" office:value-type="float" office:value="13147047.7991012">
            <text:p>13147047.7991012</text:p>
          </table:table-cell>
          <table:table-cell table:formula="of:=LN([.B78])*16000" office:value-type="float" office:value="180195.282334173">
            <text:p>180195.282334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848">
            <text:p>78848</text:p>
          </table:table-cell>
          <table:table-cell office:value-type="float" office:value="18088020">
            <text:p>18088020</text:p>
          </table:table-cell>
          <table:table-cell office:value-type="float" office:value="14468654">
            <text:p>14468654</text:p>
          </table:table-cell>
          <table:table-cell office:value-type="float" office:value="12078414">
            <text:p>12078414</text:p>
          </table:table-cell>
          <table:table-cell office:value-type="float" office:value="13417994">
            <text:p>13417994</text:p>
          </table:table-cell>
          <table:table-cell table:formula="of:=[.B79]*LN([.B79])*15" office:value-type="float" office:value="13335495.8824534">
            <text:p>13335495.8824534</text:p>
          </table:table-cell>
          <table:table-cell table:formula="of:=LN([.B79])*16000" office:value-type="float" office:value="180404.43563925">
            <text:p>180404.435639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872">
            <text:p>79872</text:p>
          </table:table-cell>
          <table:table-cell office:value-type="float" office:value="16798441">
            <text:p>16798441</text:p>
          </table:table-cell>
          <table:table-cell office:value-type="float" office:value="14230322">
            <text:p>14230322</text:p>
          </table:table-cell>
          <table:table-cell office:value-type="float" office:value="11854470">
            <text:p>11854470</text:p>
          </table:table-cell>
          <table:table-cell office:value-type="float" office:value="13217811">
            <text:p>13217811</text:p>
          </table:table-cell>
          <table:table-cell table:formula="of:=[.B80]*LN([.B80])*15" office:value-type="float" office:value="13524143.4519329">
            <text:p>13524143.4519329</text:p>
          </table:table-cell>
          <table:table-cell table:formula="of:=LN([.B80])*16000" office:value-type="float" office:value="180610.890116625">
            <text:p>180610.890116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896">
            <text:p>80896</text:p>
          </table:table-cell>
          <table:table-cell office:value-type="float" office:value="16090499">
            <text:p>16090499</text:p>
          </table:table-cell>
          <table:table-cell office:value-type="float" office:value="14737720">
            <text:p>14737720</text:p>
          </table:table-cell>
          <table:table-cell office:value-type="float" office:value="11737554">
            <text:p>11737554</text:p>
          </table:table-cell>
          <table:table-cell office:value-type="float" office:value="13709509">
            <text:p>13709509</text:p>
          </table:table-cell>
          <table:table-cell table:formula="of:=[.B81]*LN([.B81])*15" office:value-type="float" office:value="13712987.9498842">
            <text:p>13712987.9498842</text:p>
          </table:table-cell>
          <table:table-cell table:formula="of:=LN([.B81])*16000" office:value-type="float" office:value="180814.714529064">
            <text:p>180814.7145290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920">
            <text:p>81920</text:p>
          </table:table-cell>
          <table:table-cell office:value-type="float" office:value="17303585">
            <text:p>17303585</text:p>
          </table:table-cell>
          <table:table-cell office:value-type="float" office:value="15766465">
            <text:p>15766465</text:p>
          </table:table-cell>
          <table:table-cell office:value-type="float" office:value="12732822">
            <text:p>12732822</text:p>
          </table:table-cell>
          <table:table-cell office:value-type="float" office:value="14126180">
            <text:p>14126180</text:p>
          </table:table-cell>
          <table:table-cell table:formula="of:=[.B82]*LN([.B82])*15" office:value-type="float" office:value="13902026.8834079">
            <text:p>13902026.8834079</text:p>
          </table:table-cell>
          <table:table-cell table:formula="of:=LN([.B82])*16000" office:value-type="float" office:value="181015.975044373">
            <text:p>181015.975044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944">
            <text:p>82944</text:p>
          </table:table-cell>
          <table:table-cell office:value-type="float" office:value="18119127">
            <text:p>18119127</text:p>
          </table:table-cell>
          <table:table-cell office:value-type="float" office:value="14697832">
            <text:p>14697832</text:p>
          </table:table-cell>
          <table:table-cell office:value-type="float" office:value="14020764">
            <text:p>14020764</text:p>
          </table:table-cell>
          <table:table-cell office:value-type="float" office:value="14580856">
            <text:p>14580856</text:p>
          </table:table-cell>
          <table:table-cell table:formula="of:=[.B83]*LN([.B83])*15" office:value-type="float" office:value="14091257.8219319">
            <text:p>14091257.8219319</text:p>
          </table:table-cell>
          <table:table-cell table:formula="of:=LN([.B83])*16000" office:value-type="float" office:value="181214.73536435">
            <text:p>181214.73536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968">
            <text:p>83968</text:p>
          </table:table-cell>
          <table:table-cell office:value-type="float" office:value="14757762">
            <text:p>14757762</text:p>
          </table:table-cell>
          <table:table-cell office:value-type="float" office:value="14530342">
            <text:p>14530342</text:p>
          </table:table-cell>
          <table:table-cell office:value-type="float" office:value="13836433">
            <text:p>13836433</text:p>
          </table:table-cell>
          <table:table-cell office:value-type="float" office:value="16177475">
            <text:p>16177475</text:p>
          </table:table-cell>
          <table:table-cell table:formula="of:=[.B84]*LN([.B84])*15" office:value-type="float" office:value="14280678.3949029">
            <text:p>14280678.3949029</text:p>
          </table:table-cell>
          <table:table-cell table:formula="of:=LN([.B84])*16000" office:value-type="float" office:value="181411.056845819">
            <text:p>181411.0568458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992">
            <text:p>84992</text:p>
          </table:table-cell>
          <table:table-cell office:value-type="float" office:value="15390808">
            <text:p>15390808</text:p>
          </table:table-cell>
          <table:table-cell office:value-type="float" office:value="17042394">
            <text:p>17042394</text:p>
          </table:table-cell>
          <table:table-cell office:value-type="float" office:value="14159228">
            <text:p>14159228</text:p>
          </table:table-cell>
          <table:table-cell office:value-type="float" office:value="14774322">
            <text:p>14774322</text:p>
          </table:table-cell>
          <table:table-cell table:formula="of:=[.B85]*LN([.B85])*15" office:value-type="float" office:value="14470286.2895904">
            <text:p>14470286.2895904</text:p>
          </table:table-cell>
          <table:table-cell table:formula="of:=LN([.B85])*16000" office:value-type="float" office:value="181604.998614337">
            <text:p>181604.998614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16">
            <text:p>86016</text:p>
          </table:table-cell>
          <table:table-cell office:value-type="float" office:value="15641896">
            <text:p>15641896</text:p>
          </table:table-cell>
          <table:table-cell office:value-type="float" office:value="18992835">
            <text:p>18992835</text:p>
          </table:table-cell>
          <table:table-cell office:value-type="float" office:value="11933146">
            <text:p>11933146</text:p>
          </table:table-cell>
          <table:table-cell office:value-type="float" office:value="14806634">
            <text:p>14806634</text:p>
          </table:table-cell>
          <table:table-cell table:formula="of:=[.B86]*LN([.B86])*15" office:value-type="float" office:value="14660079.2489962">
            <text:p>14660079.2489962</text:p>
          </table:table-cell>
          <table:table-cell table:formula="of:=LN([.B86])*16000" office:value-type="float" office:value="181796.617671084">
            <text:p>181796.6176710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040">
            <text:p>87040</text:p>
          </table:table-cell>
          <table:table-cell office:value-type="float" office:value="15365354">
            <text:p>15365354</text:p>
          </table:table-cell>
          <table:table-cell office:value-type="float" office:value="17365277">
            <text:p>17365277</text:p>
          </table:table-cell>
          <table:table-cell office:value-type="float" office:value="11518732">
            <text:p>11518732</text:p>
          </table:table-cell>
          <table:table-cell office:value-type="float" office:value="14711946">
            <text:p>14711946</text:p>
          </table:table-cell>
          <table:table-cell table:formula="of:=[.B87]*LN([.B87])*15" office:value-type="float" office:value="14850055.0698644">
            <text:p>14850055.0698644</text:p>
          </table:table-cell>
          <table:table-cell table:formula="of:=LN([.B87])*16000" office:value-type="float" office:value="181985.968993436">
            <text:p>181985.9689934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064">
            <text:p>88064</text:p>
          </table:table-cell>
          <table:table-cell office:value-type="float" office:value="16577244">
            <text:p>16577244</text:p>
          </table:table-cell>
          <table:table-cell office:value-type="float" office:value="18354791">
            <text:p>18354791</text:p>
          </table:table-cell>
          <table:table-cell office:value-type="float" office:value="13530018">
            <text:p>13530018</text:p>
          </table:table-cell>
          <table:table-cell office:value-type="float" office:value="15597809">
            <text:p>15597809</text:p>
          </table:table-cell>
          <table:table-cell table:formula="of:=[.B88]*LN([.B88])*15" office:value-type="float" office:value="15040211.6007837">
            <text:p>15040211.6007837</text:p>
          </table:table-cell>
          <table:table-cell table:formula="of:=LN([.B88])*16000" office:value-type="float" office:value="182173.105629647">
            <text:p>182173.1056296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088">
            <text:p>89088</text:p>
          </table:table-cell>
          <table:table-cell office:value-type="float" office:value="15597956">
            <text:p>15597956</text:p>
          </table:table-cell>
          <table:table-cell office:value-type="float" office:value="19562649">
            <text:p>19562649</text:p>
          </table:table-cell>
          <table:table-cell office:value-type="float" office:value="13220710">
            <text:p>13220710</text:p>
          </table:table-cell>
          <table:table-cell office:value-type="float" office:value="15007800">
            <text:p>15007800</text:p>
          </table:table-cell>
          <table:table-cell table:formula="of:=[.B89]*LN([.B89])*15" office:value-type="float" office:value="15230546.7403792">
            <text:p>15230546.7403792</text:p>
          </table:table-cell>
          <table:table-cell table:formula="of:=LN([.B89])*16000" office:value-type="float" office:value="182358.078788065">
            <text:p>182358.0787880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112">
            <text:p>90112</text:p>
          </table:table-cell>
          <table:table-cell office:value-type="float" office:value="17636720">
            <text:p>17636720</text:p>
          </table:table-cell>
          <table:table-cell office:value-type="float" office:value="18427793">
            <text:p>18427793</text:p>
          </table:table-cell>
          <table:table-cell office:value-type="float" office:value="14666543">
            <text:p>14666543</text:p>
          </table:table-cell>
          <table:table-cell office:value-type="float" office:value="15350943">
            <text:p>15350943</text:p>
          </table:table-cell>
          <table:table-cell table:formula="of:=[.B90]*LN([.B90])*15" office:value-type="float" office:value="15421058.4355866">
            <text:p>15421058.4355866</text:p>
          </table:table-cell>
          <table:table-cell table:formula="of:=LN([.B90])*16000" office:value-type="float" office:value="182540.937921243">
            <text:p>182540.9379212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136">
            <text:p>91136</text:p>
          </table:table-cell>
          <table:table-cell office:value-type="float" office:value="16409416">
            <text:p>16409416</text:p>
          </table:table-cell>
          <table:table-cell office:value-type="float" office:value="19771710">
            <text:p>19771710</text:p>
          </table:table-cell>
          <table:table-cell office:value-type="float" office:value="13570569">
            <text:p>13570569</text:p>
          </table:table-cell>
          <table:table-cell office:value-type="float" office:value="16138176">
            <text:p>16138176</text:p>
          </table:table-cell>
          <table:table-cell table:formula="of:=[.B91]*LN([.B91])*15" office:value-type="float" office:value="15611744.6800053">
            <text:p>15611744.6800053</text:p>
          </table:table-cell>
          <table:table-cell table:formula="of:=LN([.B91])*16000" office:value-type="float" office:value="182721.730805305">
            <text:p>182721.730805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160">
            <text:p>92160</text:p>
          </table:table-cell>
          <table:table-cell office:value-type="float" office:value="18297344">
            <text:p>18297344</text:p>
          </table:table-cell>
          <table:table-cell office:value-type="float" office:value="17684095">
            <text:p>17684095</text:p>
          </table:table-cell>
          <table:table-cell office:value-type="float" office:value="16594852">
            <text:p>16594852</text:p>
          </table:table-cell>
          <table:table-cell office:value-type="float" office:value="16561720">
            <text:p>16561720</text:p>
          </table:table-cell>
          <table:table-cell table:formula="of:=[.B92]*LN([.B92])*15" office:value-type="float" office:value="15802603.5123252">
            <text:p>15802603.5123252</text:p>
          </table:table-cell>
          <table:table-cell table:formula="of:=LN([.B92])*16000" office:value-type="float" office:value="182900.503614876">
            <text:p>182900.5036148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184">
            <text:p>93184</text:p>
          </table:table-cell>
          <table:table-cell office:value-type="float" office:value="17354085">
            <text:p>17354085</text:p>
          </table:table-cell>
          <table:table-cell office:value-type="float" office:value="16538210">
            <text:p>16538210</text:p>
          </table:table-cell>
          <table:table-cell office:value-type="float" office:value="14519675">
            <text:p>14519675</text:p>
          </table:table-cell>
          <table:table-cell office:value-type="float" office:value="16378384">
            <text:p>16378384</text:p>
          </table:table-cell>
          <table:table-cell table:formula="of:=[.B93]*LN([.B93])*15" office:value-type="float" office:value="15993633.0148237">
            <text:p>15993633.0148237</text:p>
          </table:table-cell>
          <table:table-cell table:formula="of:=LN([.B93])*16000" office:value-type="float" office:value="183077.300993861">
            <text:p>183077.3009938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208">
            <text:p>94208</text:p>
          </table:table-cell>
          <table:table-cell office:value-type="float" office:value="16473666">
            <text:p>16473666</text:p>
          </table:table-cell>
          <table:table-cell office:value-type="float" office:value="18086732">
            <text:p>18086732</text:p>
          </table:table-cell>
          <table:table-cell office:value-type="float" office:value="15455425">
            <text:p>15455425</text:p>
          </table:table-cell>
          <table:table-cell office:value-type="float" office:value="17167265">
            <text:p>17167265</text:p>
          </table:table-cell>
          <table:table-cell table:formula="of:=[.B94]*LN([.B94])*15" office:value-type="float" office:value="16184831.3119282">
            <text:p>16184831.3119282</text:p>
          </table:table-cell>
          <table:table-cell table:formula="of:=LN([.B94])*16000" office:value-type="float" office:value="183252.166122376">
            <text:p>183252.166122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232">
            <text:p>95232</text:p>
          </table:table-cell>
          <table:table-cell office:value-type="float" office:value="17004640">
            <text:p>17004640</text:p>
          </table:table-cell>
          <table:table-cell office:value-type="float" office:value="17078339">
            <text:p>17078339</text:p>
          </table:table-cell>
          <table:table-cell office:value-type="float" office:value="17848422">
            <text:p>17848422</text:p>
          </table:table-cell>
          <table:table-cell office:value-type="float" office:value="17363629">
            <text:p>17363629</text:p>
          </table:table-cell>
          <table:table-cell table:formula="of:=[.B95]*LN([.B95])*15" office:value-type="float" office:value="16376196.5688423">
            <text:p>16376196.5688423</text:p>
          </table:table-cell>
          <table:table-cell table:formula="of:=LN([.B95])*16000" office:value-type="float" office:value="183425.140780043">
            <text:p>183425.140780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256">
            <text:p>96256</text:p>
          </table:table-cell>
          <table:table-cell office:value-type="float" office:value="17527673">
            <text:p>17527673</text:p>
          </table:table-cell>
          <table:table-cell office:value-type="float" office:value="17831912">
            <text:p>17831912</text:p>
          </table:table-cell>
          <table:table-cell office:value-type="float" office:value="15858818">
            <text:p>15858818</text:p>
          </table:table-cell>
          <table:table-cell office:value-type="float" office:value="16414865">
            <text:p>16414865</text:p>
          </table:table-cell>
          <table:table-cell table:formula="of:=[.B96]*LN([.B96])*15" office:value-type="float" office:value="16567726.9902294">
            <text:p>16567726.9902294</text:p>
          </table:table-cell>
          <table:table-cell table:formula="of:=LN([.B96])*16000" office:value-type="float" office:value="183596.265405911">
            <text:p>183596.2654059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280">
            <text:p>97280</text:p>
          </table:table-cell>
          <table:table-cell office:value-type="float" office:value="17138632">
            <text:p>17138632</text:p>
          </table:table-cell>
          <table:table-cell office:value-type="float" office:value="19199499">
            <text:p>19199499</text:p>
          </table:table-cell>
          <table:table-cell office:value-type="float" office:value="16417256">
            <text:p>16417256</text:p>
          </table:table-cell>
          <table:table-cell office:value-type="float" office:value="16948952">
            <text:p>16948952</text:p>
          </table:table-cell>
          <table:table-cell table:formula="of:=[.B97]*LN([.B97])*15" office:value-type="float" office:value="16759420.8189542">
            <text:p>16759420.8189542</text:p>
          </table:table-cell>
          <table:table-cell table:formula="of:=LN([.B97])*16000" office:value-type="float" office:value="183765.5791552">
            <text:p>183765.5791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304">
            <text:p>98304</text:p>
          </table:table-cell>
          <table:table-cell office:value-type="float" office:value="17517946">
            <text:p>17517946</text:p>
          </table:table-cell>
          <table:table-cell office:value-type="float" office:value="17235847">
            <text:p>17235847</text:p>
          </table:table-cell>
          <table:table-cell office:value-type="float" office:value="14785349">
            <text:p>14785349</text:p>
          </table:table-cell>
          <table:table-cell office:value-type="float" office:value="18278889">
            <text:p>18278889</text:p>
          </table:table-cell>
          <table:table-cell table:formula="of:=[.B98]*LN([.B98])*15" office:value-type="float" office:value="16951276.3348755">
            <text:p>16951276.3348755</text:p>
          </table:table-cell>
          <table:table-cell table:formula="of:=LN([.B98])*16000" office:value-type="float" office:value="183933.119953077">
            <text:p>183933.1199530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328">
            <text:p>99328</text:p>
          </table:table-cell>
          <table:table-cell office:value-type="float" office:value="17407472">
            <text:p>17407472</text:p>
          </table:table-cell>
          <table:table-cell office:value-type="float" office:value="18839668">
            <text:p>18839668</text:p>
          </table:table-cell>
          <table:table-cell office:value-type="float" office:value="17506281">
            <text:p>17506281</text:p>
          </table:table-cell>
          <table:table-cell office:value-type="float" office:value="17288552">
            <text:p>17288552</text:p>
          </table:table-cell>
          <table:table-cell table:formula="of:=[.B99]*LN([.B99])*15" office:value-type="float" office:value="17143291.8536905">
            <text:p>17143291.8536905</text:p>
          </table:table-cell>
          <table:table-cell table:formula="of:=LN([.B99])*16000" office:value-type="float" office:value="184098.924545645">
            <text:p>184098.9245456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352">
            <text:p>100352</text:p>
          </table:table-cell>
          <table:table-cell office:value-type="float" office:value="19234187">
            <text:p>19234187</text:p>
          </table:table-cell>
          <table:table-cell office:value-type="float" office:value="17882681">
            <text:p>17882681</text:p>
          </table:table-cell>
          <table:table-cell office:value-type="float" office:value="14307872">
            <text:p>14307872</text:p>
          </table:table-cell>
          <table:table-cell office:value-type="float" office:value="18350489">
            <text:p>18350489</text:p>
          </table:table-cell>
          <table:table-cell table:formula="of:=[.B100]*LN([.B100])*15" office:value-type="float" office:value="17335465.725826">
            <text:p>17335465.725826</text:p>
          </table:table-cell>
          <table:table-cell table:formula="of:=LN([.B100])*16000" office:value-type="float" office:value="184263.02854832">
            <text:p>184263.028548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376">
            <text:p>101376</text:p>
          </table:table-cell>
          <table:table-cell office:value-type="float" office:value="17775984">
            <text:p>17775984</text:p>
          </table:table-cell>
          <table:table-cell office:value-type="float" office:value="18113567">
            <text:p>18113567</text:p>
          </table:table-cell>
          <table:table-cell office:value-type="float" office:value="16322807">
            <text:p>16322807</text:p>
          </table:table-cell>
          <table:table-cell office:value-type="float" office:value="19033550">
            <text:p>19033550</text:p>
          </table:table-cell>
          <table:table-cell table:formula="of:=[.B101]*LN([.B101])*15" office:value-type="float" office:value="17527796.3353754">
            <text:p>17527796.3353754</text:p>
          </table:table-cell>
          <table:table-cell table:formula="of:=LN([.B101])*16000" office:value-type="float" office:value="184425.466491745">
            <text:p>184425.4664917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00">
            <text:p>102400</text:p>
          </table:table-cell>
          <table:table-cell office:value-type="float" office:value="19770317">
            <text:p>19770317</text:p>
          </table:table-cell>
          <table:table-cell office:value-type="float" office:value="18117306">
            <text:p>18117306</text:p>
          </table:table-cell>
          <table:table-cell office:value-type="float" office:value="17997090">
            <text:p>17997090</text:p>
          </table:table-cell>
          <table:table-cell office:value-type="float" office:value="22719813">
            <text:p>22719813</text:p>
          </table:table-cell>
          <table:table-cell table:formula="of:=[.B102]*LN([.B102])*15" office:value-type="float" office:value="17720282.0990785">
            <text:p>17720282.0990785</text:p>
          </table:table-cell>
          <table:table-cell table:formula="of:=LN([.B102])*16000" office:value-type="float" office:value="184586.271865401">
            <text:p>184586.271865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424">
            <text:p>103424</text:p>
          </table:table-cell>
          <table:table-cell office:value-type="float" office:value="17994891">
            <text:p>17994891</text:p>
          </table:table-cell>
          <table:table-cell office:value-type="float" office:value="18407888">
            <text:p>18407888</text:p>
          </table:table-cell>
          <table:table-cell office:value-type="float" office:value="19141457">
            <text:p>19141457</text:p>
          </table:table-cell>
          <table:table-cell office:value-type="float" office:value="22393082">
            <text:p>22393082</text:p>
          </table:table-cell>
          <table:table-cell table:formula="of:=[.B103]*LN([.B103])*15" office:value-type="float" office:value="17912921.4653416">
            <text:p>17912921.4653416</text:p>
          </table:table-cell>
          <table:table-cell table:formula="of:=LN([.B103])*16000" office:value-type="float" office:value="184745.477159051">
            <text:p>184745.477159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448">
            <text:p>104448</text:p>
          </table:table-cell>
          <table:table-cell office:value-type="float" office:value="19051942">
            <text:p>19051942</text:p>
          </table:table-cell>
          <table:table-cell office:value-type="float" office:value="19134493">
            <text:p>19134493</text:p>
          </table:table-cell>
          <table:table-cell office:value-type="float" office:value="17942617">
            <text:p>17942617</text:p>
          </table:table-cell>
          <table:table-cell office:value-type="float" office:value="25019368">
            <text:p>25019368</text:p>
          </table:table-cell>
          <table:table-cell table:formula="of:=[.B104]*LN([.B104])*15" office:value-type="float" office:value="18105712.9132975">
            <text:p>18105712.9132975</text:p>
          </table:table-cell>
          <table:table-cell table:formula="of:=LN([.B104])*16000" office:value-type="float" office:value="184903.11390214">
            <text:p>184903.113902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472">
            <text:p>105472</text:p>
          </table:table-cell>
          <table:table-cell office:value-type="float" office:value="18876914">
            <text:p>18876914</text:p>
          </table:table-cell>
          <table:table-cell office:value-type="float" office:value="19100401">
            <text:p>19100401</text:p>
          </table:table-cell>
          <table:table-cell office:value-type="float" office:value="15905435">
            <text:p>15905435</text:p>
          </table:table-cell>
          <table:table-cell office:value-type="float" office:value="21198013">
            <text:p>21198013</text:p>
          </table:table-cell>
          <table:table-cell table:formula="of:=[.B105]*LN([.B105])*15" office:value-type="float" office:value="18298654.9519011">
            <text:p>18298654.9519011</text:p>
          </table:table-cell>
          <table:table-cell table:formula="of:=LN([.B105])*16000" office:value-type="float" office:value="185059.212701265">
            <text:p>185059.2127012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496">
            <text:p>106496</text:p>
          </table:table-cell>
          <table:table-cell office:value-type="float" office:value="19365019">
            <text:p>19365019</text:p>
          </table:table-cell>
          <table:table-cell office:value-type="float" office:value="19273015">
            <text:p>19273015</text:p>
          </table:table-cell>
          <table:table-cell office:value-type="float" office:value="17370833">
            <text:p>17370833</text:p>
          </table:table-cell>
          <table:table-cell office:value-type="float" office:value="23402000">
            <text:p>23402000</text:p>
          </table:table-cell>
          <table:table-cell table:formula="of:=[.B106]*LN([.B106])*15" office:value-type="float" office:value="18491746.1190612">
            <text:p>18491746.1190612</text:p>
          </table:table-cell>
          <table:table-cell table:formula="of:=LN([.B106])*16000" office:value-type="float" office:value="185213.803275853">
            <text:p>185213.8032758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520">
            <text:p>107520</text:p>
          </table:table-cell>
          <table:table-cell office:value-type="float" office:value="19306538">
            <text:p>19306538</text:p>
          </table:table-cell>
          <table:table-cell office:value-type="float" office:value="18754714">
            <text:p>18754714</text:p>
          </table:table-cell>
          <table:table-cell office:value-type="float" office:value="16808140">
            <text:p>16808140</text:p>
          </table:table-cell>
          <table:table-cell office:value-type="float" office:value="20704909">
            <text:p>20704909</text:p>
          </table:table-cell>
          <table:table-cell table:formula="of:=[.B107]*LN([.B107])*15" office:value-type="float" office:value="18684984.9808049">
            <text:p>18684984.9808049</text:p>
          </table:table-cell>
          <table:table-cell table:formula="of:=LN([.B107])*16000" office:value-type="float" office:value="185366.914492112">
            <text:p>185366.914492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544">
            <text:p>108544</text:p>
          </table:table-cell>
          <table:table-cell office:value-type="float" office:value="19149397">
            <text:p>19149397</text:p>
          </table:table-cell>
          <table:table-cell office:value-type="float" office:value="19967242">
            <text:p>19967242</text:p>
          </table:table-cell>
          <table:table-cell office:value-type="float" office:value="17648559">
            <text:p>17648559</text:p>
          </table:table-cell>
          <table:table-cell office:value-type="float" office:value="19221407">
            <text:p>19221407</text:p>
          </table:table-cell>
          <table:table-cell table:formula="of:=[.B108]*LN([.B108])*15" office:value-type="float" office:value="18878370.1304743">
            <text:p>18878370.1304743</text:p>
          </table:table-cell>
          <table:table-cell table:formula="of:=LN([.B108])*16000" office:value-type="float" office:value="185518.574395384">
            <text:p>185518.574395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568">
            <text:p>109568</text:p>
          </table:table-cell>
          <table:table-cell office:value-type="float" office:value="19408103">
            <text:p>19408103</text:p>
          </table:table-cell>
          <table:table-cell office:value-type="float" office:value="20004731">
            <text:p>20004731</text:p>
          </table:table-cell>
          <table:table-cell office:value-type="float" office:value="17059023">
            <text:p>17059023</text:p>
          </table:table-cell>
          <table:table-cell office:value-type="float" office:value="18795146">
            <text:p>18795146</text:p>
          </table:table-cell>
          <table:table-cell table:formula="of:=[.B109]*LN([.B109])*15" office:value-type="float" office:value="19071900.1879536">
            <text:p>19071900.1879536</text:p>
          </table:table-cell>
          <table:table-cell table:formula="of:=LN([.B109])*16000" office:value-type="float" office:value="185668.810240982">
            <text:p>185668.8102409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592">
            <text:p>110592</text:p>
          </table:table-cell>
          <table:table-cell office:value-type="float" office:value="20034122">
            <text:p>20034122</text:p>
          </table:table-cell>
          <table:table-cell office:value-type="float" office:value="20450808">
            <text:p>20450808</text:p>
          </table:table-cell>
          <table:table-cell office:value-type="float" office:value="18922544">
            <text:p>18922544</text:p>
          </table:table-cell>
          <table:table-cell office:value-type="float" office:value="20138511">
            <text:p>20138511</text:p>
          </table:table-cell>
          <table:table-cell table:formula="of:=[.B110]*LN([.B110])*15" office:value-type="float" office:value="19265573.7989246">
            <text:p>19265573.7989246</text:p>
          </table:table-cell>
          <table:table-cell table:formula="of:=LN([.B110])*16000" office:value-type="float" office:value="185817.648523579">
            <text:p>185817.6485235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616">
            <text:p>111616</text:p>
          </table:table-cell>
          <table:table-cell office:value-type="float" office:value="20349291">
            <text:p>20349291</text:p>
          </table:table-cell>
          <table:table-cell office:value-type="float" office:value="19926306">
            <text:p>19926306</text:p>
          </table:table-cell>
          <table:table-cell office:value-type="float" office:value="18036464">
            <text:p>18036464</text:p>
          </table:table-cell>
          <table:table-cell office:value-type="float" office:value="19374537">
            <text:p>19374537</text:p>
          </table:table-cell>
          <table:table-cell table:formula="of:=[.B111]*LN([.B111])*15" office:value-type="float" office:value="19459389.6341502">
            <text:p>19459389.6341502</text:p>
          </table:table-cell>
          <table:table-cell table:formula="of:=LN([.B111])*16000" office:value-type="float" office:value="185965.115005258">
            <text:p>185965.1150052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640">
            <text:p>112640</text:p>
          </table:table-cell>
          <table:table-cell office:value-type="float" office:value="20665621">
            <text:p>20665621</text:p>
          </table:table-cell>
          <table:table-cell office:value-type="float" office:value="21013129">
            <text:p>21013129</text:p>
          </table:table-cell>
          <table:table-cell office:value-type="float" office:value="17780545">
            <text:p>17780545</text:p>
          </table:table-cell>
          <table:table-cell office:value-type="float" office:value="21427016">
            <text:p>21427016</text:p>
          </table:table-cell>
          <table:table-cell table:formula="of:=[.B112]*LN([.B112])*15" office:value-type="float" office:value="19653346.3887837">
            <text:p>19653346.3887837</text:p>
          </table:table-cell>
          <table:table-cell table:formula="of:=LN([.B112])*16000" office:value-type="float" office:value="186111.23474227">
            <text:p>186111.23474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664">
            <text:p>113664</text:p>
          </table:table-cell>
          <table:table-cell office:value-type="float" office:value="20278549">
            <text:p>20278549</text:p>
          </table:table-cell>
          <table:table-cell office:value-type="float" office:value="20196756">
            <text:p>20196756</text:p>
          </table:table-cell>
          <table:table-cell office:value-type="float" office:value="17984854">
            <text:p>17984854</text:p>
          </table:table-cell>
          <table:table-cell office:value-type="float" office:value="20242699">
            <text:p>20242699</text:p>
          </table:table-cell>
          <table:table-cell table:formula="of:=[.B113]*LN([.B113])*15" office:value-type="float" office:value="19847442.7817043">
            <text:p>19847442.7817043</text:p>
          </table:table-cell>
          <table:table-cell table:formula="of:=LN([.B113])*16000" office:value-type="float" office:value="186256.032110589">
            <text:p>186256.032110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688">
            <text:p>114688</text:p>
          </table:table-cell>
          <table:table-cell office:value-type="float" office:value="20903242">
            <text:p>20903242</text:p>
          </table:table-cell>
          <table:table-cell office:value-type="float" office:value="21203625">
            <text:p>21203625</text:p>
          </table:table-cell>
          <table:table-cell office:value-type="float" office:value="17392146">
            <text:p>17392146</text:p>
          </table:table-cell>
          <table:table-cell office:value-type="float" office:value="20420971">
            <text:p>20420971</text:p>
          </table:table-cell>
          <table:table-cell table:formula="of:=[.B114]*LN([.B114])*15" office:value-type="float" office:value="20041677.5548752">
            <text:p>20041677.5548752</text:p>
          </table:table-cell>
          <table:table-cell table:formula="of:=LN([.B114])*16000" office:value-type="float" office:value="186399.530830313">
            <text:p>186399.530830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712">
            <text:p>115712</text:p>
          </table:table-cell>
          <table:table-cell office:value-type="float" office:value="20869112">
            <text:p>20869112</text:p>
          </table:table-cell>
          <table:table-cell office:value-type="float" office:value="20655979">
            <text:p>20655979</text:p>
          </table:table-cell>
          <table:table-cell office:value-type="float" office:value="18330488">
            <text:p>18330488</text:p>
          </table:table-cell>
          <table:table-cell office:value-type="float" office:value="19934899">
            <text:p>19934899</text:p>
          </table:table-cell>
          <table:table-cell table:formula="of:=[.B115]*LN([.B115])*15" office:value-type="float" office:value="20236049.4727255">
            <text:p>20236049.4727255</text:p>
          </table:table-cell>
          <table:table-cell table:formula="of:=LN([.B115])*16000" office:value-type="float" office:value="186541.753988989">
            <text:p>186541.753988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736">
            <text:p>116736</text:p>
          </table:table-cell>
          <table:table-cell office:value-type="float" office:value="22109202">
            <text:p>22109202</text:p>
          </table:table-cell>
          <table:table-cell office:value-type="float" office:value="20951442">
            <text:p>20951442</text:p>
          </table:table-cell>
          <table:table-cell office:value-type="float" office:value="18590930">
            <text:p>18590930</text:p>
          </table:table-cell>
          <table:table-cell office:value-type="float" office:value="20700434">
            <text:p>20700434</text:p>
          </table:table-cell>
          <table:table-cell table:formula="of:=[.B116]*LN([.B116])*15" office:value-type="float" office:value="20430557.3215536">
            <text:p>20430557.3215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760">
            <text:p>117760</text:p>
          </table:table-cell>
          <table:table-cell office:value-type="float" office:value="20668333">
            <text:p>20668333</text:p>
          </table:table-cell>
          <table:table-cell office:value-type="float" office:value="21123664">
            <text:p>21123664</text:p>
          </table:table-cell>
          <table:table-cell office:value-type="float" office:value="18444222">
            <text:p>18444222</text:p>
          </table:table-cell>
          <table:table-cell office:value-type="float" office:value="19723697">
            <text:p>19723697</text:p>
          </table:table-cell>
          <table:table-cell table:formula="of:=[.B117]*LN([.B117])*15" office:value-type="float" office:value="20625199.9089517">
            <text:p>20625199.9089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784">
            <text:p>118784</text:p>
          </table:table-cell>
          <table:table-cell office:value-type="float" office:value="21548840">
            <text:p>21548840</text:p>
          </table:table-cell>
          <table:table-cell office:value-type="float" office:value="21935958">
            <text:p>21935958</text:p>
          </table:table-cell>
          <table:table-cell office:value-type="float" office:value="20100490">
            <text:p>20100490</text:p>
          </table:table-cell>
          <table:table-cell office:value-type="float" office:value="21601960">
            <text:p>21601960</text:p>
          </table:table-cell>
          <table:table-cell table:formula="of:=[.B118]*LN([.B118])*15" office:value-type="float" office:value="20819976.0632506">
            <text:p>20819976.0632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808">
            <text:p>119808</text:p>
          </table:table-cell>
          <table:table-cell office:value-type="float" office:value="21576043">
            <text:p>21576043</text:p>
          </table:table-cell>
          <table:table-cell office:value-type="float" office:value="21605855">
            <text:p>21605855</text:p>
          </table:table-cell>
          <table:table-cell office:value-type="float" office:value="20991584">
            <text:p>20991584</text:p>
          </table:table-cell>
          <table:table-cell office:value-type="float" office:value="20219299">
            <text:p>20219299</text:p>
          </table:table-cell>
          <table:table-cell table:formula="of:=[.B119]*LN([.B119])*15" office:value-type="float" office:value="21014884.6329826">
            <text:p>21014884.6329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832">
            <text:p>120832</text:p>
          </table:table-cell>
          <table:table-cell office:value-type="float" office:value="22303098">
            <text:p>22303098</text:p>
          </table:table-cell>
          <table:table-cell office:value-type="float" office:value="22650132">
            <text:p>22650132</text:p>
          </table:table-cell>
          <table:table-cell office:value-type="float" office:value="19294928">
            <text:p>19294928</text:p>
          </table:table-cell>
          <table:table-cell office:value-type="float" office:value="23878001">
            <text:p>23878001</text:p>
          </table:table-cell>
          <table:table-cell table:formula="of:=[.B120]*LN([.B120])*15" office:value-type="float" office:value="21209924.4863644">
            <text:p>21209924.4863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856">
            <text:p>121856</text:p>
          </table:table-cell>
          <table:table-cell office:value-type="float" office:value="21494072">
            <text:p>21494072</text:p>
          </table:table-cell>
          <table:table-cell office:value-type="float" office:value="21649558">
            <text:p>21649558</text:p>
          </table:table-cell>
          <table:table-cell office:value-type="float" office:value="20292096">
            <text:p>20292096</text:p>
          </table:table-cell>
          <table:table-cell office:value-type="float" office:value="23142010">
            <text:p>23142010</text:p>
          </table:table-cell>
          <table:table-cell table:formula="of:=[.B121]*LN([.B121])*15" office:value-type="float" office:value="21405094.5107959">
            <text:p>21405094.51079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880">
            <text:p>122880</text:p>
          </table:table-cell>
          <table:table-cell office:value-type="float" office:value="23069699">
            <text:p>23069699</text:p>
          </table:table-cell>
          <table:table-cell office:value-type="float" office:value="23276673">
            <text:p>23276673</text:p>
          </table:table-cell>
          <table:table-cell office:value-type="float" office:value="19272423">
            <text:p>19272423</text:p>
          </table:table-cell>
          <table:table-cell office:value-type="float" office:value="21137798">
            <text:p>21137798</text:p>
          </table:table-cell>
          <table:table-cell table:formula="of:=[.B122]*LN([.B122])*15" office:value-type="float" office:value="21600393.6123768">
            <text:p>21600393.6123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904">
            <text:p>123904</text:p>
          </table:table-cell>
          <table:table-cell office:value-type="float" office:value="22311501">
            <text:p>22311501</text:p>
          </table:table-cell>
          <table:table-cell office:value-type="float" office:value="22010912">
            <text:p>22010912</text:p>
          </table:table-cell>
          <table:table-cell office:value-type="float" office:value="23897851">
            <text:p>23897851</text:p>
          </table:table-cell>
          <table:table-cell office:value-type="float" office:value="21020713">
            <text:p>21020713</text:p>
          </table:table-cell>
          <table:table-cell table:formula="of:=[.B123]*LN([.B123])*15" office:value-type="float" office:value="21795820.7154392">
            <text:p>21795820.7154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928">
            <text:p>124928</text:p>
          </table:table-cell>
          <table:table-cell office:value-type="float" office:value="23024794">
            <text:p>23024794</text:p>
          </table:table-cell>
          <table:table-cell office:value-type="float" office:value="23221200">
            <text:p>23221200</text:p>
          </table:table-cell>
          <table:table-cell office:value-type="float" office:value="27888760">
            <text:p>27888760</text:p>
          </table:table-cell>
          <table:table-cell office:value-type="float" office:value="22172025">
            <text:p>22172025</text:p>
          </table:table-cell>
          <table:table-cell table:formula="of:=[.B124]*LN([.B124])*15" office:value-type="float" office:value="21991374.7620955">
            <text:p>21991374.7620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952">
            <text:p>125952</text:p>
          </table:table-cell>
          <table:table-cell office:value-type="float" office:value="22995921">
            <text:p>22995921</text:p>
          </table:table-cell>
          <table:table-cell office:value-type="float" office:value="22409026">
            <text:p>22409026</text:p>
          </table:table-cell>
          <table:table-cell office:value-type="float" office:value="23472161">
            <text:p>23472161</text:p>
          </table:table-cell>
          <table:table-cell office:value-type="float" office:value="21331492">
            <text:p>21331492</text:p>
          </table:table-cell>
          <table:table-cell table:formula="of:=[.B125]*LN([.B125])*15" office:value-type="float" office:value="22187054.7118009">
            <text:p>22187054.7118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976">
            <text:p>126976</text:p>
          </table:table-cell>
          <table:table-cell office:value-type="float" office:value="24586084">
            <text:p>24586084</text:p>
          </table:table-cell>
          <table:table-cell office:value-type="float" office:value="23546634">
            <text:p>23546634</text:p>
          </table:table-cell>
          <table:table-cell office:value-type="float" office:value="22661502">
            <text:p>22661502</text:p>
          </table:table-cell>
          <table:table-cell office:value-type="float" office:value="28464850">
            <text:p>28464850</text:p>
          </table:table-cell>
          <table:table-cell table:formula="of:=[.B126]*LN([.B126])*15" office:value-type="float" office:value="22382859.5409309">
            <text:p>22382859.54093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00">
            <text:p>128000</text:p>
          </table:table-cell>
          <table:table-cell office:value-type="float" office:value="24451156">
            <text:p>24451156</text:p>
          </table:table-cell>
          <table:table-cell office:value-type="float" office:value="22859521">
            <text:p>22859521</text:p>
          </table:table-cell>
          <table:table-cell office:value-type="float" office:value="21135098">
            <text:p>21135098</text:p>
          </table:table-cell>
          <table:table-cell office:value-type="float" office:value="23056099">
            <text:p>23056099</text:p>
          </table:table-cell>
          <table:table-cell table:formula="of:=[.B127]*LN([.B127])*15" office:value-type="float" office:value="22578788.2423714">
            <text:p>22578788.2423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024">
            <text:p>129024</text:p>
          </table:table-cell>
          <table:table-cell office:value-type="float" office:value="29810332">
            <text:p>29810332</text:p>
          </table:table-cell>
          <table:table-cell office:value-type="float" office:value="23572300">
            <text:p>23572300</text:p>
          </table:table-cell>
          <table:table-cell office:value-type="float" office:value="20683218">
            <text:p>20683218</text:p>
          </table:table-cell>
          <table:table-cell office:value-type="float" office:value="25948748">
            <text:p>25948748</text:p>
          </table:table-cell>
          <table:table-cell table:formula="of:=[.B128]*LN([.B128])*15" office:value-type="float" office:value="22774839.8251226">
            <text:p>22774839.8251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048">
            <text:p>130048</text:p>
          </table:table-cell>
          <table:table-cell office:value-type="float" office:value="25960549">
            <text:p>25960549</text:p>
          </table:table-cell>
          <table:table-cell office:value-type="float" office:value="23220625">
            <text:p>23220625</text:p>
          </table:table-cell>
          <table:table-cell office:value-type="float" office:value="23104843">
            <text:p>23104843</text:p>
          </table:table-cell>
          <table:table-cell office:value-type="float" office:value="22157858">
            <text:p>22157858</text:p>
          </table:table-cell>
          <table:table-cell table:formula="of:=[.B129]*LN([.B129])*15" office:value-type="float" office:value="22971013.3139155">
            <text:p>22971013.3139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28060868">
            <text:p>28060868</text:p>
          </table:table-cell>
          <table:table-cell office:value-type="float" office:value="25435006">
            <text:p>25435006</text:p>
          </table:table-cell>
          <table:table-cell office:value-type="float" office:value="21748182">
            <text:p>21748182</text:p>
          </table:table-cell>
          <table:table-cell office:value-type="float" office:value="23546397">
            <text:p>23546397</text:p>
          </table:table-cell>
          <table:table-cell table:formula="of:=[.B130]*LN([.B130])*15" office:value-type="float" office:value="23167307.7488401">
            <text:p>23167307.7488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096">
            <text:p>132096</text:p>
          </table:table-cell>
          <table:table-cell office:value-type="float" office:value="34597473">
            <text:p>34597473</text:p>
          </table:table-cell>
          <table:table-cell office:value-type="float" office:value="24498574">
            <text:p>24498574</text:p>
          </table:table-cell>
          <table:table-cell office:value-type="float" office:value="21287133">
            <text:p>21287133</text:p>
          </table:table-cell>
          <table:table-cell office:value-type="float" office:value="22166311">
            <text:p>22166311</text:p>
          </table:table-cell>
          <table:table-cell table:formula="of:=[.B131]*LN([.B131])*15" office:value-type="float" office:value="23363722.1849854">
            <text:p>23363722.1849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120">
            <text:p>133120</text:p>
          </table:table-cell>
          <table:table-cell office:value-type="float" office:value="28383615">
            <text:p>28383615</text:p>
          </table:table-cell>
          <table:table-cell office:value-type="float" office:value="24200261">
            <text:p>24200261</text:p>
          </table:table-cell>
          <table:table-cell office:value-type="float" office:value="20825100">
            <text:p>20825100</text:p>
          </table:table-cell>
          <table:table-cell office:value-type="float" office:value="23683607">
            <text:p>23683607</text:p>
          </table:table-cell>
          <table:table-cell table:formula="of:=[.B132]*LN([.B132])*15" office:value-type="float" office:value="23560255.6920907">
            <text:p>23560255.69209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144">
            <text:p>134144</text:p>
          </table:table-cell>
          <table:table-cell office:value-type="float" office:value="25855146">
            <text:p>25855146</text:p>
          </table:table-cell>
          <table:table-cell office:value-type="float" office:value="24425096">
            <text:p>24425096</text:p>
          </table:table-cell>
          <table:table-cell office:value-type="float" office:value="20839528">
            <text:p>20839528</text:p>
          </table:table-cell>
          <table:table-cell office:value-type="float" office:value="22482391">
            <text:p>22482391</text:p>
          </table:table-cell>
          <table:table-cell table:formula="of:=[.B133]*LN([.B133])*15" office:value-type="float" office:value="23756907.3542074">
            <text:p>23756907.3542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168">
            <text:p>135168</text:p>
          </table:table-cell>
          <table:table-cell office:value-type="float" office:value="24028522">
            <text:p>24028522</text:p>
          </table:table-cell>
          <table:table-cell office:value-type="float" office:value="31755497">
            <text:p>31755497</text:p>
          </table:table-cell>
          <table:table-cell office:value-type="float" office:value="21915657">
            <text:p>21915657</text:p>
          </table:table-cell>
          <table:table-cell office:value-type="float" office:value="24560826">
            <text:p>24560826</text:p>
          </table:table-cell>
          <table:table-cell table:formula="of:=[.B134]*LN([.B134])*15" office:value-type="float" office:value="23953676.2693713">
            <text:p>23953676.2693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192">
            <text:p>136192</text:p>
          </table:table-cell>
          <table:table-cell office:value-type="float" office:value="25442114">
            <text:p>25442114</text:p>
          </table:table-cell>
          <table:table-cell office:value-type="float" office:value="28605012">
            <text:p>28605012</text:p>
          </table:table-cell>
          <table:table-cell office:value-type="float" office:value="23674523">
            <text:p>23674523</text:p>
          </table:table-cell>
          <table:table-cell office:value-type="float" office:value="24767899">
            <text:p>24767899</text:p>
          </table:table-cell>
          <table:table-cell table:formula="of:=[.B135]*LN([.B135])*15" office:value-type="float" office:value="24150561.5492847">
            <text:p>24150561.5492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216">
            <text:p>137216</text:p>
          </table:table-cell>
          <table:table-cell office:value-type="float" office:value="25089388">
            <text:p>25089388</text:p>
          </table:table-cell>
          <table:table-cell office:value-type="float" office:value="29793112">
            <text:p>29793112</text:p>
          </table:table-cell>
          <table:table-cell office:value-type="float" office:value="22803438">
            <text:p>22803438</text:p>
          </table:table-cell>
          <table:table-cell office:value-type="float" office:value="24876995">
            <text:p>24876995</text:p>
          </table:table-cell>
          <table:table-cell table:formula="of:=[.B136]*LN([.B136])*15" office:value-type="float" office:value="24347562.319008">
            <text:p>24347562.319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240">
            <text:p>138240</text:p>
          </table:table-cell>
          <table:table-cell office:value-type="float" office:value="26569626">
            <text:p>26569626</text:p>
          </table:table-cell>
          <table:table-cell office:value-type="float" office:value="29662997">
            <text:p>29662997</text:p>
          </table:table-cell>
          <table:table-cell office:value-type="float" office:value="22901636">
            <text:p>22901636</text:p>
          </table:table-cell>
          <table:table-cell office:value-type="float" office:value="23366030">
            <text:p>23366030</text:p>
          </table:table-cell>
          <table:table-cell table:formula="of:=[.B137]*LN([.B137])*15" office:value-type="float" office:value="24544677.716661">
            <text:p>24544677.716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264">
            <text:p>139264</text:p>
          </table:table-cell>
          <table:table-cell office:value-type="float" office:value="24612727">
            <text:p>24612727</text:p>
          </table:table-cell>
          <table:table-cell office:value-type="float" office:value="27521707">
            <text:p>27521707</text:p>
          </table:table-cell>
          <table:table-cell office:value-type="float" office:value="21115224">
            <text:p>21115224</text:p>
          </table:table-cell>
          <table:table-cell office:value-type="float" office:value="25264418">
            <text:p>25264418</text:p>
          </table:table-cell>
          <table:table-cell table:formula="of:=[.B138]*LN([.B138])*15" office:value-type="float" office:value="24741906.8931322">
            <text:p>24741906.8931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288">
            <text:p>140288</text:p>
          </table:table-cell>
          <table:table-cell office:value-type="float" office:value="26453476">
            <text:p>26453476</text:p>
          </table:table-cell>
          <table:table-cell office:value-type="float" office:value="25722326">
            <text:p>25722326</text:p>
          </table:table-cell>
          <table:table-cell office:value-type="float" office:value="21444890">
            <text:p>21444890</text:p>
          </table:table-cell>
          <table:table-cell office:value-type="float" office:value="23662484">
            <text:p>23662484</text:p>
          </table:table-cell>
          <table:table-cell table:formula="of:=[.B139]*LN([.B139])*15" office:value-type="float" office:value="24939249.0117977">
            <text:p>24939249.0117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312">
            <text:p>141312</text:p>
          </table:table-cell>
          <table:table-cell office:value-type="float" office:value="25517421">
            <text:p>25517421</text:p>
          </table:table-cell>
          <table:table-cell office:value-type="float" office:value="25688796">
            <text:p>25688796</text:p>
          </table:table-cell>
          <table:table-cell office:value-type="float" office:value="25208340">
            <text:p>25208340</text:p>
          </table:table-cell>
          <table:table-cell office:value-type="float" office:value="24513088">
            <text:p>24513088</text:p>
          </table:table-cell>
          <table:table-cell table:formula="of:=[.B140]*LN([.B140])*15" office:value-type="float" office:value="25136703.2482471">
            <text:p>25136703.2482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336">
            <text:p>142336</text:p>
          </table:table-cell>
          <table:table-cell office:value-type="float" office:value="26731065">
            <text:p>26731065</text:p>
          </table:table-cell>
          <table:table-cell office:value-type="float" office:value="25690766">
            <text:p>25690766</text:p>
          </table:table-cell>
          <table:table-cell office:value-type="float" office:value="24041654">
            <text:p>24041654</text:p>
          </table:table-cell>
          <table:table-cell office:value-type="float" office:value="24040266">
            <text:p>24040266</text:p>
          </table:table-cell>
          <table:table-cell table:formula="of:=[.B141]*LN([.B141])*15" office:value-type="float" office:value="25334268.7900184">
            <text:p>25334268.7900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360">
            <text:p>143360</text:p>
          </table:table-cell>
          <table:table-cell office:value-type="float" office:value="25916907">
            <text:p>25916907</text:p>
          </table:table-cell>
          <table:table-cell office:value-type="float" office:value="25481531">
            <text:p>25481531</text:p>
          </table:table-cell>
          <table:table-cell office:value-type="float" office:value="25278667">
            <text:p>25278667</text:p>
          </table:table-cell>
          <table:table-cell office:value-type="float" office:value="25310394">
            <text:p>25310394</text:p>
          </table:table-cell>
          <table:table-cell table:formula="of:=[.B142]*LN([.B142])*15" office:value-type="float" office:value="25531944.8363401">
            <text:p>25531944.8363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384">
            <text:p>144384</text:p>
          </table:table-cell>
          <table:table-cell office:value-type="float" office:value="27887855">
            <text:p>27887855</text:p>
          </table:table-cell>
          <table:table-cell office:value-type="float" office:value="28088295">
            <text:p>28088295</text:p>
          </table:table-cell>
          <table:table-cell office:value-type="float" office:value="24647153">
            <text:p>24647153</text:p>
          </table:table-cell>
          <table:table-cell office:value-type="float" office:value="25080091">
            <text:p>25080091</text:p>
          </table:table-cell>
          <table:table-cell table:formula="of:=[.B143]*LN([.B143])*15" office:value-type="float" office:value="25729730.5978805">
            <text:p>25729730.5978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408">
            <text:p>145408</text:p>
          </table:table-cell>
          <table:table-cell office:value-type="float" office:value="26050826">
            <text:p>26050826</text:p>
          </table:table-cell>
          <table:table-cell office:value-type="float" office:value="26154172">
            <text:p>26154172</text:p>
          </table:table-cell>
          <table:table-cell office:value-type="float" office:value="22725358">
            <text:p>22725358</text:p>
          </table:table-cell>
          <table:table-cell office:value-type="float" office:value="25407463">
            <text:p>25407463</text:p>
          </table:table-cell>
          <table:table-cell table:formula="of:=[.B144]*LN([.B144])*15" office:value-type="float" office:value="25927625.2965043">
            <text:p>25927625.2965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432">
            <text:p>146432</text:p>
          </table:table-cell>
          <table:table-cell office:value-type="float" office:value="26398636">
            <text:p>26398636</text:p>
          </table:table-cell>
          <table:table-cell office:value-type="float" office:value="28640303">
            <text:p>28640303</text:p>
          </table:table-cell>
          <table:table-cell office:value-type="float" office:value="24776738">
            <text:p>24776738</text:p>
          </table:table-cell>
          <table:table-cell office:value-type="float" office:value="24663471">
            <text:p>24663471</text:p>
          </table:table-cell>
          <table:table-cell table:formula="of:=[.B145]*LN([.B145])*15" office:value-type="float" office:value="26125628.1650364">
            <text:p>26125628.1650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456">
            <text:p>147456</text:p>
          </table:table-cell>
          <table:table-cell office:value-type="float" office:value="26248939">
            <text:p>26248939</text:p>
          </table:table-cell>
          <table:table-cell office:value-type="float" office:value="26264180">
            <text:p>26264180</text:p>
          </table:table-cell>
          <table:table-cell office:value-type="float" office:value="22429043">
            <text:p>22429043</text:p>
          </table:table-cell>
          <table:table-cell office:value-type="float" office:value="29550861">
            <text:p>29550861</text:p>
          </table:table-cell>
          <table:table-cell table:formula="of:=[.B146]*LN([.B146])*15" office:value-type="float" office:value="26323738.4470313">
            <text:p>26323738.4470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480">
            <text:p>148480</text:p>
          </table:table-cell>
          <table:table-cell office:value-type="float" office:value="27180850">
            <text:p>27180850</text:p>
          </table:table-cell>
          <table:table-cell office:value-type="float" office:value="28429741">
            <text:p>28429741</text:p>
          </table:table-cell>
          <table:table-cell office:value-type="float" office:value="24977584">
            <text:p>24977584</text:p>
          </table:table-cell>
          <table:table-cell office:value-type="float" office:value="26866473">
            <text:p>26866473</text:p>
          </table:table-cell>
          <table:table-cell table:formula="of:=[.B147]*LN([.B147])*15" office:value-type="float" office:value="26521955.3965502">
            <text:p>26521955.3965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504">
            <text:p>149504</text:p>
          </table:table-cell>
          <table:table-cell office:value-type="float" office:value="26584507">
            <text:p>26584507</text:p>
          </table:table-cell>
          <table:table-cell office:value-type="float" office:value="27455433">
            <text:p>27455433</text:p>
          </table:table-cell>
          <table:table-cell office:value-type="float" office:value="24930231">
            <text:p>24930231</text:p>
          </table:table-cell>
          <table:table-cell office:value-type="float" office:value="29905840">
            <text:p>29905840</text:p>
          </table:table-cell>
          <table:table-cell table:formula="of:=[.B148]*LN([.B148])*15" office:value-type="float" office:value="26720278.2779434">
            <text:p>26720278.2779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528">
            <text:p>150528</text:p>
          </table:table-cell>
          <table:table-cell office:value-type="float" office:value="28232326">
            <text:p>28232326</text:p>
          </table:table-cell>
          <table:table-cell office:value-type="float" office:value="28033861">
            <text:p>28033861</text:p>
          </table:table-cell>
          <table:table-cell office:value-type="float" office:value="25420432">
            <text:p>25420432</text:p>
          </table:table-cell>
          <table:table-cell office:value-type="float" office:value="27973395">
            <text:p>27973395</text:p>
          </table:table-cell>
          <table:table-cell table:formula="of:=[.B149]*LN([.B149])*15" office:value-type="float" office:value="26918706.3656386">
            <text:p>26918706.3656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552">
            <text:p>151552</text:p>
          </table:table-cell>
          <table:table-cell office:value-type="float" office:value="27131959">
            <text:p>27131959</text:p>
          </table:table-cell>
          <table:table-cell office:value-type="float" office:value="27317441">
            <text:p>27317441</text:p>
          </table:table-cell>
          <table:table-cell office:value-type="float" office:value="24220487">
            <text:p>24220487</text:p>
          </table:table-cell>
          <table:table-cell office:value-type="float" office:value="32385307">
            <text:p>32385307</text:p>
          </table:table-cell>
          <table:table-cell table:formula="of:=[.B150]*LN([.B150])*15" office:value-type="float" office:value="27117238.9439356">
            <text:p>27117238.9439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576">
            <text:p>152576</text:p>
          </table:table-cell>
          <table:table-cell office:value-type="float" office:value="27869641">
            <text:p>27869641</text:p>
          </table:table-cell>
          <table:table-cell office:value-type="float" office:value="28539763">
            <text:p>28539763</text:p>
          </table:table-cell>
          <table:table-cell office:value-type="float" office:value="28994432">
            <text:p>28994432</text:p>
          </table:table-cell>
          <table:table-cell office:value-type="float" office:value="26056433">
            <text:p>26056433</text:p>
          </table:table-cell>
          <table:table-cell table:formula="of:=[.B151]*LN([.B151])*15" office:value-type="float" office:value="27315875.3068061">
            <text:p>27315875.3068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600">
            <text:p>153600</text:p>
          </table:table-cell>
          <table:table-cell office:value-type="float" office:value="28337915">
            <text:p>28337915</text:p>
          </table:table-cell>
          <table:table-cell office:value-type="float" office:value="27576542">
            <text:p>27576542</text:p>
          </table:table-cell>
          <table:table-cell office:value-type="float" office:value="28351390">
            <text:p>28351390</text:p>
          </table:table-cell>
          <table:table-cell office:value-type="float" office:value="26927293">
            <text:p>26927293</text:p>
          </table:table-cell>
          <table:table-cell table:formula="of:=[.B152]*LN([.B152])*15" office:value-type="float" office:value="27514614.7576989">
            <text:p>27514614.7576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624">
            <text:p>154624</text:p>
          </table:table-cell>
          <table:table-cell office:value-type="float" office:value="31421875">
            <text:p>31421875</text:p>
          </table:table-cell>
          <table:table-cell office:value-type="float" office:value="29015648">
            <text:p>29015648</text:p>
          </table:table-cell>
          <table:table-cell office:value-type="float" office:value="30392895">
            <text:p>30392895</text:p>
          </table:table-cell>
          <table:table-cell office:value-type="float" office:value="25952628">
            <text:p>25952628</text:p>
          </table:table-cell>
          <table:table-cell table:formula="of:=[.B153]*LN([.B153])*15" office:value-type="float" office:value="27713456.6093502">
            <text:p>27713456.6093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648">
            <text:p>155648</text:p>
          </table:table-cell>
          <table:table-cell office:value-type="float" office:value="27773614">
            <text:p>27773614</text:p>
          </table:table-cell>
          <table:table-cell office:value-type="float" office:value="28800086">
            <text:p>28800086</text:p>
          </table:table-cell>
          <table:table-cell office:value-type="float" office:value="24822749">
            <text:p>24822749</text:p>
          </table:table-cell>
          <table:table-cell office:value-type="float" office:value="27359149">
            <text:p>27359149</text:p>
          </table:table-cell>
          <table:table-cell table:formula="of:=[.B154]*LN([.B154])*15" office:value-type="float" office:value="27912400.1835994">
            <text:p>27912400.1835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672">
            <text:p>156672</text:p>
          </table:table-cell>
          <table:table-cell office:value-type="float" office:value="28648626">
            <text:p>28648626</text:p>
          </table:table-cell>
          <table:table-cell office:value-type="float" office:value="34378159">
            <text:p>34378159</text:p>
          </table:table-cell>
          <table:table-cell office:value-type="float" office:value="26453154">
            <text:p>26453154</text:p>
          </table:table-cell>
          <table:table-cell office:value-type="float" office:value="27427922">
            <text:p>27427922</text:p>
          </table:table-cell>
          <table:table-cell table:formula="of:=[.B155]*LN([.B155])*15" office:value-type="float" office:value="28111444.8112091">
            <text:p>28111444.8112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7696">
            <text:p>157696</text:p>
          </table:table-cell>
          <table:table-cell office:value-type="float" office:value="28666835">
            <text:p>28666835</text:p>
          </table:table-cell>
          <table:table-cell office:value-type="float" office:value="35882712">
            <text:p>35882712</text:p>
          </table:table-cell>
          <table:table-cell office:value-type="float" office:value="26663826">
            <text:p>26663826</text:p>
          </table:table-cell>
          <table:table-cell office:value-type="float" office:value="28743341">
            <text:p>28743341</text:p>
          </table:table-cell>
          <table:table-cell table:formula="of:=[.B156]*LN([.B156])*15" office:value-type="float" office:value="28310589.8316905">
            <text:p>28310589.8316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720">
            <text:p>158720</text:p>
          </table:table-cell>
          <table:table-cell office:value-type="float" office:value="29633374">
            <text:p>29633374</text:p>
          </table:table-cell>
          <table:table-cell office:value-type="float" office:value="34254818">
            <text:p>34254818</text:p>
          </table:table-cell>
          <table:table-cell office:value-type="float" office:value="23875160">
            <text:p>23875160</text:p>
          </table:table-cell>
          <table:table-cell office:value-type="float" office:value="26863380">
            <text:p>26863380</text:p>
          </table:table-cell>
          <table:table-cell table:formula="of:=[.B157]*LN([.B157])*15" office:value-type="float" office:value="28509834.5931325">
            <text:p>28509834.5931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744">
            <text:p>159744</text:p>
          </table:table-cell>
          <table:table-cell office:value-type="float" office:value="29140033">
            <text:p>29140033</text:p>
          </table:table-cell>
          <table:table-cell office:value-type="float" office:value="29268869">
            <text:p>29268869</text:p>
          </table:table-cell>
          <table:table-cell office:value-type="float" office:value="26046234">
            <text:p>26046234</text:p>
          </table:table-cell>
          <table:table-cell office:value-type="float" office:value="27685787">
            <text:p>27685787</text:p>
          </table:table-cell>
          <table:table-cell table:formula="of:=[.B158]*LN([.B158])*15" office:value-type="float" office:value="28709178.4520362">
            <text:p>28709178.45203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768">
            <text:p>160768</text:p>
          </table:table-cell>
          <table:table-cell office:value-type="float" office:value="30033956">
            <text:p>30033956</text:p>
          </table:table-cell>
          <table:table-cell office:value-type="float" office:value="30189012">
            <text:p>30189012</text:p>
          </table:table-cell>
          <table:table-cell office:value-type="float" office:value="25879096">
            <text:p>25879096</text:p>
          </table:table-cell>
          <table:table-cell office:value-type="float" office:value="27222572">
            <text:p>27222572</text:p>
          </table:table-cell>
          <table:table-cell table:formula="of:=[.B159]*LN([.B159])*15" office:value-type="float" office:value="28908620.7731527">
            <text:p>28908620.77315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792">
            <text:p>161792</text:p>
          </table:table-cell>
          <table:table-cell office:value-type="float" office:value="29330995">
            <text:p>29330995</text:p>
          </table:table-cell>
          <table:table-cell office:value-type="float" office:value="29650911">
            <text:p>29650911</text:p>
          </table:table-cell>
          <table:table-cell office:value-type="float" office:value="29057701">
            <text:p>29057701</text:p>
          </table:table-cell>
          <table:table-cell office:value-type="float" office:value="28078364">
            <text:p>28078364</text:p>
          </table:table-cell>
          <table:table-cell table:formula="of:=[.B160]*LN([.B160])*15" office:value-type="float" office:value="29108160.9293257">
            <text:p>29108160.9293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816">
            <text:p>162816</text:p>
          </table:table-cell>
          <table:table-cell office:value-type="float" office:value="30339249">
            <text:p>30339249</text:p>
          </table:table-cell>
          <table:table-cell office:value-type="float" office:value="29656406">
            <text:p>29656406</text:p>
          </table:table-cell>
          <table:table-cell office:value-type="float" office:value="27253133">
            <text:p>27253133</text:p>
          </table:table-cell>
          <table:table-cell office:value-type="float" office:value="27570171">
            <text:p>27570171</text:p>
          </table:table-cell>
          <table:table-cell table:formula="of:=[.B161]*LN([.B161])*15" office:value-type="float" office:value="29307798.3013375">
            <text:p>29307798.3013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840">
            <text:p>163840</text:p>
          </table:table-cell>
          <table:table-cell office:value-type="float" office:value="30679256">
            <text:p>30679256</text:p>
          </table:table-cell>
          <table:table-cell office:value-type="float" office:value="30210823">
            <text:p>30210823</text:p>
          </table:table-cell>
          <table:table-cell office:value-type="float" office:value="26194055">
            <text:p>26194055</text:p>
          </table:table-cell>
          <table:table-cell office:value-type="float" office:value="29322704">
            <text:p>29322704</text:p>
          </table:table-cell>
          <table:table-cell table:formula="of:=[.B162]*LN([.B162])*15" office:value-type="float" office:value="29507532.2777599">
            <text:p>29507532.2777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864">
            <text:p>164864</text:p>
          </table:table-cell>
          <table:table-cell office:value-type="float" office:value="30369722">
            <text:p>30369722</text:p>
          </table:table-cell>
          <table:table-cell office:value-type="float" office:value="30639613">
            <text:p>30639613</text:p>
          </table:table-cell>
          <table:table-cell office:value-type="float" office:value="27531565">
            <text:p>27531565</text:p>
          </table:table-cell>
          <table:table-cell office:value-type="float" office:value="28579232">
            <text:p>28579232</text:p>
          </table:table-cell>
          <table:table-cell table:formula="of:=[.B163]*LN([.B163])*15" office:value-type="float" office:value="29707362.2548072">
            <text:p>29707362.2548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888">
            <text:p>165888</text:p>
          </table:table-cell>
          <table:table-cell office:value-type="float" office:value="37439627">
            <text:p>37439627</text:p>
          </table:table-cell>
          <table:table-cell office:value-type="float" office:value="30917659">
            <text:p>30917659</text:p>
          </table:table-cell>
          <table:table-cell office:value-type="float" office:value="28636188">
            <text:p>28636188</text:p>
          </table:table-cell>
          <table:table-cell office:value-type="float" office:value="28600910">
            <text:p>28600910</text:p>
          </table:table-cell>
          <table:table-cell table:formula="of:=[.B164]*LN([.B164])*15" office:value-type="float" office:value="29907287.6361947">
            <text:p>29907287.6361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912">
            <text:p>166912</text:p>
          </table:table-cell>
          <table:table-cell office:value-type="float" office:value="35691058">
            <text:p>35691058</text:p>
          </table:table-cell>
          <table:table-cell office:value-type="float" office:value="31128236">
            <text:p>31128236</text:p>
          </table:table-cell>
          <table:table-cell office:value-type="float" office:value="26461450">
            <text:p>26461450</text:p>
          </table:table-cell>
          <table:table-cell office:value-type="float" office:value="28667194">
            <text:p>28667194</text:p>
          </table:table-cell>
          <table:table-cell table:formula="of:=[.B165]*LN([.B165])*15" office:value-type="float" office:value="30107307.8329991">
            <text:p>30107307.832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936">
            <text:p>167936</text:p>
          </table:table-cell>
          <table:table-cell office:value-type="float" office:value="33441028">
            <text:p>33441028</text:p>
          </table:table-cell>
          <table:table-cell office:value-type="float" office:value="30231726">
            <text:p>30231726</text:p>
          </table:table-cell>
          <table:table-cell office:value-type="float" office:value="27617239">
            <text:p>27617239</text:p>
          </table:table-cell>
          <table:table-cell office:value-type="float" office:value="29324515">
            <text:p>29324515</text:p>
          </table:table-cell>
          <table:table-cell table:formula="of:=[.B166]*LN([.B166])*15" office:value-type="float" office:value="30307422.2635235">
            <text:p>30307422.2635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960">
            <text:p>168960</text:p>
          </table:table-cell>
          <table:table-cell office:value-type="float" office:value="33664096">
            <text:p>33664096</text:p>
          </table:table-cell>
          <table:table-cell office:value-type="float" office:value="32729199">
            <text:p>32729199</text:p>
          </table:table-cell>
          <table:table-cell office:value-type="float" office:value="26877299">
            <text:p>26877299</text:p>
          </table:table-cell>
          <table:table-cell office:value-type="float" office:value="28704281">
            <text:p>28704281</text:p>
          </table:table-cell>
          <table:table-cell table:formula="of:=[.B167]*LN([.B167])*15" office:value-type="float" office:value="30507630.3531649">
            <text:p>30507630.35316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984">
            <text:p>169984</text:p>
          </table:table-cell>
          <table:table-cell office:value-type="float" office:value="31620500">
            <text:p>31620500</text:p>
          </table:table-cell>
          <table:table-cell office:value-type="float" office:value="33099491">
            <text:p>33099491</text:p>
          </table:table-cell>
          <table:table-cell office:value-type="float" office:value="27995486">
            <text:p>27995486</text:p>
          </table:table-cell>
          <table:table-cell office:value-type="float" office:value="30012455">
            <text:p>30012455</text:p>
          </table:table-cell>
          <table:table-cell table:formula="of:=[.B168]*LN([.B168])*15" office:value-type="float" office:value="30707931.5342852">
            <text:p>30707931.5342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008">
            <text:p>171008</text:p>
          </table:table-cell>
          <table:table-cell office:value-type="float" office:value="32132005">
            <text:p>32132005</text:p>
          </table:table-cell>
          <table:table-cell office:value-type="float" office:value="41069232">
            <text:p>41069232</text:p>
          </table:table-cell>
          <table:table-cell office:value-type="float" office:value="30234427">
            <text:p>30234427</text:p>
          </table:table-cell>
          <table:table-cell office:value-type="float" office:value="30828619">
            <text:p>30828619</text:p>
          </table:table-cell>
          <table:table-cell table:formula="of:=[.B169]*LN([.B169])*15" office:value-type="float" office:value="30908325.2460857">
            <text:p>30908325.2460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032">
            <text:p>172032</text:p>
          </table:table-cell>
          <table:table-cell office:value-type="float" office:value="31695569">
            <text:p>31695569</text:p>
          </table:table-cell>
          <table:table-cell office:value-type="float" office:value="38145709">
            <text:p>38145709</text:p>
          </table:table-cell>
          <table:table-cell office:value-type="float" office:value="26927101">
            <text:p>26927101</text:p>
          </table:table-cell>
          <table:table-cell office:value-type="float" office:value="29703655">
            <text:p>29703655</text:p>
          </table:table-cell>
          <table:table-cell table:formula="of:=[.B170]*LN([.B170])*15" office:value-type="float" office:value="31108810.9344838">
            <text:p>31108810.93448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056">
            <text:p>173056</text:p>
          </table:table-cell>
          <table:table-cell office:value-type="float" office:value="32195908">
            <text:p>32195908</text:p>
          </table:table-cell>
          <table:table-cell office:value-type="float" office:value="34060800">
            <text:p>34060800</text:p>
          </table:table-cell>
          <table:table-cell office:value-type="float" office:value="27151198">
            <text:p>27151198</text:p>
          </table:table-cell>
          <table:table-cell office:value-type="float" office:value="30127803">
            <text:p>30127803</text:p>
          </table:table-cell>
          <table:table-cell table:formula="of:=[.B171]*LN([.B171])*15" office:value-type="float" office:value="31309388.0519932">
            <text:p>31309388.0519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080">
            <text:p>174080</text:p>
          </table:table-cell>
          <table:table-cell office:value-type="float" office:value="31919937">
            <text:p>31919937</text:p>
          </table:table-cell>
          <table:table-cell office:value-type="float" office:value="40697074">
            <text:p>40697074</text:p>
          </table:table-cell>
          <table:table-cell office:value-type="float" office:value="28124392">
            <text:p>28124392</text:p>
          </table:table-cell>
          <table:table-cell office:value-type="float" office:value="29669351">
            <text:p>29669351</text:p>
          </table:table-cell>
          <table:table-cell table:formula="of:=[.B172]*LN([.B172])*15" office:value-type="float" office:value="31510056.0576069">
            <text:p>31510056.0576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104">
            <text:p>175104</text:p>
          </table:table-cell>
          <table:table-cell office:value-type="float" office:value="31691669">
            <text:p>31691669</text:p>
          </table:table-cell>
          <table:table-cell office:value-type="float" office:value="32284633">
            <text:p>32284633</text:p>
          </table:table-cell>
          <table:table-cell office:value-type="float" office:value="27100886">
            <text:p>27100886</text:p>
          </table:table-cell>
          <table:table-cell office:value-type="float" office:value="31100603">
            <text:p>31100603</text:p>
          </table:table-cell>
          <table:table-cell table:formula="of:=[.B173]*LN([.B173])*15" office:value-type="float" office:value="31710814.4166829">
            <text:p>31710814.41668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128">
            <text:p>176128</text:p>
          </table:table-cell>
          <table:table-cell office:value-type="float" office:value="33966995">
            <text:p>33966995</text:p>
          </table:table-cell>
          <table:table-cell office:value-type="float" office:value="31969847">
            <text:p>31969847</text:p>
          </table:table-cell>
          <table:table-cell office:value-type="float" office:value="26482280">
            <text:p>26482280</text:p>
          </table:table-cell>
          <table:table-cell office:value-type="float" office:value="30955016">
            <text:p>30955016</text:p>
          </table:table-cell>
          <table:table-cell table:formula="of:=[.B174]*LN([.B174])*15" office:value-type="float" office:value="31911662.6008323">
            <text:p>31911662.60083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152">
            <text:p>177152</text:p>
          </table:table-cell>
          <table:table-cell office:value-type="float" office:value="32919452">
            <text:p>32919452</text:p>
          </table:table-cell>
          <table:table-cell office:value-type="float" office:value="33987210">
            <text:p>33987210</text:p>
          </table:table-cell>
          <table:table-cell office:value-type="float" office:value="33200620">
            <text:p>33200620</text:p>
          </table:table-cell>
          <table:table-cell office:value-type="float" office:value="30680592">
            <text:p>30680592</text:p>
          </table:table-cell>
          <table:table-cell table:formula="of:=[.B175]*LN([.B175])*15" office:value-type="float" office:value="32112600.0878104">
            <text:p>32112600.0878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176">
            <text:p>178176</text:p>
          </table:table-cell>
          <table:table-cell office:value-type="float" office:value="32476883">
            <text:p>32476883</text:p>
          </table:table-cell>
          <table:table-cell office:value-type="float" office:value="33109609">
            <text:p>33109609</text:p>
          </table:table-cell>
          <table:table-cell office:value-type="float" office:value="34670985">
            <text:p>34670985</text:p>
          </table:table-cell>
          <table:table-cell office:value-type="float" office:value="31458255">
            <text:p>31458255</text:p>
          </table:table-cell>
          <table:table-cell table:formula="of:=[.B176]*LN([.B176])*15" office:value-type="float" office:value="32313626.36141">
            <text:p>32313626.36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200">
            <text:p>179200</text:p>
          </table:table-cell>
          <table:table-cell office:value-type="float" office:value="33750923">
            <text:p>33750923</text:p>
          </table:table-cell>
          <table:table-cell office:value-type="float" office:value="32227971">
            <text:p>32227971</text:p>
          </table:table-cell>
          <table:table-cell office:value-type="float" office:value="36112928">
            <text:p>36112928</text:p>
          </table:table-cell>
          <table:table-cell office:value-type="float" office:value="30511970">
            <text:p>30511970</text:p>
          </table:table-cell>
          <table:table-cell table:formula="of:=[.B177]*LN([.B177])*15" office:value-type="float" office:value="32514740.9113577">
            <text:p>32514740.9113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224">
            <text:p>180224</text:p>
          </table:table-cell>
          <table:table-cell office:value-type="float" office:value="33090540">
            <text:p>33090540</text:p>
          </table:table-cell>
          <table:table-cell office:value-type="float" office:value="34730759">
            <text:p>34730759</text:p>
          </table:table-cell>
          <table:table-cell office:value-type="float" office:value="29125288">
            <text:p>29125288</text:p>
          </table:table-cell>
          <table:table-cell office:value-type="float" office:value="31490461">
            <text:p>31490461</text:p>
          </table:table-cell>
          <table:table-cell table:formula="of:=[.B178]*LN([.B178])*15" office:value-type="float" office:value="32715943.2332117">
            <text:p>32715943.2332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248">
            <text:p>181248</text:p>
          </table:table-cell>
          <table:table-cell office:value-type="float" office:value="33033398">
            <text:p>33033398</text:p>
          </table:table-cell>
          <table:table-cell office:value-type="float" office:value="35193341">
            <text:p>35193341</text:p>
          </table:table-cell>
          <table:table-cell office:value-type="float" office:value="28094363">
            <text:p>28094363</text:p>
          </table:table-cell>
          <table:table-cell office:value-type="float" office:value="33268034">
            <text:p>33268034</text:p>
          </table:table-cell>
          <table:table-cell table:formula="of:=[.B179]*LN([.B179])*15" office:value-type="float" office:value="32917232.8282625">
            <text:p>32917232.8282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272">
            <text:p>182272</text:p>
          </table:table-cell>
          <table:table-cell office:value-type="float" office:value="36113221">
            <text:p>36113221</text:p>
          </table:table-cell>
          <table:table-cell office:value-type="float" office:value="33964101">
            <text:p>33964101</text:p>
          </table:table-cell>
          <table:table-cell office:value-type="float" office:value="28001916">
            <text:p>28001916</text:p>
          </table:table-cell>
          <table:table-cell office:value-type="float" office:value="32438623">
            <text:p>32438623</text:p>
          </table:table-cell>
          <table:table-cell table:formula="of:=[.B180]*LN([.B180])*15" office:value-type="float" office:value="33118609.2034359">
            <text:p>33118609.2034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296">
            <text:p>183296</text:p>
          </table:table-cell>
          <table:table-cell office:value-type="float" office:value="34554484">
            <text:p>34554484</text:p>
          </table:table-cell>
          <table:table-cell office:value-type="float" office:value="35248208">
            <text:p>35248208</text:p>
          </table:table-cell>
          <table:table-cell office:value-type="float" office:value="26198183">
            <text:p>26198183</text:p>
          </table:table-cell>
          <table:table-cell office:value-type="float" office:value="36426105">
            <text:p>36426105</text:p>
          </table:table-cell>
          <table:table-cell table:formula="of:=[.B181]*LN([.B181])*15" office:value-type="float" office:value="33320071.8711982">
            <text:p>33320071.8711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320">
            <text:p>184320</text:p>
          </table:table-cell>
          <table:table-cell office:value-type="float" office:value="34817699">
            <text:p>34817699</text:p>
          </table:table-cell>
          <table:table-cell office:value-type="float" office:value="34396274">
            <text:p>34396274</text:p>
          </table:table-cell>
          <table:table-cell office:value-type="float" office:value="26715834">
            <text:p>26715834</text:p>
          </table:table-cell>
          <table:table-cell office:value-type="float" office:value="37094884">
            <text:p>37094884</text:p>
          </table:table-cell>
          <table:table-cell table:formula="of:=[.B182]*LN([.B182])*15" office:value-type="float" office:value="33521620.3494626">
            <text:p>33521620.3494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344">
            <text:p>185344</text:p>
          </table:table-cell>
          <table:table-cell office:value-type="float" office:value="33924062">
            <text:p>33924062</text:p>
          </table:table-cell>
          <table:table-cell office:value-type="float" office:value="34861680">
            <text:p>34861680</text:p>
          </table:table-cell>
          <table:table-cell office:value-type="float" office:value="27107066">
            <text:p>27107066</text:p>
          </table:table-cell>
          <table:table-cell office:value-type="float" office:value="37351166">
            <text:p>37351166</text:p>
          </table:table-cell>
          <table:table-cell table:formula="of:=[.B183]*LN([.B183])*15" office:value-type="float" office:value="33723254.1614994">
            <text:p>33723254.1614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368">
            <text:p>186368</text:p>
          </table:table-cell>
          <table:table-cell office:value-type="float" office:value="35708847">
            <text:p>35708847</text:p>
          </table:table-cell>
          <table:table-cell office:value-type="float" office:value="35586844">
            <text:p>35586844</text:p>
          </table:table-cell>
          <table:table-cell office:value-type="float" office:value="26779667">
            <text:p>26779667</text:p>
          </table:table-cell>
          <table:table-cell office:value-type="float" office:value="40622631">
            <text:p>40622631</text:p>
          </table:table-cell>
          <table:table-cell table:formula="of:=[.B184]*LN([.B184])*15" office:value-type="float" office:value="33924972.8358463">
            <text:p>33924972.8358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392">
            <text:p>187392</text:p>
          </table:table-cell>
          <table:table-cell office:value-type="float" office:value="34580782">
            <text:p>34580782</text:p>
          </table:table-cell>
          <table:table-cell office:value-type="float" office:value="35194787">
            <text:p>35194787</text:p>
          </table:table-cell>
          <table:table-cell office:value-type="float" office:value="27338775">
            <text:p>27338775</text:p>
          </table:table-cell>
          <table:table-cell office:value-type="float" office:value="32608033">
            <text:p>32608033</text:p>
          </table:table-cell>
          <table:table-cell table:formula="of:=[.B185]*LN([.B185])*15" office:value-type="float" office:value="34126775.9062223">
            <text:p>34126775.9062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416">
            <text:p>188416</text:p>
          </table:table-cell>
          <table:table-cell office:value-type="float" office:value="34425455">
            <text:p>34425455</text:p>
          </table:table-cell>
          <table:table-cell office:value-type="float" office:value="34716282">
            <text:p>34716282</text:p>
          </table:table-cell>
          <table:table-cell office:value-type="float" office:value="27205528">
            <text:p>27205528</text:p>
          </table:table-cell>
          <table:table-cell office:value-type="float" office:value="33093817">
            <text:p>33093817</text:p>
          </table:table-cell>
          <table:table-cell table:formula="of:=[.B186]*LN([.B186])*15" office:value-type="float" office:value="34328662.9114422">
            <text:p>34328662.91144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440">
            <text:p>189440</text:p>
          </table:table-cell>
          <table:table-cell office:value-type="float" office:value="36143099">
            <text:p>36143099</text:p>
          </table:table-cell>
          <table:table-cell office:value-type="float" office:value="34580746">
            <text:p>34580746</text:p>
          </table:table-cell>
          <table:table-cell office:value-type="float" office:value="27702439">
            <text:p>27702439</text:p>
          </table:table-cell>
          <table:table-cell office:value-type="float" office:value="33300747">
            <text:p>33300747</text:p>
          </table:table-cell>
          <table:table-cell table:formula="of:=[.B187]*LN([.B187])*15" office:value-type="float" office:value="34530633.395334">
            <text:p>34530633.395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464">
            <text:p>190464</text:p>
          </table:table-cell>
          <table:table-cell office:value-type="float" office:value="35908472">
            <text:p>35908472</text:p>
          </table:table-cell>
          <table:table-cell office:value-type="float" office:value="36642127">
            <text:p>36642127</text:p>
          </table:table-cell>
          <table:table-cell office:value-type="float" office:value="29779316">
            <text:p>29779316</text:p>
          </table:table-cell>
          <table:table-cell office:value-type="float" office:value="33778775">
            <text:p>33778775</text:p>
          </table:table-cell>
          <table:table-cell table:formula="of:=[.B188]*LN([.B188])*15" office:value-type="float" office:value="34732686.9066571">
            <text:p>34732686.9066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488">
            <text:p>191488</text:p>
          </table:table-cell>
          <table:table-cell office:value-type="float" office:value="35025068">
            <text:p>35025068</text:p>
          </table:table-cell>
          <table:table-cell office:value-type="float" office:value="36381709">
            <text:p>36381709</text:p>
          </table:table-cell>
          <table:table-cell office:value-type="float" office:value="26762758">
            <text:p>26762758</text:p>
          </table:table-cell>
          <table:table-cell office:value-type="float" office:value="35783830">
            <text:p>35783830</text:p>
          </table:table-cell>
          <table:table-cell table:formula="of:=[.B189]*LN([.B189])*15" office:value-type="float" office:value="34934822.9990232">
            <text:p>34934822.9990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512">
            <text:p>192512</text:p>
          </table:table-cell>
          <table:table-cell office:value-type="float" office:value="36142505">
            <text:p>36142505</text:p>
          </table:table-cell>
          <table:table-cell office:value-type="float" office:value="36373571">
            <text:p>36373571</text:p>
          </table:table-cell>
          <table:table-cell office:value-type="float" office:value="28538721">
            <text:p>28538721</text:p>
          </table:table-cell>
          <table:table-cell office:value-type="float" office:value="33947059">
            <text:p>33947059</text:p>
          </table:table-cell>
          <table:table-cell table:formula="of:=[.B190]*LN([.B190])*15" office:value-type="float" office:value="35137041.2308182">
            <text:p>35137041.2308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536">
            <text:p>193536</text:p>
          </table:table-cell>
          <table:table-cell office:value-type="float" office:value="35558475">
            <text:p>35558475</text:p>
          </table:table-cell>
          <table:table-cell office:value-type="float" office:value="36303150">
            <text:p>36303150</text:p>
          </table:table-cell>
          <table:table-cell office:value-type="float" office:value="28144457">
            <text:p>28144457</text:p>
          </table:table-cell>
          <table:table-cell office:value-type="float" office:value="33995191">
            <text:p>33995191</text:p>
          </table:table-cell>
          <table:table-cell table:formula="of:=[.B191]*LN([.B191])*15" office:value-type="float" office:value="35339341.1651262">
            <text:p>35339341.1651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560">
            <text:p>194560</text:p>
          </table:table-cell>
          <table:table-cell office:value-type="float" office:value="36701958">
            <text:p>36701958</text:p>
          </table:table-cell>
          <table:table-cell office:value-type="float" office:value="35478964">
            <text:p>35478964</text:p>
          </table:table-cell>
          <table:table-cell office:value-type="float" office:value="28543531">
            <text:p>28543531</text:p>
          </table:table-cell>
          <table:table-cell office:value-type="float" office:value="34355898">
            <text:p>34355898</text:p>
          </table:table-cell>
          <table:table-cell table:formula="of:=[.B192]*LN([.B192])*15" office:value-type="float" office:value="35541722.3696546">
            <text:p>35541722.3696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584">
            <text:p>195584</text:p>
          </table:table-cell>
          <table:table-cell office:value-type="float" office:value="36502924">
            <text:p>36502924</text:p>
          </table:table-cell>
          <table:table-cell office:value-type="float" office:value="35900560">
            <text:p>35900560</text:p>
          </table:table-cell>
          <table:table-cell office:value-type="float" office:value="30298950">
            <text:p>30298950</text:p>
          </table:table-cell>
          <table:table-cell office:value-type="float" office:value="33893108">
            <text:p>33893108</text:p>
          </table:table-cell>
          <table:table-cell table:formula="of:=[.B193]*LN([.B193])*15" office:value-type="float" office:value="35744184.4166615">
            <text:p>35744184.4166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608">
            <text:p>196608</text:p>
          </table:table-cell>
          <table:table-cell office:value-type="float" office:value="40677633">
            <text:p>40677633</text:p>
          </table:table-cell>
          <table:table-cell office:value-type="float" office:value="35689686">
            <text:p>35689686</text:p>
          </table:table-cell>
          <table:table-cell office:value-type="float" office:value="30403181">
            <text:p>30403181</text:p>
          </table:table-cell>
          <table:table-cell office:value-type="float" office:value="35313674">
            <text:p>35313674</text:p>
          </table:table-cell>
          <table:table-cell table:formula="of:=[.B194]*LN([.B194])*15" office:value-type="float" office:value="35946726.882884">
            <text:p>35946726.882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632">
            <text:p>197632</text:p>
          </table:table-cell>
          <table:table-cell office:value-type="float" office:value="41333593">
            <text:p>41333593</text:p>
          </table:table-cell>
          <table:table-cell office:value-type="float" office:value="36602111">
            <text:p>36602111</text:p>
          </table:table-cell>
          <table:table-cell office:value-type="float" office:value="27835806">
            <text:p>27835806</text:p>
          </table:table-cell>
          <table:table-cell office:value-type="float" office:value="34253390">
            <text:p>34253390</text:p>
          </table:table-cell>
          <table:table-cell table:formula="of:=[.B195]*LN([.B195])*15" office:value-type="float" office:value="36149349.3494682">
            <text:p>36149349.3494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656">
            <text:p>198656</text:p>
          </table:table-cell>
          <table:table-cell office:value-type="float" office:value="51459834">
            <text:p>51459834</text:p>
          </table:table-cell>
          <table:table-cell office:value-type="float" office:value="36149440">
            <text:p>36149440</text:p>
          </table:table-cell>
          <table:table-cell office:value-type="float" office:value="31024744">
            <text:p>31024744</text:p>
          </table:table-cell>
          <table:table-cell office:value-type="float" office:value="34454432">
            <text:p>34454432</text:p>
          </table:table-cell>
          <table:table-cell table:formula="of:=[.B196]*LN([.B196])*15" office:value-type="float" office:value="36352051.4019007">
            <text:p>36352051.4019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680">
            <text:p>199680</text:p>
          </table:table-cell>
          <table:table-cell office:value-type="float" office:value="38129044">
            <text:p>38129044</text:p>
          </table:table-cell>
          <table:table-cell office:value-type="float" office:value="37227955">
            <text:p>37227955</text:p>
          </table:table-cell>
          <table:table-cell office:value-type="float" office:value="33399991">
            <text:p>33399991</text:p>
          </table:table-cell>
          <table:table-cell office:value-type="float" office:value="35538873">
            <text:p>35538873</text:p>
          </table:table-cell>
          <table:table-cell table:formula="of:=[.B197]*LN([.B197])*15" office:value-type="float" office:value="36554832.6299416">
            <text:p>36554832.6299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704">
            <text:p>200704</text:p>
          </table:table-cell>
          <table:table-cell office:value-type="float" office:value="37609267">
            <text:p>37609267</text:p>
          </table:table-cell>
          <table:table-cell office:value-type="float" office:value="51481246">
            <text:p>51481246</text:p>
          </table:table-cell>
          <table:table-cell office:value-type="float" office:value="34696763">
            <text:p>34696763</text:p>
          </table:table-cell>
          <table:table-cell office:value-type="float" office:value="34756496">
            <text:p>34756496</text:p>
          </table:table-cell>
          <table:table-cell table:formula="of:=[.B198]*LN([.B198])*15" office:value-type="float" office:value="36757692.6275585">
            <text:p>36757692.6275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728">
            <text:p>201728</text:p>
          </table:table-cell>
          <table:table-cell office:value-type="float" office:value="37165355">
            <text:p>37165355</text:p>
          </table:table-cell>
          <table:table-cell office:value-type="float" office:value="43691231">
            <text:p>43691231</text:p>
          </table:table-cell>
          <table:table-cell office:value-type="float" office:value="35988310">
            <text:p>35988310</text:p>
          </table:table-cell>
          <table:table-cell office:value-type="float" office:value="36585783">
            <text:p>36585783</text:p>
          </table:table-cell>
          <table:table-cell table:formula="of:=[.B199]*LN([.B199])*15" office:value-type="float" office:value="36960630.9928624">
            <text:p>36960630.9928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752">
            <text:p>202752</text:p>
          </table:table-cell>
          <table:table-cell office:value-type="float" office:value="37343826">
            <text:p>37343826</text:p>
          </table:table-cell>
          <table:table-cell office:value-type="float" office:value="42464754">
            <text:p>42464754</text:p>
          </table:table-cell>
          <table:table-cell office:value-type="float" office:value="32226526">
            <text:p>32226526</text:p>
          </table:table-cell>
          <table:table-cell office:value-type="float" office:value="35353699">
            <text:p>35353699</text:p>
          </table:table-cell>
          <table:table-cell table:formula="of:=[.B200]*LN([.B200])*15" office:value-type="float" office:value="37163647.3280442">
            <text:p>37163647.3280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776">
            <text:p>203776</text:p>
          </table:table-cell>
          <table:table-cell office:value-type="float" office:value="37512062">
            <text:p>37512062</text:p>
          </table:table-cell>
          <table:table-cell office:value-type="float" office:value="38342700">
            <text:p>38342700</text:p>
          </table:table-cell>
          <table:table-cell office:value-type="float" office:value="29805811">
            <text:p>29805811</text:p>
          </table:table-cell>
          <table:table-cell office:value-type="float" office:value="36379762">
            <text:p>36379762</text:p>
          </table:table-cell>
          <table:table-cell table:formula="of:=[.B201]*LN([.B201])*15" office:value-type="float" office:value="37366741.2393134">
            <text:p>37366741.2393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800">
            <text:p>204800</text:p>
          </table:table-cell>
          <table:table-cell office:value-type="float" office:value="38862620">
            <text:p>38862620</text:p>
          </table:table-cell>
          <table:table-cell office:value-type="float" office:value="37652517">
            <text:p>37652517</text:p>
          </table:table-cell>
          <table:table-cell office:value-type="float" office:value="31739302">
            <text:p>31739302</text:p>
          </table:table-cell>
          <table:table-cell office:value-type="float" office:value="36968965">
            <text:p>36968965</text:p>
          </table:table-cell>
          <table:table-cell table:formula="of:=[.B202]*LN([.B202])*15" office:value-type="float" office:value="37569912.3368371">
            <text:p>37569912.33683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6487786">
            <text:p>364877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6444767">
            <text:p>364447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472066">
            <text:p>3747206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527158">
            <text:p>375271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6934844">
            <text:p>369348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325138">
            <text:p>373251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655984">
            <text:p>3865598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727612">
            <text:p>507276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382378">
            <text:p>4638237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5927808">
            <text:p>4592780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879714">
            <text:p>388797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551494">
            <text:p>3855149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725507">
            <text:p>3772550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9189192">
            <text:p>3918919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677566">
            <text:p>3867756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751210">
            <text:p>4075121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482594">
            <text:p>3848259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688637">
            <text:p>3868863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557975">
            <text:p>405579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396851">
            <text:p>4039685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417937">
            <text:p>4041793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026276">
            <text:p>4002627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269062">
            <text:p>4026906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9645143">
            <text:p>3964514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156697">
            <text:p>421566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1070239">
            <text:p>410702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082363">
            <text:p>4008236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0652454">
            <text:p>4065245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540935">
            <text:p>4354093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808344">
            <text:p>428083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1015331">
            <text:p>4101533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550867">
            <text:p>425508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767562">
            <text:p>4676756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558367">
            <text:p>535583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493961">
            <text:p>5149396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052641">
            <text:p>4705264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749500">
            <text:p>467495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352454">
            <text:p>4335245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192109">
            <text:p>4219210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961238">
            <text:p>439612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4988508">
            <text:p>4498850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2734672">
            <text:p>4273467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505403">
            <text:p>4350540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790243">
            <text:p>4379024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135193">
            <text:p>4613519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4119514">
            <text:p>441195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3974082">
            <text:p>4397408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214216">
            <text:p>4621421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5968265">
            <text:p>459682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432795">
            <text:p>464327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4885147">
            <text:p>4488514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926504">
            <text:p>4692650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691328">
            <text:p>4769132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6070232">
            <text:p>4607023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5168818">
            <text:p>451688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370155">
            <text:p>513701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689384">
            <text:p>5968938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2145556">
            <text:p>5214555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930277">
            <text:p>5193027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569897">
            <text:p>495698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356355">
            <text:p>49356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212717">
            <text:p>482127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472218">
            <text:p>484722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295841">
            <text:p>4829584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768768">
            <text:p>4876876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068311">
            <text:p>480683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362978">
            <text:p>4936297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376380">
            <text:p>4837638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907730">
            <text:p>4790773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365911">
            <text:p>483659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883482">
            <text:p>5088348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575129">
            <text:p>5057512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8870657">
            <text:p>488706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758366">
            <text:p>4975836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2461507">
            <text:p>5246150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9472113">
            <text:p>494721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2951811">
            <text:p>529518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170955">
            <text:p>611709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847524">
            <text:p>5684752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2066788">
            <text:p>5206678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492949">
            <text:p>514929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653691">
            <text:p>516536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781885">
            <text:p>507818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298548">
            <text:p>5129854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163255">
            <text:p>531632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1322688">
            <text:p>5132268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027819">
            <text:p>5302781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678649">
            <text:p>536786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879739">
            <text:p>538797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790090">
            <text:p>5379009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097640">
            <text:p>5309764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995942">
            <text:p>5599594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970921">
            <text:p>5397092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4582302">
            <text:p>5458230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361926">
            <text:p>553619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3106851">
            <text:p>5310685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503291">
            <text:p>615032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669280">
            <text:p>6966928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948839">
            <text:p>569488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4179845">
            <text:p>5417984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239850">
            <text:p>552398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066405">
            <text:p>5506640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854977">
            <text:p>5585497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331943">
            <text:p>5633194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839986">
            <text:p>598399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100015">
            <text:p>551000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7144496">
            <text:p>5714449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7119278">
            <text:p>5711927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5903196">
            <text:p>5590319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372925">
            <text:p>563729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8251670">
            <text:p>5825167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318198">
            <text:p>5631819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837860">
            <text:p>5683786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7598982">
            <text:p>5759898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8493359">
            <text:p>584933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340331">
            <text:p>6934033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133533">
            <text:p>701335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8820548">
            <text:p>5882054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7604392">
            <text:p>5760439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331885">
            <text:p>643318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8463770">
            <text:p>5846377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726779">
            <text:p>5972677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602638">
            <text:p>596026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785042">
            <text:p>5978504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099065">
            <text:p>600990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308900">
            <text:p>603089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060496">
            <text:p>6006049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642491">
            <text:p>596424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671744">
            <text:p>616717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299080">
            <text:p>6029908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813919">
            <text:p>5981391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540722">
            <text:p>625407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048946">
            <text:p>6804894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329764">
            <text:p>7232976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235317">
            <text:p>622353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578114">
            <text:p>605781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3982658">
            <text:p>639826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742613">
            <text:p>627426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458760">
            <text:p>6145876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526674">
            <text:p>6152667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3037923">
            <text:p>6303792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1470386">
            <text:p>614703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3514452">
            <text:p>6351445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200018">
            <text:p>642000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974323">
            <text:p>6297432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2973660">
            <text:p>6297366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750999">
            <text:p>647509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3453885">
            <text:p>634538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733995">
            <text:p>647339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6789320">
            <text:p>767893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8554714">
            <text:p>785547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5937284">
            <text:p>6593728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206134">
            <text:p>642061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6101917">
            <text:p>661019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7253906">
            <text:p>6725390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4888328">
            <text:p>6488832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6247670">
            <text:p>6624767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873263">
            <text:p>6887326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6657884">
            <text:p>6665788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6297368">
            <text:p>6629736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5968586">
            <text:p>659685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5537762">
            <text:p>6553776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7841409">
            <text:p>6784140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7214221">
            <text:p>6721422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3442562">
            <text:p>7344256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1180950">
            <text:p>811809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263266">
            <text:p>7226326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000583">
            <text:p>6900058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251068">
            <text:p>6925106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7143111">
            <text:p>671431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844526">
            <text:p>698445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9443165">
            <text:p>694431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144895">
            <text:p>681448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1057048">
            <text:p>7105704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262922">
            <text:p>682629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333683">
            <text:p>7033368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8858776">
            <text:p>6885877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101420">
            <text:p>701014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193205">
            <text:p>7219320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190035">
            <text:p>7019003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1788058">
            <text:p>817880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5806783">
            <text:p>7580678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965924">
            <text:p>7096592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962704">
            <text:p>7096270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831225">
            <text:p>708312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1301521">
            <text:p>7130152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1936712">
            <text:p>719367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428550">
            <text:p>704285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4405253">
            <text:p>7440525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921650">
            <text:p>709216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762191">
            <text:p>727621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0730079">
            <text:p>8073007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201597">
            <text:p>722015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4389330">
            <text:p>7438933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1481625">
            <text:p>814816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5748458">
            <text:p>857484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373149">
            <text:p>72373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3746248">
            <text:p>7374624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4741657">
            <text:p>747416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2783945">
            <text:p>72783945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1024">
            <text:p>1024</text:p>
          </table:table-cell>
          <table:table-cell office:value-type="float" office:value="147327">
            <text:p>147327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48">
            <text:p>2048</text:p>
          </table:table-cell>
          <table:table-cell office:value-type="float" office:value="355682">
            <text:p>355682</text:p>
          </table:table-cell>
          <table:table-cell office:value-type="float" office:value="355">
            <text:p>3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72">
            <text:p>3072</text:p>
          </table:table-cell>
          <table:table-cell office:value-type="float" office:value="519465">
            <text:p>519465</text:p>
          </table:table-cell>
          <table:table-cell office:value-type="float" office:value="519">
            <text:p>5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96">
            <text:p>4096</text:p>
          </table:table-cell>
          <table:table-cell office:value-type="float" office:value="866398">
            <text:p>866398</text:p>
          </table:table-cell>
          <table:table-cell office:value-type="float" office:value="866">
            <text:p>8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120">
            <text:p>5120</text:p>
          </table:table-cell>
          <table:table-cell office:value-type="float" office:value="1181033">
            <text:p>1181033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144">
            <text:p>6144</text:p>
          </table:table-cell>
          <table:table-cell office:value-type="float" office:value="936981">
            <text:p>936981</text:p>
          </table:table-cell>
          <table:table-cell office:value-type="float" office:value="936">
            <text:p>9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168">
            <text:p>7168</text:p>
          </table:table-cell>
          <table:table-cell office:value-type="float" office:value="1689340">
            <text:p>1689340</text:p>
          </table:table-cell>
          <table:table-cell office:value-type="float" office:value="1689">
            <text:p>1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192">
            <text:p>8192</text:p>
          </table:table-cell>
          <table:table-cell office:value-type="float" office:value="1782613">
            <text:p>1782613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216">
            <text:p>9216</text:p>
          </table:table-cell>
          <table:table-cell office:value-type="float" office:value="2251466">
            <text:p>2251466</text:p>
          </table:table-cell>
          <table:table-cell office:value-type="float" office:value="2251">
            <text:p>22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240">
            <text:p>10240</text:p>
          </table:table-cell>
          <table:table-cell office:value-type="float" office:value="2029843">
            <text:p>2029843</text:p>
          </table:table-cell>
          <table:table-cell office:value-type="float" office:value="2029">
            <text:p>20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264">
            <text:p>11264</text:p>
          </table:table-cell>
          <table:table-cell office:value-type="float" office:value="1818081">
            <text:p>1818081</text:p>
          </table:table-cell>
          <table:table-cell office:value-type="float" office:value="1818">
            <text:p>18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288">
            <text:p>12288</text:p>
          </table:table-cell>
          <table:table-cell office:value-type="float" office:value="2181708">
            <text:p>2181708</text:p>
          </table:table-cell>
          <table:table-cell office:value-type="float" office:value="2181">
            <text:p>21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312">
            <text:p>13312</text:p>
          </table:table-cell>
          <table:table-cell office:value-type="float" office:value="2827452">
            <text:p>2827452</text:p>
          </table:table-cell>
          <table:table-cell office:value-type="float" office:value="2827">
            <text:p>28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336">
            <text:p>14336</text:p>
          </table:table-cell>
          <table:table-cell office:value-type="float" office:value="2374087">
            <text:p>2374087</text:p>
          </table:table-cell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360">
            <text:p>15360</text:p>
          </table:table-cell>
          <table:table-cell office:value-type="float" office:value="4013874">
            <text:p>4013874</text:p>
          </table:table-cell>
          <table:table-cell office:value-type="float" office:value="4013">
            <text:p>40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384">
            <text:p>16384</text:p>
          </table:table-cell>
          <table:table-cell office:value-type="float" office:value="4464366">
            <text:p>4464366</text:p>
          </table:table-cell>
          <table:table-cell office:value-type="float" office:value="4464">
            <text:p>44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408">
            <text:p>17408</text:p>
          </table:table-cell>
          <table:table-cell office:value-type="float" office:value="3853603">
            <text:p>3853603</text:p>
          </table:table-cell>
          <table:table-cell office:value-type="float" office:value="3853">
            <text:p>38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432">
            <text:p>18432</text:p>
          </table:table-cell>
          <table:table-cell office:value-type="float" office:value="2957844">
            <text:p>2957844</text:p>
          </table:table-cell>
          <table:table-cell office:value-type="float" office:value="2957">
            <text:p>29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456">
            <text:p>19456</text:p>
          </table:table-cell>
          <table:table-cell office:value-type="float" office:value="3319789">
            <text:p>3319789</text:p>
          </table:table-cell>
          <table:table-cell office:value-type="float" office:value="3319">
            <text:p>33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480">
            <text:p>20480</text:p>
          </table:table-cell>
          <table:table-cell office:value-type="float" office:value="4066262">
            <text:p>4066262</text:p>
          </table:table-cell>
          <table:table-cell office:value-type="float" office:value="4066">
            <text:p>406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504">
            <text:p>21504</text:p>
          </table:table-cell>
          <table:table-cell office:value-type="float" office:value="3897762">
            <text:p>3897762</text:p>
          </table:table-cell>
          <table:table-cell office:value-type="float" office:value="3897">
            <text:p>389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528">
            <text:p>22528</text:p>
          </table:table-cell>
          <table:table-cell office:value-type="float" office:value="3836509">
            <text:p>3836509</text:p>
          </table:table-cell>
          <table:table-cell office:value-type="float" office:value="3836">
            <text:p>38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552">
            <text:p>23552</text:p>
          </table:table-cell>
          <table:table-cell office:value-type="float" office:value="4076404">
            <text:p>4076404</text:p>
          </table:table-cell>
          <table:table-cell office:value-type="float" office:value="4076">
            <text:p>407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576">
            <text:p>24576</text:p>
          </table:table-cell>
          <table:table-cell office:value-type="float" office:value="4160475">
            <text:p>4160475</text:p>
          </table:table-cell>
          <table:table-cell office:value-type="float" office:value="4160">
            <text:p>41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600">
            <text:p>25600</text:p>
          </table:table-cell>
          <table:table-cell office:value-type="float" office:value="4220269">
            <text:p>4220269</text:p>
          </table:table-cell>
          <table:table-cell office:value-type="float" office:value="4220">
            <text:p>42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624">
            <text:p>26624</text:p>
          </table:table-cell>
          <table:table-cell office:value-type="float" office:value="5291467">
            <text:p>5291467</text:p>
          </table:table-cell>
          <table:table-cell office:value-type="float" office:value="5291">
            <text:p>529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648">
            <text:p>27648</text:p>
          </table:table-cell>
          <table:table-cell office:value-type="float" office:value="5641053">
            <text:p>5641053</text:p>
          </table:table-cell>
          <table:table-cell office:value-type="float" office:value="5641">
            <text:p>56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672">
            <text:p>28672</text:p>
          </table:table-cell>
          <table:table-cell office:value-type="float" office:value="7222878">
            <text:p>7222878</text:p>
          </table:table-cell>
          <table:table-cell office:value-type="float" office:value="7222">
            <text:p>72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696">
            <text:p>29696</text:p>
          </table:table-cell>
          <table:table-cell office:value-type="float" office:value="4897169">
            <text:p>4897169</text:p>
          </table:table-cell>
          <table:table-cell office:value-type="float" office:value="4897">
            <text:p>489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720">
            <text:p>30720</text:p>
          </table:table-cell>
          <table:table-cell office:value-type="float" office:value="5393296">
            <text:p>5393296</text:p>
          </table:table-cell>
          <table:table-cell office:value-type="float" office:value="5393">
            <text:p>539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744">
            <text:p>31744</text:p>
          </table:table-cell>
          <table:table-cell office:value-type="float" office:value="4983714">
            <text:p>4983714</text:p>
          </table:table-cell>
          <table:table-cell office:value-type="float" office:value="4983">
            <text:p>498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768">
            <text:p>32768</text:p>
          </table:table-cell>
          <table:table-cell office:value-type="float" office:value="5397730">
            <text:p>5397730</text:p>
          </table:table-cell>
          <table:table-cell office:value-type="float" office:value="5397">
            <text:p>539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792">
            <text:p>33792</text:p>
          </table:table-cell>
          <table:table-cell office:value-type="float" office:value="5342598">
            <text:p>5342598</text:p>
          </table:table-cell>
          <table:table-cell office:value-type="float" office:value="5342">
            <text:p>53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816">
            <text:p>34816</text:p>
          </table:table-cell>
          <table:table-cell office:value-type="float" office:value="5879032">
            <text:p>5879032</text:p>
          </table:table-cell>
          <table:table-cell office:value-type="float" office:value="5879">
            <text:p>58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840">
            <text:p>35840</text:p>
          </table:table-cell>
          <table:table-cell office:value-type="float" office:value="5719092">
            <text:p>5719092</text:p>
          </table:table-cell>
          <table:table-cell office:value-type="float" office:value="5719">
            <text:p>57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864">
            <text:p>36864</text:p>
          </table:table-cell>
          <table:table-cell office:value-type="float" office:value="7305594">
            <text:p>7305594</text:p>
          </table:table-cell>
          <table:table-cell office:value-type="float" office:value="7305">
            <text:p>730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888">
            <text:p>37888</text:p>
          </table:table-cell>
          <table:table-cell office:value-type="float" office:value="6169439">
            <text:p>6169439</text:p>
          </table:table-cell>
          <table:table-cell office:value-type="float" office:value="6169">
            <text:p>61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912">
            <text:p>38912</text:p>
          </table:table-cell>
          <table:table-cell office:value-type="float" office:value="6822263">
            <text:p>6822263</text:p>
          </table:table-cell>
          <table:table-cell office:value-type="float" office:value="6822">
            <text:p>68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936">
            <text:p>39936</text:p>
          </table:table-cell>
          <table:table-cell office:value-type="float" office:value="6453550">
            <text:p>6453550</text:p>
          </table:table-cell>
          <table:table-cell office:value-type="float" office:value="6453">
            <text:p>64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960">
            <text:p>40960</text:p>
          </table:table-cell>
          <table:table-cell office:value-type="float" office:value="7989379">
            <text:p>7989379</text:p>
          </table:table-cell>
          <table:table-cell office:value-type="float" office:value="7989">
            <text:p>79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1984">
            <text:p>41984</text:p>
          </table:table-cell>
          <table:table-cell office:value-type="float" office:value="7098378">
            <text:p>7098378</text:p>
          </table:table-cell>
          <table:table-cell office:value-type="float" office:value="7098">
            <text:p>70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3008">
            <text:p>43008</text:p>
          </table:table-cell>
          <table:table-cell office:value-type="float" office:value="6817108">
            <text:p>6817108</text:p>
          </table:table-cell>
          <table:table-cell office:value-type="float" office:value="6817">
            <text:p>68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4032">
            <text:p>44032</text:p>
          </table:table-cell>
          <table:table-cell office:value-type="float" office:value="7048159">
            <text:p>7048159</text:p>
          </table:table-cell>
          <table:table-cell office:value-type="float" office:value="7048">
            <text:p>70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5056">
            <text:p>45056</text:p>
          </table:table-cell>
          <table:table-cell office:value-type="float" office:value="7185113">
            <text:p>7185113</text:p>
          </table:table-cell>
          <table:table-cell office:value-type="float" office:value="7185">
            <text:p>718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6080">
            <text:p>46080</text:p>
          </table:table-cell>
          <table:table-cell office:value-type="float" office:value="9477569">
            <text:p>9477569</text:p>
          </table:table-cell>
          <table:table-cell office:value-type="float" office:value="9477">
            <text:p>947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7104">
            <text:p>47104</text:p>
          </table:table-cell>
          <table:table-cell office:value-type="float" office:value="7670190">
            <text:p>7670190</text:p>
          </table:table-cell>
          <table:table-cell office:value-type="float" office:value="7670">
            <text:p>767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8128">
            <text:p>48128</text:p>
          </table:table-cell>
          <table:table-cell office:value-type="float" office:value="7722757">
            <text:p>7722757</text:p>
          </table:table-cell>
          <table:table-cell office:value-type="float" office:value="7722">
            <text:p>77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9152">
            <text:p>49152</text:p>
          </table:table-cell>
          <table:table-cell office:value-type="float" office:value="8306121">
            <text:p>8306121</text:p>
          </table:table-cell>
          <table:table-cell office:value-type="float" office:value="8306">
            <text:p>830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0176">
            <text:p>50176</text:p>
          </table:table-cell>
          <table:table-cell office:value-type="float" office:value="8396351">
            <text:p>8396351</text:p>
          </table:table-cell>
          <table:table-cell office:value-type="float" office:value="8396">
            <text:p>839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1200">
            <text:p>51200</text:p>
          </table:table-cell>
          <table:table-cell office:value-type="float" office:value="8904927">
            <text:p>8904927</text:p>
          </table:table-cell>
          <table:table-cell office:value-type="float" office:value="8904">
            <text:p>890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2224">
            <text:p>52224</text:p>
          </table:table-cell>
          <table:table-cell office:value-type="float" office:value="8533918">
            <text:p>8533918</text:p>
          </table:table-cell>
          <table:table-cell office:value-type="float" office:value="8533">
            <text:p>85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3248">
            <text:p>53248</text:p>
          </table:table-cell>
          <table:table-cell office:value-type="float" office:value="8682311">
            <text:p>8682311</text:p>
          </table:table-cell>
          <table:table-cell office:value-type="float" office:value="8682">
            <text:p>868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4272">
            <text:p>54272</text:p>
          </table:table-cell>
          <table:table-cell office:value-type="float" office:value="9350646">
            <text:p>9350646</text:p>
          </table:table-cell>
          <table:table-cell office:value-type="float" office:value="9350">
            <text:p>935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5296">
            <text:p>55296</text:p>
          </table:table-cell>
          <table:table-cell office:value-type="float" office:value="8958786">
            <text:p>8958786</text:p>
          </table:table-cell>
          <table:table-cell office:value-type="float" office:value="8958">
            <text:p>89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6320">
            <text:p>56320</text:p>
          </table:table-cell>
          <table:table-cell office:value-type="float" office:value="10071756">
            <text:p>10071756</text:p>
          </table:table-cell>
          <table:table-cell office:value-type="float" office:value="10071">
            <text:p>1007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7344">
            <text:p>57344</text:p>
          </table:table-cell>
          <table:table-cell office:value-type="float" office:value="11088723">
            <text:p>11088723</text:p>
          </table:table-cell>
          <table:table-cell office:value-type="float" office:value="11088">
            <text:p>110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8368">
            <text:p>58368</text:p>
          </table:table-cell>
          <table:table-cell office:value-type="float" office:value="9721377">
            <text:p>9721377</text:p>
          </table:table-cell>
          <table:table-cell office:value-type="float" office:value="9721">
            <text:p>97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59392">
            <text:p>59392</text:p>
          </table:table-cell>
          <table:table-cell office:value-type="float" office:value="10128250">
            <text:p>10128250</text:p>
          </table:table-cell>
          <table:table-cell office:value-type="float" office:value="10128">
            <text:p>101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0416">
            <text:p>60416</text:p>
          </table:table-cell>
          <table:table-cell office:value-type="float" office:value="10612393">
            <text:p>10612393</text:p>
          </table:table-cell>
          <table:table-cell office:value-type="float" office:value="10612">
            <text:p>106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1440">
            <text:p>61440</text:p>
          </table:table-cell>
          <table:table-cell office:value-type="float" office:value="9993640">
            <text:p>9993640</text:p>
          </table:table-cell>
          <table:table-cell office:value-type="float" office:value="9993">
            <text:p>999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2464">
            <text:p>62464</text:p>
          </table:table-cell>
          <table:table-cell office:value-type="float" office:value="10773370">
            <text:p>10773370</text:p>
          </table:table-cell>
          <table:table-cell office:value-type="float" office:value="10773">
            <text:p>1077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3488">
            <text:p>63488</text:p>
          </table:table-cell>
          <table:table-cell office:value-type="float" office:value="10465143">
            <text:p>10465143</text:p>
          </table:table-cell>
          <table:table-cell office:value-type="float" office:value="10465">
            <text:p>1046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4512">
            <text:p>64512</text:p>
          </table:table-cell>
          <table:table-cell office:value-type="float" office:value="10679358">
            <text:p>10679358</text:p>
          </table:table-cell>
          <table:table-cell office:value-type="float" office:value="10679">
            <text:p>1067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5536">
            <text:p>65536</text:p>
          </table:table-cell>
          <table:table-cell office:value-type="float" office:value="12353466">
            <text:p>12353466</text:p>
          </table:table-cell>
          <table:table-cell office:value-type="float" office:value="12353">
            <text:p>1235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6560">
            <text:p>66560</text:p>
          </table:table-cell>
          <table:table-cell office:value-type="float" office:value="11518885">
            <text:p>11518885</text:p>
          </table:table-cell>
          <table:table-cell office:value-type="float" office:value="11518">
            <text:p>115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7584">
            <text:p>67584</text:p>
          </table:table-cell>
          <table:table-cell office:value-type="float" office:value="11386747">
            <text:p>11386747</text:p>
          </table:table-cell>
          <table:table-cell office:value-type="float" office:value="11386">
            <text:p>1138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8608">
            <text:p>68608</text:p>
          </table:table-cell>
          <table:table-cell office:value-type="float" office:value="11893455">
            <text:p>11893455</text:p>
          </table:table-cell>
          <table:table-cell office:value-type="float" office:value="11893">
            <text:p>1189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69632">
            <text:p>69632</text:p>
          </table:table-cell>
          <table:table-cell office:value-type="float" office:value="11478391">
            <text:p>11478391</text:p>
          </table:table-cell>
          <table:table-cell office:value-type="float" office:value="11478">
            <text:p>1147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0656">
            <text:p>70656</text:p>
          </table:table-cell>
          <table:table-cell office:value-type="float" office:value="11587479">
            <text:p>11587479</text:p>
          </table:table-cell>
          <table:table-cell office:value-type="float" office:value="11587">
            <text:p>1158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1680">
            <text:p>71680</text:p>
          </table:table-cell>
          <table:table-cell office:value-type="float" office:value="13581537">
            <text:p>13581537</text:p>
          </table:table-cell>
          <table:table-cell office:value-type="float" office:value="13581">
            <text:p>1358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2704">
            <text:p>72704</text:p>
          </table:table-cell>
          <table:table-cell office:value-type="float" office:value="12458203">
            <text:p>12458203</text:p>
          </table:table-cell>
          <table:table-cell office:value-type="float" office:value="12458">
            <text:p>1245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3728">
            <text:p>73728</text:p>
          </table:table-cell>
          <table:table-cell office:value-type="float" office:value="12128296">
            <text:p>12128296</text:p>
          </table:table-cell>
          <table:table-cell office:value-type="float" office:value="12128">
            <text:p>121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4752">
            <text:p>74752</text:p>
          </table:table-cell>
          <table:table-cell office:value-type="float" office:value="13735892">
            <text:p>13735892</text:p>
          </table:table-cell>
          <table:table-cell office:value-type="float" office:value="13735">
            <text:p>1373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5776">
            <text:p>75776</text:p>
          </table:table-cell>
          <table:table-cell office:value-type="float" office:value="13666194">
            <text:p>13666194</text:p>
          </table:table-cell>
          <table:table-cell office:value-type="float" office:value="13666">
            <text:p>1366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6800">
            <text:p>76800</text:p>
          </table:table-cell>
          <table:table-cell office:value-type="float" office:value="12727718">
            <text:p>12727718</text:p>
          </table:table-cell>
          <table:table-cell office:value-type="float" office:value="12727">
            <text:p>1272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7824">
            <text:p>77824</text:p>
          </table:table-cell>
          <table:table-cell office:value-type="float" office:value="13610152">
            <text:p>13610152</text:p>
          </table:table-cell>
          <table:table-cell office:value-type="float" office:value="13610">
            <text:p>136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8848">
            <text:p>78848</text:p>
          </table:table-cell>
          <table:table-cell office:value-type="float" office:value="13417994">
            <text:p>13417994</text:p>
          </table:table-cell>
          <table:table-cell office:value-type="float" office:value="13417">
            <text:p>1341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79872">
            <text:p>79872</text:p>
          </table:table-cell>
          <table:table-cell office:value-type="float" office:value="13217811">
            <text:p>13217811</text:p>
          </table:table-cell>
          <table:table-cell office:value-type="float" office:value="13217">
            <text:p>1321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0896">
            <text:p>80896</text:p>
          </table:table-cell>
          <table:table-cell office:value-type="float" office:value="13709509">
            <text:p>13709509</text:p>
          </table:table-cell>
          <table:table-cell office:value-type="float" office:value="13709">
            <text:p>1370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1920">
            <text:p>81920</text:p>
          </table:table-cell>
          <table:table-cell office:value-type="float" office:value="14126180">
            <text:p>14126180</text:p>
          </table:table-cell>
          <table:table-cell office:value-type="float" office:value="14126">
            <text:p>1412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2944">
            <text:p>82944</text:p>
          </table:table-cell>
          <table:table-cell office:value-type="float" office:value="14580856">
            <text:p>14580856</text:p>
          </table:table-cell>
          <table:table-cell office:value-type="float" office:value="14580">
            <text:p>1458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3968">
            <text:p>83968</text:p>
          </table:table-cell>
          <table:table-cell office:value-type="float" office:value="16177475">
            <text:p>16177475</text:p>
          </table:table-cell>
          <table:table-cell office:value-type="float" office:value="16177">
            <text:p>1617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4992">
            <text:p>84992</text:p>
          </table:table-cell>
          <table:table-cell office:value-type="float" office:value="14774322">
            <text:p>14774322</text:p>
          </table:table-cell>
          <table:table-cell office:value-type="float" office:value="14774">
            <text:p>1477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6016">
            <text:p>86016</text:p>
          </table:table-cell>
          <table:table-cell office:value-type="float" office:value="14806634">
            <text:p>14806634</text:p>
          </table:table-cell>
          <table:table-cell office:value-type="float" office:value="14806">
            <text:p>1480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7040">
            <text:p>87040</text:p>
          </table:table-cell>
          <table:table-cell office:value-type="float" office:value="14711946">
            <text:p>14711946</text:p>
          </table:table-cell>
          <table:table-cell office:value-type="float" office:value="14711">
            <text:p>147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8064">
            <text:p>88064</text:p>
          </table:table-cell>
          <table:table-cell office:value-type="float" office:value="15597809">
            <text:p>15597809</text:p>
          </table:table-cell>
          <table:table-cell office:value-type="float" office:value="15597">
            <text:p>1559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89088">
            <text:p>89088</text:p>
          </table:table-cell>
          <table:table-cell office:value-type="float" office:value="15007800">
            <text:p>15007800</text:p>
          </table:table-cell>
          <table:table-cell office:value-type="float" office:value="15007">
            <text:p>1500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0112">
            <text:p>90112</text:p>
          </table:table-cell>
          <table:table-cell office:value-type="float" office:value="15350943">
            <text:p>15350943</text:p>
          </table:table-cell>
          <table:table-cell office:value-type="float" office:value="15350">
            <text:p>153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1136">
            <text:p>91136</text:p>
          </table:table-cell>
          <table:table-cell office:value-type="float" office:value="16138176">
            <text:p>16138176</text:p>
          </table:table-cell>
          <table:table-cell office:value-type="float" office:value="16138">
            <text:p>1613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2160">
            <text:p>92160</text:p>
          </table:table-cell>
          <table:table-cell office:value-type="float" office:value="16561720">
            <text:p>16561720</text:p>
          </table:table-cell>
          <table:table-cell office:value-type="float" office:value="16561">
            <text:p>1656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3184">
            <text:p>93184</text:p>
          </table:table-cell>
          <table:table-cell office:value-type="float" office:value="16378384">
            <text:p>16378384</text:p>
          </table:table-cell>
          <table:table-cell office:value-type="float" office:value="16378">
            <text:p>1637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4208">
            <text:p>94208</text:p>
          </table:table-cell>
          <table:table-cell office:value-type="float" office:value="17167265">
            <text:p>17167265</text:p>
          </table:table-cell>
          <table:table-cell office:value-type="float" office:value="17167">
            <text:p>1716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5232">
            <text:p>95232</text:p>
          </table:table-cell>
          <table:table-cell office:value-type="float" office:value="17363629">
            <text:p>17363629</text:p>
          </table:table-cell>
          <table:table-cell office:value-type="float" office:value="17363">
            <text:p>1736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6256">
            <text:p>96256</text:p>
          </table:table-cell>
          <table:table-cell office:value-type="float" office:value="16414865">
            <text:p>16414865</text:p>
          </table:table-cell>
          <table:table-cell office:value-type="float" office:value="16414">
            <text:p>164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7280">
            <text:p>97280</text:p>
          </table:table-cell>
          <table:table-cell office:value-type="float" office:value="16948952">
            <text:p>16948952</text:p>
          </table:table-cell>
          <table:table-cell office:value-type="float" office:value="16948">
            <text:p>1694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8304">
            <text:p>98304</text:p>
          </table:table-cell>
          <table:table-cell office:value-type="float" office:value="18278889">
            <text:p>18278889</text:p>
          </table:table-cell>
          <table:table-cell office:value-type="float" office:value="18278">
            <text:p>182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99328">
            <text:p>99328</text:p>
          </table:table-cell>
          <table:table-cell office:value-type="float" office:value="17288552">
            <text:p>17288552</text:p>
          </table:table-cell>
          <table:table-cell office:value-type="float" office:value="17288">
            <text:p>1728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0352">
            <text:p>100352</text:p>
          </table:table-cell>
          <table:table-cell office:value-type="float" office:value="18350489">
            <text:p>18350489</text:p>
          </table:table-cell>
          <table:table-cell office:value-type="float" office:value="18350">
            <text:p>1835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1376">
            <text:p>101376</text:p>
          </table:table-cell>
          <table:table-cell office:value-type="float" office:value="19033550">
            <text:p>19033550</text:p>
          </table:table-cell>
          <table:table-cell office:value-type="float" office:value="19033">
            <text:p>190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2400">
            <text:p>102400</text:p>
          </table:table-cell>
          <table:table-cell office:value-type="float" office:value="22719813">
            <text:p>22719813</text:p>
          </table:table-cell>
          <table:table-cell office:value-type="float" office:value="22719">
            <text:p>2271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3424">
            <text:p>103424</text:p>
          </table:table-cell>
          <table:table-cell office:value-type="float" office:value="22393082">
            <text:p>22393082</text:p>
          </table:table-cell>
          <table:table-cell office:value-type="float" office:value="22393">
            <text:p>2239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4448">
            <text:p>104448</text:p>
          </table:table-cell>
          <table:table-cell office:value-type="float" office:value="25019368">
            <text:p>25019368</text:p>
          </table:table-cell>
          <table:table-cell office:value-type="float" office:value="25019">
            <text:p>250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5472">
            <text:p>105472</text:p>
          </table:table-cell>
          <table:table-cell office:value-type="float" office:value="21198013">
            <text:p>21198013</text:p>
          </table:table-cell>
          <table:table-cell office:value-type="float" office:value="21198">
            <text:p>2119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6496">
            <text:p>106496</text:p>
          </table:table-cell>
          <table:table-cell office:value-type="float" office:value="23402000">
            <text:p>23402000</text:p>
          </table:table-cell>
          <table:table-cell office:value-type="float" office:value="23402">
            <text:p>2340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7520">
            <text:p>107520</text:p>
          </table:table-cell>
          <table:table-cell office:value-type="float" office:value="20704909">
            <text:p>20704909</text:p>
          </table:table-cell>
          <table:table-cell office:value-type="float" office:value="20704">
            <text:p>2070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8544">
            <text:p>108544</text:p>
          </table:table-cell>
          <table:table-cell office:value-type="float" office:value="19221407">
            <text:p>19221407</text:p>
          </table:table-cell>
          <table:table-cell office:value-type="float" office:value="19221">
            <text:p>1922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09568">
            <text:p>109568</text:p>
          </table:table-cell>
          <table:table-cell office:value-type="float" office:value="18795146">
            <text:p>18795146</text:p>
          </table:table-cell>
          <table:table-cell office:value-type="float" office:value="18795">
            <text:p>1879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0592">
            <text:p>110592</text:p>
          </table:table-cell>
          <table:table-cell office:value-type="float" office:value="20138511">
            <text:p>20138511</text:p>
          </table:table-cell>
          <table:table-cell office:value-type="float" office:value="20138">
            <text:p>2013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1616">
            <text:p>111616</text:p>
          </table:table-cell>
          <table:table-cell office:value-type="float" office:value="19374537">
            <text:p>19374537</text:p>
          </table:table-cell>
          <table:table-cell office:value-type="float" office:value="19374">
            <text:p>1937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2640">
            <text:p>112640</text:p>
          </table:table-cell>
          <table:table-cell office:value-type="float" office:value="21427016">
            <text:p>21427016</text:p>
          </table:table-cell>
          <table:table-cell office:value-type="float" office:value="21427">
            <text:p>2142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3664">
            <text:p>113664</text:p>
          </table:table-cell>
          <table:table-cell office:value-type="float" office:value="20242699">
            <text:p>20242699</text:p>
          </table:table-cell>
          <table:table-cell office:value-type="float" office:value="20242">
            <text:p>2024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4688">
            <text:p>114688</text:p>
          </table:table-cell>
          <table:table-cell office:value-type="float" office:value="20420971">
            <text:p>20420971</text:p>
          </table:table-cell>
          <table:table-cell office:value-type="float" office:value="20420">
            <text:p>204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5712">
            <text:p>115712</text:p>
          </table:table-cell>
          <table:table-cell office:value-type="float" office:value="19934899">
            <text:p>19934899</text:p>
          </table:table-cell>
          <table:table-cell office:value-type="float" office:value="19934">
            <text:p>1993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6736">
            <text:p>116736</text:p>
          </table:table-cell>
          <table:table-cell office:value-type="float" office:value="20700434">
            <text:p>20700434</text:p>
          </table:table-cell>
          <table:table-cell office:value-type="float" office:value="20700">
            <text:p>207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7760">
            <text:p>117760</text:p>
          </table:table-cell>
          <table:table-cell office:value-type="float" office:value="19723697">
            <text:p>19723697</text:p>
          </table:table-cell>
          <table:table-cell office:value-type="float" office:value="19723">
            <text:p>1972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8784">
            <text:p>118784</text:p>
          </table:table-cell>
          <table:table-cell office:value-type="float" office:value="21601960">
            <text:p>21601960</text:p>
          </table:table-cell>
          <table:table-cell office:value-type="float" office:value="21601">
            <text:p>2160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19808">
            <text:p>119808</text:p>
          </table:table-cell>
          <table:table-cell office:value-type="float" office:value="20219299">
            <text:p>20219299</text:p>
          </table:table-cell>
          <table:table-cell office:value-type="float" office:value="20219">
            <text:p>202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0832">
            <text:p>120832</text:p>
          </table:table-cell>
          <table:table-cell office:value-type="float" office:value="23878001">
            <text:p>23878001</text:p>
          </table:table-cell>
          <table:table-cell office:value-type="float" office:value="23878">
            <text:p>2387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1856">
            <text:p>121856</text:p>
          </table:table-cell>
          <table:table-cell office:value-type="float" office:value="23142010">
            <text:p>23142010</text:p>
          </table:table-cell>
          <table:table-cell office:value-type="float" office:value="23142">
            <text:p>2314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2880">
            <text:p>122880</text:p>
          </table:table-cell>
          <table:table-cell office:value-type="float" office:value="21137798">
            <text:p>21137798</text:p>
          </table:table-cell>
          <table:table-cell office:value-type="float" office:value="21137">
            <text:p>2113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3904">
            <text:p>123904</text:p>
          </table:table-cell>
          <table:table-cell office:value-type="float" office:value="21020713">
            <text:p>21020713</text:p>
          </table:table-cell>
          <table:table-cell office:value-type="float" office:value="21020">
            <text:p>2102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4928">
            <text:p>124928</text:p>
          </table:table-cell>
          <table:table-cell office:value-type="float" office:value="22172025">
            <text:p>22172025</text:p>
          </table:table-cell>
          <table:table-cell office:value-type="float" office:value="22172">
            <text:p>2217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5952">
            <text:p>125952</text:p>
          </table:table-cell>
          <table:table-cell office:value-type="float" office:value="21331492">
            <text:p>21331492</text:p>
          </table:table-cell>
          <table:table-cell office:value-type="float" office:value="21331">
            <text:p>2133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6976">
            <text:p>126976</text:p>
          </table:table-cell>
          <table:table-cell office:value-type="float" office:value="28464850">
            <text:p>28464850</text:p>
          </table:table-cell>
          <table:table-cell office:value-type="float" office:value="28464">
            <text:p>2846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8000">
            <text:p>128000</text:p>
          </table:table-cell>
          <table:table-cell office:value-type="float" office:value="23056099">
            <text:p>23056099</text:p>
          </table:table-cell>
          <table:table-cell office:value-type="float" office:value="23056">
            <text:p>2305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29024">
            <text:p>129024</text:p>
          </table:table-cell>
          <table:table-cell office:value-type="float" office:value="25948748">
            <text:p>25948748</text:p>
          </table:table-cell>
          <table:table-cell office:value-type="float" office:value="25948">
            <text:p>2594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0048">
            <text:p>130048</text:p>
          </table:table-cell>
          <table:table-cell office:value-type="float" office:value="22157858">
            <text:p>22157858</text:p>
          </table:table-cell>
          <table:table-cell office:value-type="float" office:value="22157">
            <text:p>2215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1072">
            <text:p>131072</text:p>
          </table:table-cell>
          <table:table-cell office:value-type="float" office:value="23546397">
            <text:p>23546397</text:p>
          </table:table-cell>
          <table:table-cell office:value-type="float" office:value="23546">
            <text:p>2354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2096">
            <text:p>132096</text:p>
          </table:table-cell>
          <table:table-cell office:value-type="float" office:value="22166311">
            <text:p>22166311</text:p>
          </table:table-cell>
          <table:table-cell office:value-type="float" office:value="22166">
            <text:p>2216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3120">
            <text:p>133120</text:p>
          </table:table-cell>
          <table:table-cell office:value-type="float" office:value="23683607">
            <text:p>23683607</text:p>
          </table:table-cell>
          <table:table-cell office:value-type="float" office:value="23683">
            <text:p>2368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4144">
            <text:p>134144</text:p>
          </table:table-cell>
          <table:table-cell office:value-type="float" office:value="22482391">
            <text:p>22482391</text:p>
          </table:table-cell>
          <table:table-cell office:value-type="float" office:value="22482">
            <text:p>2248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5168">
            <text:p>135168</text:p>
          </table:table-cell>
          <table:table-cell office:value-type="float" office:value="24560826">
            <text:p>24560826</text:p>
          </table:table-cell>
          <table:table-cell office:value-type="float" office:value="24560">
            <text:p>2456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6192">
            <text:p>136192</text:p>
          </table:table-cell>
          <table:table-cell office:value-type="float" office:value="24767899">
            <text:p>24767899</text:p>
          </table:table-cell>
          <table:table-cell office:value-type="float" office:value="24767">
            <text:p>2476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7216">
            <text:p>137216</text:p>
          </table:table-cell>
          <table:table-cell office:value-type="float" office:value="24876995">
            <text:p>24876995</text:p>
          </table:table-cell>
          <table:table-cell office:value-type="float" office:value="24876">
            <text:p>2487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8240">
            <text:p>138240</text:p>
          </table:table-cell>
          <table:table-cell office:value-type="float" office:value="23366030">
            <text:p>23366030</text:p>
          </table:table-cell>
          <table:table-cell office:value-type="float" office:value="23366">
            <text:p>2336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39264">
            <text:p>139264</text:p>
          </table:table-cell>
          <table:table-cell office:value-type="float" office:value="25264418">
            <text:p>25264418</text:p>
          </table:table-cell>
          <table:table-cell office:value-type="float" office:value="25264">
            <text:p>2526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0288">
            <text:p>140288</text:p>
          </table:table-cell>
          <table:table-cell office:value-type="float" office:value="23662484">
            <text:p>23662484</text:p>
          </table:table-cell>
          <table:table-cell office:value-type="float" office:value="23662">
            <text:p>2366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1312">
            <text:p>141312</text:p>
          </table:table-cell>
          <table:table-cell office:value-type="float" office:value="24513088">
            <text:p>24513088</text:p>
          </table:table-cell>
          <table:table-cell office:value-type="float" office:value="24513">
            <text:p>2451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2336">
            <text:p>142336</text:p>
          </table:table-cell>
          <table:table-cell office:value-type="float" office:value="24040266">
            <text:p>24040266</text:p>
          </table:table-cell>
          <table:table-cell office:value-type="float" office:value="24040">
            <text:p>2404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3360">
            <text:p>143360</text:p>
          </table:table-cell>
          <table:table-cell office:value-type="float" office:value="25310394">
            <text:p>25310394</text:p>
          </table:table-cell>
          <table:table-cell office:value-type="float" office:value="25310">
            <text:p>253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4384">
            <text:p>144384</text:p>
          </table:table-cell>
          <table:table-cell office:value-type="float" office:value="25080091">
            <text:p>25080091</text:p>
          </table:table-cell>
          <table:table-cell office:value-type="float" office:value="25080">
            <text:p>2508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5408">
            <text:p>145408</text:p>
          </table:table-cell>
          <table:table-cell office:value-type="float" office:value="25407463">
            <text:p>25407463</text:p>
          </table:table-cell>
          <table:table-cell office:value-type="float" office:value="25407">
            <text:p>2540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6432">
            <text:p>146432</text:p>
          </table:table-cell>
          <table:table-cell office:value-type="float" office:value="24663471">
            <text:p>24663471</text:p>
          </table:table-cell>
          <table:table-cell office:value-type="float" office:value="24663">
            <text:p>2466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7456">
            <text:p>147456</text:p>
          </table:table-cell>
          <table:table-cell office:value-type="float" office:value="29550861">
            <text:p>29550861</text:p>
          </table:table-cell>
          <table:table-cell office:value-type="float" office:value="29550">
            <text:p>2955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8480">
            <text:p>148480</text:p>
          </table:table-cell>
          <table:table-cell office:value-type="float" office:value="26866473">
            <text:p>26866473</text:p>
          </table:table-cell>
          <table:table-cell office:value-type="float" office:value="26866">
            <text:p>2686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49504">
            <text:p>149504</text:p>
          </table:table-cell>
          <table:table-cell office:value-type="float" office:value="29905840">
            <text:p>29905840</text:p>
          </table:table-cell>
          <table:table-cell office:value-type="float" office:value="29905">
            <text:p>2990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0528">
            <text:p>150528</text:p>
          </table:table-cell>
          <table:table-cell office:value-type="float" office:value="27973395">
            <text:p>27973395</text:p>
          </table:table-cell>
          <table:table-cell office:value-type="float" office:value="27973">
            <text:p>2797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1552">
            <text:p>151552</text:p>
          </table:table-cell>
          <table:table-cell office:value-type="float" office:value="32385307">
            <text:p>32385307</text:p>
          </table:table-cell>
          <table:table-cell office:value-type="float" office:value="32385">
            <text:p>3238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2576">
            <text:p>152576</text:p>
          </table:table-cell>
          <table:table-cell office:value-type="float" office:value="26056433">
            <text:p>26056433</text:p>
          </table:table-cell>
          <table:table-cell office:value-type="float" office:value="26056">
            <text:p>2605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3600">
            <text:p>153600</text:p>
          </table:table-cell>
          <table:table-cell office:value-type="float" office:value="26927293">
            <text:p>26927293</text:p>
          </table:table-cell>
          <table:table-cell office:value-type="float" office:value="26927">
            <text:p>2692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4624">
            <text:p>154624</text:p>
          </table:table-cell>
          <table:table-cell office:value-type="float" office:value="25952628">
            <text:p>25952628</text:p>
          </table:table-cell>
          <table:table-cell office:value-type="float" office:value="25952">
            <text:p>2595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5648">
            <text:p>155648</text:p>
          </table:table-cell>
          <table:table-cell office:value-type="float" office:value="27359149">
            <text:p>27359149</text:p>
          </table:table-cell>
          <table:table-cell office:value-type="float" office:value="27359">
            <text:p>2735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6672">
            <text:p>156672</text:p>
          </table:table-cell>
          <table:table-cell office:value-type="float" office:value="27427922">
            <text:p>27427922</text:p>
          </table:table-cell>
          <table:table-cell office:value-type="float" office:value="27427">
            <text:p>2742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7696">
            <text:p>157696</text:p>
          </table:table-cell>
          <table:table-cell office:value-type="float" office:value="28743341">
            <text:p>28743341</text:p>
          </table:table-cell>
          <table:table-cell office:value-type="float" office:value="28743">
            <text:p>2874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8720">
            <text:p>158720</text:p>
          </table:table-cell>
          <table:table-cell office:value-type="float" office:value="26863380">
            <text:p>26863380</text:p>
          </table:table-cell>
          <table:table-cell office:value-type="float" office:value="26863">
            <text:p>2686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59744">
            <text:p>159744</text:p>
          </table:table-cell>
          <table:table-cell office:value-type="float" office:value="27685787">
            <text:p>27685787</text:p>
          </table:table-cell>
          <table:table-cell office:value-type="float" office:value="27685">
            <text:p>2768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0768">
            <text:p>160768</text:p>
          </table:table-cell>
          <table:table-cell office:value-type="float" office:value="27222572">
            <text:p>27222572</text:p>
          </table:table-cell>
          <table:table-cell office:value-type="float" office:value="27222">
            <text:p>2722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1792">
            <text:p>161792</text:p>
          </table:table-cell>
          <table:table-cell office:value-type="float" office:value="28078364">
            <text:p>28078364</text:p>
          </table:table-cell>
          <table:table-cell office:value-type="float" office:value="28078">
            <text:p>2807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2816">
            <text:p>162816</text:p>
          </table:table-cell>
          <table:table-cell office:value-type="float" office:value="27570171">
            <text:p>27570171</text:p>
          </table:table-cell>
          <table:table-cell office:value-type="float" office:value="27570">
            <text:p>2757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3840">
            <text:p>163840</text:p>
          </table:table-cell>
          <table:table-cell office:value-type="float" office:value="29322704">
            <text:p>29322704</text:p>
          </table:table-cell>
          <table:table-cell office:value-type="float" office:value="29322">
            <text:p>2932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4864">
            <text:p>164864</text:p>
          </table:table-cell>
          <table:table-cell office:value-type="float" office:value="28579232">
            <text:p>28579232</text:p>
          </table:table-cell>
          <table:table-cell office:value-type="float" office:value="28579">
            <text:p>2857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5888">
            <text:p>165888</text:p>
          </table:table-cell>
          <table:table-cell office:value-type="float" office:value="28600910">
            <text:p>28600910</text:p>
          </table:table-cell>
          <table:table-cell office:value-type="float" office:value="28600">
            <text:p>2860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6912">
            <text:p>166912</text:p>
          </table:table-cell>
          <table:table-cell office:value-type="float" office:value="28667194">
            <text:p>28667194</text:p>
          </table:table-cell>
          <table:table-cell office:value-type="float" office:value="28667">
            <text:p>2866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7936">
            <text:p>167936</text:p>
          </table:table-cell>
          <table:table-cell office:value-type="float" office:value="29324515">
            <text:p>29324515</text:p>
          </table:table-cell>
          <table:table-cell office:value-type="float" office:value="29324">
            <text:p>2932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8960">
            <text:p>168960</text:p>
          </table:table-cell>
          <table:table-cell office:value-type="float" office:value="28704281">
            <text:p>28704281</text:p>
          </table:table-cell>
          <table:table-cell office:value-type="float" office:value="28704">
            <text:p>2870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69984">
            <text:p>169984</text:p>
          </table:table-cell>
          <table:table-cell office:value-type="float" office:value="30012455">
            <text:p>30012455</text:p>
          </table:table-cell>
          <table:table-cell office:value-type="float" office:value="30012">
            <text:p>3001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1008">
            <text:p>171008</text:p>
          </table:table-cell>
          <table:table-cell office:value-type="float" office:value="30828619">
            <text:p>30828619</text:p>
          </table:table-cell>
          <table:table-cell office:value-type="float" office:value="30828">
            <text:p>3082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2032">
            <text:p>172032</text:p>
          </table:table-cell>
          <table:table-cell office:value-type="float" office:value="29703655">
            <text:p>29703655</text:p>
          </table:table-cell>
          <table:table-cell office:value-type="float" office:value="29703">
            <text:p>2970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3056">
            <text:p>173056</text:p>
          </table:table-cell>
          <table:table-cell office:value-type="float" office:value="30127803">
            <text:p>30127803</text:p>
          </table:table-cell>
          <table:table-cell office:value-type="float" office:value="30127">
            <text:p>3012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4080">
            <text:p>174080</text:p>
          </table:table-cell>
          <table:table-cell office:value-type="float" office:value="29669351">
            <text:p>29669351</text:p>
          </table:table-cell>
          <table:table-cell office:value-type="float" office:value="29669">
            <text:p>2966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5104">
            <text:p>175104</text:p>
          </table:table-cell>
          <table:table-cell office:value-type="float" office:value="31100603">
            <text:p>31100603</text:p>
          </table:table-cell>
          <table:table-cell office:value-type="float" office:value="31100">
            <text:p>3110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6128">
            <text:p>176128</text:p>
          </table:table-cell>
          <table:table-cell office:value-type="float" office:value="30955016">
            <text:p>30955016</text:p>
          </table:table-cell>
          <table:table-cell office:value-type="float" office:value="30955">
            <text:p>309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7152">
            <text:p>177152</text:p>
          </table:table-cell>
          <table:table-cell office:value-type="float" office:value="30680592">
            <text:p>30680592</text:p>
          </table:table-cell>
          <table:table-cell office:value-type="float" office:value="30680">
            <text:p>3068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8176">
            <text:p>178176</text:p>
          </table:table-cell>
          <table:table-cell office:value-type="float" office:value="31458255">
            <text:p>31458255</text:p>
          </table:table-cell>
          <table:table-cell office:value-type="float" office:value="31458">
            <text:p>3145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79200">
            <text:p>179200</text:p>
          </table:table-cell>
          <table:table-cell office:value-type="float" office:value="30511970">
            <text:p>30511970</text:p>
          </table:table-cell>
          <table:table-cell office:value-type="float" office:value="30511">
            <text:p>305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0224">
            <text:p>180224</text:p>
          </table:table-cell>
          <table:table-cell office:value-type="float" office:value="31490461">
            <text:p>31490461</text:p>
          </table:table-cell>
          <table:table-cell office:value-type="float" office:value="31490">
            <text:p>3149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1248">
            <text:p>181248</text:p>
          </table:table-cell>
          <table:table-cell office:value-type="float" office:value="33268034">
            <text:p>33268034</text:p>
          </table:table-cell>
          <table:table-cell office:value-type="float" office:value="33268">
            <text:p>3326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2272">
            <text:p>182272</text:p>
          </table:table-cell>
          <table:table-cell office:value-type="float" office:value="32438623">
            <text:p>32438623</text:p>
          </table:table-cell>
          <table:table-cell office:value-type="float" office:value="32438">
            <text:p>3243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3296">
            <text:p>183296</text:p>
          </table:table-cell>
          <table:table-cell office:value-type="float" office:value="36426105">
            <text:p>36426105</text:p>
          </table:table-cell>
          <table:table-cell office:value-type="float" office:value="36426">
            <text:p>3642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4320">
            <text:p>184320</text:p>
          </table:table-cell>
          <table:table-cell office:value-type="float" office:value="37094884">
            <text:p>37094884</text:p>
          </table:table-cell>
          <table:table-cell office:value-type="float" office:value="37094">
            <text:p>3709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5344">
            <text:p>185344</text:p>
          </table:table-cell>
          <table:table-cell office:value-type="float" office:value="37351166">
            <text:p>37351166</text:p>
          </table:table-cell>
          <table:table-cell office:value-type="float" office:value="37351">
            <text:p>3735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6368">
            <text:p>186368</text:p>
          </table:table-cell>
          <table:table-cell office:value-type="float" office:value="40622631">
            <text:p>40622631</text:p>
          </table:table-cell>
          <table:table-cell office:value-type="float" office:value="40622">
            <text:p>406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7392">
            <text:p>187392</text:p>
          </table:table-cell>
          <table:table-cell office:value-type="float" office:value="32608033">
            <text:p>32608033</text:p>
          </table:table-cell>
          <table:table-cell office:value-type="float" office:value="32608">
            <text:p>3260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8416">
            <text:p>188416</text:p>
          </table:table-cell>
          <table:table-cell office:value-type="float" office:value="33093817">
            <text:p>33093817</text:p>
          </table:table-cell>
          <table:table-cell office:value-type="float" office:value="33093">
            <text:p>3309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89440">
            <text:p>189440</text:p>
          </table:table-cell>
          <table:table-cell office:value-type="float" office:value="33300747">
            <text:p>33300747</text:p>
          </table:table-cell>
          <table:table-cell office:value-type="float" office:value="33300">
            <text:p>3330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0464">
            <text:p>190464</text:p>
          </table:table-cell>
          <table:table-cell office:value-type="float" office:value="33778775">
            <text:p>33778775</text:p>
          </table:table-cell>
          <table:table-cell office:value-type="float" office:value="33778">
            <text:p>3377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1488">
            <text:p>191488</text:p>
          </table:table-cell>
          <table:table-cell office:value-type="float" office:value="35783830">
            <text:p>35783830</text:p>
          </table:table-cell>
          <table:table-cell office:value-type="float" office:value="35783">
            <text:p>3578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2512">
            <text:p>192512</text:p>
          </table:table-cell>
          <table:table-cell office:value-type="float" office:value="33947059">
            <text:p>33947059</text:p>
          </table:table-cell>
          <table:table-cell office:value-type="float" office:value="33947">
            <text:p>3394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3536">
            <text:p>193536</text:p>
          </table:table-cell>
          <table:table-cell office:value-type="float" office:value="33995191">
            <text:p>33995191</text:p>
          </table:table-cell>
          <table:table-cell office:value-type="float" office:value="33995">
            <text:p>3399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4560">
            <text:p>194560</text:p>
          </table:table-cell>
          <table:table-cell office:value-type="float" office:value="34355898">
            <text:p>34355898</text:p>
          </table:table-cell>
          <table:table-cell office:value-type="float" office:value="34355">
            <text:p>3435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5584">
            <text:p>195584</text:p>
          </table:table-cell>
          <table:table-cell office:value-type="float" office:value="33893108">
            <text:p>33893108</text:p>
          </table:table-cell>
          <table:table-cell office:value-type="float" office:value="33893">
            <text:p>3389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6608">
            <text:p>196608</text:p>
          </table:table-cell>
          <table:table-cell office:value-type="float" office:value="35313674">
            <text:p>35313674</text:p>
          </table:table-cell>
          <table:table-cell office:value-type="float" office:value="35313">
            <text:p>353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7632">
            <text:p>197632</text:p>
          </table:table-cell>
          <table:table-cell office:value-type="float" office:value="34253390">
            <text:p>34253390</text:p>
          </table:table-cell>
          <table:table-cell office:value-type="float" office:value="34253">
            <text:p>3425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8656">
            <text:p>198656</text:p>
          </table:table-cell>
          <table:table-cell office:value-type="float" office:value="34454432">
            <text:p>34454432</text:p>
          </table:table-cell>
          <table:table-cell office:value-type="float" office:value="34454">
            <text:p>3445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199680">
            <text:p>199680</text:p>
          </table:table-cell>
          <table:table-cell office:value-type="float" office:value="35538873">
            <text:p>35538873</text:p>
          </table:table-cell>
          <table:table-cell office:value-type="float" office:value="35538">
            <text:p>3553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0704">
            <text:p>200704</text:p>
          </table:table-cell>
          <table:table-cell office:value-type="float" office:value="34756496">
            <text:p>34756496</text:p>
          </table:table-cell>
          <table:table-cell office:value-type="float" office:value="34756">
            <text:p>3475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1728">
            <text:p>201728</text:p>
          </table:table-cell>
          <table:table-cell office:value-type="float" office:value="36585783">
            <text:p>36585783</text:p>
          </table:table-cell>
          <table:table-cell office:value-type="float" office:value="36585">
            <text:p>3658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2752">
            <text:p>202752</text:p>
          </table:table-cell>
          <table:table-cell office:value-type="float" office:value="35353699">
            <text:p>35353699</text:p>
          </table:table-cell>
          <table:table-cell office:value-type="float" office:value="35353">
            <text:p>3535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3776">
            <text:p>203776</text:p>
          </table:table-cell>
          <table:table-cell office:value-type="float" office:value="36379762">
            <text:p>36379762</text:p>
          </table:table-cell>
          <table:table-cell office:value-type="float" office:value="36379">
            <text:p>3637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4800">
            <text:p>204800</text:p>
          </table:table-cell>
          <table:table-cell office:value-type="float" office:value="36968965">
            <text:p>36968965</text:p>
          </table:table-cell>
          <table:table-cell office:value-type="float" office:value="36968">
            <text:p>3696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5824">
            <text:p>205824</text:p>
          </table:table-cell>
          <table:table-cell office:value-type="float" office:value="36487786">
            <text:p>36487786</text:p>
          </table:table-cell>
          <table:table-cell office:value-type="float" office:value="36487">
            <text:p>3648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6848">
            <text:p>206848</text:p>
          </table:table-cell>
          <table:table-cell office:value-type="float" office:value="36444767">
            <text:p>36444767</text:p>
          </table:table-cell>
          <table:table-cell office:value-type="float" office:value="36444">
            <text:p>3644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7872">
            <text:p>207872</text:p>
          </table:table-cell>
          <table:table-cell office:value-type="float" office:value="37472066">
            <text:p>37472066</text:p>
          </table:table-cell>
          <table:table-cell office:value-type="float" office:value="37472">
            <text:p>3747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8896">
            <text:p>208896</text:p>
          </table:table-cell>
          <table:table-cell office:value-type="float" office:value="37527158">
            <text:p>37527158</text:p>
          </table:table-cell>
          <table:table-cell office:value-type="float" office:value="37527">
            <text:p>3752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09920">
            <text:p>209920</text:p>
          </table:table-cell>
          <table:table-cell office:value-type="float" office:value="36934844">
            <text:p>36934844</text:p>
          </table:table-cell>
          <table:table-cell office:value-type="float" office:value="36934">
            <text:p>3693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0944">
            <text:p>210944</text:p>
          </table:table-cell>
          <table:table-cell office:value-type="float" office:value="37325138">
            <text:p>37325138</text:p>
          </table:table-cell>
          <table:table-cell office:value-type="float" office:value="37325">
            <text:p>3732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1968">
            <text:p>211968</text:p>
          </table:table-cell>
          <table:table-cell office:value-type="float" office:value="38655984">
            <text:p>38655984</text:p>
          </table:table-cell>
          <table:table-cell office:value-type="float" office:value="38655">
            <text:p>3865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2992">
            <text:p>212992</text:p>
          </table:table-cell>
          <table:table-cell office:value-type="float" office:value="50727612">
            <text:p>50727612</text:p>
          </table:table-cell>
          <table:table-cell office:value-type="float" office:value="50727">
            <text:p>507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4016">
            <text:p>214016</text:p>
          </table:table-cell>
          <table:table-cell office:value-type="float" office:value="46382378">
            <text:p>46382378</text:p>
          </table:table-cell>
          <table:table-cell office:value-type="float" office:value="46382">
            <text:p>4638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5040">
            <text:p>215040</text:p>
          </table:table-cell>
          <table:table-cell office:value-type="float" office:value="45927808">
            <text:p>45927808</text:p>
          </table:table-cell>
          <table:table-cell office:value-type="float" office:value="45927">
            <text:p>4592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6064">
            <text:p>216064</text:p>
          </table:table-cell>
          <table:table-cell office:value-type="float" office:value="38879714">
            <text:p>38879714</text:p>
          </table:table-cell>
          <table:table-cell office:value-type="float" office:value="38879">
            <text:p>3887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7088">
            <text:p>217088</text:p>
          </table:table-cell>
          <table:table-cell office:value-type="float" office:value="38551494">
            <text:p>38551494</text:p>
          </table:table-cell>
          <table:table-cell office:value-type="float" office:value="38551">
            <text:p>3855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8112">
            <text:p>218112</text:p>
          </table:table-cell>
          <table:table-cell office:value-type="float" office:value="37725507">
            <text:p>37725507</text:p>
          </table:table-cell>
          <table:table-cell office:value-type="float" office:value="37725">
            <text:p>3772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19136">
            <text:p>219136</text:p>
          </table:table-cell>
          <table:table-cell office:value-type="float" office:value="39189192">
            <text:p>39189192</text:p>
          </table:table-cell>
          <table:table-cell office:value-type="float" office:value="39189">
            <text:p>3918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0160">
            <text:p>220160</text:p>
          </table:table-cell>
          <table:table-cell office:value-type="float" office:value="38677566">
            <text:p>38677566</text:p>
          </table:table-cell>
          <table:table-cell office:value-type="float" office:value="38677">
            <text:p>3867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1184">
            <text:p>221184</text:p>
          </table:table-cell>
          <table:table-cell office:value-type="float" office:value="40751210">
            <text:p>40751210</text:p>
          </table:table-cell>
          <table:table-cell office:value-type="float" office:value="40751">
            <text:p>407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2208">
            <text:p>222208</text:p>
          </table:table-cell>
          <table:table-cell office:value-type="float" office:value="38482594">
            <text:p>38482594</text:p>
          </table:table-cell>
          <table:table-cell office:value-type="float" office:value="38482">
            <text:p>3848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3232">
            <text:p>223232</text:p>
          </table:table-cell>
          <table:table-cell office:value-type="float" office:value="38688637">
            <text:p>38688637</text:p>
          </table:table-cell>
          <table:table-cell office:value-type="float" office:value="38688">
            <text:p>3868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4256">
            <text:p>224256</text:p>
          </table:table-cell>
          <table:table-cell office:value-type="float" office:value="40557975">
            <text:p>40557975</text:p>
          </table:table-cell>
          <table:table-cell office:value-type="float" office:value="40557">
            <text:p>405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5280">
            <text:p>225280</text:p>
          </table:table-cell>
          <table:table-cell office:value-type="float" office:value="40396851">
            <text:p>40396851</text:p>
          </table:table-cell>
          <table:table-cell office:value-type="float" office:value="40396">
            <text:p>403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6304">
            <text:p>226304</text:p>
          </table:table-cell>
          <table:table-cell office:value-type="float" office:value="40417937">
            <text:p>40417937</text:p>
          </table:table-cell>
          <table:table-cell office:value-type="float" office:value="40417">
            <text:p>404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7328">
            <text:p>227328</text:p>
          </table:table-cell>
          <table:table-cell office:value-type="float" office:value="40026276">
            <text:p>40026276</text:p>
          </table:table-cell>
          <table:table-cell office:value-type="float" office:value="40026">
            <text:p>400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8352">
            <text:p>228352</text:p>
          </table:table-cell>
          <table:table-cell office:value-type="float" office:value="40269062">
            <text:p>40269062</text:p>
          </table:table-cell>
          <table:table-cell office:value-type="float" office:value="40269">
            <text:p>402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29376">
            <text:p>229376</text:p>
          </table:table-cell>
          <table:table-cell office:value-type="float" office:value="39645143">
            <text:p>39645143</text:p>
          </table:table-cell>
          <table:table-cell office:value-type="float" office:value="39645">
            <text:p>3964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0400">
            <text:p>230400</text:p>
          </table:table-cell>
          <table:table-cell office:value-type="float" office:value="42156697">
            <text:p>42156697</text:p>
          </table:table-cell>
          <table:table-cell office:value-type="float" office:value="42156">
            <text:p>4215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1424">
            <text:p>231424</text:p>
          </table:table-cell>
          <table:table-cell office:value-type="float" office:value="41070239">
            <text:p>41070239</text:p>
          </table:table-cell>
          <table:table-cell office:value-type="float" office:value="41070">
            <text:p>4107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2448">
            <text:p>232448</text:p>
          </table:table-cell>
          <table:table-cell office:value-type="float" office:value="40082363">
            <text:p>40082363</text:p>
          </table:table-cell>
          <table:table-cell office:value-type="float" office:value="40082">
            <text:p>400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3472">
            <text:p>233472</text:p>
          </table:table-cell>
          <table:table-cell office:value-type="float" office:value="40652454">
            <text:p>40652454</text:p>
          </table:table-cell>
          <table:table-cell office:value-type="float" office:value="40652">
            <text:p>4065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4496">
            <text:p>234496</text:p>
          </table:table-cell>
          <table:table-cell office:value-type="float" office:value="43540935">
            <text:p>43540935</text:p>
          </table:table-cell>
          <table:table-cell office:value-type="float" office:value="43540">
            <text:p>4354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5520">
            <text:p>235520</text:p>
          </table:table-cell>
          <table:table-cell office:value-type="float" office:value="42808344">
            <text:p>42808344</text:p>
          </table:table-cell>
          <table:table-cell office:value-type="float" office:value="42808">
            <text:p>4280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6544">
            <text:p>236544</text:p>
          </table:table-cell>
          <table:table-cell office:value-type="float" office:value="41015331">
            <text:p>41015331</text:p>
          </table:table-cell>
          <table:table-cell office:value-type="float" office:value="41015">
            <text:p>4101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7568">
            <text:p>237568</text:p>
          </table:table-cell>
          <table:table-cell office:value-type="float" office:value="42550867">
            <text:p>42550867</text:p>
          </table:table-cell>
          <table:table-cell office:value-type="float" office:value="42550">
            <text:p>425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8592">
            <text:p>238592</text:p>
          </table:table-cell>
          <table:table-cell office:value-type="float" office:value="46767562">
            <text:p>46767562</text:p>
          </table:table-cell>
          <table:table-cell office:value-type="float" office:value="46767">
            <text:p>4676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39616">
            <text:p>239616</text:p>
          </table:table-cell>
          <table:table-cell office:value-type="float" office:value="53558367">
            <text:p>53558367</text:p>
          </table:table-cell>
          <table:table-cell office:value-type="float" office:value="53558">
            <text:p>5355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0640">
            <text:p>240640</text:p>
          </table:table-cell>
          <table:table-cell office:value-type="float" office:value="51493961">
            <text:p>51493961</text:p>
          </table:table-cell>
          <table:table-cell office:value-type="float" office:value="51493">
            <text:p>514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1664">
            <text:p>241664</text:p>
          </table:table-cell>
          <table:table-cell office:value-type="float" office:value="47052641">
            <text:p>47052641</text:p>
          </table:table-cell>
          <table:table-cell office:value-type="float" office:value="47052">
            <text:p>4705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2688">
            <text:p>242688</text:p>
          </table:table-cell>
          <table:table-cell office:value-type="float" office:value="46749500">
            <text:p>46749500</text:p>
          </table:table-cell>
          <table:table-cell office:value-type="float" office:value="46749">
            <text:p>467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3712">
            <text:p>243712</text:p>
          </table:table-cell>
          <table:table-cell office:value-type="float" office:value="43352454">
            <text:p>43352454</text:p>
          </table:table-cell>
          <table:table-cell office:value-type="float" office:value="43352">
            <text:p>4335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4736">
            <text:p>244736</text:p>
          </table:table-cell>
          <table:table-cell office:value-type="float" office:value="42192109">
            <text:p>42192109</text:p>
          </table:table-cell>
          <table:table-cell office:value-type="float" office:value="42192">
            <text:p>4219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5760">
            <text:p>245760</text:p>
          </table:table-cell>
          <table:table-cell office:value-type="float" office:value="43961238">
            <text:p>43961238</text:p>
          </table:table-cell>
          <table:table-cell office:value-type="float" office:value="43961">
            <text:p>4396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6784">
            <text:p>246784</text:p>
          </table:table-cell>
          <table:table-cell office:value-type="float" office:value="44988508">
            <text:p>44988508</text:p>
          </table:table-cell>
          <table:table-cell office:value-type="float" office:value="44988">
            <text:p>4498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7808">
            <text:p>247808</text:p>
          </table:table-cell>
          <table:table-cell office:value-type="float" office:value="42734672">
            <text:p>42734672</text:p>
          </table:table-cell>
          <table:table-cell office:value-type="float" office:value="42734">
            <text:p>4273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8832">
            <text:p>248832</text:p>
          </table:table-cell>
          <table:table-cell office:value-type="float" office:value="43505403">
            <text:p>43505403</text:p>
          </table:table-cell>
          <table:table-cell office:value-type="float" office:value="43505">
            <text:p>4350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49856">
            <text:p>249856</text:p>
          </table:table-cell>
          <table:table-cell office:value-type="float" office:value="43790243">
            <text:p>43790243</text:p>
          </table:table-cell>
          <table:table-cell office:value-type="float" office:value="43790">
            <text:p>4379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0880">
            <text:p>250880</text:p>
          </table:table-cell>
          <table:table-cell office:value-type="float" office:value="46135193">
            <text:p>46135193</text:p>
          </table:table-cell>
          <table:table-cell office:value-type="float" office:value="46135">
            <text:p>4613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1904">
            <text:p>251904</text:p>
          </table:table-cell>
          <table:table-cell office:value-type="float" office:value="44119514">
            <text:p>44119514</text:p>
          </table:table-cell>
          <table:table-cell office:value-type="float" office:value="44119">
            <text:p>4411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2928">
            <text:p>252928</text:p>
          </table:table-cell>
          <table:table-cell office:value-type="float" office:value="43974082">
            <text:p>43974082</text:p>
          </table:table-cell>
          <table:table-cell office:value-type="float" office:value="43974">
            <text:p>4397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3952">
            <text:p>253952</text:p>
          </table:table-cell>
          <table:table-cell office:value-type="float" office:value="46214216">
            <text:p>46214216</text:p>
          </table:table-cell>
          <table:table-cell office:value-type="float" office:value="46214">
            <text:p>4621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4976">
            <text:p>254976</text:p>
          </table:table-cell>
          <table:table-cell office:value-type="float" office:value="45968265">
            <text:p>45968265</text:p>
          </table:table-cell>
          <table:table-cell office:value-type="float" office:value="45968">
            <text:p>4596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6000">
            <text:p>256000</text:p>
          </table:table-cell>
          <table:table-cell office:value-type="float" office:value="46432795">
            <text:p>46432795</text:p>
          </table:table-cell>
          <table:table-cell office:value-type="float" office:value="46432">
            <text:p>4643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7024">
            <text:p>257024</text:p>
          </table:table-cell>
          <table:table-cell office:value-type="float" office:value="44885147">
            <text:p>44885147</text:p>
          </table:table-cell>
          <table:table-cell office:value-type="float" office:value="44885">
            <text:p>4488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8048">
            <text:p>258048</text:p>
          </table:table-cell>
          <table:table-cell office:value-type="float" office:value="46926504">
            <text:p>46926504</text:p>
          </table:table-cell>
          <table:table-cell office:value-type="float" office:value="46926">
            <text:p>4692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59072">
            <text:p>259072</text:p>
          </table:table-cell>
          <table:table-cell office:value-type="float" office:value="47691328">
            <text:p>47691328</text:p>
          </table:table-cell>
          <table:table-cell office:value-type="float" office:value="47691">
            <text:p>4769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0096">
            <text:p>260096</text:p>
          </table:table-cell>
          <table:table-cell office:value-type="float" office:value="46070232">
            <text:p>46070232</text:p>
          </table:table-cell>
          <table:table-cell office:value-type="float" office:value="46070">
            <text:p>4607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1120">
            <text:p>261120</text:p>
          </table:table-cell>
          <table:table-cell office:value-type="float" office:value="45168818">
            <text:p>45168818</text:p>
          </table:table-cell>
          <table:table-cell office:value-type="float" office:value="45168">
            <text:p>4516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2144">
            <text:p>262144</text:p>
          </table:table-cell>
          <table:table-cell office:value-type="float" office:value="51370155">
            <text:p>51370155</text:p>
          </table:table-cell>
          <table:table-cell office:value-type="float" office:value="51370">
            <text:p>5137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3168">
            <text:p>263168</text:p>
          </table:table-cell>
          <table:table-cell office:value-type="float" office:value="59689384">
            <text:p>59689384</text:p>
          </table:table-cell>
          <table:table-cell office:value-type="float" office:value="59689">
            <text:p>5968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4192">
            <text:p>264192</text:p>
          </table:table-cell>
          <table:table-cell office:value-type="float" office:value="52145556">
            <text:p>52145556</text:p>
          </table:table-cell>
          <table:table-cell office:value-type="float" office:value="52145">
            <text:p>5214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5216">
            <text:p>265216</text:p>
          </table:table-cell>
          <table:table-cell office:value-type="float" office:value="51930277">
            <text:p>51930277</text:p>
          </table:table-cell>
          <table:table-cell office:value-type="float" office:value="51930">
            <text:p>5193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6240">
            <text:p>266240</text:p>
          </table:table-cell>
          <table:table-cell office:value-type="float" office:value="49569897">
            <text:p>49569897</text:p>
          </table:table-cell>
          <table:table-cell office:value-type="float" office:value="49569">
            <text:p>4956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7264">
            <text:p>267264</text:p>
          </table:table-cell>
          <table:table-cell office:value-type="float" office:value="49356355">
            <text:p>49356355</text:p>
          </table:table-cell>
          <table:table-cell office:value-type="float" office:value="49356">
            <text:p>4935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8288">
            <text:p>268288</text:p>
          </table:table-cell>
          <table:table-cell office:value-type="float" office:value="48212717">
            <text:p>48212717</text:p>
          </table:table-cell>
          <table:table-cell office:value-type="float" office:value="48212">
            <text:p>4821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69312">
            <text:p>269312</text:p>
          </table:table-cell>
          <table:table-cell office:value-type="float" office:value="48472218">
            <text:p>48472218</text:p>
          </table:table-cell>
          <table:table-cell office:value-type="float" office:value="48472">
            <text:p>4847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0336">
            <text:p>270336</text:p>
          </table:table-cell>
          <table:table-cell office:value-type="float" office:value="48295841">
            <text:p>48295841</text:p>
          </table:table-cell>
          <table:table-cell office:value-type="float" office:value="48295">
            <text:p>4829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1360">
            <text:p>271360</text:p>
          </table:table-cell>
          <table:table-cell office:value-type="float" office:value="48768768">
            <text:p>48768768</text:p>
          </table:table-cell>
          <table:table-cell office:value-type="float" office:value="48768">
            <text:p>4876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2384">
            <text:p>272384</text:p>
          </table:table-cell>
          <table:table-cell office:value-type="float" office:value="48068311">
            <text:p>48068311</text:p>
          </table:table-cell>
          <table:table-cell office:value-type="float" office:value="48068">
            <text:p>4806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3408">
            <text:p>273408</text:p>
          </table:table-cell>
          <table:table-cell office:value-type="float" office:value="49362978">
            <text:p>49362978</text:p>
          </table:table-cell>
          <table:table-cell office:value-type="float" office:value="49362">
            <text:p>4936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4432">
            <text:p>274432</text:p>
          </table:table-cell>
          <table:table-cell office:value-type="float" office:value="48376380">
            <text:p>48376380</text:p>
          </table:table-cell>
          <table:table-cell office:value-type="float" office:value="48376">
            <text:p>4837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5456">
            <text:p>275456</text:p>
          </table:table-cell>
          <table:table-cell office:value-type="float" office:value="47907730">
            <text:p>47907730</text:p>
          </table:table-cell>
          <table:table-cell office:value-type="float" office:value="47907">
            <text:p>4790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6480">
            <text:p>276480</text:p>
          </table:table-cell>
          <table:table-cell office:value-type="float" office:value="48365911">
            <text:p>48365911</text:p>
          </table:table-cell>
          <table:table-cell office:value-type="float" office:value="48365">
            <text:p>4836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7504">
            <text:p>277504</text:p>
          </table:table-cell>
          <table:table-cell office:value-type="float" office:value="50883482">
            <text:p>50883482</text:p>
          </table:table-cell>
          <table:table-cell office:value-type="float" office:value="50883">
            <text:p>508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8528">
            <text:p>278528</text:p>
          </table:table-cell>
          <table:table-cell office:value-type="float" office:value="50575129">
            <text:p>50575129</text:p>
          </table:table-cell>
          <table:table-cell office:value-type="float" office:value="50575">
            <text:p>505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79552">
            <text:p>279552</text:p>
          </table:table-cell>
          <table:table-cell office:value-type="float" office:value="48870657">
            <text:p>48870657</text:p>
          </table:table-cell>
          <table:table-cell office:value-type="float" office:value="48870">
            <text:p>4887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0576">
            <text:p>280576</text:p>
          </table:table-cell>
          <table:table-cell office:value-type="float" office:value="49758366">
            <text:p>49758366</text:p>
          </table:table-cell>
          <table:table-cell office:value-type="float" office:value="49758">
            <text:p>4975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1600">
            <text:p>281600</text:p>
          </table:table-cell>
          <table:table-cell office:value-type="float" office:value="52461507">
            <text:p>52461507</text:p>
          </table:table-cell>
          <table:table-cell office:value-type="float" office:value="52461">
            <text:p>524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2624">
            <text:p>282624</text:p>
          </table:table-cell>
          <table:table-cell office:value-type="float" office:value="49472113">
            <text:p>49472113</text:p>
          </table:table-cell>
          <table:table-cell office:value-type="float" office:value="49472">
            <text:p>4947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3648">
            <text:p>283648</text:p>
          </table:table-cell>
          <table:table-cell office:value-type="float" office:value="52951811">
            <text:p>52951811</text:p>
          </table:table-cell>
          <table:table-cell office:value-type="float" office:value="52951">
            <text:p>5295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4672">
            <text:p>284672</text:p>
          </table:table-cell>
          <table:table-cell office:value-type="float" office:value="61170955">
            <text:p>61170955</text:p>
          </table:table-cell>
          <table:table-cell office:value-type="float" office:value="61170">
            <text:p>6117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5696">
            <text:p>285696</text:p>
          </table:table-cell>
          <table:table-cell office:value-type="float" office:value="56847524">
            <text:p>56847524</text:p>
          </table:table-cell>
          <table:table-cell office:value-type="float" office:value="56847">
            <text:p>568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6720">
            <text:p>286720</text:p>
          </table:table-cell>
          <table:table-cell office:value-type="float" office:value="52066788">
            <text:p>52066788</text:p>
          </table:table-cell>
          <table:table-cell office:value-type="float" office:value="52066">
            <text:p>5206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7744">
            <text:p>287744</text:p>
          </table:table-cell>
          <table:table-cell office:value-type="float" office:value="51492949">
            <text:p>51492949</text:p>
          </table:table-cell>
          <table:table-cell office:value-type="float" office:value="51492">
            <text:p>5149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8768">
            <text:p>288768</text:p>
          </table:table-cell>
          <table:table-cell office:value-type="float" office:value="51653691">
            <text:p>51653691</text:p>
          </table:table-cell>
          <table:table-cell office:value-type="float" office:value="51653">
            <text:p>5165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89792">
            <text:p>289792</text:p>
          </table:table-cell>
          <table:table-cell office:value-type="float" office:value="50781885">
            <text:p>50781885</text:p>
          </table:table-cell>
          <table:table-cell office:value-type="float" office:value="50781">
            <text:p>507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0816">
            <text:p>290816</text:p>
          </table:table-cell>
          <table:table-cell office:value-type="float" office:value="51298548">
            <text:p>51298548</text:p>
          </table:table-cell>
          <table:table-cell office:value-type="float" office:value="51298">
            <text:p>5129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1840">
            <text:p>291840</text:p>
          </table:table-cell>
          <table:table-cell office:value-type="float" office:value="53163255">
            <text:p>53163255</text:p>
          </table:table-cell>
          <table:table-cell office:value-type="float" office:value="53163">
            <text:p>531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2864">
            <text:p>292864</text:p>
          </table:table-cell>
          <table:table-cell office:value-type="float" office:value="51322688">
            <text:p>51322688</text:p>
          </table:table-cell>
          <table:table-cell office:value-type="float" office:value="51322">
            <text:p>5132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3888">
            <text:p>293888</text:p>
          </table:table-cell>
          <table:table-cell office:value-type="float" office:value="53027819">
            <text:p>53027819</text:p>
          </table:table-cell>
          <table:table-cell office:value-type="float" office:value="53027">
            <text:p>5302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4912">
            <text:p>294912</text:p>
          </table:table-cell>
          <table:table-cell office:value-type="float" office:value="53678649">
            <text:p>53678649</text:p>
          </table:table-cell>
          <table:table-cell office:value-type="float" office:value="53678">
            <text:p>536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5936">
            <text:p>295936</text:p>
          </table:table-cell>
          <table:table-cell office:value-type="float" office:value="53879739">
            <text:p>53879739</text:p>
          </table:table-cell>
          <table:table-cell office:value-type="float" office:value="53879">
            <text:p>5387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6960">
            <text:p>296960</text:p>
          </table:table-cell>
          <table:table-cell office:value-type="float" office:value="53790090">
            <text:p>53790090</text:p>
          </table:table-cell>
          <table:table-cell office:value-type="float" office:value="53790">
            <text:p>5379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7984">
            <text:p>297984</text:p>
          </table:table-cell>
          <table:table-cell office:value-type="float" office:value="53097640">
            <text:p>53097640</text:p>
          </table:table-cell>
          <table:table-cell office:value-type="float" office:value="53097">
            <text:p>530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299008">
            <text:p>299008</text:p>
          </table:table-cell>
          <table:table-cell office:value-type="float" office:value="55995942">
            <text:p>55995942</text:p>
          </table:table-cell>
          <table:table-cell office:value-type="float" office:value="55995">
            <text:p>559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0032">
            <text:p>300032</text:p>
          </table:table-cell>
          <table:table-cell office:value-type="float" office:value="53970921">
            <text:p>53970921</text:p>
          </table:table-cell>
          <table:table-cell office:value-type="float" office:value="53970">
            <text:p>539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1056">
            <text:p>301056</text:p>
          </table:table-cell>
          <table:table-cell office:value-type="float" office:value="54582302">
            <text:p>54582302</text:p>
          </table:table-cell>
          <table:table-cell office:value-type="float" office:value="54582">
            <text:p>545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2080">
            <text:p>302080</text:p>
          </table:table-cell>
          <table:table-cell office:value-type="float" office:value="55361926">
            <text:p>55361926</text:p>
          </table:table-cell>
          <table:table-cell office:value-type="float" office:value="55361">
            <text:p>553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3104">
            <text:p>303104</text:p>
          </table:table-cell>
          <table:table-cell office:value-type="float" office:value="53106851">
            <text:p>53106851</text:p>
          </table:table-cell>
          <table:table-cell office:value-type="float" office:value="53106">
            <text:p>5310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4128">
            <text:p>304128</text:p>
          </table:table-cell>
          <table:table-cell office:value-type="float" office:value="61503291">
            <text:p>61503291</text:p>
          </table:table-cell>
          <table:table-cell office:value-type="float" office:value="61503">
            <text:p>6150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5152">
            <text:p>305152</text:p>
          </table:table-cell>
          <table:table-cell office:value-type="float" office:value="69669280">
            <text:p>69669280</text:p>
          </table:table-cell>
          <table:table-cell office:value-type="float" office:value="69669">
            <text:p>6966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6176">
            <text:p>306176</text:p>
          </table:table-cell>
          <table:table-cell office:value-type="float" office:value="56948839">
            <text:p>56948839</text:p>
          </table:table-cell>
          <table:table-cell office:value-type="float" office:value="56948">
            <text:p>569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7200">
            <text:p>307200</text:p>
          </table:table-cell>
          <table:table-cell office:value-type="float" office:value="54179845">
            <text:p>54179845</text:p>
          </table:table-cell>
          <table:table-cell office:value-type="float" office:value="54179">
            <text:p>5417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8224">
            <text:p>308224</text:p>
          </table:table-cell>
          <table:table-cell office:value-type="float" office:value="55239850">
            <text:p>55239850</text:p>
          </table:table-cell>
          <table:table-cell office:value-type="float" office:value="55239">
            <text:p>552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09248">
            <text:p>309248</text:p>
          </table:table-cell>
          <table:table-cell office:value-type="float" office:value="55066405">
            <text:p>55066405</text:p>
          </table:table-cell>
          <table:table-cell office:value-type="float" office:value="55066">
            <text:p>550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0272">
            <text:p>310272</text:p>
          </table:table-cell>
          <table:table-cell office:value-type="float" office:value="55854977">
            <text:p>55854977</text:p>
          </table:table-cell>
          <table:table-cell office:value-type="float" office:value="55854">
            <text:p>5585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1296">
            <text:p>311296</text:p>
          </table:table-cell>
          <table:table-cell office:value-type="float" office:value="56331943">
            <text:p>56331943</text:p>
          </table:table-cell>
          <table:table-cell office:value-type="float" office:value="56331">
            <text:p>5633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2320">
            <text:p>312320</text:p>
          </table:table-cell>
          <table:table-cell office:value-type="float" office:value="59839986">
            <text:p>59839986</text:p>
          </table:table-cell>
          <table:table-cell office:value-type="float" office:value="59839">
            <text:p>5983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3344">
            <text:p>313344</text:p>
          </table:table-cell>
          <table:table-cell office:value-type="float" office:value="55100015">
            <text:p>55100015</text:p>
          </table:table-cell>
          <table:table-cell office:value-type="float" office:value="55100">
            <text:p>55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4368">
            <text:p>314368</text:p>
          </table:table-cell>
          <table:table-cell office:value-type="float" office:value="57144496">
            <text:p>57144496</text:p>
          </table:table-cell>
          <table:table-cell office:value-type="float" office:value="57144">
            <text:p>5714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5392">
            <text:p>315392</text:p>
          </table:table-cell>
          <table:table-cell office:value-type="float" office:value="57119278">
            <text:p>57119278</text:p>
          </table:table-cell>
          <table:table-cell office:value-type="float" office:value="57119">
            <text:p>571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6416">
            <text:p>316416</text:p>
          </table:table-cell>
          <table:table-cell office:value-type="float" office:value="55903196">
            <text:p>55903196</text:p>
          </table:table-cell>
          <table:table-cell office:value-type="float" office:value="55903">
            <text:p>559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7440">
            <text:p>317440</text:p>
          </table:table-cell>
          <table:table-cell office:value-type="float" office:value="56372925">
            <text:p>56372925</text:p>
          </table:table-cell>
          <table:table-cell office:value-type="float" office:value="56372">
            <text:p>563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8464">
            <text:p>318464</text:p>
          </table:table-cell>
          <table:table-cell office:value-type="float" office:value="58251670">
            <text:p>58251670</text:p>
          </table:table-cell>
          <table:table-cell office:value-type="float" office:value="58251">
            <text:p>582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19488">
            <text:p>319488</text:p>
          </table:table-cell>
          <table:table-cell office:value-type="float" office:value="56318198">
            <text:p>56318198</text:p>
          </table:table-cell>
          <table:table-cell office:value-type="float" office:value="56318">
            <text:p>563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0512">
            <text:p>320512</text:p>
          </table:table-cell>
          <table:table-cell office:value-type="float" office:value="56837860">
            <text:p>56837860</text:p>
          </table:table-cell>
          <table:table-cell office:value-type="float" office:value="56837">
            <text:p>568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1536">
            <text:p>321536</text:p>
          </table:table-cell>
          <table:table-cell office:value-type="float" office:value="57598982">
            <text:p>57598982</text:p>
          </table:table-cell>
          <table:table-cell office:value-type="float" office:value="57598">
            <text:p>5759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2560">
            <text:p>322560</text:p>
          </table:table-cell>
          <table:table-cell office:value-type="float" office:value="58493359">
            <text:p>58493359</text:p>
          </table:table-cell>
          <table:table-cell office:value-type="float" office:value="58493">
            <text:p>5849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3584">
            <text:p>323584</text:p>
          </table:table-cell>
          <table:table-cell office:value-type="float" office:value="69340331">
            <text:p>69340331</text:p>
          </table:table-cell>
          <table:table-cell office:value-type="float" office:value="69340">
            <text:p>6934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4608">
            <text:p>324608</text:p>
          </table:table-cell>
          <table:table-cell office:value-type="float" office:value="70133533">
            <text:p>70133533</text:p>
          </table:table-cell>
          <table:table-cell office:value-type="float" office:value="70133">
            <text:p>7013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5632">
            <text:p>325632</text:p>
          </table:table-cell>
          <table:table-cell office:value-type="float" office:value="58820548">
            <text:p>58820548</text:p>
          </table:table-cell>
          <table:table-cell office:value-type="float" office:value="58820">
            <text:p>5882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6656">
            <text:p>326656</text:p>
          </table:table-cell>
          <table:table-cell office:value-type="float" office:value="57604392">
            <text:p>57604392</text:p>
          </table:table-cell>
          <table:table-cell office:value-type="float" office:value="57604">
            <text:p>5760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7680">
            <text:p>327680</text:p>
          </table:table-cell>
          <table:table-cell office:value-type="float" office:value="64331885">
            <text:p>64331885</text:p>
          </table:table-cell>
          <table:table-cell office:value-type="float" office:value="64331">
            <text:p>6433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8704">
            <text:p>328704</text:p>
          </table:table-cell>
          <table:table-cell office:value-type="float" office:value="58463770">
            <text:p>58463770</text:p>
          </table:table-cell>
          <table:table-cell office:value-type="float" office:value="58463">
            <text:p>584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29728">
            <text:p>329728</text:p>
          </table:table-cell>
          <table:table-cell office:value-type="float" office:value="59726779">
            <text:p>59726779</text:p>
          </table:table-cell>
          <table:table-cell office:value-type="float" office:value="59726">
            <text:p>5972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0752">
            <text:p>330752</text:p>
          </table:table-cell>
          <table:table-cell office:value-type="float" office:value="59602638">
            <text:p>59602638</text:p>
          </table:table-cell>
          <table:table-cell office:value-type="float" office:value="59602">
            <text:p>5960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1776">
            <text:p>331776</text:p>
          </table:table-cell>
          <table:table-cell office:value-type="float" office:value="59785042">
            <text:p>59785042</text:p>
          </table:table-cell>
          <table:table-cell office:value-type="float" office:value="59785">
            <text:p>5978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2800">
            <text:p>332800</text:p>
          </table:table-cell>
          <table:table-cell office:value-type="float" office:value="60099065">
            <text:p>60099065</text:p>
          </table:table-cell>
          <table:table-cell office:value-type="float" office:value="60099">
            <text:p>6009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3824">
            <text:p>333824</text:p>
          </table:table-cell>
          <table:table-cell office:value-type="float" office:value="60308900">
            <text:p>60308900</text:p>
          </table:table-cell>
          <table:table-cell office:value-type="float" office:value="60308">
            <text:p>6030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4848">
            <text:p>334848</text:p>
          </table:table-cell>
          <table:table-cell office:value-type="float" office:value="60060496">
            <text:p>60060496</text:p>
          </table:table-cell>
          <table:table-cell office:value-type="float" office:value="60060">
            <text:p>600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5872">
            <text:p>335872</text:p>
          </table:table-cell>
          <table:table-cell office:value-type="float" office:value="59642491">
            <text:p>59642491</text:p>
          </table:table-cell>
          <table:table-cell office:value-type="float" office:value="59642">
            <text:p>5964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6896">
            <text:p>336896</text:p>
          </table:table-cell>
          <table:table-cell office:value-type="float" office:value="61671744">
            <text:p>61671744</text:p>
          </table:table-cell>
          <table:table-cell office:value-type="float" office:value="61671">
            <text:p>6167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7920">
            <text:p>337920</text:p>
          </table:table-cell>
          <table:table-cell office:value-type="float" office:value="60299080">
            <text:p>60299080</text:p>
          </table:table-cell>
          <table:table-cell office:value-type="float" office:value="60299">
            <text:p>6029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8944">
            <text:p>338944</text:p>
          </table:table-cell>
          <table:table-cell office:value-type="float" office:value="59813919">
            <text:p>59813919</text:p>
          </table:table-cell>
          <table:table-cell office:value-type="float" office:value="59813">
            <text:p>5981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39968">
            <text:p>339968</text:p>
          </table:table-cell>
          <table:table-cell office:value-type="float" office:value="62540722">
            <text:p>62540722</text:p>
          </table:table-cell>
          <table:table-cell office:value-type="float" office:value="62540">
            <text:p>6254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0992">
            <text:p>340992</text:p>
          </table:table-cell>
          <table:table-cell office:value-type="float" office:value="68048946">
            <text:p>68048946</text:p>
          </table:table-cell>
          <table:table-cell office:value-type="float" office:value="68048">
            <text:p>6804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2016">
            <text:p>342016</text:p>
          </table:table-cell>
          <table:table-cell office:value-type="float" office:value="72329764">
            <text:p>72329764</text:p>
          </table:table-cell>
          <table:table-cell office:value-type="float" office:value="72329">
            <text:p>72329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3040">
            <text:p>343040</text:p>
          </table:table-cell>
          <table:table-cell office:value-type="float" office:value="62235317">
            <text:p>62235317</text:p>
          </table:table-cell>
          <table:table-cell office:value-type="float" office:value="62235">
            <text:p>6223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4064">
            <text:p>344064</text:p>
          </table:table-cell>
          <table:table-cell office:value-type="float" office:value="60578114">
            <text:p>60578114</text:p>
          </table:table-cell>
          <table:table-cell office:value-type="float" office:value="60578">
            <text:p>6057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5088">
            <text:p>345088</text:p>
          </table:table-cell>
          <table:table-cell office:value-type="float" office:value="63982658">
            <text:p>63982658</text:p>
          </table:table-cell>
          <table:table-cell office:value-type="float" office:value="63982">
            <text:p>6398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6112">
            <text:p>346112</text:p>
          </table:table-cell>
          <table:table-cell office:value-type="float" office:value="62742613">
            <text:p>62742613</text:p>
          </table:table-cell>
          <table:table-cell office:value-type="float" office:value="62742">
            <text:p>6274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7136">
            <text:p>347136</text:p>
          </table:table-cell>
          <table:table-cell office:value-type="float" office:value="61458760">
            <text:p>61458760</text:p>
          </table:table-cell>
          <table:table-cell office:value-type="float" office:value="61458">
            <text:p>6145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8160">
            <text:p>348160</text:p>
          </table:table-cell>
          <table:table-cell office:value-type="float" office:value="61526674">
            <text:p>61526674</text:p>
          </table:table-cell>
          <table:table-cell office:value-type="float" office:value="61526">
            <text:p>6152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49184">
            <text:p>349184</text:p>
          </table:table-cell>
          <table:table-cell office:value-type="float" office:value="63037923">
            <text:p>63037923</text:p>
          </table:table-cell>
          <table:table-cell office:value-type="float" office:value="63037">
            <text:p>6303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0208">
            <text:p>350208</text:p>
          </table:table-cell>
          <table:table-cell office:value-type="float" office:value="61470386">
            <text:p>61470386</text:p>
          </table:table-cell>
          <table:table-cell office:value-type="float" office:value="61470">
            <text:p>6147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1232">
            <text:p>351232</text:p>
          </table:table-cell>
          <table:table-cell office:value-type="float" office:value="63514452">
            <text:p>63514452</text:p>
          </table:table-cell>
          <table:table-cell office:value-type="float" office:value="63514">
            <text:p>6351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2256">
            <text:p>352256</text:p>
          </table:table-cell>
          <table:table-cell office:value-type="float" office:value="64200018">
            <text:p>64200018</text:p>
          </table:table-cell>
          <table:table-cell office:value-type="float" office:value="64200">
            <text:p>642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3280">
            <text:p>353280</text:p>
          </table:table-cell>
          <table:table-cell office:value-type="float" office:value="62974323">
            <text:p>62974323</text:p>
          </table:table-cell>
          <table:table-cell office:value-type="float" office:value="62974">
            <text:p>6297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4304">
            <text:p>354304</text:p>
          </table:table-cell>
          <table:table-cell office:value-type="float" office:value="62973660">
            <text:p>62973660</text:p>
          </table:table-cell>
          <table:table-cell office:value-type="float" office:value="62973">
            <text:p>6297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5328">
            <text:p>355328</text:p>
          </table:table-cell>
          <table:table-cell office:value-type="float" office:value="64750999">
            <text:p>64750999</text:p>
          </table:table-cell>
          <table:table-cell office:value-type="float" office:value="64750">
            <text:p>6475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6352">
            <text:p>356352</text:p>
          </table:table-cell>
          <table:table-cell office:value-type="float" office:value="63453885">
            <text:p>63453885</text:p>
          </table:table-cell>
          <table:table-cell office:value-type="float" office:value="63453">
            <text:p>6345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7376">
            <text:p>357376</text:p>
          </table:table-cell>
          <table:table-cell office:value-type="float" office:value="64733995">
            <text:p>64733995</text:p>
          </table:table-cell>
          <table:table-cell office:value-type="float" office:value="64733">
            <text:p>6473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8400">
            <text:p>358400</text:p>
          </table:table-cell>
          <table:table-cell office:value-type="float" office:value="76789320">
            <text:p>76789320</text:p>
          </table:table-cell>
          <table:table-cell office:value-type="float" office:value="76789">
            <text:p>7678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59424">
            <text:p>359424</text:p>
          </table:table-cell>
          <table:table-cell office:value-type="float" office:value="78554714">
            <text:p>78554714</text:p>
          </table:table-cell>
          <table:table-cell office:value-type="float" office:value="78554">
            <text:p>7855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0448">
            <text:p>360448</text:p>
          </table:table-cell>
          <table:table-cell office:value-type="float" office:value="65937284">
            <text:p>65937284</text:p>
          </table:table-cell>
          <table:table-cell office:value-type="float" office:value="65937">
            <text:p>6593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1472">
            <text:p>361472</text:p>
          </table:table-cell>
          <table:table-cell office:value-type="float" office:value="64206134">
            <text:p>64206134</text:p>
          </table:table-cell>
          <table:table-cell office:value-type="float" office:value="64206">
            <text:p>6420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2496">
            <text:p>362496</text:p>
          </table:table-cell>
          <table:table-cell office:value-type="float" office:value="66101917">
            <text:p>66101917</text:p>
          </table:table-cell>
          <table:table-cell office:value-type="float" office:value="66101">
            <text:p>6610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3520">
            <text:p>363520</text:p>
          </table:table-cell>
          <table:table-cell office:value-type="float" office:value="67253906">
            <text:p>67253906</text:p>
          </table:table-cell>
          <table:table-cell office:value-type="float" office:value="67253">
            <text:p>6725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4544">
            <text:p>364544</text:p>
          </table:table-cell>
          <table:table-cell office:value-type="float" office:value="64888328">
            <text:p>64888328</text:p>
          </table:table-cell>
          <table:table-cell office:value-type="float" office:value="64888">
            <text:p>6488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5568">
            <text:p>365568</text:p>
          </table:table-cell>
          <table:table-cell office:value-type="float" office:value="66247670">
            <text:p>66247670</text:p>
          </table:table-cell>
          <table:table-cell office:value-type="float" office:value="66247">
            <text:p>6624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6592">
            <text:p>366592</text:p>
          </table:table-cell>
          <table:table-cell office:value-type="float" office:value="68873263">
            <text:p>68873263</text:p>
          </table:table-cell>
          <table:table-cell office:value-type="float" office:value="68873">
            <text:p>6887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7616">
            <text:p>367616</text:p>
          </table:table-cell>
          <table:table-cell office:value-type="float" office:value="66657884">
            <text:p>66657884</text:p>
          </table:table-cell>
          <table:table-cell office:value-type="float" office:value="66657">
            <text:p>6665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8640">
            <text:p>368640</text:p>
          </table:table-cell>
          <table:table-cell office:value-type="float" office:value="66297368">
            <text:p>66297368</text:p>
          </table:table-cell>
          <table:table-cell office:value-type="float" office:value="66297">
            <text:p>6629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69664">
            <text:p>369664</text:p>
          </table:table-cell>
          <table:table-cell office:value-type="float" office:value="65968586">
            <text:p>65968586</text:p>
          </table:table-cell>
          <table:table-cell office:value-type="float" office:value="65968">
            <text:p>6596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0688">
            <text:p>370688</text:p>
          </table:table-cell>
          <table:table-cell office:value-type="float" office:value="65537762">
            <text:p>65537762</text:p>
          </table:table-cell>
          <table:table-cell office:value-type="float" office:value="65537">
            <text:p>6553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1712">
            <text:p>371712</text:p>
          </table:table-cell>
          <table:table-cell office:value-type="float" office:value="67841409">
            <text:p>67841409</text:p>
          </table:table-cell>
          <table:table-cell office:value-type="float" office:value="67841">
            <text:p>6784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2736">
            <text:p>372736</text:p>
          </table:table-cell>
          <table:table-cell office:value-type="float" office:value="67214221">
            <text:p>67214221</text:p>
          </table:table-cell>
          <table:table-cell office:value-type="float" office:value="67214">
            <text:p>6721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3760">
            <text:p>373760</text:p>
          </table:table-cell>
          <table:table-cell office:value-type="float" office:value="73442562">
            <text:p>73442562</text:p>
          </table:table-cell>
          <table:table-cell office:value-type="float" office:value="73442">
            <text:p>7344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4784">
            <text:p>374784</text:p>
          </table:table-cell>
          <table:table-cell office:value-type="float" office:value="81180950">
            <text:p>81180950</text:p>
          </table:table-cell>
          <table:table-cell office:value-type="float" office:value="81180">
            <text:p>8118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5808">
            <text:p>375808</text:p>
          </table:table-cell>
          <table:table-cell office:value-type="float" office:value="72263266">
            <text:p>72263266</text:p>
          </table:table-cell>
          <table:table-cell office:value-type="float" office:value="72263">
            <text:p>7226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6832">
            <text:p>376832</text:p>
          </table:table-cell>
          <table:table-cell office:value-type="float" office:value="69000583">
            <text:p>69000583</text:p>
          </table:table-cell>
          <table:table-cell office:value-type="float" office:value="69000">
            <text:p>6900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7856">
            <text:p>377856</text:p>
          </table:table-cell>
          <table:table-cell office:value-type="float" office:value="69251068">
            <text:p>69251068</text:p>
          </table:table-cell>
          <table:table-cell office:value-type="float" office:value="69251">
            <text:p>6925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8880">
            <text:p>378880</text:p>
          </table:table-cell>
          <table:table-cell office:value-type="float" office:value="67143111">
            <text:p>67143111</text:p>
          </table:table-cell>
          <table:table-cell office:value-type="float" office:value="67143">
            <text:p>6714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79904">
            <text:p>379904</text:p>
          </table:table-cell>
          <table:table-cell office:value-type="float" office:value="69844526">
            <text:p>69844526</text:p>
          </table:table-cell>
          <table:table-cell office:value-type="float" office:value="69844">
            <text:p>6984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0928">
            <text:p>380928</text:p>
          </table:table-cell>
          <table:table-cell office:value-type="float" office:value="69443165">
            <text:p>69443165</text:p>
          </table:table-cell>
          <table:table-cell office:value-type="float" office:value="69443">
            <text:p>6944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1952">
            <text:p>381952</text:p>
          </table:table-cell>
          <table:table-cell office:value-type="float" office:value="68144895">
            <text:p>68144895</text:p>
          </table:table-cell>
          <table:table-cell office:value-type="float" office:value="68144">
            <text:p>6814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2976">
            <text:p>382976</text:p>
          </table:table-cell>
          <table:table-cell office:value-type="float" office:value="71057048">
            <text:p>71057048</text:p>
          </table:table-cell>
          <table:table-cell office:value-type="float" office:value="71057">
            <text:p>7105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4000">
            <text:p>384000</text:p>
          </table:table-cell>
          <table:table-cell office:value-type="float" office:value="68262922">
            <text:p>68262922</text:p>
          </table:table-cell>
          <table:table-cell office:value-type="float" office:value="68262">
            <text:p>6826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5024">
            <text:p>385024</text:p>
          </table:table-cell>
          <table:table-cell office:value-type="float" office:value="70333683">
            <text:p>70333683</text:p>
          </table:table-cell>
          <table:table-cell office:value-type="float" office:value="70333">
            <text:p>7033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6048">
            <text:p>386048</text:p>
          </table:table-cell>
          <table:table-cell office:value-type="float" office:value="68858776">
            <text:p>68858776</text:p>
          </table:table-cell>
          <table:table-cell office:value-type="float" office:value="68858">
            <text:p>6885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7072">
            <text:p>387072</text:p>
          </table:table-cell>
          <table:table-cell office:value-type="float" office:value="70101420">
            <text:p>70101420</text:p>
          </table:table-cell>
          <table:table-cell office:value-type="float" office:value="70101">
            <text:p>7010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8096">
            <text:p>388096</text:p>
          </table:table-cell>
          <table:table-cell office:value-type="float" office:value="72193205">
            <text:p>72193205</text:p>
          </table:table-cell>
          <table:table-cell office:value-type="float" office:value="72193">
            <text:p>7219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89120">
            <text:p>389120</text:p>
          </table:table-cell>
          <table:table-cell office:value-type="float" office:value="70190035">
            <text:p>70190035</text:p>
          </table:table-cell>
          <table:table-cell office:value-type="float" office:value="70190">
            <text:p>7019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0144">
            <text:p>390144</text:p>
          </table:table-cell>
          <table:table-cell office:value-type="float" office:value="81788058">
            <text:p>81788058</text:p>
          </table:table-cell>
          <table:table-cell office:value-type="float" office:value="81788">
            <text:p>81788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1168">
            <text:p>391168</text:p>
          </table:table-cell>
          <table:table-cell office:value-type="float" office:value="75806783">
            <text:p>75806783</text:p>
          </table:table-cell>
          <table:table-cell office:value-type="float" office:value="75806">
            <text:p>7580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2192">
            <text:p>392192</text:p>
          </table:table-cell>
          <table:table-cell office:value-type="float" office:value="70965924">
            <text:p>70965924</text:p>
          </table:table-cell>
          <table:table-cell office:value-type="float" office:value="70965">
            <text:p>7096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3216">
            <text:p>393216</text:p>
          </table:table-cell>
          <table:table-cell office:value-type="float" office:value="70962704">
            <text:p>70962704</text:p>
          </table:table-cell>
          <table:table-cell office:value-type="float" office:value="70962">
            <text:p>7096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4240">
            <text:p>394240</text:p>
          </table:table-cell>
          <table:table-cell office:value-type="float" office:value="70831225">
            <text:p>70831225</text:p>
          </table:table-cell>
          <table:table-cell office:value-type="float" office:value="70831">
            <text:p>7083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5264">
            <text:p>395264</text:p>
          </table:table-cell>
          <table:table-cell office:value-type="float" office:value="71301521">
            <text:p>71301521</text:p>
          </table:table-cell>
          <table:table-cell office:value-type="float" office:value="71301">
            <text:p>7130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6288">
            <text:p>396288</text:p>
          </table:table-cell>
          <table:table-cell office:value-type="float" office:value="71936712">
            <text:p>71936712</text:p>
          </table:table-cell>
          <table:table-cell office:value-type="float" office:value="71936">
            <text:p>7193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7312">
            <text:p>397312</text:p>
          </table:table-cell>
          <table:table-cell office:value-type="float" office:value="70428550">
            <text:p>70428550</text:p>
          </table:table-cell>
          <table:table-cell office:value-type="float" office:value="70428">
            <text:p>7042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8336">
            <text:p>398336</text:p>
          </table:table-cell>
          <table:table-cell office:value-type="float" office:value="74405253">
            <text:p>74405253</text:p>
          </table:table-cell>
          <table:table-cell office:value-type="float" office:value="74405">
            <text:p>7440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399360">
            <text:p>399360</text:p>
          </table:table-cell>
          <table:table-cell office:value-type="float" office:value="70921650">
            <text:p>70921650</text:p>
          </table:table-cell>
          <table:table-cell office:value-type="float" office:value="70921">
            <text:p>7092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0384">
            <text:p>400384</text:p>
          </table:table-cell>
          <table:table-cell office:value-type="float" office:value="72762191">
            <text:p>72762191</text:p>
          </table:table-cell>
          <table:table-cell office:value-type="float" office:value="72762">
            <text:p>7276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1408">
            <text:p>401408</text:p>
          </table:table-cell>
          <table:table-cell office:value-type="float" office:value="80730079">
            <text:p>80730079</text:p>
          </table:table-cell>
          <table:table-cell office:value-type="float" office:value="80730">
            <text:p>807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2432">
            <text:p>402432</text:p>
          </table:table-cell>
          <table:table-cell office:value-type="float" office:value="72201597">
            <text:p>72201597</text:p>
          </table:table-cell>
          <table:table-cell office:value-type="float" office:value="72201">
            <text:p>7220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3456">
            <text:p>403456</text:p>
          </table:table-cell>
          <table:table-cell office:value-type="float" office:value="74389330">
            <text:p>74389330</text:p>
          </table:table-cell>
          <table:table-cell office:value-type="float" office:value="74389">
            <text:p>7438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4480">
            <text:p>404480</text:p>
          </table:table-cell>
          <table:table-cell office:value-type="float" office:value="81481625">
            <text:p>81481625</text:p>
          </table:table-cell>
          <table:table-cell office:value-type="float" office:value="81481">
            <text:p>8148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5504">
            <text:p>405504</text:p>
          </table:table-cell>
          <table:table-cell office:value-type="float" office:value="85748458">
            <text:p>85748458</text:p>
          </table:table-cell>
          <table:table-cell office:value-type="float" office:value="85748">
            <text:p>8574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6528">
            <text:p>406528</text:p>
          </table:table-cell>
          <table:table-cell office:value-type="float" office:value="72373149">
            <text:p>72373149</text:p>
          </table:table-cell>
          <table:table-cell office:value-type="float" office:value="72373">
            <text:p>7237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7552">
            <text:p>407552</text:p>
          </table:table-cell>
          <table:table-cell office:value-type="float" office:value="73746248">
            <text:p>73746248</text:p>
          </table:table-cell>
          <table:table-cell office:value-type="float" office:value="73746">
            <text:p>7374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8576">
            <text:p>408576</text:p>
          </table:table-cell>
          <table:table-cell office:value-type="float" office:value="74741657">
            <text:p>74741657</text:p>
          </table:table-cell>
          <table:table-cell office:value-type="float" office:value="74741">
            <text:p>7474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409600">
            <text:p>409600</text:p>
          </table:table-cell>
          <table:table-cell office:value-type="float" office:value="72783945">
            <text:p>72783945</text:p>
          </table:table-cell>
          <table:table-cell office:value-type="float" office:value="72783">
            <text:p>7278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2/10/2013</text:date>, <text:time>09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Veenboer</meta:initial-creator>
    <meta:creation-date>2013-12-08T16:02:01</meta:creation-date>
    <dc:date>2013-12-10T09:15:28</dc:date>
    <dc:creator>Chris Veenboer</dc:creator>
    <meta:editing-duration>P1DT17H13M28S</meta:editing-duration>
    <meta:editing-cycles>9</meta:editing-cycles>
    <meta:generator>OpenOffice/4.0.1$Unix OpenOffice.org_project/401m5$Build-9714</meta:generator>
    <meta:document-statistic meta:table-count="3" meta:cell-count="42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2cm" svg:height="26.007cm" xlink:href=".." xlink:type="simple" chart:class="chart:line" chart:style-name="ch1">
        <chart:title svg:x="12.335cm" svg:y="0.655cm" chart:style-name="ch2">
          <text:p>Sorting numbers</text:p>
        </chart:title>
        <chart:legend chart:legend-position="end" svg:x="24.004cm" svg:y="11.513cm" style:legend-expansion="high" chart:style-name="ch3"/>
        <chart:plot-area chart:style-name="ch4" table:cell-range-address="Sheet1.B2:Sheet1.H102" chart:data-source-has-labels="both" svg:x="2.295cm" svg:y="2.195cm" svg:width="21.631cm" svg:height="20.328cm">
          <chartooo:coordinate-region svg:x="4.106cm" svg:y="2.385cm" svg:width="19.82cm" svg:height="19.016cm"/>
          <chart:axis chart:dimension="x" chart:name="primary-x" chart:style-name="ch5" chartooo:axis-type="auto">
            <chartooo:date-scale/>
            <chart:title svg:x="11.716cm" svg:y="23.044cm" chart:style-name="ch6">
              <text:p>Count items sorted</text:p>
            </chart:title>
            <chart:categories table:cell-range-address="Sheet1.B3:Sheet1.B102"/>
          </chart:axis>
          <chart:axis chart:dimension="y" chart:name="primary-y" chart:style-name="ch7">
            <chart:title svg:x="1.184cm" svg:y="13.92cm" chart:style-name="ch8">
              <text:p>Time in nanoseconds</text:p>
            </chart:title>
            <chart:grid chart:style-name="ch9" chart:class="major"/>
          </chart:axis>
          <chart:series chart:style-name="ch10" chart:values-cell-range-address="Sheet1.C3:Sheet1.C102" chart:label-cell-address="Sheet1.C2:Sheet1.C2" chart:class="chart:line">
            <chart:data-point chart:repeated="100"/>
          </chart:series>
          <chart:series chart:style-name="ch11" chart:values-cell-range-address="Sheet1.D3:Sheet1.D102" chart:label-cell-address="Sheet1.D2:Sheet1.D2" chart:class="chart:line">
            <chart:data-point chart:repeated="100"/>
          </chart:series>
          <chart:series chart:style-name="ch12" chart:values-cell-range-address="Sheet1.E3:Sheet1.E102" chart:label-cell-address="Sheet1.E2:Sheet1.E2" chart:class="chart:line">
            <chart:data-point chart:repeated="100"/>
          </chart:series>
          <chart:series chart:style-name="ch13" chart:values-cell-range-address="Sheet1.F3:Sheet1.F102" chart:label-cell-address="Sheet1.F2:Sheet1.F2" chart:class="chart:line">
            <chart:data-point chart:repeated="100"/>
          </chart:series>
          <chart:series chart:style-name="ch14" chart:values-cell-range-address="Sheet1.G3:Sheet1.G102" chart:label-cell-address="Sheet1.G2:Sheet1.G2" chart:class="chart:line">
            <chart:data-point chart:repeated="100"/>
          </chart:series>
          <chart:series chart:style-name="ch15" chart:values-cell-range-address="Sheet1.H3:Sheet1.H102" chart:label-cell-address="Sheet1.H2:Sheet1.H2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-SSH[5]</text:p>
                <draw:g>
                  <svg:desc>Sheet1.C2:Sheet1.C2</svg:desc>
                </draw:g>
              </table:table-cell>
              <table:table-cell office:value-type="string">
                <text:p>MS-SSH[50]</text:p>
                <draw:g>
                  <svg:desc>Sheet1.D2:Sheet1.D2</svg:desc>
                </draw:g>
              </table:table-cell>
              <table:table-cell office:value-type="string">
                <text:p>MS-SSH[701]</text:p>
                <draw:g>
                  <svg:desc>Sheet1.E2:Sheet1.E2</svg:desc>
                </draw:g>
              </table:table-cell>
              <table:table-cell office:value-type="string">
                <text:p>stdlib qsort</text:p>
                <draw:g>
                  <svg:desc>Sheet1.F2:Sheet1.F2</svg:desc>
                </draw:g>
              </table:table-cell>
              <table:table-cell office:value-type="string">
                <text:p>stdlib mergesort</text:p>
                <draw:g>
                  <svg:desc>Sheet1.G2:Sheet1.G2</svg:desc>
                </draw:g>
              </table:table-cell>
              <table:table-cell office:value-type="string">
                <text:p>MS-SSH[701] -O3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B3:Sheet1.B102</svg:desc>
                </draw:g>
              </table:table-cell>
              <table:table-cell office:value-type="float" office:value="86823">
                <text:p>86823</text:p>
                <draw:g>
                  <svg:desc>Sheet1.C3:Sheet1.C102</svg:desc>
                </draw:g>
              </table:table-cell>
              <table:table-cell office:value-type="float" office:value="76438">
                <text:p>76438</text:p>
                <draw:g>
                  <svg:desc>Sheet1.D3:Sheet1.D102</svg:desc>
                </draw:g>
              </table:table-cell>
              <table:table-cell office:value-type="float" office:value="177346">
                <text:p>177346</text:p>
                <draw:g>
                  <svg:desc>Sheet1.E3:Sheet1.E102</svg:desc>
                </draw:g>
              </table:table-cell>
              <table:table-cell office:value-type="float" office:value="52627">
                <text:p>52627</text:p>
                <draw:g>
                  <svg:desc>Sheet1.F3:Sheet1.F102</svg:desc>
                </draw:g>
              </table:table-cell>
              <table:table-cell office:value-type="float" office:value="56238">
                <text:p>56238</text:p>
                <draw:g>
                  <svg:desc>Sheet1.G3:Sheet1.G102</svg:desc>
                </draw:g>
              </table:table-cell>
              <table:table-cell office:value-type="float" office:value="52498">
                <text:p>52498</text:p>
                <draw:g>
                  <svg:desc>Sheet1.H3:Sheet1.H102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9492">
                <text:p>169492</text:p>
              </table:table-cell>
              <table:table-cell office:value-type="float" office:value="165047">
                <text:p>165047</text:p>
              </table:table-cell>
              <table:table-cell office:value-type="float" office:value="405572">
                <text:p>405572</text:p>
              </table:table-cell>
              <table:table-cell office:value-type="float" office:value="129434">
                <text:p>129434</text:p>
              </table:table-cell>
              <table:table-cell office:value-type="float" office:value="116271">
                <text:p>116271</text:p>
              </table:table-cell>
              <table:table-cell office:value-type="float" office:value="118588">
                <text:p>11858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97621">
                <text:p>297621</text:p>
              </table:table-cell>
              <table:table-cell office:value-type="float" office:value="256465">
                <text:p>256465</text:p>
              </table:table-cell>
              <table:table-cell office:value-type="float" office:value="711750">
                <text:p>711750</text:p>
              </table:table-cell>
              <table:table-cell office:value-type="float" office:value="170539">
                <text:p>170539</text:p>
              </table:table-cell>
              <table:table-cell office:value-type="float" office:value="176542">
                <text:p>176542</text:p>
              </table:table-cell>
              <table:table-cell office:value-type="float" office:value="211175">
                <text:p>2111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28171">
                <text:p>428171</text:p>
              </table:table-cell>
              <table:table-cell office:value-type="float" office:value="408981">
                <text:p>408981</text:p>
              </table:table-cell>
              <table:table-cell office:value-type="float" office:value="964822">
                <text:p>964822</text:p>
              </table:table-cell>
              <table:table-cell office:value-type="float" office:value="276559">
                <text:p>276559</text:p>
              </table:table-cell>
              <table:table-cell office:value-type="float" office:value="238143">
                <text:p>238143</text:p>
              </table:table-cell>
              <table:table-cell office:value-type="float" office:value="287077">
                <text:p>287077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524705">
                <text:p>524705</text:p>
              </table:table-cell>
              <table:table-cell office:value-type="float" office:value="540064">
                <text:p>540064</text:p>
              </table:table-cell>
              <table:table-cell office:value-type="float" office:value="1243815">
                <text:p>1243815</text:p>
              </table:table-cell>
              <table:table-cell office:value-type="float" office:value="300945">
                <text:p>300945</text:p>
              </table:table-cell>
              <table:table-cell office:value-type="float" office:value="285371">
                <text:p>285371</text:p>
              </table:table-cell>
              <table:table-cell office:value-type="float" office:value="356355">
                <text:p>3563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680190">
                <text:p>680190</text:p>
              </table:table-cell>
              <table:table-cell office:value-type="float" office:value="646287">
                <text:p>646287</text:p>
              </table:table-cell>
              <table:table-cell office:value-type="float" office:value="1489140">
                <text:p>1489140</text:p>
              </table:table-cell>
              <table:table-cell office:value-type="float" office:value="341473">
                <text:p>341473</text:p>
              </table:table-cell>
              <table:table-cell office:value-type="float" office:value="369837">
                <text:p>369837</text:p>
              </table:table-cell>
              <table:table-cell office:value-type="float" office:value="617289">
                <text:p>61728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869181">
                <text:p>869181</text:p>
              </table:table-cell>
              <table:table-cell office:value-type="float" office:value="828220">
                <text:p>828220</text:p>
              </table:table-cell>
              <table:table-cell office:value-type="float" office:value="1707835">
                <text:p>1707835</text:p>
              </table:table-cell>
              <table:table-cell office:value-type="float" office:value="433992">
                <text:p>433992</text:p>
              </table:table-cell>
              <table:table-cell office:value-type="float" office:value="462260">
                <text:p>462260</text:p>
              </table:table-cell>
              <table:table-cell office:value-type="float" office:value="518296">
                <text:p>51829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70827">
                <text:p>1070827</text:p>
              </table:table-cell>
              <table:table-cell office:value-type="float" office:value="1021125">
                <text:p>1021125</text:p>
              </table:table-cell>
              <table:table-cell office:value-type="float" office:value="2442431">
                <text:p>2442431</text:p>
              </table:table-cell>
              <table:table-cell office:value-type="float" office:value="678183">
                <text:p>678183</text:p>
              </table:table-cell>
              <table:table-cell office:value-type="float" office:value="474766">
                <text:p>474766</text:p>
              </table:table-cell>
              <table:table-cell office:value-type="float" office:value="565079">
                <text:p>565079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1287494">
                <text:p>1287494</text:p>
              </table:table-cell>
              <table:table-cell office:value-type="float" office:value="1233755">
                <text:p>1233755</text:p>
              </table:table-cell>
              <table:table-cell office:value-type="float" office:value="2288755">
                <text:p>2288755</text:p>
              </table:table-cell>
              <table:table-cell office:value-type="float" office:value="583055">
                <text:p>583055</text:p>
              </table:table-cell>
              <table:table-cell office:value-type="float" office:value="576053">
                <text:p>576053</text:p>
              </table:table-cell>
              <table:table-cell office:value-type="float" office:value="670149">
                <text:p>670149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497992">
                <text:p>1497992</text:p>
              </table:table-cell>
              <table:table-cell office:value-type="float" office:value="1721697">
                <text:p>1721697</text:p>
              </table:table-cell>
              <table:table-cell office:value-type="float" office:value="2555075">
                <text:p>2555075</text:p>
              </table:table-cell>
              <table:table-cell office:value-type="float" office:value="599708">
                <text:p>599708</text:p>
              </table:table-cell>
              <table:table-cell office:value-type="float" office:value="843474">
                <text:p>843474</text:p>
              </table:table-cell>
              <table:table-cell office:value-type="float" office:value="997062">
                <text:p>997062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1635100">
                <text:p>1635100</text:p>
              </table:table-cell>
              <table:table-cell office:value-type="float" office:value="1663164">
                <text:p>1663164</text:p>
              </table:table-cell>
              <table:table-cell office:value-type="float" office:value="3758840">
                <text:p>3758840</text:p>
              </table:table-cell>
              <table:table-cell office:value-type="float" office:value="818704">
                <text:p>818704</text:p>
              </table:table-cell>
              <table:table-cell office:value-type="float" office:value="881951">
                <text:p>881951</text:p>
              </table:table-cell>
              <table:table-cell office:value-type="float" office:value="1201548">
                <text:p>1201548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1781295">
                <text:p>1781295</text:p>
              </table:table-cell>
              <table:table-cell office:value-type="float" office:value="1812066">
                <text:p>1812066</text:p>
              </table:table-cell>
              <table:table-cell office:value-type="float" office:value="3214959">
                <text:p>3214959</text:p>
              </table:table-cell>
              <table:table-cell office:value-type="float" office:value="794980">
                <text:p>794980</text:p>
              </table:table-cell>
              <table:table-cell office:value-type="float" office:value="771664">
                <text:p>771664</text:p>
              </table:table-cell>
              <table:table-cell office:value-type="float" office:value="916555">
                <text:p>916555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2225451">
                <text:p>2225451</text:p>
              </table:table-cell>
              <table:table-cell office:value-type="float" office:value="2082239">
                <text:p>2082239</text:p>
              </table:table-cell>
              <table:table-cell office:value-type="float" office:value="3787080">
                <text:p>3787080</text:p>
              </table:table-cell>
              <table:table-cell office:value-type="float" office:value="844795">
                <text:p>844795</text:p>
              </table:table-cell>
              <table:table-cell office:value-type="float" office:value="822270">
                <text:p>822270</text:p>
              </table:table-cell>
              <table:table-cell office:value-type="float" office:value="1052230">
                <text:p>1052230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2422359">
                <text:p>2422359</text:p>
              </table:table-cell>
              <table:table-cell office:value-type="float" office:value="2288809">
                <text:p>2288809</text:p>
              </table:table-cell>
              <table:table-cell office:value-type="float" office:value="3783627">
                <text:p>3783627</text:p>
              </table:table-cell>
              <table:table-cell office:value-type="float" office:value="931900">
                <text:p>931900</text:p>
              </table:table-cell>
              <table:table-cell office:value-type="float" office:value="919734">
                <text:p>919734</text:p>
              </table:table-cell>
              <table:table-cell office:value-type="float" office:value="1102511">
                <text:p>1102511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2559218">
                <text:p>2559218</text:p>
              </table:table-cell>
              <table:table-cell office:value-type="float" office:value="2588037">
                <text:p>2588037</text:p>
              </table:table-cell>
              <table:table-cell office:value-type="float" office:value="4416761">
                <text:p>4416761</text:p>
              </table:table-cell>
              <table:table-cell office:value-type="float" office:value="1015321">
                <text:p>1015321</text:p>
              </table:table-cell>
              <table:table-cell office:value-type="float" office:value="956887">
                <text:p>956887</text:p>
              </table:table-cell>
              <table:table-cell office:value-type="float" office:value="1235779">
                <text:p>123577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950792">
                <text:p>2950792</text:p>
              </table:table-cell>
              <table:table-cell office:value-type="float" office:value="2843279">
                <text:p>2843279</text:p>
              </table:table-cell>
              <table:table-cell office:value-type="float" office:value="4444257">
                <text:p>4444257</text:p>
              </table:table-cell>
              <table:table-cell office:value-type="float" office:value="1162256">
                <text:p>1162256</text:p>
              </table:table-cell>
              <table:table-cell office:value-type="float" office:value="1064335">
                <text:p>1064335</text:p>
              </table:table-cell>
              <table:table-cell office:value-type="float" office:value="1267312">
                <text:p>1267312</text:p>
              </table:table-cell>
            </table:table-row>
            <table:table-row>
              <table:table-cell office:value-type="float" office:value="8704">
                <text:p>8700</text:p>
              </table:table-cell>
              <table:table-cell office:value-type="float" office:value="3236496">
                <text:p>3236496</text:p>
              </table:table-cell>
              <table:table-cell office:value-type="float" office:value="3046007">
                <text:p>3046007</text:p>
              </table:table-cell>
              <table:table-cell office:value-type="float" office:value="4852045">
                <text:p>4852045</text:p>
              </table:table-cell>
              <table:table-cell office:value-type="float" office:value="1203609">
                <text:p>1203609</text:p>
              </table:table-cell>
              <table:table-cell office:value-type="float" office:value="1373350">
                <text:p>1373350</text:p>
              </table:table-cell>
              <table:table-cell office:value-type="float" office:value="1316706">
                <text:p>1316706</text:p>
              </table:table-cell>
            </table:table-row>
            <table:table-row>
              <table:table-cell office:value-type="float" office:value="9216">
                <text:p>9220</text:p>
              </table:table-cell>
              <table:table-cell office:value-type="float" office:value="3540375">
                <text:p>3540375</text:p>
              </table:table-cell>
              <table:table-cell office:value-type="float" office:value="3450336">
                <text:p>3450336</text:p>
              </table:table-cell>
              <table:table-cell office:value-type="float" office:value="4881900">
                <text:p>4881900</text:p>
              </table:table-cell>
              <table:table-cell office:value-type="float" office:value="1165487">
                <text:p>1165487</text:p>
              </table:table-cell>
              <table:table-cell office:value-type="float" office:value="1178057">
                <text:p>1178057</text:p>
              </table:table-cell>
              <table:table-cell office:value-type="float" office:value="1479411">
                <text:p>1479411</text:p>
              </table:table-cell>
            </table:table-row>
            <table:table-row>
              <table:table-cell office:value-type="float" office:value="9728">
                <text:p>9730</text:p>
              </table:table-cell>
              <table:table-cell office:value-type="float" office:value="3870393">
                <text:p>3870393</text:p>
              </table:table-cell>
              <table:table-cell office:value-type="float" office:value="4208267">
                <text:p>4208267</text:p>
              </table:table-cell>
              <table:table-cell office:value-type="float" office:value="5569890">
                <text:p>5569890</text:p>
              </table:table-cell>
              <table:table-cell office:value-type="float" office:value="1278970">
                <text:p>1278970</text:p>
              </table:table-cell>
              <table:table-cell office:value-type="float" office:value="1220030">
                <text:p>1220030</text:p>
              </table:table-cell>
              <table:table-cell office:value-type="float" office:value="1563933">
                <text:p>156393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4634806">
                <text:p>4634806</text:p>
              </table:table-cell>
              <table:table-cell office:value-type="float" office:value="4030091">
                <text:p>4030091</text:p>
              </table:table-cell>
              <table:table-cell office:value-type="float" office:value="7022185">
                <text:p>7022185</text:p>
              </table:table-cell>
              <table:table-cell office:value-type="float" office:value="1492366">
                <text:p>1492366</text:p>
              </table:table-cell>
              <table:table-cell office:value-type="float" office:value="1543990">
                <text:p>1543990</text:p>
              </table:table-cell>
              <table:table-cell office:value-type="float" office:value="1535943">
                <text:p>1535943</text:p>
              </table:table-cell>
            </table:table-row>
            <table:table-row>
              <table:table-cell office:value-type="float" office:value="10752">
                <text:p>10750</text:p>
              </table:table-cell>
              <table:table-cell office:value-type="float" office:value="5038752">
                <text:p>5038752</text:p>
              </table:table-cell>
              <table:table-cell office:value-type="float" office:value="4793072">
                <text:p>4793072</text:p>
              </table:table-cell>
              <table:table-cell office:value-type="float" office:value="5822431">
                <text:p>5822431</text:p>
              </table:table-cell>
              <table:table-cell office:value-type="float" office:value="1410349">
                <text:p>1410349</text:p>
              </table:table-cell>
              <table:table-cell office:value-type="float" office:value="1577805">
                <text:p>1577805</text:p>
              </table:table-cell>
              <table:table-cell office:value-type="float" office:value="1741109">
                <text:p>1741109</text:p>
              </table:table-cell>
            </table:table-row>
            <table:table-row>
              <table:table-cell office:value-type="float" office:value="11264">
                <text:p>11260</text:p>
              </table:table-cell>
              <table:table-cell office:value-type="float" office:value="5487685">
                <text:p>5487685</text:p>
              </table:table-cell>
              <table:table-cell office:value-type="float" office:value="4772094">
                <text:p>4772094</text:p>
              </table:table-cell>
              <table:table-cell office:value-type="float" office:value="6486056">
                <text:p>6486056</text:p>
              </table:table-cell>
              <table:table-cell office:value-type="float" office:value="1493297">
                <text:p>1493297</text:p>
              </table:table-cell>
              <table:table-cell office:value-type="float" office:value="1793787">
                <text:p>1793787</text:p>
              </table:table-cell>
              <table:table-cell office:value-type="float" office:value="1786426">
                <text:p>1786426</text:p>
              </table:table-cell>
            </table:table-row>
            <table:table-row>
              <table:table-cell office:value-type="float" office:value="11776">
                <text:p>11780</text:p>
              </table:table-cell>
              <table:table-cell office:value-type="float" office:value="5920747">
                <text:p>5920747</text:p>
              </table:table-cell>
              <table:table-cell office:value-type="float" office:value="4947195">
                <text:p>4947195</text:p>
              </table:table-cell>
              <table:table-cell office:value-type="float" office:value="6421838">
                <text:p>6421838</text:p>
              </table:table-cell>
              <table:table-cell office:value-type="float" office:value="1617985">
                <text:p>1617985</text:p>
              </table:table-cell>
              <table:table-cell office:value-type="float" office:value="1513717">
                <text:p>1513717</text:p>
              </table:table-cell>
              <table:table-cell office:value-type="float" office:value="2255357">
                <text:p>2255357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5720801">
                <text:p>5720801</text:p>
              </table:table-cell>
              <table:table-cell office:value-type="float" office:value="5549803">
                <text:p>5549803</text:p>
              </table:table-cell>
              <table:table-cell office:value-type="float" office:value="6895226">
                <text:p>6895226</text:p>
              </table:table-cell>
              <table:table-cell office:value-type="float" office:value="1954465">
                <text:p>1954465</text:p>
              </table:table-cell>
              <table:table-cell office:value-type="float" office:value="1756985">
                <text:p>1756985</text:p>
              </table:table-cell>
              <table:table-cell office:value-type="float" office:value="2246625">
                <text:p>2246625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6218011">
                <text:p>6218011</text:p>
              </table:table-cell>
              <table:table-cell office:value-type="float" office:value="6138494">
                <text:p>6138494</text:p>
              </table:table-cell>
              <table:table-cell office:value-type="float" office:value="6921429">
                <text:p>6921429</text:p>
              </table:table-cell>
              <table:table-cell office:value-type="float" office:value="1674921">
                <text:p>1674921</text:p>
              </table:table-cell>
              <table:table-cell office:value-type="float" office:value="1734016">
                <text:p>1734016</text:p>
              </table:table-cell>
              <table:table-cell office:value-type="float" office:value="1977425">
                <text:p>1977425</text:p>
              </table:table-cell>
            </table:table-row>
            <table:table-row>
              <table:table-cell office:value-type="float" office:value="13312">
                <text:p>13310</text:p>
              </table:table-cell>
              <table:table-cell office:value-type="float" office:value="7023984">
                <text:p>7023984</text:p>
              </table:table-cell>
              <table:table-cell office:value-type="float" office:value="6332792">
                <text:p>6332792</text:p>
              </table:table-cell>
              <table:table-cell office:value-type="float" office:value="7726021">
                <text:p>7726021</text:p>
              </table:table-cell>
              <table:table-cell office:value-type="float" office:value="1749917">
                <text:p>1749917</text:p>
              </table:table-cell>
              <table:table-cell office:value-type="float" office:value="1823276">
                <text:p>1823276</text:p>
              </table:table-cell>
              <table:table-cell office:value-type="float" office:value="2085844">
                <text:p>2085844</text:p>
              </table:table-cell>
            </table:table-row>
            <table:table-row>
              <table:table-cell office:value-type="float" office:value="13824">
                <text:p>13820</text:p>
              </table:table-cell>
              <table:table-cell office:value-type="float" office:value="7829040">
                <text:p>7829040</text:p>
              </table:table-cell>
              <table:table-cell office:value-type="float" office:value="6566189">
                <text:p>6566189</text:p>
              </table:table-cell>
              <table:table-cell office:value-type="float" office:value="7507977">
                <text:p>7507977</text:p>
              </table:table-cell>
              <table:table-cell office:value-type="float" office:value="1794579">
                <text:p>1794579</text:p>
              </table:table-cell>
              <table:table-cell office:value-type="float" office:value="1813931">
                <text:p>1813931</text:p>
              </table:table-cell>
              <table:table-cell office:value-type="float" office:value="2112139">
                <text:p>2112139</text:p>
              </table:table-cell>
            </table:table-row>
            <table:table-row>
              <table:table-cell office:value-type="float" office:value="14336">
                <text:p>14340</text:p>
              </table:table-cell>
              <table:table-cell office:value-type="float" office:value="7648769">
                <text:p>7648769</text:p>
              </table:table-cell>
              <table:table-cell office:value-type="float" office:value="7019260">
                <text:p>7019260</text:p>
              </table:table-cell>
              <table:table-cell office:value-type="float" office:value="8469763">
                <text:p>8469763</text:p>
              </table:table-cell>
              <table:table-cell office:value-type="float" office:value="1893965">
                <text:p>1893965</text:p>
              </table:table-cell>
              <table:table-cell office:value-type="float" office:value="1870537">
                <text:p>1870537</text:p>
              </table:table-cell>
              <table:table-cell office:value-type="float" office:value="2207794">
                <text:p>2207794</text:p>
              </table:table-cell>
            </table:table-row>
            <table:table-row>
              <table:table-cell office:value-type="float" office:value="14848">
                <text:p>14850</text:p>
              </table:table-cell>
              <table:table-cell office:value-type="float" office:value="7939261">
                <text:p>7939261</text:p>
              </table:table-cell>
              <table:table-cell office:value-type="float" office:value="7305650">
                <text:p>7305650</text:p>
              </table:table-cell>
              <table:table-cell office:value-type="float" office:value="8970822">
                <text:p>8970822</text:p>
              </table:table-cell>
              <table:table-cell office:value-type="float" office:value="2164327">
                <text:p>2164327</text:p>
              </table:table-cell>
              <table:table-cell office:value-type="float" office:value="1993757">
                <text:p>1993757</text:p>
              </table:table-cell>
              <table:table-cell office:value-type="float" office:value="3012786">
                <text:p>3012786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8347488">
                <text:p>8347488</text:p>
              </table:table-cell>
              <table:table-cell office:value-type="float" office:value="8255366">
                <text:p>8255366</text:p>
              </table:table-cell>
              <table:table-cell office:value-type="float" office:value="8556046">
                <text:p>8556046</text:p>
              </table:table-cell>
              <table:table-cell office:value-type="float" office:value="2086728">
                <text:p>2086728</text:p>
              </table:table-cell>
              <table:table-cell office:value-type="float" office:value="2610589">
                <text:p>2610589</text:p>
              </table:table-cell>
              <table:table-cell office:value-type="float" office:value="2581486">
                <text:p>2581486</text:p>
              </table:table-cell>
            </table:table-row>
            <table:table-row>
              <table:table-cell office:value-type="float" office:value="15872">
                <text:p>15870</text:p>
              </table:table-cell>
              <table:table-cell office:value-type="float" office:value="8573840">
                <text:p>8573840</text:p>
              </table:table-cell>
              <table:table-cell office:value-type="float" office:value="8225043">
                <text:p>8225043</text:p>
              </table:table-cell>
              <table:table-cell office:value-type="float" office:value="8908479">
                <text:p>8908479</text:p>
              </table:table-cell>
              <table:table-cell office:value-type="float" office:value="2185770">
                <text:p>2185770</text:p>
              </table:table-cell>
              <table:table-cell office:value-type="float" office:value="2205783">
                <text:p>2205783</text:p>
              </table:table-cell>
              <table:table-cell office:value-type="float" office:value="2851531">
                <text:p>285153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042096">
                <text:p>9042096</text:p>
              </table:table-cell>
              <table:table-cell office:value-type="float" office:value="8969483">
                <text:p>8969483</text:p>
              </table:table-cell>
              <table:table-cell office:value-type="float" office:value="9559114">
                <text:p>9559114</text:p>
              </table:table-cell>
              <table:table-cell office:value-type="float" office:value="2292477">
                <text:p>2292477</text:p>
              </table:table-cell>
              <table:table-cell office:value-type="float" office:value="2522451">
                <text:p>2522451</text:p>
              </table:table-cell>
              <table:table-cell office:value-type="float" office:value="2627629">
                <text:p>2627629</text:p>
              </table:table-cell>
            </table:table-row>
            <table:table-row>
              <table:table-cell office:value-type="float" office:value="16896">
                <text:p>16900</text:p>
              </table:table-cell>
              <table:table-cell office:value-type="float" office:value="10105047">
                <text:p>10105047</text:p>
              </table:table-cell>
              <table:table-cell office:value-type="float" office:value="9469862">
                <text:p>9469862</text:p>
              </table:table-cell>
              <table:table-cell office:value-type="float" office:value="9981547">
                <text:p>9981547</text:p>
              </table:table-cell>
              <table:table-cell office:value-type="float" office:value="2289600">
                <text:p>2289600</text:p>
              </table:table-cell>
              <table:table-cell office:value-type="float" office:value="2532244">
                <text:p>2532244</text:p>
              </table:table-cell>
              <table:table-cell office:value-type="float" office:value="2665972">
                <text:p>2665972</text:p>
              </table:table-cell>
            </table:table-row>
            <table:table-row>
              <table:table-cell office:value-type="float" office:value="17408">
                <text:p>17410</text:p>
              </table:table-cell>
              <table:table-cell office:value-type="float" office:value="11029874">
                <text:p>11029874</text:p>
              </table:table-cell>
              <table:table-cell office:value-type="float" office:value="9683032">
                <text:p>9683032</text:p>
              </table:table-cell>
              <table:table-cell office:value-type="float" office:value="9854636">
                <text:p>9854636</text:p>
              </table:table-cell>
              <table:table-cell office:value-type="float" office:value="2307149">
                <text:p>2307149</text:p>
              </table:table-cell>
              <table:table-cell office:value-type="float" office:value="2312272">
                <text:p>2312272</text:p>
              </table:table-cell>
              <table:table-cell office:value-type="float" office:value="2882505">
                <text:p>2882505</text:p>
              </table:table-cell>
            </table:table-row>
            <table:table-row>
              <table:table-cell office:value-type="float" office:value="17920">
                <text:p>17920</text:p>
              </table:table-cell>
              <table:table-cell office:value-type="float" office:value="9995712">
                <text:p>9995712</text:p>
              </table:table-cell>
              <table:table-cell office:value-type="float" office:value="10266744">
                <text:p>10266744</text:p>
              </table:table-cell>
              <table:table-cell office:value-type="float" office:value="10278693">
                <text:p>10278693</text:p>
              </table:table-cell>
              <table:table-cell office:value-type="float" office:value="2437057">
                <text:p>2437057</text:p>
              </table:table-cell>
              <table:table-cell office:value-type="float" office:value="2369076">
                <text:p>2369076</text:p>
              </table:table-cell>
              <table:table-cell office:value-type="float" office:value="2912002">
                <text:p>2912002</text:p>
              </table:table-cell>
            </table:table-row>
            <table:table-row>
              <table:table-cell office:value-type="float" office:value="18432">
                <text:p>18430</text:p>
              </table:table-cell>
              <table:table-cell office:value-type="float" office:value="10820814">
                <text:p>10820814</text:p>
              </table:table-cell>
              <table:table-cell office:value-type="float" office:value="10864525">
                <text:p>10864525</text:p>
              </table:table-cell>
              <table:table-cell office:value-type="float" office:value="11479435">
                <text:p>11479435</text:p>
              </table:table-cell>
              <table:table-cell office:value-type="float" office:value="2436861">
                <text:p>2436861</text:p>
              </table:table-cell>
              <table:table-cell office:value-type="float" office:value="2505666">
                <text:p>2505666</text:p>
              </table:table-cell>
              <table:table-cell office:value-type="float" office:value="3234134">
                <text:p>3234134</text:p>
              </table:table-cell>
            </table:table-row>
            <table:table-row>
              <table:table-cell office:value-type="float" office:value="18944">
                <text:p>18940</text:p>
              </table:table-cell>
              <table:table-cell office:value-type="float" office:value="11052488">
                <text:p>11052488</text:p>
              </table:table-cell>
              <table:table-cell office:value-type="float" office:value="11157661">
                <text:p>11157661</text:p>
              </table:table-cell>
              <table:table-cell office:value-type="float" office:value="11554292">
                <text:p>11554292</text:p>
              </table:table-cell>
              <table:table-cell office:value-type="float" office:value="2912317">
                <text:p>2912317</text:p>
              </table:table-cell>
              <table:table-cell office:value-type="float" office:value="2586448">
                <text:p>2586448</text:p>
              </table:table-cell>
              <table:table-cell office:value-type="float" office:value="3213267">
                <text:p>3213267</text:p>
              </table:table-cell>
            </table:table-row>
            <table:table-row>
              <table:table-cell office:value-type="float" office:value="19456">
                <text:p>19460</text:p>
              </table:table-cell>
              <table:table-cell office:value-type="float" office:value="11739497">
                <text:p>11739497</text:p>
              </table:table-cell>
              <table:table-cell office:value-type="float" office:value="11791097">
                <text:p>11791097</text:p>
              </table:table-cell>
              <table:table-cell office:value-type="float" office:value="11722490">
                <text:p>11722490</text:p>
              </table:table-cell>
              <table:table-cell office:value-type="float" office:value="2634971">
                <text:p>2634971</text:p>
              </table:table-cell>
              <table:table-cell office:value-type="float" office:value="3442046">
                <text:p>3442046</text:p>
              </table:table-cell>
              <table:table-cell office:value-type="float" office:value="3228269">
                <text:p>3228269</text:p>
              </table:table-cell>
            </table:table-row>
            <table:table-row>
              <table:table-cell office:value-type="float" office:value="19968">
                <text:p>19970</text:p>
              </table:table-cell>
              <table:table-cell office:value-type="float" office:value="12272795">
                <text:p>12272795</text:p>
              </table:table-cell>
              <table:table-cell office:value-type="float" office:value="12733125">
                <text:p>12733125</text:p>
              </table:table-cell>
              <table:table-cell office:value-type="float" office:value="11502115">
                <text:p>11502115</text:p>
              </table:table-cell>
              <table:table-cell office:value-type="float" office:value="2830867">
                <text:p>2830867</text:p>
              </table:table-cell>
              <table:table-cell office:value-type="float" office:value="2698533">
                <text:p>2698533</text:p>
              </table:table-cell>
              <table:table-cell office:value-type="float" office:value="3199497">
                <text:p>3199497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13121321">
                <text:p>13121321</text:p>
              </table:table-cell>
              <table:table-cell office:value-type="float" office:value="12880787">
                <text:p>12880787</text:p>
              </table:table-cell>
              <table:table-cell office:value-type="float" office:value="14225655">
                <text:p>14225655</text:p>
              </table:table-cell>
              <table:table-cell office:value-type="float" office:value="2752918">
                <text:p>2752918</text:p>
              </table:table-cell>
              <table:table-cell office:value-type="float" office:value="2838280">
                <text:p>2838280</text:p>
              </table:table-cell>
              <table:table-cell office:value-type="float" office:value="3702761">
                <text:p>3702761</text:p>
              </table:table-cell>
            </table:table-row>
            <table:table-row>
              <table:table-cell office:value-type="float" office:value="20992">
                <text:p>20990</text:p>
              </table:table-cell>
              <table:table-cell office:value-type="float" office:value="13158354">
                <text:p>13158354</text:p>
              </table:table-cell>
              <table:table-cell office:value-type="float" office:value="13370172">
                <text:p>13370172</text:p>
              </table:table-cell>
              <table:table-cell office:value-type="float" office:value="15070780">
                <text:p>15070780</text:p>
              </table:table-cell>
              <table:table-cell office:value-type="float" office:value="2905955">
                <text:p>2905955</text:p>
              </table:table-cell>
              <table:table-cell office:value-type="float" office:value="2948537">
                <text:p>2948537</text:p>
              </table:table-cell>
              <table:table-cell office:value-type="float" office:value="3440922">
                <text:p>3440922</text:p>
              </table:table-cell>
            </table:table-row>
            <table:table-row>
              <table:table-cell office:value-type="float" office:value="21504">
                <text:p>21500</text:p>
              </table:table-cell>
              <table:table-cell office:value-type="float" office:value="13989608">
                <text:p>13989608</text:p>
              </table:table-cell>
              <table:table-cell office:value-type="float" office:value="14246559">
                <text:p>14246559</text:p>
              </table:table-cell>
              <table:table-cell office:value-type="float" office:value="16357206">
                <text:p>16357206</text:p>
              </table:table-cell>
              <table:table-cell office:value-type="float" office:value="3647883">
                <text:p>3647883</text:p>
              </table:table-cell>
              <table:table-cell office:value-type="float" office:value="3057643">
                <text:p>3057643</text:p>
              </table:table-cell>
              <table:table-cell office:value-type="float" office:value="3676034">
                <text:p>3676034</text:p>
              </table:table-cell>
            </table:table-row>
            <table:table-row>
              <table:table-cell office:value-type="float" office:value="22016">
                <text:p>22020</text:p>
              </table:table-cell>
              <table:table-cell office:value-type="float" office:value="14161172">
                <text:p>14161172</text:p>
              </table:table-cell>
              <table:table-cell office:value-type="float" office:value="14399136">
                <text:p>14399136</text:p>
              </table:table-cell>
              <table:table-cell office:value-type="float" office:value="15147831">
                <text:p>15147831</text:p>
              </table:table-cell>
              <table:table-cell office:value-type="float" office:value="2956240">
                <text:p>2956240</text:p>
              </table:table-cell>
              <table:table-cell office:value-type="float" office:value="2979466">
                <text:p>2979466</text:p>
              </table:table-cell>
              <table:table-cell office:value-type="float" office:value="3582179">
                <text:p>3582179</text:p>
              </table:table-cell>
            </table:table-row>
            <table:table-row>
              <table:table-cell office:value-type="float" office:value="22528">
                <text:p>22530</text:p>
              </table:table-cell>
              <table:table-cell office:value-type="float" office:value="14796671">
                <text:p>14796671</text:p>
              </table:table-cell>
              <table:table-cell office:value-type="float" office:value="15396815">
                <text:p>15396815</text:p>
              </table:table-cell>
              <table:table-cell office:value-type="float" office:value="15829584">
                <text:p>15829584</text:p>
              </table:table-cell>
              <table:table-cell office:value-type="float" office:value="3370986">
                <text:p>3370986</text:p>
              </table:table-cell>
              <table:table-cell office:value-type="float" office:value="3185178">
                <text:p>3185178</text:p>
              </table:table-cell>
              <table:table-cell office:value-type="float" office:value="3780201">
                <text:p>3780201</text:p>
              </table:table-cell>
            </table:table-row>
            <table:table-row>
              <table:table-cell office:value-type="float" office:value="23040">
                <text:p>23040</text:p>
              </table:table-cell>
              <table:table-cell office:value-type="float" office:value="15739964">
                <text:p>15739964</text:p>
              </table:table-cell>
              <table:table-cell office:value-type="float" office:value="16029014">
                <text:p>16029014</text:p>
              </table:table-cell>
              <table:table-cell office:value-type="float" office:value="15558999">
                <text:p>15558999</text:p>
              </table:table-cell>
              <table:table-cell office:value-type="float" office:value="3218319">
                <text:p>3218319</text:p>
              </table:table-cell>
              <table:table-cell office:value-type="float" office:value="3185914">
                <text:p>3185914</text:p>
              </table:table-cell>
              <table:table-cell office:value-type="float" office:value="4064273">
                <text:p>4064273</text:p>
              </table:table-cell>
            </table:table-row>
            <table:table-row>
              <table:table-cell office:value-type="float" office:value="23552">
                <text:p>23550</text:p>
              </table:table-cell>
              <table:table-cell office:value-type="float" office:value="16124886">
                <text:p>16124886</text:p>
              </table:table-cell>
              <table:table-cell office:value-type="float" office:value="16441197">
                <text:p>16441197</text:p>
              </table:table-cell>
              <table:table-cell office:value-type="float" office:value="20361407">
                <text:p>20361407</text:p>
              </table:table-cell>
              <table:table-cell office:value-type="float" office:value="3411847">
                <text:p>3411847</text:p>
              </table:table-cell>
              <table:table-cell office:value-type="float" office:value="3377630">
                <text:p>3377630</text:p>
              </table:table-cell>
              <table:table-cell office:value-type="float" office:value="3873750">
                <text:p>3873750</text:p>
              </table:table-cell>
            </table:table-row>
            <table:table-row>
              <table:table-cell office:value-type="float" office:value="24064">
                <text:p>24060</text:p>
              </table:table-cell>
              <table:table-cell office:value-type="float" office:value="16909471">
                <text:p>16909471</text:p>
              </table:table-cell>
              <table:table-cell office:value-type="float" office:value="16775088">
                <text:p>16775088</text:p>
              </table:table-cell>
              <table:table-cell office:value-type="float" office:value="15441478">
                <text:p>15441478</text:p>
              </table:table-cell>
              <table:table-cell office:value-type="float" office:value="3552461">
                <text:p>3552461</text:p>
              </table:table-cell>
              <table:table-cell office:value-type="float" office:value="3554096">
                <text:p>3554096</text:p>
              </table:table-cell>
              <table:table-cell office:value-type="float" office:value="3875105">
                <text:p>3875105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17778117">
                <text:p>17778117</text:p>
              </table:table-cell>
              <table:table-cell office:value-type="float" office:value="17682970">
                <text:p>17682970</text:p>
              </table:table-cell>
              <table:table-cell office:value-type="float" office:value="15541650">
                <text:p>15541650</text:p>
              </table:table-cell>
              <table:table-cell office:value-type="float" office:value="3557655">
                <text:p>3557655</text:p>
              </table:table-cell>
              <table:table-cell office:value-type="float" office:value="3489269">
                <text:p>3489269</text:p>
              </table:table-cell>
              <table:table-cell office:value-type="float" office:value="4206448">
                <text:p>4206448</text:p>
              </table:table-cell>
            </table:table-row>
            <table:table-row>
              <table:table-cell office:value-type="float" office:value="25088">
                <text:p>25090</text:p>
              </table:table-cell>
              <table:table-cell office:value-type="float" office:value="18536790">
                <text:p>18536790</text:p>
              </table:table-cell>
              <table:table-cell office:value-type="float" office:value="18269209">
                <text:p>18269209</text:p>
              </table:table-cell>
              <table:table-cell office:value-type="float" office:value="16071818">
                <text:p>16071818</text:p>
              </table:table-cell>
              <table:table-cell office:value-type="float" office:value="3861141">
                <text:p>3861141</text:p>
              </table:table-cell>
              <table:table-cell office:value-type="float" office:value="3401204">
                <text:p>3401204</text:p>
              </table:table-cell>
              <table:table-cell office:value-type="float" office:value="4973036">
                <text:p>4973036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9183919">
                <text:p>19183919</text:p>
              </table:table-cell>
              <table:table-cell office:value-type="float" office:value="18332322">
                <text:p>18332322</text:p>
              </table:table-cell>
              <table:table-cell office:value-type="float" office:value="14997441">
                <text:p>14997441</text:p>
              </table:table-cell>
              <table:table-cell office:value-type="float" office:value="3656328">
                <text:p>3656328</text:p>
              </table:table-cell>
              <table:table-cell office:value-type="float" office:value="3650428">
                <text:p>3650428</text:p>
              </table:table-cell>
              <table:table-cell office:value-type="float" office:value="4446441">
                <text:p>4446441</text:p>
              </table:table-cell>
            </table:table-row>
            <table:table-row>
              <table:table-cell office:value-type="float" office:value="26112">
                <text:p>26110</text:p>
              </table:table-cell>
              <table:table-cell office:value-type="float" office:value="19857159">
                <text:p>19857159</text:p>
              </table:table-cell>
              <table:table-cell office:value-type="float" office:value="20070066">
                <text:p>20070066</text:p>
              </table:table-cell>
              <table:table-cell office:value-type="float" office:value="16542472">
                <text:p>16542472</text:p>
              </table:table-cell>
              <table:table-cell office:value-type="float" office:value="3737112">
                <text:p>3737112</text:p>
              </table:table-cell>
              <table:table-cell office:value-type="float" office:value="4744309">
                <text:p>4744309</text:p>
              </table:table-cell>
              <table:table-cell office:value-type="float" office:value="4328049">
                <text:p>4328049</text:p>
              </table:table-cell>
            </table:table-row>
            <table:table-row>
              <table:table-cell office:value-type="float" office:value="26624">
                <text:p>26620</text:p>
              </table:table-cell>
              <table:table-cell office:value-type="float" office:value="20135430">
                <text:p>20135430</text:p>
              </table:table-cell>
              <table:table-cell office:value-type="float" office:value="20419272">
                <text:p>20419272</text:p>
              </table:table-cell>
              <table:table-cell office:value-type="float" office:value="15976625">
                <text:p>15976625</text:p>
              </table:table-cell>
              <table:table-cell office:value-type="float" office:value="3755320">
                <text:p>3755320</text:p>
              </table:table-cell>
              <table:table-cell office:value-type="float" office:value="4170457">
                <text:p>4170457</text:p>
              </table:table-cell>
              <table:table-cell office:value-type="float" office:value="4416075">
                <text:p>4416075</text:p>
              </table:table-cell>
            </table:table-row>
            <table:table-row>
              <table:table-cell office:value-type="float" office:value="27136">
                <text:p>27140</text:p>
              </table:table-cell>
              <table:table-cell office:value-type="float" office:value="20560741">
                <text:p>20560741</text:p>
              </table:table-cell>
              <table:table-cell office:value-type="float" office:value="20840599">
                <text:p>20840599</text:p>
              </table:table-cell>
              <table:table-cell office:value-type="float" office:value="16577157">
                <text:p>16577157</text:p>
              </table:table-cell>
              <table:table-cell office:value-type="float" office:value="4779528">
                <text:p>4779528</text:p>
              </table:table-cell>
              <table:table-cell office:value-type="float" office:value="3746516">
                <text:p>3746516</text:p>
              </table:table-cell>
              <table:table-cell office:value-type="float" office:value="4366915">
                <text:p>4366915</text:p>
              </table:table-cell>
            </table:table-row>
            <table:table-row>
              <table:table-cell office:value-type="float" office:value="27648">
                <text:p>27650</text:p>
              </table:table-cell>
              <table:table-cell office:value-type="float" office:value="21389562">
                <text:p>21389562</text:p>
              </table:table-cell>
              <table:table-cell office:value-type="float" office:value="22229364">
                <text:p>22229364</text:p>
              </table:table-cell>
              <table:table-cell office:value-type="float" office:value="16707312">
                <text:p>16707312</text:p>
              </table:table-cell>
              <table:table-cell office:value-type="float" office:value="3902768">
                <text:p>3902768</text:p>
              </table:table-cell>
              <table:table-cell office:value-type="float" office:value="4129034">
                <text:p>4129034</text:p>
              </table:table-cell>
              <table:table-cell office:value-type="float" office:value="4814606">
                <text:p>4814606</text:p>
              </table:table-cell>
            </table:table-row>
            <table:table-row>
              <table:table-cell office:value-type="float" office:value="28160">
                <text:p>28160</text:p>
              </table:table-cell>
              <table:table-cell office:value-type="float" office:value="22359501">
                <text:p>22359501</text:p>
              </table:table-cell>
              <table:table-cell office:value-type="float" office:value="22313199">
                <text:p>22313199</text:p>
              </table:table-cell>
              <table:table-cell office:value-type="float" office:value="17969071">
                <text:p>17969071</text:p>
              </table:table-cell>
              <table:table-cell office:value-type="float" office:value="4214301">
                <text:p>4214301</text:p>
              </table:table-cell>
              <table:table-cell office:value-type="float" office:value="3881920">
                <text:p>3881920</text:p>
              </table:table-cell>
              <table:table-cell office:value-type="float" office:value="4498787">
                <text:p>4498787</text:p>
              </table:table-cell>
            </table:table-row>
            <table:table-row>
              <table:table-cell office:value-type="float" office:value="28672">
                <text:p>28670</text:p>
              </table:table-cell>
              <table:table-cell office:value-type="float" office:value="23252812">
                <text:p>23252812</text:p>
              </table:table-cell>
              <table:table-cell office:value-type="float" office:value="23097248">
                <text:p>23097248</text:p>
              </table:table-cell>
              <table:table-cell office:value-type="float" office:value="17548384">
                <text:p>17548384</text:p>
              </table:table-cell>
              <table:table-cell office:value-type="float" office:value="4239368">
                <text:p>4239368</text:p>
              </table:table-cell>
              <table:table-cell office:value-type="float" office:value="4183509">
                <text:p>4183509</text:p>
              </table:table-cell>
              <table:table-cell office:value-type="float" office:value="4767414">
                <text:p>4767414</text:p>
              </table:table-cell>
            </table:table-row>
            <table:table-row>
              <table:table-cell office:value-type="float" office:value="29184">
                <text:p>29180</text:p>
              </table:table-cell>
              <table:table-cell office:value-type="float" office:value="23179279">
                <text:p>23179279</text:p>
              </table:table-cell>
              <table:table-cell office:value-type="float" office:value="23382591">
                <text:p>23382591</text:p>
              </table:table-cell>
              <table:table-cell office:value-type="float" office:value="17973286">
                <text:p>17973286</text:p>
              </table:table-cell>
              <table:table-cell office:value-type="float" office:value="4113761">
                <text:p>4113761</text:p>
              </table:table-cell>
              <table:table-cell office:value-type="float" office:value="4270099">
                <text:p>4270099</text:p>
              </table:table-cell>
              <table:table-cell office:value-type="float" office:value="4858051">
                <text:p>4858051</text:p>
              </table:table-cell>
            </table:table-row>
            <table:table-row>
              <table:table-cell office:value-type="float" office:value="29696">
                <text:p>29700</text:p>
              </table:table-cell>
              <table:table-cell office:value-type="float" office:value="24728744">
                <text:p>24728744</text:p>
              </table:table-cell>
              <table:table-cell office:value-type="float" office:value="24707780">
                <text:p>24707780</text:p>
              </table:table-cell>
              <table:table-cell office:value-type="float" office:value="18324682">
                <text:p>18324682</text:p>
              </table:table-cell>
              <table:table-cell office:value-type="float" office:value="4557370">
                <text:p>4557370</text:p>
              </table:table-cell>
              <table:table-cell office:value-type="float" office:value="4368050">
                <text:p>4368050</text:p>
              </table:table-cell>
              <table:table-cell office:value-type="float" office:value="4847598">
                <text:p>4847598</text:p>
              </table:table-cell>
            </table:table-row>
            <table:table-row>
              <table:table-cell office:value-type="float" office:value="30208">
                <text:p>30210</text:p>
              </table:table-cell>
              <table:table-cell office:value-type="float" office:value="24959207">
                <text:p>24959207</text:p>
              </table:table-cell>
              <table:table-cell office:value-type="float" office:value="24867023">
                <text:p>24867023</text:p>
              </table:table-cell>
              <table:table-cell office:value-type="float" office:value="18337710">
                <text:p>18337710</text:p>
              </table:table-cell>
              <table:table-cell office:value-type="float" office:value="4356585">
                <text:p>4356585</text:p>
              </table:table-cell>
              <table:table-cell office:value-type="float" office:value="4968908">
                <text:p>4968908</text:p>
              </table:table-cell>
              <table:table-cell office:value-type="float" office:value="5090196">
                <text:p>5090196</text:p>
              </table:table-cell>
            </table:table-row>
            <table:table-row>
              <table:table-cell office:value-type="float" office:value="30720">
                <text:p>30720</text:p>
              </table:table-cell>
              <table:table-cell office:value-type="float" office:value="25957835">
                <text:p>25957835</text:p>
              </table:table-cell>
              <table:table-cell office:value-type="float" office:value="26039438">
                <text:p>26039438</text:p>
              </table:table-cell>
              <table:table-cell office:value-type="float" office:value="19066874">
                <text:p>19066874</text:p>
              </table:table-cell>
              <table:table-cell office:value-type="float" office:value="4837933">
                <text:p>4837933</text:p>
              </table:table-cell>
              <table:table-cell office:value-type="float" office:value="4279219">
                <text:p>4279219</text:p>
              </table:table-cell>
              <table:table-cell office:value-type="float" office:value="4964401">
                <text:p>4964401</text:p>
              </table:table-cell>
            </table:table-row>
            <table:table-row>
              <table:table-cell office:value-type="float" office:value="31232">
                <text:p>31230</text:p>
              </table:table-cell>
              <table:table-cell office:value-type="float" office:value="26203184">
                <text:p>26203184</text:p>
              </table:table-cell>
              <table:table-cell office:value-type="float" office:value="26228519">
                <text:p>26228519</text:p>
              </table:table-cell>
              <table:table-cell office:value-type="float" office:value="20666304">
                <text:p>20666304</text:p>
              </table:table-cell>
              <table:table-cell office:value-type="float" office:value="4536431">
                <text:p>4536431</text:p>
              </table:table-cell>
              <table:table-cell office:value-type="float" office:value="4502163">
                <text:p>4502163</text:p>
              </table:table-cell>
              <table:table-cell office:value-type="float" office:value="5526774">
                <text:p>5526774</text:p>
              </table:table-cell>
            </table:table-row>
            <table:table-row>
              <table:table-cell office:value-type="float" office:value="31744">
                <text:p>31740</text:p>
              </table:table-cell>
              <table:table-cell office:value-type="float" office:value="27546252">
                <text:p>27546252</text:p>
              </table:table-cell>
              <table:table-cell office:value-type="float" office:value="27786115">
                <text:p>27786115</text:p>
              </table:table-cell>
              <table:table-cell office:value-type="float" office:value="19011777">
                <text:p>19011777</text:p>
              </table:table-cell>
              <table:table-cell office:value-type="float" office:value="4574003">
                <text:p>4574003</text:p>
              </table:table-cell>
              <table:table-cell office:value-type="float" office:value="4600943">
                <text:p>4600943</text:p>
              </table:table-cell>
              <table:table-cell office:value-type="float" office:value="5375189">
                <text:p>5375189</text:p>
              </table:table-cell>
            </table:table-row>
            <table:table-row>
              <table:table-cell office:value-type="float" office:value="32256">
                <text:p>32260</text:p>
              </table:table-cell>
              <table:table-cell office:value-type="float" office:value="27806014">
                <text:p>27806014</text:p>
              </table:table-cell>
              <table:table-cell office:value-type="float" office:value="27720562">
                <text:p>27720562</text:p>
              </table:table-cell>
              <table:table-cell office:value-type="float" office:value="19864666">
                <text:p>19864666</text:p>
              </table:table-cell>
              <table:table-cell office:value-type="float" office:value="5460927">
                <text:p>5460927</text:p>
              </table:table-cell>
              <table:table-cell office:value-type="float" office:value="4705663">
                <text:p>4705663</text:p>
              </table:table-cell>
              <table:table-cell office:value-type="float" office:value="5228111">
                <text:p>522811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9746738">
                <text:p>29746738</text:p>
              </table:table-cell>
              <table:table-cell office:value-type="float" office:value="29712297">
                <text:p>29712297</text:p>
              </table:table-cell>
              <table:table-cell office:value-type="float" office:value="20228273">
                <text:p>20228273</text:p>
              </table:table-cell>
              <table:table-cell office:value-type="float" office:value="5167833">
                <text:p>5167833</text:p>
              </table:table-cell>
              <table:table-cell office:value-type="float" office:value="4760322">
                <text:p>4760322</text:p>
              </table:table-cell>
              <table:table-cell office:value-type="float" office:value="5733806">
                <text:p>5733806</text:p>
              </table:table-cell>
            </table:table-row>
            <table:table-row>
              <table:table-cell office:value-type="float" office:value="33280">
                <text:p>33280</text:p>
              </table:table-cell>
              <table:table-cell office:value-type="float" office:value="29646496">
                <text:p>29646496</text:p>
              </table:table-cell>
              <table:table-cell office:value-type="float" office:value="29229842">
                <text:p>29229842</text:p>
              </table:table-cell>
              <table:table-cell office:value-type="float" office:value="20226792">
                <text:p>20226792</text:p>
              </table:table-cell>
              <table:table-cell office:value-type="float" office:value="4940012">
                <text:p>4940012</text:p>
              </table:table-cell>
              <table:table-cell office:value-type="float" office:value="4869767">
                <text:p>4869767</text:p>
              </table:table-cell>
              <table:table-cell office:value-type="float" office:value="5932603">
                <text:p>5932603</text:p>
              </table:table-cell>
            </table:table-row>
            <table:table-row>
              <table:table-cell office:value-type="float" office:value="33792">
                <text:p>33790</text:p>
              </table:table-cell>
              <table:table-cell office:value-type="float" office:value="30389147">
                <text:p>30389147</text:p>
              </table:table-cell>
              <table:table-cell office:value-type="float" office:value="31110022">
                <text:p>31110022</text:p>
              </table:table-cell>
              <table:table-cell office:value-type="float" office:value="20935562">
                <text:p>20935562</text:p>
              </table:table-cell>
              <table:table-cell office:value-type="float" office:value="4878131">
                <text:p>4878131</text:p>
              </table:table-cell>
              <table:table-cell office:value-type="float" office:value="4876234">
                <text:p>4876234</text:p>
              </table:table-cell>
              <table:table-cell office:value-type="float" office:value="5549539">
                <text:p>5549539</text:p>
              </table:table-cell>
            </table:table-row>
            <table:table-row>
              <table:table-cell office:value-type="float" office:value="34304">
                <text:p>34300</text:p>
              </table:table-cell>
              <table:table-cell office:value-type="float" office:value="30963849">
                <text:p>30963849</text:p>
              </table:table-cell>
              <table:table-cell office:value-type="float" office:value="32911063">
                <text:p>32911063</text:p>
              </table:table-cell>
              <table:table-cell office:value-type="float" office:value="23339673">
                <text:p>23339673</text:p>
              </table:table-cell>
              <table:table-cell office:value-type="float" office:value="4866088">
                <text:p>4866088</text:p>
              </table:table-cell>
              <table:table-cell office:value-type="float" office:value="5768227">
                <text:p>5768227</text:p>
              </table:table-cell>
              <table:table-cell office:value-type="float" office:value="5653299">
                <text:p>5653299</text:p>
              </table:table-cell>
            </table:table-row>
            <table:table-row>
              <table:table-cell office:value-type="float" office:value="34816">
                <text:p>34820</text:p>
              </table:table-cell>
              <table:table-cell office:value-type="float" office:value="32544168">
                <text:p>32544168</text:p>
              </table:table-cell>
              <table:table-cell office:value-type="float" office:value="34621296">
                <text:p>34621296</text:p>
              </table:table-cell>
              <table:table-cell office:value-type="float" office:value="21705057">
                <text:p>21705057</text:p>
              </table:table-cell>
              <table:table-cell office:value-type="float" office:value="6225156">
                <text:p>6225156</text:p>
              </table:table-cell>
              <table:table-cell office:value-type="float" office:value="5158515">
                <text:p>5158515</text:p>
              </table:table-cell>
              <table:table-cell office:value-type="float" office:value="5593661">
                <text:p>5593661</text:p>
              </table:table-cell>
            </table:table-row>
            <table:table-row>
              <table:table-cell office:value-type="float" office:value="35328">
                <text:p>35330</text:p>
              </table:table-cell>
              <table:table-cell office:value-type="float" office:value="32934171">
                <text:p>32934171</text:p>
              </table:table-cell>
              <table:table-cell office:value-type="float" office:value="36389573">
                <text:p>36389573</text:p>
              </table:table-cell>
              <table:table-cell office:value-type="float" office:value="22332570">
                <text:p>22332570</text:p>
              </table:table-cell>
              <table:table-cell office:value-type="float" office:value="5105958">
                <text:p>5105958</text:p>
              </table:table-cell>
              <table:table-cell office:value-type="float" office:value="5017287">
                <text:p>5017287</text:p>
              </table:table-cell>
              <table:table-cell office:value-type="float" office:value="5961444">
                <text:p>5961444</text:p>
              </table:table-cell>
            </table:table-row>
            <table:table-row>
              <table:table-cell office:value-type="float" office:value="35840">
                <text:p>35840</text:p>
              </table:table-cell>
              <table:table-cell office:value-type="float" office:value="33851237">
                <text:p>33851237</text:p>
              </table:table-cell>
              <table:table-cell office:value-type="float" office:value="36304957">
                <text:p>36304957</text:p>
              </table:table-cell>
              <table:table-cell office:value-type="float" office:value="22243963">
                <text:p>22243963</text:p>
              </table:table-cell>
              <table:table-cell office:value-type="float" office:value="5435203">
                <text:p>5435203</text:p>
              </table:table-cell>
              <table:table-cell office:value-type="float" office:value="5220992">
                <text:p>5220992</text:p>
              </table:table-cell>
              <table:table-cell office:value-type="float" office:value="5792234">
                <text:p>5792234</text:p>
              </table:table-cell>
            </table:table-row>
            <table:table-row>
              <table:table-cell office:value-type="float" office:value="36352">
                <text:p>36350</text:p>
              </table:table-cell>
              <table:table-cell office:value-type="float" office:value="35228814">
                <text:p>35228814</text:p>
              </table:table-cell>
              <table:table-cell office:value-type="float" office:value="35425902">
                <text:p>35425902</text:p>
              </table:table-cell>
              <table:table-cell office:value-type="float" office:value="23050662">
                <text:p>23050662</text:p>
              </table:table-cell>
              <table:table-cell office:value-type="float" office:value="5429439">
                <text:p>5429439</text:p>
              </table:table-cell>
              <table:table-cell office:value-type="float" office:value="5329903">
                <text:p>5329903</text:p>
              </table:table-cell>
              <table:table-cell office:value-type="float" office:value="6465115">
                <text:p>6465115</text:p>
              </table:table-cell>
            </table:table-row>
            <table:table-row>
              <table:table-cell office:value-type="float" office:value="36864">
                <text:p>36860</text:p>
              </table:table-cell>
              <table:table-cell office:value-type="float" office:value="35764723">
                <text:p>35764723</text:p>
              </table:table-cell>
              <table:table-cell office:value-type="float" office:value="35842890">
                <text:p>35842890</text:p>
              </table:table-cell>
              <table:table-cell office:value-type="float" office:value="23229784">
                <text:p>23229784</text:p>
              </table:table-cell>
              <table:table-cell office:value-type="float" office:value="5198622">
                <text:p>5198622</text:p>
              </table:table-cell>
              <table:table-cell office:value-type="float" office:value="5500509">
                <text:p>5500509</text:p>
              </table:table-cell>
              <table:table-cell office:value-type="float" office:value="5984407">
                <text:p>5984407</text:p>
              </table:table-cell>
            </table:table-row>
            <table:table-row>
              <table:table-cell office:value-type="float" office:value="37376">
                <text:p>37380</text:p>
              </table:table-cell>
              <table:table-cell office:value-type="float" office:value="37098209">
                <text:p>37098209</text:p>
              </table:table-cell>
              <table:table-cell office:value-type="float" office:value="37129797">
                <text:p>37129797</text:p>
              </table:table-cell>
              <table:table-cell office:value-type="float" office:value="23192504">
                <text:p>23192504</text:p>
              </table:table-cell>
              <table:table-cell office:value-type="float" office:value="5596442">
                <text:p>5596442</text:p>
              </table:table-cell>
              <table:table-cell office:value-type="float" office:value="5344334">
                <text:p>5344334</text:p>
              </table:table-cell>
              <table:table-cell office:value-type="float" office:value="6205502">
                <text:p>6205502</text:p>
              </table:table-cell>
            </table:table-row>
            <table:table-row>
              <table:table-cell office:value-type="float" office:value="37888">
                <text:p>37890</text:p>
              </table:table-cell>
              <table:table-cell office:value-type="float" office:value="38520695">
                <text:p>38520695</text:p>
              </table:table-cell>
              <table:table-cell office:value-type="float" office:value="37938967">
                <text:p>37938967</text:p>
              </table:table-cell>
              <table:table-cell office:value-type="float" office:value="23512417">
                <text:p>23512417</text:p>
              </table:table-cell>
              <table:table-cell office:value-type="float" office:value="6121696">
                <text:p>6121696</text:p>
              </table:table-cell>
              <table:table-cell office:value-type="float" office:value="6102519">
                <text:p>6102519</text:p>
              </table:table-cell>
              <table:table-cell office:value-type="float" office:value="6239871">
                <text:p>6239871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41634935">
                <text:p>41634935</text:p>
              </table:table-cell>
              <table:table-cell office:value-type="float" office:value="38139343">
                <text:p>38139343</text:p>
              </table:table-cell>
              <table:table-cell office:value-type="float" office:value="25181718">
                <text:p>25181718</text:p>
              </table:table-cell>
              <table:table-cell office:value-type="float" office:value="5534331">
                <text:p>5534331</text:p>
              </table:table-cell>
              <table:table-cell office:value-type="float" office:value="5523323">
                <text:p>5523323</text:p>
              </table:table-cell>
              <table:table-cell office:value-type="float" office:value="6555113">
                <text:p>6555113</text:p>
              </table:table-cell>
            </table:table-row>
            <table:table-row>
              <table:table-cell office:value-type="float" office:value="38912">
                <text:p>38910</text:p>
              </table:table-cell>
              <table:table-cell office:value-type="float" office:value="42910135">
                <text:p>42910135</text:p>
              </table:table-cell>
              <table:table-cell office:value-type="float" office:value="39841261">
                <text:p>39841261</text:p>
              </table:table-cell>
              <table:table-cell office:value-type="float" office:value="24098341">
                <text:p>24098341</text:p>
              </table:table-cell>
              <table:table-cell office:value-type="float" office:value="5632027">
                <text:p>5632027</text:p>
              </table:table-cell>
              <table:table-cell office:value-type="float" office:value="5784148">
                <text:p>5784148</text:p>
              </table:table-cell>
              <table:table-cell office:value-type="float" office:value="6344292">
                <text:p>6344292</text:p>
              </table:table-cell>
            </table:table-row>
            <table:table-row>
              <table:table-cell office:value-type="float" office:value="39424">
                <text:p>39420</text:p>
              </table:table-cell>
              <table:table-cell office:value-type="float" office:value="44203553">
                <text:p>44203553</text:p>
              </table:table-cell>
              <table:table-cell office:value-type="float" office:value="40382216">
                <text:p>40382216</text:p>
              </table:table-cell>
              <table:table-cell office:value-type="float" office:value="26417033">
                <text:p>26417033</text:p>
              </table:table-cell>
              <table:table-cell office:value-type="float" office:value="5830065">
                <text:p>5830065</text:p>
              </table:table-cell>
              <table:table-cell office:value-type="float" office:value="5782570">
                <text:p>5782570</text:p>
              </table:table-cell>
              <table:table-cell office:value-type="float" office:value="6864429">
                <text:p>6864429</text:p>
              </table:table-cell>
            </table:table-row>
            <table:table-row>
              <table:table-cell office:value-type="float" office:value="39936">
                <text:p>39940</text:p>
              </table:table-cell>
              <table:table-cell office:value-type="float" office:value="42329319">
                <text:p>42329319</text:p>
              </table:table-cell>
              <table:table-cell office:value-type="float" office:value="41386450">
                <text:p>41386450</text:p>
              </table:table-cell>
              <table:table-cell office:value-type="float" office:value="24812199">
                <text:p>24812199</text:p>
              </table:table-cell>
              <table:table-cell office:value-type="float" office:value="5789551">
                <text:p>5789551</text:p>
              </table:table-cell>
              <table:table-cell office:value-type="float" office:value="5927129">
                <text:p>5927129</text:p>
              </table:table-cell>
              <table:table-cell office:value-type="float" office:value="7381499">
                <text:p>7381499</text:p>
              </table:table-cell>
            </table:table-row>
            <table:table-row>
              <table:table-cell office:value-type="float" office:value="40448">
                <text:p>40450</text:p>
              </table:table-cell>
              <table:table-cell office:value-type="float" office:value="42224467">
                <text:p>42224467</text:p>
              </table:table-cell>
              <table:table-cell office:value-type="float" office:value="42739597">
                <text:p>42739597</text:p>
              </table:table-cell>
              <table:table-cell office:value-type="float" office:value="27118109">
                <text:p>27118109</text:p>
              </table:table-cell>
              <table:table-cell office:value-type="float" office:value="5846136">
                <text:p>5846136</text:p>
              </table:table-cell>
              <table:table-cell office:value-type="float" office:value="5992867">
                <text:p>5992867</text:p>
              </table:table-cell>
              <table:table-cell office:value-type="float" office:value="6778494">
                <text:p>6778494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43616330">
                <text:p>43616330</text:p>
              </table:table-cell>
              <table:table-cell office:value-type="float" office:value="43074675">
                <text:p>43074675</text:p>
              </table:table-cell>
              <table:table-cell office:value-type="float" office:value="25338075">
                <text:p>25338075</text:p>
              </table:table-cell>
              <table:table-cell office:value-type="float" office:value="6308258">
                <text:p>6308258</text:p>
              </table:table-cell>
              <table:table-cell office:value-type="float" office:value="5960890">
                <text:p>5960890</text:p>
              </table:table-cell>
              <table:table-cell office:value-type="float" office:value="6991695">
                <text:p>6991695</text:p>
              </table:table-cell>
            </table:table-row>
            <table:table-row>
              <table:table-cell office:value-type="float" office:value="41472">
                <text:p>41470</text:p>
              </table:table-cell>
              <table:table-cell office:value-type="float" office:value="44144110">
                <text:p>44144110</text:p>
              </table:table-cell>
              <table:table-cell office:value-type="float" office:value="43830077">
                <text:p>43830077</text:p>
              </table:table-cell>
              <table:table-cell office:value-type="float" office:value="27352440">
                <text:p>27352440</text:p>
              </table:table-cell>
              <table:table-cell office:value-type="float" office:value="6003575">
                <text:p>6003575</text:p>
              </table:table-cell>
              <table:table-cell office:value-type="float" office:value="6502528">
                <text:p>6502528</text:p>
              </table:table-cell>
              <table:table-cell office:value-type="float" office:value="8181597">
                <text:p>8181597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44610073">
                <text:p>44610073</text:p>
              </table:table-cell>
              <table:table-cell office:value-type="float" office:value="44872575">
                <text:p>44872575</text:p>
              </table:table-cell>
              <table:table-cell office:value-type="float" office:value="25868766">
                <text:p>25868766</text:p>
              </table:table-cell>
              <table:table-cell office:value-type="float" office:value="6374314">
                <text:p>6374314</text:p>
              </table:table-cell>
              <table:table-cell office:value-type="float" office:value="6066388">
                <text:p>6066388</text:p>
              </table:table-cell>
              <table:table-cell office:value-type="float" office:value="6794826">
                <text:p>679482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46034083">
                <text:p>46034083</text:p>
              </table:table-cell>
              <table:table-cell office:value-type="float" office:value="46424867">
                <text:p>46424867</text:p>
              </table:table-cell>
              <table:table-cell office:value-type="float" office:value="27778910">
                <text:p>27778910</text:p>
              </table:table-cell>
              <table:table-cell office:value-type="float" office:value="6482867">
                <text:p>6482867</text:p>
              </table:table-cell>
              <table:table-cell office:value-type="float" office:value="6696198">
                <text:p>6696198</text:p>
              </table:table-cell>
              <table:table-cell office:value-type="float" office:value="7604697">
                <text:p>7604697</text:p>
              </table:table-cell>
            </table:table-row>
            <table:table-row>
              <table:table-cell office:value-type="float" office:value="43008">
                <text:p>43010</text:p>
              </table:table-cell>
              <table:table-cell office:value-type="float" office:value="47080852">
                <text:p>47080852</text:p>
              </table:table-cell>
              <table:table-cell office:value-type="float" office:value="46831896">
                <text:p>46831896</text:p>
              </table:table-cell>
              <table:table-cell office:value-type="float" office:value="26766793">
                <text:p>26766793</text:p>
              </table:table-cell>
              <table:table-cell office:value-type="float" office:value="6349161">
                <text:p>6349161</text:p>
              </table:table-cell>
              <table:table-cell office:value-type="float" office:value="6348865">
                <text:p>6348865</text:p>
              </table:table-cell>
              <table:table-cell office:value-type="float" office:value="7154847">
                <text:p>7154847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48113214">
                <text:p>48113214</text:p>
              </table:table-cell>
              <table:table-cell office:value-type="float" office:value="48206893">
                <text:p>48206893</text:p>
              </table:table-cell>
              <table:table-cell office:value-type="float" office:value="29071078">
                <text:p>29071078</text:p>
              </table:table-cell>
              <table:table-cell office:value-type="float" office:value="6286613">
                <text:p>6286613</text:p>
              </table:table-cell>
              <table:table-cell office:value-type="float" office:value="6634812">
                <text:p>6634812</text:p>
              </table:table-cell>
              <table:table-cell office:value-type="float" office:value="8798002">
                <text:p>879800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9037668">
                <text:p>49037668</text:p>
              </table:table-cell>
              <table:table-cell office:value-type="float" office:value="49291717">
                <text:p>49291717</text:p>
              </table:table-cell>
              <table:table-cell office:value-type="float" office:value="27451468">
                <text:p>27451468</text:p>
              </table:table-cell>
              <table:table-cell office:value-type="float" office:value="6699261">
                <text:p>6699261</text:p>
              </table:table-cell>
              <table:table-cell office:value-type="float" office:value="6436614">
                <text:p>6436614</text:p>
              </table:table-cell>
              <table:table-cell office:value-type="float" office:value="9962859">
                <text:p>9962859</text:p>
              </table:table-cell>
            </table:table-row>
            <table:table-row>
              <table:table-cell office:value-type="float" office:value="44544">
                <text:p>44540</text:p>
              </table:table-cell>
              <table:table-cell office:value-type="float" office:value="50432511">
                <text:p>50432511</text:p>
              </table:table-cell>
              <table:table-cell office:value-type="float" office:value="50010513">
                <text:p>50010513</text:p>
              </table:table-cell>
              <table:table-cell office:value-type="float" office:value="29774821">
                <text:p>29774821</text:p>
              </table:table-cell>
              <table:table-cell office:value-type="float" office:value="6617368">
                <text:p>6617368</text:p>
              </table:table-cell>
              <table:table-cell office:value-type="float" office:value="6619030">
                <text:p>6619030</text:p>
              </table:table-cell>
              <table:table-cell office:value-type="float" office:value="11062208">
                <text:p>11062208</text:p>
              </table:table-cell>
            </table:table-row>
            <table:table-row>
              <table:table-cell office:value-type="float" office:value="45056">
                <text:p>45060</text:p>
              </table:table-cell>
              <table:table-cell office:value-type="float" office:value="51262018">
                <text:p>51262018</text:p>
              </table:table-cell>
              <table:table-cell office:value-type="float" office:value="51184051">
                <text:p>51184051</text:p>
              </table:table-cell>
              <table:table-cell office:value-type="float" office:value="29951807">
                <text:p>29951807</text:p>
              </table:table-cell>
              <table:table-cell office:value-type="float" office:value="6937155">
                <text:p>6937155</text:p>
              </table:table-cell>
              <table:table-cell office:value-type="float" office:value="6816503">
                <text:p>6816503</text:p>
              </table:table-cell>
              <table:table-cell office:value-type="float" office:value="10297098">
                <text:p>10297098</text:p>
              </table:table-cell>
            </table:table-row>
            <table:table-row>
              <table:table-cell office:value-type="float" office:value="45568">
                <text:p>45570</text:p>
              </table:table-cell>
              <table:table-cell office:value-type="float" office:value="51908632">
                <text:p>51908632</text:p>
              </table:table-cell>
              <table:table-cell office:value-type="float" office:value="52535435">
                <text:p>52535435</text:p>
              </table:table-cell>
              <table:table-cell office:value-type="float" office:value="33618242">
                <text:p>33618242</text:p>
              </table:table-cell>
              <table:table-cell office:value-type="float" office:value="6786712">
                <text:p>6786712</text:p>
              </table:table-cell>
              <table:table-cell office:value-type="float" office:value="7896308">
                <text:p>7896308</text:p>
              </table:table-cell>
              <table:table-cell office:value-type="float" office:value="8827650">
                <text:p>8827650</text:p>
              </table:table-cell>
            </table:table-row>
            <table:table-row>
              <table:table-cell office:value-type="float" office:value="46080">
                <text:p>46080</text:p>
              </table:table-cell>
              <table:table-cell office:value-type="float" office:value="53623765">
                <text:p>53623765</text:p>
              </table:table-cell>
              <table:table-cell office:value-type="float" office:value="53362612">
                <text:p>53362612</text:p>
              </table:table-cell>
              <table:table-cell office:value-type="float" office:value="39066871">
                <text:p>39066871</text:p>
              </table:table-cell>
              <table:table-cell office:value-type="float" office:value="7009862">
                <text:p>7009862</text:p>
              </table:table-cell>
              <table:table-cell office:value-type="float" office:value="7418056">
                <text:p>7418056</text:p>
              </table:table-cell>
              <table:table-cell office:value-type="float" office:value="9211074">
                <text:p>9211074</text:p>
              </table:table-cell>
            </table:table-row>
            <table:table-row>
              <table:table-cell office:value-type="float" office:value="46592">
                <text:p>46590</text:p>
              </table:table-cell>
              <table:table-cell office:value-type="float" office:value="54561630">
                <text:p>54561630</text:p>
              </table:table-cell>
              <table:table-cell office:value-type="float" office:value="54901106">
                <text:p>54901106</text:p>
              </table:table-cell>
              <table:table-cell office:value-type="float" office:value="33720530">
                <text:p>33720530</text:p>
              </table:table-cell>
              <table:table-cell office:value-type="float" office:value="6773575">
                <text:p>6773575</text:p>
              </table:table-cell>
              <table:table-cell office:value-type="float" office:value="8034770">
                <text:p>8034770</text:p>
              </table:table-cell>
              <table:table-cell office:value-type="float" office:value="10621882">
                <text:p>10621882</text:p>
              </table:table-cell>
            </table:table-row>
            <table:table-row>
              <table:table-cell office:value-type="float" office:value="47104">
                <text:p>47100</text:p>
              </table:table-cell>
              <table:table-cell office:value-type="float" office:value="55453377">
                <text:p>55453377</text:p>
              </table:table-cell>
              <table:table-cell office:value-type="float" office:value="58915502">
                <text:p>58915502</text:p>
              </table:table-cell>
              <table:table-cell office:value-type="float" office:value="36903627">
                <text:p>36903627</text:p>
              </table:table-cell>
              <table:table-cell office:value-type="float" office:value="7133029">
                <text:p>7133029</text:p>
              </table:table-cell>
              <table:table-cell office:value-type="float" office:value="7113178">
                <text:p>7113178</text:p>
              </table:table-cell>
              <table:table-cell office:value-type="float" office:value="8725780">
                <text:p>8725780</text:p>
              </table:table-cell>
            </table:table-row>
            <table:table-row>
              <table:table-cell office:value-type="float" office:value="47616">
                <text:p>47620</text:p>
              </table:table-cell>
              <table:table-cell office:value-type="float" office:value="56589613">
                <text:p>56589613</text:p>
              </table:table-cell>
              <table:table-cell office:value-type="float" office:value="61407212">
                <text:p>61407212</text:p>
              </table:table-cell>
              <table:table-cell office:value-type="float" office:value="31086195">
                <text:p>31086195</text:p>
              </table:table-cell>
              <table:table-cell office:value-type="float" office:value="7221563">
                <text:p>7221563</text:p>
              </table:table-cell>
              <table:table-cell office:value-type="float" office:value="8596610">
                <text:p>8596610</text:p>
              </table:table-cell>
              <table:table-cell office:value-type="float" office:value="11921305">
                <text:p>11921305</text:p>
              </table:table-cell>
            </table:table-row>
            <table:table-row>
              <table:table-cell office:value-type="float" office:value="48128">
                <text:p>48130</text:p>
              </table:table-cell>
              <table:table-cell office:value-type="float" office:value="57869116">
                <text:p>57869116</text:p>
              </table:table-cell>
              <table:table-cell office:value-type="float" office:value="59584110">
                <text:p>59584110</text:p>
              </table:table-cell>
              <table:table-cell office:value-type="float" office:value="31879314">
                <text:p>31879314</text:p>
              </table:table-cell>
              <table:table-cell office:value-type="float" office:value="7417615">
                <text:p>7417615</text:p>
              </table:table-cell>
              <table:table-cell office:value-type="float" office:value="8197282">
                <text:p>8197282</text:p>
              </table:table-cell>
              <table:table-cell office:value-type="float" office:value="12396039">
                <text:p>12396039</text:p>
              </table:table-cell>
            </table:table-row>
            <table:table-row>
              <table:table-cell office:value-type="float" office:value="48640">
                <text:p>48640</text:p>
              </table:table-cell>
              <table:table-cell office:value-type="float" office:value="59135277">
                <text:p>59135277</text:p>
              </table:table-cell>
              <table:table-cell office:value-type="float" office:value="59150840">
                <text:p>59150840</text:p>
              </table:table-cell>
              <table:table-cell office:value-type="float" office:value="31765358">
                <text:p>31765358</text:p>
              </table:table-cell>
              <table:table-cell office:value-type="float" office:value="9092891">
                <text:p>9092891</text:p>
              </table:table-cell>
              <table:table-cell office:value-type="float" office:value="7789597">
                <text:p>7789597</text:p>
              </table:table-cell>
              <table:table-cell office:value-type="float" office:value="8423860">
                <text:p>8423860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60455599">
                <text:p>60455599</text:p>
              </table:table-cell>
              <table:table-cell office:value-type="float" office:value="59702184">
                <text:p>59702184</text:p>
              </table:table-cell>
              <table:table-cell office:value-type="float" office:value="31508839">
                <text:p>31508839</text:p>
              </table:table-cell>
              <table:table-cell office:value-type="float" office:value="10062887">
                <text:p>10062887</text:p>
              </table:table-cell>
              <table:table-cell office:value-type="float" office:value="9504088">
                <text:p>9504088</text:p>
              </table:table-cell>
              <table:table-cell office:value-type="float" office:value="10806507">
                <text:p>10806507</text:p>
              </table:table-cell>
            </table:table-row>
            <table:table-row>
              <table:table-cell office:value-type="float" office:value="49664">
                <text:p>49660</text:p>
              </table:table-cell>
              <table:table-cell office:value-type="float" office:value="67188580">
                <text:p>67188580</text:p>
              </table:table-cell>
              <table:table-cell office:value-type="float" office:value="61374702">
                <text:p>61374702</text:p>
              </table:table-cell>
              <table:table-cell office:value-type="float" office:value="32303687">
                <text:p>32303687</text:p>
              </table:table-cell>
              <table:table-cell office:value-type="float" office:value="8354448">
                <text:p>8354448</text:p>
              </table:table-cell>
              <table:table-cell office:value-type="float" office:value="9652837">
                <text:p>9652837</text:p>
              </table:table-cell>
              <table:table-cell office:value-type="float" office:value="8634290">
                <text:p>8634290</text:p>
              </table:table-cell>
            </table:table-row>
            <table:table-row>
              <table:table-cell office:value-type="float" office:value="50176">
                <text:p>50180</text:p>
              </table:table-cell>
              <table:table-cell office:value-type="float" office:value="66024885">
                <text:p>66024885</text:p>
              </table:table-cell>
              <table:table-cell office:value-type="float" office:value="62059452">
                <text:p>62059452</text:p>
              </table:table-cell>
              <table:table-cell office:value-type="float" office:value="32365564">
                <text:p>32365564</text:p>
              </table:table-cell>
              <table:table-cell office:value-type="float" office:value="8885722">
                <text:p>8885722</text:p>
              </table:table-cell>
              <table:table-cell office:value-type="float" office:value="8764653">
                <text:p>8764653</text:p>
              </table:table-cell>
              <table:table-cell office:value-type="float" office:value="8319728">
                <text:p>8319728</text:p>
              </table:table-cell>
            </table:table-row>
            <table:table-row>
              <table:table-cell office:value-type="float" office:value="50688">
                <text:p>50690</text:p>
              </table:table-cell>
              <table:table-cell office:value-type="float" office:value="64318751">
                <text:p>64318751</text:p>
              </table:table-cell>
              <table:table-cell office:value-type="float" office:value="63115739">
                <text:p>63115739</text:p>
              </table:table-cell>
              <table:table-cell office:value-type="float" office:value="32830561">
                <text:p>32830561</text:p>
              </table:table-cell>
              <table:table-cell office:value-type="float" office:value="7961795">
                <text:p>7961795</text:p>
              </table:table-cell>
              <table:table-cell office:value-type="float" office:value="9201354">
                <text:p>9201354</text:p>
              </table:table-cell>
              <table:table-cell office:value-type="float" office:value="8565353">
                <text:p>8565353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64481376">
                <text:p>64481376</text:p>
              </table:table-cell>
              <table:table-cell office:value-type="float" office:value="64193849">
                <text:p>64193849</text:p>
              </table:table-cell>
              <table:table-cell office:value-type="float" office:value="34193481">
                <text:p>34193481</text:p>
              </table:table-cell>
              <table:table-cell office:value-type="float" office:value="10104181">
                <text:p>10104181</text:p>
              </table:table-cell>
              <table:table-cell office:value-type="float" office:value="7799229">
                <text:p>7799229</text:p>
              </table:table-cell>
              <table:table-cell office:value-type="float" office:value="9028854">
                <text:p>9028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735cm" svg:height="25.83cm" xlink:href=".." xlink:type="simple" chart:class="chart:line" chart:style-name="ch1">
        <chart:legend chart:legend-position="end" svg:x="30.23cm" svg:y="11.425cm" style:legend-expansion="high" chart:style-name="ch2"/>
        <chart:plot-area chart:style-name="ch3" table:cell-range-address="Sheet2.B2:Sheet2.H402" chart:data-source-has-labels="both" svg:x="1.124cm" svg:y="2.199cm" svg:width="27.758cm" svg:height="22.695cm">
          <chartooo:coordinate-region svg:x="3.135cm" svg:y="2.389cm" svg:width="25.747cm" svg:height="21.151cm"/>
          <chart:axis chart:dimension="x" chart:name="primary-x" chart:style-name="ch4" chartooo:axis-type="auto">
            <chartooo:date-scale/>
            <chart:categories table:cell-range-address="Sheet2.B3:Sheet2.B4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C402" chart:label-cell-address="Sheet2.C2:Sheet2.C2" chart:class="chart:line">
            <chart:data-point chart:repeated="400"/>
          </chart:series>
          <chart:series chart:style-name="ch8" chart:values-cell-range-address="Sheet2.D3:Sheet2.D402" chart:label-cell-address="Sheet2.D2:Sheet2.D2" chart:class="chart:line">
            <chart:data-point chart:repeated="400"/>
          </chart:series>
          <chart:series chart:style-name="ch9" chart:values-cell-range-address="Sheet2.E3:Sheet2.E402" chart:label-cell-address="Sheet2.E2:Sheet2.E2" chart:class="chart:line">
            <chart:data-point chart:repeated="400"/>
          </chart:series>
          <chart:series chart:style-name="ch10" chart:values-cell-range-address="Sheet2.F3:Sheet2.F402" chart:label-cell-address="Sheet2.F2:Sheet2.F2" chart:class="chart:line">
            <chart:data-point chart:repeated="400"/>
          </chart:series>
          <chart:series chart:style-name="ch11" chart:values-cell-range-address="Sheet2.G3:Sheet2.G402" chart:label-cell-address="Sheet2.G2:Sheet2.G2" chart:class="chart:line">
            <chart:data-point chart:repeated="400"/>
          </chart:series>
          <chart:series chart:style-name="ch12" chart:values-cell-range-address="Sheet2.H3:Sheet2.H402" chart:label-cell-address="Sheet2.H2:Sheet2.H2" chart:class="chart:line">
            <chart:data-point chart:repeated="4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-SSH[701]</text:p>
                <draw:g>
                  <svg:desc>Sheet2.C2:Sheet2.C2</svg:desc>
                </draw:g>
              </table:table-cell>
              <table:table-cell office:value-type="string">
                <text:p>OK</text:p>
                <draw:g>
                  <svg:desc>Sheet2.D2:Sheet2.D2</svg:desc>
                </draw:g>
              </table:table-cell>
              <table:table-cell office:value-type="string">
                <text:p>stdlib MS</text:p>
                <draw:g>
                  <svg:desc>Sheet2.E2:Sheet2.E2</svg:desc>
                </draw:g>
              </table:table-cell>
              <table:table-cell office:value-type="string">
                <text:p>MS nocheck</text:p>
                <draw:g>
                  <svg:desc>Sheet2.F2:Sheet2.F2</svg:desc>
                </draw:g>
              </table:table-cell>
              <table:table-cell office:value-type="string">
                <text:p>nlogn</text:p>
                <draw:g>
                  <svg:desc>Sheet2.G2:Sheet2.G2</svg:desc>
                </draw:g>
              </table:table-cell>
              <table:table-cell office:value-type="string">
                <text:p>logn</text:p>
                <draw:g>
                  <svg:desc>Sheet2.H2:Sheet2.H2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Sheet2.B3:Sheet2.B402</svg:desc>
                </draw:g>
              </table:table-cell>
              <table:table-cell office:value-type="float" office:value="161600">
                <text:p>161600</text:p>
                <draw:g>
                  <svg:desc>Sheet2.C3:Sheet2.C402</svg:desc>
                </draw:g>
              </table:table-cell>
              <table:table-cell office:value-type="float" office:value="123368">
                <text:p>123368</text:p>
                <draw:g>
                  <svg:desc>Sheet2.D3:Sheet2.D402</svg:desc>
                </draw:g>
              </table:table-cell>
              <table:table-cell office:value-type="float" office:value="96722">
                <text:p>96722</text:p>
                <draw:g>
                  <svg:desc>Sheet2.E3:Sheet2.E402</svg:desc>
                </draw:g>
              </table:table-cell>
              <table:table-cell office:value-type="float" office:value="147327">
                <text:p>147327</text:p>
                <draw:g>
                  <svg:desc>Sheet2.F3:Sheet2.F402</svg:desc>
                </draw:g>
              </table:table-cell>
              <table:table-cell office:value-type="float" office:value="106467.406934008">
                <text:p>106467.406934008</text:p>
                <draw:g>
                  <svg:desc>Sheet2.G3:Sheet2.G402</svg:desc>
                </draw:g>
              </table:table-cell>
              <table:table-cell office:value-type="float" office:value="110903.548889591">
                <text:p>110903.548889591</text:p>
                <draw:g>
                  <svg:desc>Sheet2.H3:Sheet2.H402</svg:desc>
                </draw:g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4257">
                <text:p>304257</text:p>
              </table:table-cell>
              <table:table-cell office:value-type="float" office:value="292008">
                <text:p>292008</text:p>
              </table:table-cell>
              <table:table-cell office:value-type="float" office:value="249911">
                <text:p>249911</text:p>
              </table:table-cell>
              <table:table-cell office:value-type="float" office:value="355682">
                <text:p>355682</text:p>
              </table:table-cell>
              <table:table-cell office:value-type="float" office:value="234228.295254817">
                <text:p>234228.295254817</text:p>
              </table:table-cell>
              <table:table-cell office:value-type="float" office:value="121993.90377855">
                <text:p>121993.903778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27760">
                <text:p>427760</text:p>
              </table:table-cell>
              <table:table-cell office:value-type="float" office:value="414310">
                <text:p>414310</text:p>
              </table:table-cell>
              <table:table-cell office:value-type="float" office:value="402686">
                <text:p>402686</text:p>
              </table:table-cell>
              <table:table-cell office:value-type="float" office:value="519465">
                <text:p>519465</text:p>
              </table:table-cell>
              <table:table-cell office:value-type="float" office:value="370026.275063849">
                <text:p>370026.275063849</text:p>
              </table:table-cell>
              <table:table-cell office:value-type="float" office:value="128481.345508281">
                <text:p>128481.34550828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569562">
                <text:p>569562</text:p>
              </table:table-cell>
              <table:table-cell office:value-type="float" office:value="674734">
                <text:p>674734</text:p>
              </table:table-cell>
              <table:table-cell office:value-type="float" office:value="517010">
                <text:p>517010</text:p>
              </table:table-cell>
              <table:table-cell office:value-type="float" office:value="866398">
                <text:p>866398</text:p>
              </table:table-cell>
              <table:table-cell office:value-type="float" office:value="511043.553283237">
                <text:p>511043.553283237</text:p>
              </table:table-cell>
              <table:table-cell office:value-type="float" office:value="133084.258667509">
                <text:p>133084.258667509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073026">
                <text:p>1073026</text:p>
              </table:table-cell>
              <table:table-cell office:value-type="float" office:value="1068732">
                <text:p>1068732</text:p>
              </table:table-cell>
              <table:table-cell office:value-type="float" office:value="594466">
                <text:p>594466</text:p>
              </table:table-cell>
              <table:table-cell office:value-type="float" office:value="1181033">
                <text:p>1181033</text:p>
              </table:table-cell>
              <table:table-cell office:value-type="float" office:value="655941.866344977">
                <text:p>655941.866344977</text:p>
              </table:table-cell>
              <table:table-cell office:value-type="float" office:value="136654.555488537">
                <text:p>136654.55548853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879673">
                <text:p>879673</text:p>
              </table:table-cell>
              <table:table-cell office:value-type="float" office:value="927450">
                <text:p>927450</text:p>
              </table:table-cell>
              <table:table-cell office:value-type="float" office:value="845494">
                <text:p>845494</text:p>
              </table:table-cell>
              <table:table-cell office:value-type="float" office:value="936981">
                <text:p>936981</text:p>
              </table:table-cell>
              <table:table-cell office:value-type="float" office:value="803932.994288103">
                <text:p>803932.994288103</text:p>
              </table:table-cell>
              <table:table-cell office:value-type="float" office:value="139571.70039724">
                <text:p>139571.70039724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1114131">
                <text:p>1114131</text:p>
              </table:table-cell>
              <table:table-cell office:value-type="float" office:value="1036120">
                <text:p>1036120</text:p>
              </table:table-cell>
              <table:table-cell office:value-type="float" office:value="793594">
                <text:p>793594</text:p>
              </table:table-cell>
              <table:table-cell office:value-type="float" office:value="1689340">
                <text:p>1689340</text:p>
              </table:table-cell>
              <table:table-cell office:value-type="float" office:value="954496.10776448">
                <text:p>954496.10776448</text:p>
              </table:table-cell>
              <table:table-cell office:value-type="float" office:value="142038.111274476">
                <text:p>142038.11127447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44061">
                <text:p>1244061</text:p>
              </table:table-cell>
              <table:table-cell office:value-type="float" office:value="1238251">
                <text:p>1238251</text:p>
              </table:table-cell>
              <table:table-cell office:value-type="float" office:value="871765">
                <text:p>871765</text:p>
              </table:table-cell>
              <table:table-cell office:value-type="float" office:value="1782613">
                <text:p>1782613</text:p>
              </table:table-cell>
              <table:table-cell office:value-type="float" office:value="1107261.03211368">
                <text:p>1107261.03211368</text:p>
              </table:table-cell>
              <table:table-cell office:value-type="float" office:value="144174.613556469">
                <text:p>144174.613556469</text:p>
              </table:table-cell>
            </table:table-row>
            <table:table-row>
              <table:table-cell office:value-type="float" office:value="9216">
                <text:p>9220</text:p>
              </table:table-cell>
              <table:table-cell office:value-type="float" office:value="2004952">
                <text:p>2004952</text:p>
              </table:table-cell>
              <table:table-cell office:value-type="float" office:value="2036891">
                <text:p>2036891</text:p>
              </table:table-cell>
              <table:table-cell office:value-type="float" office:value="1297191">
                <text:p>1297191</text:p>
              </table:table-cell>
              <table:table-cell office:value-type="float" office:value="2251466">
                <text:p>2251466</text:p>
              </table:table-cell>
              <table:table-cell office:value-type="float" office:value="1261950.98797703">
                <text:p>1261950.98797703</text:p>
              </table:table-cell>
              <table:table-cell office:value-type="float" office:value="146059.142126971">
                <text:p>146059.142126971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1726065">
                <text:p>1726065</text:p>
              </table:table-cell>
              <table:table-cell office:value-type="float" office:value="1589636">
                <text:p>1589636</text:p>
              </table:table-cell>
              <table:table-cell office:value-type="float" office:value="1429826">
                <text:p>1429826</text:p>
              </table:table-cell>
              <table:table-cell office:value-type="float" office:value="2029843">
                <text:p>2029843</text:p>
              </table:table-cell>
              <table:table-cell office:value-type="float" office:value="1418351.13962396">
                <text:p>1418351.13962396</text:p>
              </table:table-cell>
              <table:table-cell office:value-type="float" office:value="147744.910377496">
                <text:p>147744.910377496</text:p>
              </table:table-cell>
            </table:table-row>
            <table:table-row>
              <table:table-cell office:value-type="float" office:value="11264">
                <text:p>11260</text:p>
              </table:table-cell>
              <table:table-cell office:value-type="float" office:value="1808587">
                <text:p>1808587</text:p>
              </table:table-cell>
              <table:table-cell office:value-type="float" office:value="1834697">
                <text:p>1834697</text:p>
              </table:table-cell>
              <table:table-cell office:value-type="float" office:value="1492449">
                <text:p>1492449</text:p>
              </table:table-cell>
              <table:table-cell office:value-type="float" office:value="1818081">
                <text:p>1818081</text:p>
              </table:table-cell>
              <table:table-cell office:value-type="float" office:value="1576289.8615661">
                <text:p>1576289.8615661</text:p>
              </table:table-cell>
              <table:table-cell office:value-type="float" office:value="149269.873254365">
                <text:p>149269.873254365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2000450">
                <text:p>2000450</text:p>
              </table:table-cell>
              <table:table-cell office:value-type="float" office:value="1864284">
                <text:p>1864284</text:p>
              </table:table-cell>
              <table:table-cell office:value-type="float" office:value="1670827">
                <text:p>1670827</text:p>
              </table:table-cell>
              <table:table-cell office:value-type="float" office:value="2181708">
                <text:p>2181708</text:p>
              </table:table-cell>
              <table:table-cell office:value-type="float" office:value="1735626.87689702">
                <text:p>1735626.87689702</text:p>
              </table:table-cell>
              <table:table-cell office:value-type="float" office:value="150662.055286199">
                <text:p>150662.055286199</text:p>
              </table:table-cell>
            </table:table-row>
            <table:table-row>
              <table:table-cell office:value-type="float" office:value="13312">
                <text:p>13310</text:p>
              </table:table-cell>
              <table:table-cell office:value-type="float" office:value="2112582">
                <text:p>2112582</text:p>
              </table:table-cell>
              <table:table-cell office:value-type="float" office:value="2237346">
                <text:p>2237346</text:p>
              </table:table-cell>
              <table:table-cell office:value-type="float" office:value="1447403">
                <text:p>1447403</text:p>
              </table:table-cell>
              <table:table-cell office:value-type="float" office:value="2827452">
                <text:p>2827452</text:p>
              </table:table-cell>
              <table:table-cell office:value-type="float" office:value="1896245.37784002">
                <text:p>1896245.37784002</text:p>
              </table:table-cell>
              <table:table-cell office:value-type="float" office:value="151942.738608976">
                <text:p>151942.738608976</text:p>
              </table:table-cell>
            </table:table-row>
            <table:table-row>
              <table:table-cell office:value-type="float" office:value="14336">
                <text:p>14340</text:p>
              </table:table-cell>
              <table:table-cell office:value-type="float" office:value="2283959">
                <text:p>2283959</text:p>
              </table:table-cell>
              <table:table-cell office:value-type="float" office:value="2552495">
                <text:p>2552495</text:p>
              </table:table-cell>
              <table:table-cell office:value-type="float" office:value="1773690">
                <text:p>1773690</text:p>
              </table:table-cell>
              <table:table-cell office:value-type="float" office:value="2374087">
                <text:p>2374087</text:p>
              </table:table-cell>
              <table:table-cell office:value-type="float" office:value="2058046.58523657">
                <text:p>2058046.58523657</text:p>
              </table:table-cell>
              <table:table-cell office:value-type="float" office:value="153128.466163435">
                <text:p>153128.466163435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2484858">
                <text:p>2484858</text:p>
              </table:table-cell>
              <table:table-cell office:value-type="float" office:value="2388248">
                <text:p>2388248</text:p>
              </table:table-cell>
              <table:table-cell office:value-type="float" office:value="2015553">
                <text:p>2015553</text:p>
              </table:table-cell>
              <table:table-cell office:value-type="float" office:value="4013874">
                <text:p>4013874</text:p>
              </table:table-cell>
              <table:table-cell office:value-type="float" office:value="2220945.87034406">
                <text:p>2220945.87034406</text:p>
              </table:table-cell>
              <table:table-cell office:value-type="float" office:value="154232.352107227">
                <text:p>154232.35210722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633384">
                <text:p>2633384</text:p>
              </table:table-cell>
              <table:table-cell office:value-type="float" office:value="2693317">
                <text:p>2693317</text:p>
              </table:table-cell>
              <table:table-cell office:value-type="float" office:value="2184483">
                <text:p>2184483</text:p>
              </table:table-cell>
              <table:table-cell office:value-type="float" office:value="4464366">
                <text:p>4464366</text:p>
              </table:table-cell>
              <table:table-cell office:value-type="float" office:value="2384869.91532177">
                <text:p>2384869.91532177</text:p>
              </table:table-cell>
              <table:table-cell office:value-type="float" office:value="155264.968445428">
                <text:p>155264.968445428</text:p>
              </table:table-cell>
            </table:table-row>
            <table:table-row>
              <table:table-cell office:value-type="float" office:value="17408">
                <text:p>17410</text:p>
              </table:table-cell>
              <table:table-cell office:value-type="float" office:value="2707990">
                <text:p>2707990</text:p>
              </table:table-cell>
              <table:table-cell office:value-type="float" office:value="3201087">
                <text:p>3201087</text:p>
              </table:table-cell>
              <table:table-cell office:value-type="float" office:value="2123163">
                <text:p>2123163</text:p>
              </table:table-cell>
              <table:table-cell office:value-type="float" office:value="3853603">
                <text:p>3853603</text:p>
              </table:table-cell>
              <table:table-cell office:value-type="float" office:value="2549754.58627809">
                <text:p>2549754.58627809</text:p>
              </table:table-cell>
              <table:table-cell office:value-type="float" office:value="156234.962394491">
                <text:p>156234.962394491</text:p>
              </table:table-cell>
            </table:table-row>
            <table:table-row>
              <table:table-cell office:value-type="float" office:value="18432">
                <text:p>18430</text:p>
              </table:table-cell>
              <table:table-cell office:value-type="float" office:value="3322742">
                <text:p>3322742</text:p>
              </table:table-cell>
              <table:table-cell office:value-type="float" office:value="3215081">
                <text:p>3215081</text:p>
              </table:table-cell>
              <table:table-cell office:value-type="float" office:value="2241396">
                <text:p>2241396</text:p>
              </table:table-cell>
              <table:table-cell office:value-type="float" office:value="2957844">
                <text:p>2957844</text:p>
              </table:table-cell>
              <table:table-cell office:value-type="float" office:value="2715543.30843527">
                <text:p>2715543.30843527</text:p>
              </table:table-cell>
              <table:table-cell office:value-type="float" office:value="157149.49701593">
                <text:p>157149.49701593</text:p>
              </table:table-cell>
            </table:table-row>
            <table:table-row>
              <table:table-cell office:value-type="float" office:value="19456">
                <text:p>19460</text:p>
              </table:table-cell>
              <table:table-cell office:value-type="float" office:value="3821267">
                <text:p>3821267</text:p>
              </table:table-cell>
              <table:table-cell office:value-type="float" office:value="3418437">
                <text:p>3418437</text:p>
              </table:table-cell>
              <table:table-cell office:value-type="float" office:value="2604451">
                <text:p>2604451</text:p>
              </table:table-cell>
              <table:table-cell office:value-type="float" office:value="3319789">
                <text:p>3319789</text:p>
              </table:table-cell>
              <table:table-cell office:value-type="float" office:value="2882185.80342608">
                <text:p>2882185.80342608</text:p>
              </table:table-cell>
              <table:table-cell office:value-type="float" office:value="158014.572556254">
                <text:p>158014.572556254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3572836">
                <text:p>3572836</text:p>
              </table:table-cell>
              <table:table-cell office:value-type="float" office:value="3386390">
                <text:p>3386390</text:p>
              </table:table-cell>
              <table:table-cell office:value-type="float" office:value="2814609">
                <text:p>2814609</text:p>
              </table:table-cell>
              <table:table-cell office:value-type="float" office:value="4066262">
                <text:p>4066262</text:p>
              </table:table-cell>
              <table:table-cell office:value-type="float" office:value="3049637.09311594">
                <text:p>3049637.09311594</text:p>
              </table:table-cell>
              <table:table-cell office:value-type="float" office:value="158835.265266455">
                <text:p>158835.265266455</text:p>
              </table:table-cell>
            </table:table-row>
            <table:table-row>
              <table:table-cell office:value-type="float" office:value="21504">
                <text:p>21500</text:p>
              </table:table-cell>
              <table:table-cell office:value-type="float" office:value="3607701">
                <text:p>3607701</text:p>
              </table:table-cell>
              <table:table-cell office:value-type="float" office:value="3711434">
                <text:p>3711434</text:p>
              </table:table-cell>
              <table:table-cell office:value-type="float" office:value="3056234">
                <text:p>3056234</text:p>
              </table:table-cell>
              <table:table-cell office:value-type="float" office:value="3897762">
                <text:p>3897762</text:p>
              </table:table-cell>
              <table:table-cell office:value-type="float" office:value="3217856.70312623">
                <text:p>3217856.70312623</text:p>
              </table:table-cell>
              <table:table-cell office:value-type="float" office:value="159615.907893166">
                <text:p>159615.907893166</text:p>
              </table:table-cell>
            </table:table-row>
            <table:table-row>
              <table:table-cell office:value-type="float" office:value="22528">
                <text:p>22530</text:p>
              </table:table-cell>
              <table:table-cell office:value-type="float" office:value="3868807">
                <text:p>3868807</text:p>
              </table:table-cell>
              <table:table-cell office:value-type="float" office:value="3856576">
                <text:p>3856576</text:p>
              </table:table-cell>
              <table:table-cell office:value-type="float" office:value="3133857">
                <text:p>3133857</text:p>
              </table:table-cell>
              <table:table-cell office:value-type="float" office:value="3836509">
                <text:p>3836509</text:p>
              </table:table-cell>
              <table:table-cell office:value-type="float" office:value="3386808.01838701">
                <text:p>3386808.01838701</text:p>
              </table:table-cell>
              <table:table-cell office:value-type="float" office:value="160360.228143324">
                <text:p>160360.228143324</text:p>
              </table:table-cell>
            </table:table-row>
            <table:table-row>
              <table:table-cell office:value-type="float" office:value="23552">
                <text:p>23550</text:p>
              </table:table-cell>
              <table:table-cell office:value-type="float" office:value="4365404">
                <text:p>4365404</text:p>
              </table:table-cell>
              <table:table-cell office:value-type="float" office:value="3857030">
                <text:p>3857030</text:p>
              </table:table-cell>
              <table:table-cell office:value-type="float" office:value="3578091">
                <text:p>3578091</text:p>
              </table:table-cell>
              <table:table-cell office:value-type="float" office:value="4076404">
                <text:p>4076404</text:p>
              </table:table-cell>
              <table:table-cell office:value-type="float" office:value="3556457.75608562">
                <text:p>3556457.75608562</text:p>
              </table:table-cell>
              <table:table-cell office:value-type="float" office:value="161071.456344458">
                <text:p>161071.456344458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4036362">
                <text:p>4036362</text:p>
              </table:table-cell>
              <table:table-cell office:value-type="float" office:value="3986630">
                <text:p>3986630</text:p>
              </table:table-cell>
              <table:table-cell office:value-type="float" office:value="3474694">
                <text:p>3474694</text:p>
              </table:table-cell>
              <table:table-cell office:value-type="float" office:value="4160475">
                <text:p>4160475</text:p>
              </table:table-cell>
              <table:table-cell office:value-type="float" office:value="3726775.53043565">
                <text:p>3726775.53043565</text:p>
              </table:table-cell>
              <table:table-cell office:value-type="float" office:value="161752.410175158">
                <text:p>161752.410175158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4394340">
                <text:p>4394340</text:p>
              </table:table-cell>
              <table:table-cell office:value-type="float" office:value="4464611">
                <text:p>4464611</text:p>
              </table:table-cell>
              <table:table-cell office:value-type="float" office:value="3814465">
                <text:p>3814465</text:p>
              </table:table-cell>
              <table:table-cell office:value-type="float" office:value="4220269">
                <text:p>4220269</text:p>
              </table:table-cell>
              <table:table-cell office:value-type="float" office:value="3897733.49009958">
                <text:p>3897733.49009958</text:p>
              </table:table-cell>
              <table:table-cell office:value-type="float" office:value="162405.562087482">
                <text:p>162405.562087482</text:p>
              </table:table-cell>
            </table:table-row>
            <table:table-row>
              <table:table-cell office:value-type="float" office:value="26624">
                <text:p>26620</text:p>
              </table:table-cell>
              <table:table-cell office:value-type="float" office:value="4235804">
                <text:p>4235804</text:p>
              </table:table-cell>
              <table:table-cell office:value-type="float" office:value="4178183">
                <text:p>4178183</text:p>
              </table:table-cell>
              <table:table-cell office:value-type="float" office:value="4031862">
                <text:p>4031862</text:p>
              </table:table-cell>
              <table:table-cell office:value-type="float" office:value="5291467">
                <text:p>5291467</text:p>
              </table:table-cell>
              <table:table-cell office:value-type="float" office:value="4069306.01370846">
                <text:p>4069306.01370846</text:p>
              </table:table-cell>
              <table:table-cell office:value-type="float" office:value="163033.093497935">
                <text:p>163033.093497935</text:p>
              </table:table-cell>
            </table:table-row>
            <table:table-row>
              <table:table-cell office:value-type="float" office:value="27648">
                <text:p>27650</text:p>
              </table:table-cell>
              <table:table-cell office:value-type="float" office:value="4729560">
                <text:p>4729560</text:p>
              </table:table-cell>
              <table:table-cell office:value-type="float" office:value="4944170">
                <text:p>4944170</text:p>
              </table:table-cell>
              <table:table-cell office:value-type="float" office:value="3994635">
                <text:p>3994635</text:p>
              </table:table-cell>
              <table:table-cell office:value-type="float" office:value="5641053">
                <text:p>5641053</text:p>
              </table:table-cell>
              <table:table-cell office:value-type="float" office:value="4241469.45228752">
                <text:p>4241469.45228752</text:p>
              </table:table-cell>
              <table:table-cell office:value-type="float" office:value="163636.938745661">
                <text:p>163636.938745661</text:p>
              </table:table-cell>
            </table:table-row>
            <table:table-row>
              <table:table-cell office:value-type="float" office:value="28672">
                <text:p>28670</text:p>
              </table:table-cell>
              <table:table-cell office:value-type="float" office:value="4564633">
                <text:p>4564633</text:p>
              </table:table-cell>
              <table:table-cell office:value-type="float" office:value="4841805">
                <text:p>4841805</text:p>
              </table:table-cell>
              <table:table-cell office:value-type="float" office:value="4042605">
                <text:p>4042605</text:p>
              </table:table-cell>
              <table:table-cell office:value-type="float" office:value="7222878">
                <text:p>7222878</text:p>
              </table:table-cell>
              <table:table-cell office:value-type="float" office:value="4414201.90988836">
                <text:p>4414201.90988836</text:p>
              </table:table-cell>
              <table:table-cell office:value-type="float" office:value="164218.821052395">
                <text:p>164218.821052395</text:p>
              </table:table-cell>
            </table:table-row>
            <table:table-row>
              <table:table-cell office:value-type="float" office:value="29696">
                <text:p>29700</text:p>
              </table:table-cell>
              <table:table-cell office:value-type="float" office:value="4671356">
                <text:p>4671356</text:p>
              </table:table-cell>
              <table:table-cell office:value-type="float" office:value="5276776">
                <text:p>5276776</text:p>
              </table:table-cell>
              <table:table-cell office:value-type="float" office:value="4444261">
                <text:p>4444261</text:p>
              </table:table-cell>
              <table:table-cell office:value-type="float" office:value="4897169">
                <text:p>4897169</text:p>
              </table:table-cell>
              <table:table-cell office:value-type="float" office:value="4587483.0555954">
                <text:p>4587483.0555954</text:p>
              </table:table-cell>
              <table:table-cell office:value-type="float" office:value="164780.282169375">
                <text:p>164780.282169375</text:p>
              </table:table-cell>
            </table:table-row>
            <table:table-row>
              <table:table-cell office:value-type="float" office:value="30720">
                <text:p>30720</text:p>
              </table:table-cell>
              <table:table-cell office:value-type="float" office:value="5463860">
                <text:p>5463860</text:p>
              </table:table-cell>
              <table:table-cell office:value-type="float" office:value="6621100">
                <text:p>6621100</text:p>
              </table:table-cell>
              <table:table-cell office:value-type="float" office:value="5106667">
                <text:p>5106667</text:p>
              </table:table-cell>
              <table:table-cell office:value-type="float" office:value="5393296">
                <text:p>5393296</text:p>
              </table:table-cell>
              <table:table-cell office:value-type="float" office:value="4761293.96149015">
                <text:p>4761293.96149015</text:p>
              </table:table-cell>
              <table:table-cell office:value-type="float" office:value="165322.706996186">
                <text:p>165322.706996186</text:p>
              </table:table-cell>
            </table:table-row>
            <table:table-row>
              <table:table-cell office:value-type="float" office:value="31744">
                <text:p>31740</text:p>
              </table:table-cell>
              <table:table-cell office:value-type="float" office:value="5070598">
                <text:p>5070598</text:p>
              </table:table-cell>
              <table:table-cell office:value-type="float" office:value="5671760">
                <text:p>5671760</text:p>
              </table:table-cell>
              <table:table-cell office:value-type="float" office:value="4969184">
                <text:p>4969184</text:p>
              </table:table-cell>
              <table:table-cell office:value-type="float" office:value="4983714">
                <text:p>4983714</text:p>
              </table:table-cell>
              <table:table-cell office:value-type="float" office:value="4935616.96224188">
                <text:p>4935616.96224188</text:p>
              </table:table-cell>
              <table:table-cell office:value-type="float" office:value="165847.344161354">
                <text:p>165847.3441613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766578">
                <text:p>5766578</text:p>
              </table:table-cell>
              <table:table-cell office:value-type="float" office:value="5527700">
                <text:p>5527700</text:p>
              </table:table-cell>
              <table:table-cell office:value-type="float" office:value="5350021">
                <text:p>5350021</text:p>
              </table:table-cell>
              <table:table-cell office:value-type="float" office:value="5397730">
                <text:p>5397730</text:p>
              </table:table-cell>
              <table:table-cell office:value-type="float" office:value="5110435.53283237">
                <text:p>5110435.53283237</text:p>
              </table:table-cell>
              <table:table-cell office:value-type="float" office:value="166355.323334387">
                <text:p>166355.323334387</text:p>
              </table:table-cell>
            </table:table-row>
            <table:table-row>
              <table:table-cell office:value-type="float" office:value="33792">
                <text:p>33790</text:p>
              </table:table-cell>
              <table:table-cell office:value-type="float" office:value="5474015">
                <text:p>5474015</text:p>
              </table:table-cell>
              <table:table-cell office:value-type="float" office:value="5977042">
                <text:p>5977042</text:p>
              </table:table-cell>
              <table:table-cell office:value-type="float" office:value="5129273">
                <text:p>5129273</text:p>
              </table:table-cell>
              <table:table-cell office:value-type="float" office:value="5342598">
                <text:p>5342598</text:p>
              </table:table-cell>
              <table:table-cell office:value-type="float" office:value="5285734.18157838">
                <text:p>5285734.18157838</text:p>
              </table:table-cell>
              <table:table-cell office:value-type="float" office:value="166847.669873055">
                <text:p>166847.669873055</text:p>
              </table:table-cell>
            </table:table-row>
            <table:table-row>
              <table:table-cell office:value-type="float" office:value="34816">
                <text:p>34820</text:p>
              </table:table-cell>
              <table:table-cell office:value-type="float" office:value="6258576">
                <text:p>6258576</text:p>
              </table:table-cell>
              <table:table-cell office:value-type="float" office:value="5659747">
                <text:p>5659747</text:p>
              </table:table-cell>
              <table:table-cell office:value-type="float" office:value="4319246">
                <text:p>4319246</text:p>
              </table:table-cell>
              <table:table-cell office:value-type="float" office:value="5879032">
                <text:p>5879032</text:p>
              </table:table-cell>
              <table:table-cell office:value-type="float" office:value="5461498.3561318">
                <text:p>5461498.3561318</text:p>
              </table:table-cell>
              <table:table-cell office:value-type="float" office:value="167325.31728345">
                <text:p>167325.31728345</text:p>
              </table:table-cell>
            </table:table-row>
            <table:table-row>
              <table:table-cell office:value-type="float" office:value="35840">
                <text:p>35840</text:p>
              </table:table-cell>
              <table:table-cell office:value-type="float" office:value="6470340">
                <text:p>6470340</text:p>
              </table:table-cell>
              <table:table-cell office:value-type="float" office:value="6233839">
                <text:p>6233839</text:p>
              </table:table-cell>
              <table:table-cell office:value-type="float" office:value="5738133">
                <text:p>5738133</text:p>
              </table:table-cell>
              <table:table-cell office:value-type="float" office:value="5719092">
                <text:p>5719092</text:p>
              </table:table-cell>
              <table:table-cell office:value-type="float" office:value="5637714.36054698">
                <text:p>5637714.36054698</text:p>
              </table:table-cell>
              <table:table-cell office:value-type="float" office:value="167789.117873422">
                <text:p>167789.117873422</text:p>
              </table:table-cell>
            </table:table-row>
            <table:table-row>
              <table:table-cell office:value-type="float" office:value="36864">
                <text:p>36860</text:p>
              </table:table-cell>
              <table:table-cell office:value-type="float" office:value="6234197">
                <text:p>6234197</text:p>
              </table:table-cell>
              <table:table-cell office:value-type="float" office:value="6060271">
                <text:p>6060271</text:p>
              </table:table-cell>
              <table:table-cell office:value-type="float" office:value="5353222">
                <text:p>5353222</text:p>
              </table:table-cell>
              <table:table-cell office:value-type="float" office:value="7305594">
                <text:p>7305594</text:p>
              </table:table-cell>
              <table:table-cell office:value-type="float" office:value="5814369.28183296">
                <text:p>5814369.28183296</text:p>
              </table:table-cell>
              <table:table-cell office:value-type="float" office:value="168239.851904889">
                <text:p>168239.851904889</text:p>
              </table:table-cell>
            </table:table-row>
            <table:table-row>
              <table:table-cell office:value-type="float" office:value="37888">
                <text:p>37890</text:p>
              </table:table-cell>
              <table:table-cell office:value-type="float" office:value="6532118">
                <text:p>6532118</text:p>
              </table:table-cell>
              <table:table-cell office:value-type="float" office:value="6423557">
                <text:p>6423557</text:p>
              </table:table-cell>
              <table:table-cell office:value-type="float" office:value="5159322">
                <text:p>5159322</text:p>
              </table:table-cell>
              <table:table-cell office:value-type="float" office:value="6169439">
                <text:p>6169439</text:p>
              </table:table-cell>
              <table:table-cell office:value-type="float" office:value="5991450.92467225">
                <text:p>5991450.92467225</text:p>
              </table:table-cell>
              <table:table-cell office:value-type="float" office:value="168678.235491899">
                <text:p>168678.235491899</text:p>
              </table:table-cell>
            </table:table-row>
            <table:table-row>
              <table:table-cell office:value-type="float" office:value="38912">
                <text:p>38910</text:p>
              </table:table-cell>
              <table:table-cell office:value-type="float" office:value="6422196">
                <text:p>6422196</text:p>
              </table:table-cell>
              <table:table-cell office:value-type="float" office:value="6323556">
                <text:p>6323556</text:p>
              </table:table-cell>
              <table:table-cell office:value-type="float" office:value="5089715">
                <text:p>5089715</text:p>
              </table:table-cell>
              <table:table-cell office:value-type="float" office:value="6822263">
                <text:p>6822263</text:p>
              </table:table-cell>
              <table:table-cell office:value-type="float" office:value="6168947.75320139">
                <text:p>6168947.75320139</text:p>
              </table:table-cell>
              <table:table-cell office:value-type="float" office:value="169104.927445213">
                <text:p>169104.927445213</text:p>
              </table:table-cell>
            </table:table-row>
            <table:table-row>
              <table:table-cell office:value-type="float" office:value="39936">
                <text:p>39940</text:p>
              </table:table-cell>
              <table:table-cell office:value-type="float" office:value="7743172">
                <text:p>7743172</text:p>
              </table:table-cell>
              <table:table-cell office:value-type="float" office:value="7050425">
                <text:p>7050425</text:p>
              </table:table-cell>
              <table:table-cell office:value-type="float" office:value="5041418">
                <text:p>5041418</text:p>
              </table:table-cell>
              <table:table-cell office:value-type="float" office:value="6453550">
                <text:p>6453550</text:p>
              </table:table-cell>
              <table:table-cell office:value-type="float" office:value="6346848.8389238">
                <text:p>6346848.8389238</text:p>
              </table:table-cell>
              <table:table-cell office:value-type="float" office:value="169520.535227666">
                <text:p>169520.535227666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6959409">
                <text:p>6959409</text:p>
              </table:table-cell>
              <table:table-cell office:value-type="float" office:value="7350100">
                <text:p>7350100</text:p>
              </table:table-cell>
              <table:table-cell office:value-type="float" office:value="6071156">
                <text:p>6071156</text:p>
              </table:table-cell>
              <table:table-cell office:value-type="float" office:value="7989379">
                <text:p>7989379</text:p>
              </table:table-cell>
              <table:table-cell office:value-type="float" office:value="6525143.81396791">
                <text:p>6525143.81396791</text:p>
              </table:table-cell>
              <table:table-cell office:value-type="float" office:value="169925.620155414">
                <text:p>169925.620155414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7324930">
                <text:p>7324930</text:p>
              </table:table-cell>
              <table:table-cell office:value-type="float" office:value="8293284">
                <text:p>8293284</text:p>
              </table:table-cell>
              <table:table-cell office:value-type="float" office:value="5635803">
                <text:p>5635803</text:p>
              </table:table-cell>
              <table:table-cell office:value-type="float" office:value="7098378">
                <text:p>7098378</text:p>
              </table:table-cell>
              <table:table-cell office:value-type="float" office:value="6703822.82902202">
                <text:p>6703822.82902202</text:p>
              </table:table-cell>
              <table:table-cell office:value-type="float" office:value="170320.70195686">
                <text:p>170320.70195686</text:p>
              </table:table-cell>
            </table:table-row>
            <table:table-row>
              <table:table-cell office:value-type="float" office:value="43008">
                <text:p>43010</text:p>
              </table:table-cell>
              <table:table-cell office:value-type="float" office:value="7021094">
                <text:p>7021094</text:p>
              </table:table-cell>
              <table:table-cell office:value-type="float" office:value="7423265">
                <text:p>7423265</text:p>
              </table:table-cell>
              <table:table-cell office:value-type="float" office:value="5531545">
                <text:p>5531545</text:p>
              </table:table-cell>
              <table:table-cell office:value-type="float" office:value="6817108">
                <text:p>6817108</text:p>
              </table:table-cell>
              <table:table-cell office:value-type="float" office:value="6882876.51537529">
                <text:p>6882876.51537529</text:p>
              </table:table-cell>
              <table:table-cell office:value-type="float" office:value="170706.262782125">
                <text:p>170706.2627821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278309">
                <text:p>7278309</text:p>
              </table:table-cell>
              <table:table-cell office:value-type="float" office:value="7748945">
                <text:p>7748945</text:p>
              </table:table-cell>
              <table:table-cell office:value-type="float" office:value="5609897">
                <text:p>5609897</text:p>
              </table:table-cell>
              <table:table-cell office:value-type="float" office:value="7048159">
                <text:p>7048159</text:p>
              </table:table-cell>
              <table:table-cell office:value-type="float" office:value="7062295.95057561">
                <text:p>7062295.95057561</text:p>
              </table:table-cell>
              <table:table-cell office:value-type="float" office:value="171082.750740688">
                <text:p>171082.750740688</text:p>
              </table:table-cell>
            </table:table-row>
            <table:table-row>
              <table:table-cell office:value-type="float" office:value="45056">
                <text:p>45060</text:p>
              </table:table-cell>
              <table:table-cell office:value-type="float" office:value="8245532">
                <text:p>8245532</text:p>
              </table:table-cell>
              <table:table-cell office:value-type="float" office:value="7311965">
                <text:p>7311965</text:p>
              </table:table-cell>
              <table:table-cell office:value-type="float" office:value="5735850">
                <text:p>5735850</text:p>
              </table:table-cell>
              <table:table-cell office:value-type="float" office:value="7185113">
                <text:p>7185113</text:p>
              </table:table-cell>
              <table:table-cell office:value-type="float" office:value="7242072.62728365">
                <text:p>7242072.62728365</text:p>
              </table:table-cell>
              <table:table-cell office:value-type="float" office:value="171450.583032283">
                <text:p>171450.583032283</text:p>
              </table:table-cell>
            </table:table-row>
            <table:table-row>
              <table:table-cell office:value-type="float" office:value="46080">
                <text:p>46080</text:p>
              </table:table-cell>
              <table:table-cell office:value-type="float" office:value="8310036">
                <text:p>8310036</text:p>
              </table:table-cell>
              <table:table-cell office:value-type="float" office:value="8494868">
                <text:p>8494868</text:p>
              </table:table-cell>
              <table:table-cell office:value-type="float" office:value="6654976">
                <text:p>6654976</text:p>
              </table:table-cell>
              <table:table-cell office:value-type="float" office:value="9477569">
                <text:p>9477569</text:p>
              </table:table-cell>
              <table:table-cell office:value-type="float" office:value="7422198.42495959">
                <text:p>7422198.42495959</text:p>
              </table:table-cell>
              <table:table-cell office:value-type="float" office:value="171810.148725916">
                <text:p>171810.148725916</text:p>
              </table:table-cell>
            </table:table-row>
            <table:table-row>
              <table:table-cell office:value-type="float" office:value="47104">
                <text:p>47100</text:p>
              </table:table-cell>
              <table:table-cell office:value-type="float" office:value="7714062">
                <text:p>7714062</text:p>
              </table:table-cell>
              <table:table-cell office:value-type="float" office:value="8750987">
                <text:p>8750987</text:p>
              </table:table-cell>
              <table:table-cell office:value-type="float" office:value="5782724">
                <text:p>5782724</text:p>
              </table:table-cell>
              <table:table-cell office:value-type="float" office:value="7670190">
                <text:p>7670190</text:p>
              </table:table-cell>
              <table:table-cell office:value-type="float" office:value="7602665.58406768">
                <text:p>7602665.58406768</text:p>
              </table:table-cell>
              <table:table-cell office:value-type="float" office:value="172161.811233417">
                <text:p>172161.811233417</text:p>
              </table:table-cell>
            </table:table-row>
            <table:table-row>
              <table:table-cell office:value-type="float" office:value="48128">
                <text:p>48130</text:p>
              </table:table-cell>
              <table:table-cell office:value-type="float" office:value="8439703">
                <text:p>8439703</text:p>
              </table:table-cell>
              <table:table-cell office:value-type="float" office:value="7815675">
                <text:p>7815675</text:p>
              </table:table-cell>
              <table:table-cell office:value-type="float" office:value="6685622">
                <text:p>6685622</text:p>
              </table:table-cell>
              <table:table-cell office:value-type="float" office:value="7722757">
                <text:p>7722757</text:p>
              </table:table-cell>
              <table:table-cell office:value-type="float" office:value="7783466.68252488">
                <text:p>7783466.68252488</text:p>
              </table:table-cell>
              <table:table-cell office:value-type="float" office:value="172505.910516952">
                <text:p>172505.910516952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8974144">
                <text:p>8974144</text:p>
              </table:table-cell>
              <table:table-cell office:value-type="float" office:value="8377602">
                <text:p>8377602</text:p>
              </table:table-cell>
              <table:table-cell office:value-type="float" office:value="6761215">
                <text:p>6761215</text:p>
              </table:table-cell>
              <table:table-cell office:value-type="float" office:value="8306121">
                <text:p>8306121</text:p>
              </table:table-cell>
              <table:table-cell office:value-type="float" office:value="7964594.61415453">
                <text:p>7964594.61415453</text:p>
              </table:table-cell>
              <table:table-cell office:value-type="float" office:value="172842.765064118">
                <text:p>172842.765064118</text:p>
              </table:table-cell>
            </table:table-row>
            <table:table-row>
              <table:table-cell office:value-type="float" office:value="50176">
                <text:p>50180</text:p>
              </table:table-cell>
              <table:table-cell office:value-type="float" office:value="9518994">
                <text:p>9518994</text:p>
              </table:table-cell>
              <table:table-cell office:value-type="float" office:value="8534842">
                <text:p>8534842</text:p>
              </table:table-cell>
              <table:table-cell office:value-type="float" office:value="6588928">
                <text:p>6588928</text:p>
              </table:table-cell>
              <table:table-cell office:value-type="float" office:value="8396351">
                <text:p>8396351</text:p>
              </table:table-cell>
              <table:table-cell office:value-type="float" office:value="8146042.56893635">
                <text:p>8146042.56893635</text:p>
              </table:table-cell>
              <table:table-cell office:value-type="float" office:value="173172.673659361">
                <text:p>173172.67365936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8775571">
                <text:p>8775571</text:p>
              </table:table-cell>
              <table:table-cell office:value-type="float" office:value="10473692">
                <text:p>10473692</text:p>
              </table:table-cell>
              <table:table-cell office:value-type="float" office:value="7426202">
                <text:p>7426202</text:p>
              </table:table-cell>
              <table:table-cell office:value-type="float" office:value="8904927">
                <text:p>8904927</text:p>
              </table:table-cell>
              <table:table-cell office:value-type="float" office:value="8327804.0148692">
                <text:p>8327804.0148692</text:p>
              </table:table-cell>
              <table:table-cell office:value-type="float" office:value="173495.916976442">
                <text:p>173495.916976442</text:p>
              </table:table-cell>
            </table:table-row>
            <table:table-row>
              <table:table-cell office:value-type="float" office:value="52224">
                <text:p>52220</text:p>
              </table:table-cell>
              <table:table-cell office:value-type="float" office:value="8957159">
                <text:p>8957159</text:p>
              </table:table-cell>
              <table:table-cell office:value-type="float" office:value="8799040">
                <text:p>8799040</text:p>
              </table:table-cell>
              <table:table-cell office:value-type="float" office:value="7371981">
                <text:p>7371981</text:p>
              </table:table-cell>
              <table:table-cell office:value-type="float" office:value="8533918">
                <text:p>8533918</text:p>
              </table:table-cell>
              <table:table-cell office:value-type="float" office:value="8509872.68128531">
                <text:p>8509872.68128531</text:p>
              </table:table-cell>
              <table:table-cell office:value-type="float" office:value="173812.75901318">
                <text:p>173812.75901318</text:p>
              </table:table-cell>
            </table:table-row>
            <table:table-row>
              <table:table-cell office:value-type="float" office:value="53248">
                <text:p>53250</text:p>
              </table:table-cell>
              <table:table-cell office:value-type="float" office:value="8800812">
                <text:p>8800812</text:p>
              </table:table-cell>
              <table:table-cell office:value-type="float" office:value="9574469">
                <text:p>9574469</text:p>
              </table:table-cell>
              <table:table-cell office:value-type="float" office:value="7035030">
                <text:p>7035030</text:p>
              </table:table-cell>
              <table:table-cell office:value-type="float" office:value="8682311">
                <text:p>8682311</text:p>
              </table:table-cell>
              <table:table-cell office:value-type="float" office:value="8692242.54347375">
                <text:p>8692242.54347375</text:p>
              </table:table-cell>
              <table:table-cell office:value-type="float" office:value="174123.448386894">
                <text:p>174123.448386894</text:p>
              </table:table-cell>
            </table:table-row>
            <table:table-row>
              <table:table-cell office:value-type="float" office:value="54272">
                <text:p>54270</text:p>
              </table:table-cell>
              <table:table-cell office:value-type="float" office:value="9754403">
                <text:p>9754403</text:p>
              </table:table-cell>
              <table:table-cell office:value-type="float" office:value="9940703">
                <text:p>9940703</text:p>
              </table:table-cell>
              <table:table-cell office:value-type="float" office:value="7005194">
                <text:p>7005194</text:p>
              </table:table-cell>
              <table:table-cell office:value-type="float" office:value="9350646">
                <text:p>9350646</text:p>
              </table:table-cell>
              <table:table-cell office:value-type="float" office:value="8874907.80848692">
                <text:p>8874907.80848692</text:p>
              </table:table-cell>
              <table:table-cell office:value-type="float" office:value="174428.219506425">
                <text:p>174428.219506425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10060197">
                <text:p>10060197</text:p>
              </table:table-cell>
              <table:table-cell office:value-type="float" office:value="9719094">
                <text:p>9719094</text:p>
              </table:table-cell>
              <table:table-cell office:value-type="float" office:value="7239935">
                <text:p>7239935</text:p>
              </table:table-cell>
              <table:table-cell office:value-type="float" office:value="8958786">
                <text:p>8958786</text:p>
              </table:table-cell>
              <table:table-cell office:value-type="float" office:value="9057862.90201868">
                <text:p>9057862.90201868</text:p>
              </table:table-cell>
              <table:table-cell office:value-type="float" office:value="174727.29363462">
                <text:p>174727.29363462</text:p>
              </table:table-cell>
            </table:table-row>
            <table:table-row>
              <table:table-cell office:value-type="float" office:value="56320">
                <text:p>56320</text:p>
              </table:table-cell>
              <table:table-cell office:value-type="float" office:value="9987056">
                <text:p>9987056</text:p>
              </table:table-cell>
              <table:table-cell office:value-type="float" office:value="9280425">
                <text:p>9280425</text:p>
              </table:table-cell>
              <table:table-cell office:value-type="float" office:value="7334437">
                <text:p>7334437</text:p>
              </table:table-cell>
              <table:table-cell office:value-type="float" office:value="10071756">
                <text:p>10071756</text:p>
              </table:table-cell>
              <table:table-cell office:value-type="float" office:value="9241102.45625481">
                <text:p>9241102.45625481</text:p>
              </table:table-cell>
              <table:table-cell office:value-type="float" office:value="175020.879853311">
                <text:p>175020.879853311</text:p>
              </table:table-cell>
            </table:table-row>
            <table:table-row>
              <table:table-cell office:value-type="float" office:value="57344">
                <text:p>57340</text:p>
              </table:table-cell>
              <table:table-cell office:value-type="float" office:value="9954699">
                <text:p>9954699</text:p>
              </table:table-cell>
              <table:table-cell office:value-type="float" office:value="9991422">
                <text:p>9991422</text:p>
              </table:table-cell>
              <table:table-cell office:value-type="float" office:value="8194334">
                <text:p>8194334</text:p>
              </table:table-cell>
              <table:table-cell office:value-type="float" office:value="11088723">
                <text:p>11088723</text:p>
              </table:table-cell>
              <table:table-cell office:value-type="float" office:value="9424621.29860717">
                <text:p>9424621.29860717</text:p>
              </table:table-cell>
              <table:table-cell office:value-type="float" office:value="175309.175941354">
                <text:p>175309.175941354</text:p>
              </table:table-cell>
            </table:table-row>
            <table:table-row>
              <table:table-cell office:value-type="float" office:value="58368">
                <text:p>58370</text:p>
              </table:table-cell>
              <table:table-cell office:value-type="float" office:value="10664049">
                <text:p>10664049</text:p>
              </table:table-cell>
              <table:table-cell office:value-type="float" office:value="10289244">
                <text:p>10289244</text:p>
              </table:table-cell>
              <table:table-cell office:value-type="float" office:value="7443175">
                <text:p>7443175</text:p>
              </table:table-cell>
              <table:table-cell office:value-type="float" office:value="9721377">
                <text:p>9721377</text:p>
              </table:table-cell>
              <table:table-cell office:value-type="float" office:value="9608414.44125294">
                <text:p>9608414.44125294</text:p>
              </table:table-cell>
              <table:table-cell office:value-type="float" office:value="175592.369174944">
                <text:p>175592.369174944</text:p>
              </table:table-cell>
            </table:table-row>
            <table:table-row>
              <table:table-cell office:value-type="float" office:value="59392">
                <text:p>59390</text:p>
              </table:table-cell>
              <table:table-cell office:value-type="float" office:value="9963046">
                <text:p>9963046</text:p>
              </table:table-cell>
              <table:table-cell office:value-type="float" office:value="10509896">
                <text:p>10509896</text:p>
              </table:table-cell>
              <table:table-cell office:value-type="float" office:value="7757129">
                <text:p>7757129</text:p>
              </table:table-cell>
              <table:table-cell office:value-type="float" office:value="10128250">
                <text:p>10128250</text:p>
              </table:table-cell>
              <table:table-cell office:value-type="float" office:value="9792477.07140803">
                <text:p>9792477.07140803</text:p>
              </table:table-cell>
              <table:table-cell office:value-type="float" office:value="175870.637058334">
                <text:p>175870.637058334</text:p>
              </table:table-cell>
            </table:table-row>
            <table:table-row>
              <table:table-cell office:value-type="float" office:value="60416">
                <text:p>60420</text:p>
              </table:table-cell>
              <table:table-cell office:value-type="float" office:value="10500867">
                <text:p>10500867</text:p>
              </table:table-cell>
              <table:table-cell office:value-type="float" office:value="10637214">
                <text:p>10637214</text:p>
              </table:table-cell>
              <table:table-cell office:value-type="float" office:value="8053979">
                <text:p>8053979</text:p>
              </table:table-cell>
              <table:table-cell office:value-type="float" office:value="10612393">
                <text:p>10612393</text:p>
              </table:table-cell>
              <table:table-cell office:value-type="float" office:value="9976804.54227157">
                <text:p>9976804.54227157</text:p>
              </table:table-cell>
              <table:table-cell office:value-type="float" office:value="176144.147992083">
                <text:p>176144.147992083</text:p>
              </table:table-cell>
            </table:table-row>
            <table:table-row>
              <table:table-cell office:value-type="float" office:value="61440">
                <text:p>61440</text:p>
              </table:table-cell>
              <table:table-cell office:value-type="float" office:value="11964252">
                <text:p>11964252</text:p>
              </table:table-cell>
              <table:table-cell office:value-type="float" office:value="11764442">
                <text:p>11764442</text:p>
              </table:table-cell>
              <table:table-cell office:value-type="float" office:value="7754464">
                <text:p>7754464</text:p>
              </table:table-cell>
              <table:table-cell office:value-type="float" office:value="9993640">
                <text:p>9993640</text:p>
              </table:table-cell>
              <table:table-cell office:value-type="float" office:value="10161392.3645843">
                <text:p>10161392.3645843</text:p>
              </table:table-cell>
              <table:table-cell office:value-type="float" office:value="176413.061885145">
                <text:p>176413.061885145</text:p>
              </table:table-cell>
            </table:table-row>
            <table:table-row>
              <table:table-cell office:value-type="float" office:value="62464">
                <text:p>62460</text:p>
              </table:table-cell>
              <table:table-cell office:value-type="float" office:value="11606422">
                <text:p>11606422</text:p>
              </table:table-cell>
              <table:table-cell office:value-type="float" office:value="10937765">
                <text:p>10937765</text:p>
              </table:table-cell>
              <table:table-cell office:value-type="float" office:value="8371840">
                <text:p>8371840</text:p>
              </table:table-cell>
              <table:table-cell office:value-type="float" office:value="10773370">
                <text:p>10773370</text:p>
              </table:table-cell>
              <table:table-cell office:value-type="float" office:value="10346236.1987503">
                <text:p>10346236.1987503</text:p>
              </table:table-cell>
              <table:table-cell office:value-type="float" office:value="176677.530716364">
                <text:p>176677.530716364</text:p>
              </table:table-cell>
            </table:table-row>
            <table:table-row>
              <table:table-cell office:value-type="float" office:value="63488">
                <text:p>63490</text:p>
              </table:table-cell>
              <table:table-cell office:value-type="float" office:value="10919510">
                <text:p>10919510</text:p>
              </table:table-cell>
              <table:table-cell office:value-type="float" office:value="11324809">
                <text:p>11324809</text:p>
              </table:table-cell>
              <table:table-cell office:value-type="float" office:value="8210010">
                <text:p>8210010</text:p>
              </table:table-cell>
              <table:table-cell office:value-type="float" office:value="10465143">
                <text:p>10465143</text:p>
              </table:table-cell>
              <table:table-cell office:value-type="float" office:value="10531331.8474746">
                <text:p>10531331.8474746</text:p>
              </table:table-cell>
              <table:table-cell office:value-type="float" office:value="176937.699050313">
                <text:p>176937.699050313</text:p>
              </table:table-cell>
            </table:table-row>
            <table:table-row>
              <table:table-cell office:value-type="float" office:value="64512">
                <text:p>64510</text:p>
              </table:table-cell>
              <table:table-cell office:value-type="float" office:value="11671241">
                <text:p>11671241</text:p>
              </table:table-cell>
              <table:table-cell office:value-type="float" office:value="11763216">
                <text:p>11763216</text:p>
              </table:table-cell>
              <table:table-cell office:value-type="float" office:value="8517918">
                <text:p>8517918</text:p>
              </table:table-cell>
              <table:table-cell office:value-type="float" office:value="10679358">
                <text:p>10679358</text:p>
              </table:table-cell>
              <table:table-cell office:value-type="float" office:value="10716675.248877">
                <text:p>10716675.248877</text:p>
              </table:table-cell>
              <table:table-cell office:value-type="float" office:value="177193.704511856">
                <text:p>177193.70451185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2704676">
                <text:p>12704676</text:p>
              </table:table-cell>
              <table:table-cell office:value-type="float" office:value="11214781">
                <text:p>11214781</text:p>
              </table:table-cell>
              <table:table-cell office:value-type="float" office:value="8854740">
                <text:p>8854740</text:p>
              </table:table-cell>
              <table:table-cell office:value-type="float" office:value="12353466">
                <text:p>12353466</text:p>
              </table:table-cell>
              <table:table-cell office:value-type="float" office:value="10902262.4700424">
                <text:p>10902262.4700424</text:p>
              </table:table-cell>
              <table:table-cell office:value-type="float" office:value="177445.678223346">
                <text:p>177445.678223346</text:p>
              </table:table-cell>
            </table:table-row>
            <table:table-row>
              <table:table-cell office:value-type="float" office:value="66560">
                <text:p>66560</text:p>
              </table:table-cell>
              <table:table-cell office:value-type="float" office:value="11263431">
                <text:p>11263431</text:p>
              </table:table-cell>
              <table:table-cell office:value-type="float" office:value="11559586">
                <text:p>11559586</text:p>
              </table:table-cell>
              <table:table-cell office:value-type="float" office:value="9407422">
                <text:p>9407422</text:p>
              </table:table-cell>
              <table:table-cell office:value-type="float" office:value="11518885">
                <text:p>11518885</text:p>
              </table:table-cell>
              <table:table-cell office:value-type="float" office:value="11088089.7009743">
                <text:p>11088089.7009743</text:p>
              </table:table-cell>
              <table:table-cell office:value-type="float" office:value="177693.745207921">
                <text:p>177693.745207921</text:p>
              </table:table-cell>
            </table:table-row>
            <table:table-row>
              <table:table-cell office:value-type="float" office:value="67584">
                <text:p>67580</text:p>
              </table:table-cell>
              <table:table-cell office:value-type="float" office:value="11759718">
                <text:p>11759718</text:p>
              </table:table-cell>
              <table:table-cell office:value-type="float" office:value="12349156">
                <text:p>12349156</text:p>
              </table:table-cell>
              <table:table-cell office:value-type="float" office:value="10246857">
                <text:p>10246857</text:p>
              </table:table-cell>
              <table:table-cell office:value-type="float" office:value="11386747">
                <text:p>11386747</text:p>
              </table:table-cell>
              <table:table-cell office:value-type="float" office:value="11274153.2489212">
                <text:p>11274153.2489212</text:p>
              </table:table-cell>
              <table:table-cell office:value-type="float" office:value="177938.024762014">
                <text:p>177938.024762014</text:p>
              </table:table-cell>
            </table:table-row>
            <table:table-row>
              <table:table-cell office:value-type="float" office:value="68608">
                <text:p>68610</text:p>
              </table:table-cell>
              <table:table-cell office:value-type="float" office:value="13391547">
                <text:p>13391547</text:p>
              </table:table-cell>
              <table:table-cell office:value-type="float" office:value="12539720">
                <text:p>12539720</text:p>
              </table:table-cell>
              <table:table-cell office:value-type="float" office:value="10515138">
                <text:p>10515138</text:p>
              </table:table-cell>
              <table:table-cell office:value-type="float" office:value="11893455">
                <text:p>11893455</text:p>
              </table:table-cell>
              <table:table-cell office:value-type="float" office:value="11460449.5330461">
                <text:p>11460449.5330461</text:p>
              </table:table-cell>
              <table:table-cell office:value-type="float" office:value="178178.630799847">
                <text:p>178178.630799847</text:p>
              </table:table-cell>
            </table:table-row>
            <table:table-row>
              <table:table-cell office:value-type="float" office:value="69632">
                <text:p>69630</text:p>
              </table:table-cell>
              <table:table-cell office:value-type="float" office:value="12391176">
                <text:p>12391176</text:p>
              </table:table-cell>
              <table:table-cell office:value-type="float" office:value="11998224">
                <text:p>11998224</text:p>
              </table:table-cell>
              <table:table-cell office:value-type="float" office:value="10887626">
                <text:p>10887626</text:p>
              </table:table-cell>
              <table:table-cell office:value-type="float" office:value="11478391">
                <text:p>11478391</text:p>
              </table:table-cell>
              <table:table-cell office:value-type="float" office:value="11646975.0794149">
                <text:p>11646975.0794149</text:p>
              </table:table-cell>
              <table:table-cell office:value-type="float" office:value="178415.672172409">
                <text:p>178415.672172409</text:p>
              </table:table-cell>
            </table:table-row>
            <table:table-row>
              <table:table-cell office:value-type="float" office:value="70656">
                <text:p>70660</text:p>
              </table:table-cell>
              <table:table-cell office:value-type="float" office:value="12474315">
                <text:p>12474315</text:p>
              </table:table-cell>
              <table:table-cell office:value-type="float" office:value="12791571">
                <text:p>12791571</text:p>
              </table:table-cell>
              <table:table-cell office:value-type="float" office:value="10789177">
                <text:p>10789177</text:p>
              </table:table-cell>
              <table:table-cell office:value-type="float" office:value="11587479">
                <text:p>11587479</text:p>
              </table:table-cell>
              <table:table-cell office:value-type="float" office:value="11833726.5162789">
                <text:p>11833726.5162789</text:p>
              </table:table-cell>
              <table:table-cell office:value-type="float" office:value="178649.252963147">
                <text:p>178649.252963147</text:p>
              </table:table-cell>
            </table:table-row>
            <table:table-row>
              <table:table-cell office:value-type="float" office:value="71680">
                <text:p>71680</text:p>
              </table:table-cell>
              <table:table-cell office:value-type="float" office:value="12878176">
                <text:p>12878176</text:p>
              </table:table-cell>
              <table:table-cell office:value-type="float" office:value="12485447">
                <text:p>12485447</text:p>
              </table:table-cell>
              <table:table-cell office:value-type="float" office:value="10921190">
                <text:p>10921190</text:p>
              </table:table-cell>
              <table:table-cell office:value-type="float" office:value="13581537">
                <text:p>13581537</text:p>
              </table:table-cell>
              <table:table-cell office:value-type="float" office:value="12020700.569632">
                <text:p>12020700.569632</text:p>
              </table:table-cell>
              <table:table-cell office:value-type="float" office:value="178879.472762381">
                <text:p>178879.472762381</text:p>
              </table:table-cell>
            </table:table-row>
            <table:table-row>
              <table:table-cell office:value-type="float" office:value="72704">
                <text:p>72700</text:p>
              </table:table-cell>
              <table:table-cell office:value-type="float" office:value="12741063">
                <text:p>12741063</text:p>
              </table:table-cell>
              <table:table-cell office:value-type="float" office:value="12781457">
                <text:p>12781457</text:p>
              </table:table-cell>
              <table:table-cell office:value-type="float" office:value="10643297">
                <text:p>10643297</text:p>
              </table:table-cell>
              <table:table-cell office:value-type="float" office:value="12458203">
                <text:p>12458203</text:p>
              </table:table-cell>
              <table:table-cell office:value-type="float" office:value="12207894.0590207">
                <text:p>12207894.0590207</text:p>
              </table:table-cell>
              <table:table-cell office:value-type="float" office:value="179106.426922252">
                <text:p>179106.426922252</text:p>
              </table:table-cell>
            </table:table-row>
            <table:table-row>
              <table:table-cell office:value-type="float" office:value="73728">
                <text:p>73730</text:p>
              </table:table-cell>
              <table:table-cell office:value-type="float" office:value="12548344">
                <text:p>12548344</text:p>
              </table:table-cell>
              <table:table-cell office:value-type="float" office:value="14485925">
                <text:p>14485925</text:p>
              </table:table-cell>
              <table:table-cell office:value-type="float" office:value="11515130">
                <text:p>11515130</text:p>
              </table:table-cell>
              <table:table-cell office:value-type="float" office:value="12128296">
                <text:p>12128296</text:p>
              </table:table-cell>
              <table:table-cell office:value-type="float" office:value="12395303.8935908">
                <text:p>12395303.8935908</text:p>
              </table:table-cell>
              <table:table-cell office:value-type="float" office:value="179330.206793848">
                <text:p>179330.206793848</text:p>
              </table:table-cell>
            </table:table-row>
            <table:table-row>
              <table:table-cell office:value-type="float" office:value="74752">
                <text:p>74750</text:p>
              </table:table-cell>
              <table:table-cell office:value-type="float" office:value="14502117">
                <text:p>14502117</text:p>
              </table:table-cell>
              <table:table-cell office:value-type="float" office:value="13327495">
                <text:p>13327495</text:p>
              </table:table-cell>
              <table:table-cell office:value-type="float" office:value="11386831">
                <text:p>11386831</text:p>
              </table:table-cell>
              <table:table-cell office:value-type="float" office:value="13735892">
                <text:p>13735892</text:p>
              </table:table-cell>
              <table:table-cell office:value-type="float" office:value="12582927.0683534">
                <text:p>12582927.0683534</text:p>
              </table:table-cell>
              <table:table-cell office:value-type="float" office:value="179550.899947966">
                <text:p>179550.899947966</text:p>
              </table:table-cell>
            </table:table-row>
            <table:table-row>
              <table:table-cell office:value-type="float" office:value="75776">
                <text:p>75780</text:p>
              </table:table-cell>
              <table:table-cell office:value-type="float" office:value="19582823">
                <text:p>19582823</text:p>
              </table:table-cell>
              <table:table-cell office:value-type="float" office:value="13765986">
                <text:p>13765986</text:p>
              </table:table-cell>
              <table:table-cell office:value-type="float" office:value="11498282">
                <text:p>11498282</text:p>
              </table:table-cell>
              <table:table-cell office:value-type="float" office:value="13666194">
                <text:p>13666194</text:p>
              </table:table-cell>
              <table:table-cell office:value-type="float" office:value="12770760.6606562">
                <text:p>12770760.6606562</text:p>
              </table:table-cell>
              <table:table-cell office:value-type="float" office:value="179768.590380858">
                <text:p>179768.590380858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15268321">
                <text:p>15268321</text:p>
              </table:table-cell>
              <table:table-cell office:value-type="float" office:value="13741586">
                <text:p>13741586</text:p>
              </table:table-cell>
              <table:table-cell office:value-type="float" office:value="11228055">
                <text:p>11228055</text:p>
              </table:table-cell>
              <table:table-cell office:value-type="float" office:value="12727718">
                <text:p>12727718</text:p>
              </table:table-cell>
              <table:table-cell office:value-type="float" office:value="12958801.8268444">
                <text:p>12958801.8268444</text:p>
              </table:table-cell>
              <table:table-cell office:value-type="float" office:value="179983.358706172">
                <text:p>179983.358706172</text:p>
              </table:table-cell>
            </table:table-row>
            <table:table-row>
              <table:table-cell office:value-type="float" office:value="77824">
                <text:p>77820</text:p>
              </table:table-cell>
              <table:table-cell office:value-type="float" office:value="15561205">
                <text:p>15561205</text:p>
              </table:table-cell>
              <table:table-cell office:value-type="float" office:value="13392187">
                <text:p>13392187</text:p>
              </table:table-cell>
              <table:table-cell office:value-type="float" office:value="12086811">
                <text:p>12086811</text:p>
              </table:table-cell>
              <table:table-cell office:value-type="float" office:value="13610152">
                <text:p>13610152</text:p>
              </table:table-cell>
              <table:table-cell office:value-type="float" office:value="13147047.7991012">
                <text:p>13147047.7991012</text:p>
              </table:table-cell>
              <table:table-cell office:value-type="float" office:value="180195.282334173">
                <text:p>180195.282334173</text:p>
              </table:table-cell>
            </table:table-row>
            <table:table-row>
              <table:table-cell office:value-type="float" office:value="78848">
                <text:p>78850</text:p>
              </table:table-cell>
              <table:table-cell office:value-type="float" office:value="18088020">
                <text:p>18088020</text:p>
              </table:table-cell>
              <table:table-cell office:value-type="float" office:value="14468654">
                <text:p>14468654</text:p>
              </table:table-cell>
              <table:table-cell office:value-type="float" office:value="12078414">
                <text:p>12078414</text:p>
              </table:table-cell>
              <table:table-cell office:value-type="float" office:value="13417994">
                <text:p>13417994</text:p>
              </table:table-cell>
              <table:table-cell office:value-type="float" office:value="13335495.8824534">
                <text:p>13335495.8824534</text:p>
              </table:table-cell>
              <table:table-cell office:value-type="float" office:value="180404.43563925">
                <text:p>180404.43563925</text:p>
              </table:table-cell>
            </table:table-row>
            <table:table-row>
              <table:table-cell office:value-type="float" office:value="79872">
                <text:p>79870</text:p>
              </table:table-cell>
              <table:table-cell office:value-type="float" office:value="16798441">
                <text:p>16798441</text:p>
              </table:table-cell>
              <table:table-cell office:value-type="float" office:value="14230322">
                <text:p>14230322</text:p>
              </table:table-cell>
              <table:table-cell office:value-type="float" office:value="11854470">
                <text:p>11854470</text:p>
              </table:table-cell>
              <table:table-cell office:value-type="float" office:value="13217811">
                <text:p>13217811</text:p>
              </table:table-cell>
              <table:table-cell office:value-type="float" office:value="13524143.4519329">
                <text:p>13524143.4519329</text:p>
              </table:table-cell>
              <table:table-cell office:value-type="float" office:value="180610.890116625">
                <text:p>180610.890116625</text:p>
              </table:table-cell>
            </table:table-row>
            <table:table-row>
              <table:table-cell office:value-type="float" office:value="80896">
                <text:p>80900</text:p>
              </table:table-cell>
              <table:table-cell office:value-type="float" office:value="16090499">
                <text:p>16090499</text:p>
              </table:table-cell>
              <table:table-cell office:value-type="float" office:value="14737720">
                <text:p>14737720</text:p>
              </table:table-cell>
              <table:table-cell office:value-type="float" office:value="11737554">
                <text:p>11737554</text:p>
              </table:table-cell>
              <table:table-cell office:value-type="float" office:value="13709509">
                <text:p>13709509</text:p>
              </table:table-cell>
              <table:table-cell office:value-type="float" office:value="13712987.9498842">
                <text:p>13712987.9498842</text:p>
              </table:table-cell>
              <table:table-cell office:value-type="float" office:value="180814.714529064">
                <text:p>180814.714529064</text:p>
              </table:table-cell>
            </table:table-row>
            <table:table-row>
              <table:table-cell office:value-type="float" office:value="81920">
                <text:p>81920</text:p>
              </table:table-cell>
              <table:table-cell office:value-type="float" office:value="17303585">
                <text:p>17303585</text:p>
              </table:table-cell>
              <table:table-cell office:value-type="float" office:value="15766465">
                <text:p>15766465</text:p>
              </table:table-cell>
              <table:table-cell office:value-type="float" office:value="12732822">
                <text:p>12732822</text:p>
              </table:table-cell>
              <table:table-cell office:value-type="float" office:value="14126180">
                <text:p>14126180</text:p>
              </table:table-cell>
              <table:table-cell office:value-type="float" office:value="13902026.8834079">
                <text:p>13902026.8834079</text:p>
              </table:table-cell>
              <table:table-cell office:value-type="float" office:value="181015.975044373">
                <text:p>181015.975044373</text:p>
              </table:table-cell>
            </table:table-row>
            <table:table-row>
              <table:table-cell office:value-type="float" office:value="82944">
                <text:p>82940</text:p>
              </table:table-cell>
              <table:table-cell office:value-type="float" office:value="18119127">
                <text:p>18119127</text:p>
              </table:table-cell>
              <table:table-cell office:value-type="float" office:value="14697832">
                <text:p>14697832</text:p>
              </table:table-cell>
              <table:table-cell office:value-type="float" office:value="14020764">
                <text:p>14020764</text:p>
              </table:table-cell>
              <table:table-cell office:value-type="float" office:value="14580856">
                <text:p>14580856</text:p>
              </table:table-cell>
              <table:table-cell office:value-type="float" office:value="14091257.8219319">
                <text:p>14091257.8219319</text:p>
              </table:table-cell>
              <table:table-cell office:value-type="float" office:value="181214.73536435">
                <text:p>181214.73536435</text:p>
              </table:table-cell>
            </table:table-row>
            <table:table-row>
              <table:table-cell office:value-type="float" office:value="83968">
                <text:p>83970</text:p>
              </table:table-cell>
              <table:table-cell office:value-type="float" office:value="14757762">
                <text:p>14757762</text:p>
              </table:table-cell>
              <table:table-cell office:value-type="float" office:value="14530342">
                <text:p>14530342</text:p>
              </table:table-cell>
              <table:table-cell office:value-type="float" office:value="13836433">
                <text:p>13836433</text:p>
              </table:table-cell>
              <table:table-cell office:value-type="float" office:value="16177475">
                <text:p>16177475</text:p>
              </table:table-cell>
              <table:table-cell office:value-type="float" office:value="14280678.3949029">
                <text:p>14280678.3949029</text:p>
              </table:table-cell>
              <table:table-cell office:value-type="float" office:value="181411.056845819">
                <text:p>181411.056845819</text:p>
              </table:table-cell>
            </table:table-row>
            <table:table-row>
              <table:table-cell office:value-type="float" office:value="84992">
                <text:p>84990</text:p>
              </table:table-cell>
              <table:table-cell office:value-type="float" office:value="15390808">
                <text:p>15390808</text:p>
              </table:table-cell>
              <table:table-cell office:value-type="float" office:value="17042394">
                <text:p>17042394</text:p>
              </table:table-cell>
              <table:table-cell office:value-type="float" office:value="14159228">
                <text:p>14159228</text:p>
              </table:table-cell>
              <table:table-cell office:value-type="float" office:value="14774322">
                <text:p>14774322</text:p>
              </table:table-cell>
              <table:table-cell office:value-type="float" office:value="14470286.2895904">
                <text:p>14470286.2895904</text:p>
              </table:table-cell>
              <table:table-cell office:value-type="float" office:value="181604.998614337">
                <text:p>181604.998614337</text:p>
              </table:table-cell>
            </table:table-row>
            <table:table-row>
              <table:table-cell office:value-type="float" office:value="86016">
                <text:p>86020</text:p>
              </table:table-cell>
              <table:table-cell office:value-type="float" office:value="15641896">
                <text:p>15641896</text:p>
              </table:table-cell>
              <table:table-cell office:value-type="float" office:value="18992835">
                <text:p>18992835</text:p>
              </table:table-cell>
              <table:table-cell office:value-type="float" office:value="11933146">
                <text:p>11933146</text:p>
              </table:table-cell>
              <table:table-cell office:value-type="float" office:value="14806634">
                <text:p>14806634</text:p>
              </table:table-cell>
              <table:table-cell office:value-type="float" office:value="14660079.2489962">
                <text:p>14660079.2489962</text:p>
              </table:table-cell>
              <table:table-cell office:value-type="float" office:value="181796.617671084">
                <text:p>181796.617671084</text:p>
              </table:table-cell>
            </table:table-row>
            <table:table-row>
              <table:table-cell office:value-type="float" office:value="87040">
                <text:p>87040</text:p>
              </table:table-cell>
              <table:table-cell office:value-type="float" office:value="15365354">
                <text:p>15365354</text:p>
              </table:table-cell>
              <table:table-cell office:value-type="float" office:value="17365277">
                <text:p>17365277</text:p>
              </table:table-cell>
              <table:table-cell office:value-type="float" office:value="11518732">
                <text:p>11518732</text:p>
              </table:table-cell>
              <table:table-cell office:value-type="float" office:value="14711946">
                <text:p>14711946</text:p>
              </table:table-cell>
              <table:table-cell office:value-type="float" office:value="14850055.0698644">
                <text:p>14850055.0698644</text:p>
              </table:table-cell>
              <table:table-cell office:value-type="float" office:value="181985.968993436">
                <text:p>181985.968993436</text:p>
              </table:table-cell>
            </table:table-row>
            <table:table-row>
              <table:table-cell office:value-type="float" office:value="88064">
                <text:p>88060</text:p>
              </table:table-cell>
              <table:table-cell office:value-type="float" office:value="16577244">
                <text:p>16577244</text:p>
              </table:table-cell>
              <table:table-cell office:value-type="float" office:value="18354791">
                <text:p>18354791</text:p>
              </table:table-cell>
              <table:table-cell office:value-type="float" office:value="13530018">
                <text:p>13530018</text:p>
              </table:table-cell>
              <table:table-cell office:value-type="float" office:value="15597809">
                <text:p>15597809</text:p>
              </table:table-cell>
              <table:table-cell office:value-type="float" office:value="15040211.6007837">
                <text:p>15040211.6007837</text:p>
              </table:table-cell>
              <table:table-cell office:value-type="float" office:value="182173.105629647">
                <text:p>182173.105629647</text:p>
              </table:table-cell>
            </table:table-row>
            <table:table-row>
              <table:table-cell office:value-type="float" office:value="89088">
                <text:p>89090</text:p>
              </table:table-cell>
              <table:table-cell office:value-type="float" office:value="15597956">
                <text:p>15597956</text:p>
              </table:table-cell>
              <table:table-cell office:value-type="float" office:value="19562649">
                <text:p>19562649</text:p>
              </table:table-cell>
              <table:table-cell office:value-type="float" office:value="13220710">
                <text:p>13220710</text:p>
              </table:table-cell>
              <table:table-cell office:value-type="float" office:value="15007800">
                <text:p>15007800</text:p>
              </table:table-cell>
              <table:table-cell office:value-type="float" office:value="15230546.7403792">
                <text:p>15230546.7403792</text:p>
              </table:table-cell>
              <table:table-cell office:value-type="float" office:value="182358.078788065">
                <text:p>182358.078788065</text:p>
              </table:table-cell>
            </table:table-row>
            <table:table-row>
              <table:table-cell office:value-type="float" office:value="90112">
                <text:p>90110</text:p>
              </table:table-cell>
              <table:table-cell office:value-type="float" office:value="17636720">
                <text:p>17636720</text:p>
              </table:table-cell>
              <table:table-cell office:value-type="float" office:value="18427793">
                <text:p>18427793</text:p>
              </table:table-cell>
              <table:table-cell office:value-type="float" office:value="14666543">
                <text:p>14666543</text:p>
              </table:table-cell>
              <table:table-cell office:value-type="float" office:value="15350943">
                <text:p>15350943</text:p>
              </table:table-cell>
              <table:table-cell office:value-type="float" office:value="15421058.4355866">
                <text:p>15421058.4355866</text:p>
              </table:table-cell>
              <table:table-cell office:value-type="float" office:value="182540.937921243">
                <text:p>182540.937921243</text:p>
              </table:table-cell>
            </table:table-row>
            <table:table-row>
              <table:table-cell office:value-type="float" office:value="91136">
                <text:p>91140</text:p>
              </table:table-cell>
              <table:table-cell office:value-type="float" office:value="16409416">
                <text:p>16409416</text:p>
              </table:table-cell>
              <table:table-cell office:value-type="float" office:value="19771710">
                <text:p>19771710</text:p>
              </table:table-cell>
              <table:table-cell office:value-type="float" office:value="13570569">
                <text:p>13570569</text:p>
              </table:table-cell>
              <table:table-cell office:value-type="float" office:value="16138176">
                <text:p>16138176</text:p>
              </table:table-cell>
              <table:table-cell office:value-type="float" office:value="15611744.6800053">
                <text:p>15611744.6800053</text:p>
              </table:table-cell>
              <table:table-cell office:value-type="float" office:value="182721.730805305">
                <text:p>182721.730805305</text:p>
              </table:table-cell>
            </table:table-row>
            <table:table-row>
              <table:table-cell office:value-type="float" office:value="92160">
                <text:p>92160</text:p>
              </table:table-cell>
              <table:table-cell office:value-type="float" office:value="18297344">
                <text:p>18297344</text:p>
              </table:table-cell>
              <table:table-cell office:value-type="float" office:value="17684095">
                <text:p>17684095</text:p>
              </table:table-cell>
              <table:table-cell office:value-type="float" office:value="16594852">
                <text:p>16594852</text:p>
              </table:table-cell>
              <table:table-cell office:value-type="float" office:value="16561720">
                <text:p>16561720</text:p>
              </table:table-cell>
              <table:table-cell office:value-type="float" office:value="15802603.5123252">
                <text:p>15802603.5123252</text:p>
              </table:table-cell>
              <table:table-cell office:value-type="float" office:value="182900.503614876">
                <text:p>182900.503614876</text:p>
              </table:table-cell>
            </table:table-row>
            <table:table-row>
              <table:table-cell office:value-type="float" office:value="93184">
                <text:p>93180</text:p>
              </table:table-cell>
              <table:table-cell office:value-type="float" office:value="17354085">
                <text:p>17354085</text:p>
              </table:table-cell>
              <table:table-cell office:value-type="float" office:value="16538210">
                <text:p>16538210</text:p>
              </table:table-cell>
              <table:table-cell office:value-type="float" office:value="14519675">
                <text:p>14519675</text:p>
              </table:table-cell>
              <table:table-cell office:value-type="float" office:value="16378384">
                <text:p>16378384</text:p>
              </table:table-cell>
              <table:table-cell office:value-type="float" office:value="15993633.0148237">
                <text:p>15993633.0148237</text:p>
              </table:table-cell>
              <table:table-cell office:value-type="float" office:value="183077.300993861">
                <text:p>183077.300993861</text:p>
              </table:table-cell>
            </table:table-row>
            <table:table-row>
              <table:table-cell office:value-type="float" office:value="94208">
                <text:p>94210</text:p>
              </table:table-cell>
              <table:table-cell office:value-type="float" office:value="16473666">
                <text:p>16473666</text:p>
              </table:table-cell>
              <table:table-cell office:value-type="float" office:value="18086732">
                <text:p>18086732</text:p>
              </table:table-cell>
              <table:table-cell office:value-type="float" office:value="15455425">
                <text:p>15455425</text:p>
              </table:table-cell>
              <table:table-cell office:value-type="float" office:value="17167265">
                <text:p>17167265</text:p>
              </table:table-cell>
              <table:table-cell office:value-type="float" office:value="16184831.3119282">
                <text:p>16184831.3119282</text:p>
              </table:table-cell>
              <table:table-cell office:value-type="float" office:value="183252.166122376">
                <text:p>183252.166122376</text:p>
              </table:table-cell>
            </table:table-row>
            <table:table-row>
              <table:table-cell office:value-type="float" office:value="95232">
                <text:p>95230</text:p>
              </table:table-cell>
              <table:table-cell office:value-type="float" office:value="17004640">
                <text:p>17004640</text:p>
              </table:table-cell>
              <table:table-cell office:value-type="float" office:value="17078339">
                <text:p>17078339</text:p>
              </table:table-cell>
              <table:table-cell office:value-type="float" office:value="17848422">
                <text:p>17848422</text:p>
              </table:table-cell>
              <table:table-cell office:value-type="float" office:value="17363629">
                <text:p>17363629</text:p>
              </table:table-cell>
              <table:table-cell office:value-type="float" office:value="16376196.5688423">
                <text:p>16376196.5688423</text:p>
              </table:table-cell>
              <table:table-cell office:value-type="float" office:value="183425.140780043">
                <text:p>183425.140780043</text:p>
              </table:table-cell>
            </table:table-row>
            <table:table-row>
              <table:table-cell office:value-type="float" office:value="96256">
                <text:p>96260</text:p>
              </table:table-cell>
              <table:table-cell office:value-type="float" office:value="17527673">
                <text:p>17527673</text:p>
              </table:table-cell>
              <table:table-cell office:value-type="float" office:value="17831912">
                <text:p>17831912</text:p>
              </table:table-cell>
              <table:table-cell office:value-type="float" office:value="15858818">
                <text:p>15858818</text:p>
              </table:table-cell>
              <table:table-cell office:value-type="float" office:value="16414865">
                <text:p>16414865</text:p>
              </table:table-cell>
              <table:table-cell office:value-type="float" office:value="16567726.9902294">
                <text:p>16567726.9902294</text:p>
              </table:table-cell>
              <table:table-cell office:value-type="float" office:value="183596.265405911">
                <text:p>183596.265405911</text:p>
              </table:table-cell>
            </table:table-row>
            <table:table-row>
              <table:table-cell office:value-type="float" office:value="97280">
                <text:p>97280</text:p>
              </table:table-cell>
              <table:table-cell office:value-type="float" office:value="17138632">
                <text:p>17138632</text:p>
              </table:table-cell>
              <table:table-cell office:value-type="float" office:value="19199499">
                <text:p>19199499</text:p>
              </table:table-cell>
              <table:table-cell office:value-type="float" office:value="16417256">
                <text:p>16417256</text:p>
              </table:table-cell>
              <table:table-cell office:value-type="float" office:value="16948952">
                <text:p>16948952</text:p>
              </table:table-cell>
              <table:table-cell office:value-type="float" office:value="16759420.8189542">
                <text:p>16759420.8189542</text:p>
              </table:table-cell>
              <table:table-cell office:value-type="float" office:value="183765.5791552">
                <text:p>183765.5791552</text:p>
              </table:table-cell>
            </table:table-row>
            <table:table-row>
              <table:table-cell office:value-type="float" office:value="98304">
                <text:p>98300</text:p>
              </table:table-cell>
              <table:table-cell office:value-type="float" office:value="17517946">
                <text:p>17517946</text:p>
              </table:table-cell>
              <table:table-cell office:value-type="float" office:value="17235847">
                <text:p>17235847</text:p>
              </table:table-cell>
              <table:table-cell office:value-type="float" office:value="14785349">
                <text:p>14785349</text:p>
              </table:table-cell>
              <table:table-cell office:value-type="float" office:value="18278889">
                <text:p>18278889</text:p>
              </table:table-cell>
              <table:table-cell office:value-type="float" office:value="16951276.3348755">
                <text:p>16951276.3348755</text:p>
              </table:table-cell>
              <table:table-cell office:value-type="float" office:value="183933.119953077">
                <text:p>183933.119953077</text:p>
              </table:table-cell>
            </table:table-row>
            <table:table-row>
              <table:table-cell office:value-type="float" office:value="99328">
                <text:p>99330</text:p>
              </table:table-cell>
              <table:table-cell office:value-type="float" office:value="17407472">
                <text:p>17407472</text:p>
              </table:table-cell>
              <table:table-cell office:value-type="float" office:value="18839668">
                <text:p>18839668</text:p>
              </table:table-cell>
              <table:table-cell office:value-type="float" office:value="17506281">
                <text:p>17506281</text:p>
              </table:table-cell>
              <table:table-cell office:value-type="float" office:value="17288552">
                <text:p>17288552</text:p>
              </table:table-cell>
              <table:table-cell office:value-type="float" office:value="17143291.8536905">
                <text:p>17143291.8536905</text:p>
              </table:table-cell>
              <table:table-cell office:value-type="float" office:value="184098.924545645">
                <text:p>184098.924545645</text:p>
              </table:table-cell>
            </table:table-row>
            <table:table-row>
              <table:table-cell office:value-type="float" office:value="100352">
                <text:p>100350</text:p>
              </table:table-cell>
              <table:table-cell office:value-type="float" office:value="19234187">
                <text:p>19234187</text:p>
              </table:table-cell>
              <table:table-cell office:value-type="float" office:value="17882681">
                <text:p>17882681</text:p>
              </table:table-cell>
              <table:table-cell office:value-type="float" office:value="14307872">
                <text:p>14307872</text:p>
              </table:table-cell>
              <table:table-cell office:value-type="float" office:value="18350489">
                <text:p>18350489</text:p>
              </table:table-cell>
              <table:table-cell office:value-type="float" office:value="17335465.725826">
                <text:p>17335465.725826</text:p>
              </table:table-cell>
              <table:table-cell office:value-type="float" office:value="184263.02854832">
                <text:p>184263.02854832</text:p>
              </table:table-cell>
            </table:table-row>
            <table:table-row>
              <table:table-cell office:value-type="float" office:value="101376">
                <text:p>101380</text:p>
              </table:table-cell>
              <table:table-cell office:value-type="float" office:value="17775984">
                <text:p>17775984</text:p>
              </table:table-cell>
              <table:table-cell office:value-type="float" office:value="18113567">
                <text:p>18113567</text:p>
              </table:table-cell>
              <table:table-cell office:value-type="float" office:value="16322807">
                <text:p>16322807</text:p>
              </table:table-cell>
              <table:table-cell office:value-type="float" office:value="19033550">
                <text:p>19033550</text:p>
              </table:table-cell>
              <table:table-cell office:value-type="float" office:value="17527796.3353754">
                <text:p>17527796.3353754</text:p>
              </table:table-cell>
              <table:table-cell office:value-type="float" office:value="184425.466491745">
                <text:p>184425.466491745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9770317">
                <text:p>19770317</text:p>
              </table:table-cell>
              <table:table-cell office:value-type="float" office:value="18117306">
                <text:p>18117306</text:p>
              </table:table-cell>
              <table:table-cell office:value-type="float" office:value="17997090">
                <text:p>17997090</text:p>
              </table:table-cell>
              <table:table-cell office:value-type="float" office:value="22719813">
                <text:p>22719813</text:p>
              </table:table-cell>
              <table:table-cell office:value-type="float" office:value="17720282.0990785">
                <text:p>17720282.0990785</text:p>
              </table:table-cell>
              <table:table-cell office:value-type="float" office:value="184586.271865401">
                <text:p>184586.271865401</text:p>
              </table:table-cell>
            </table:table-row>
            <table:table-row>
              <table:table-cell office:value-type="float" office:value="103424">
                <text:p>103420</text:p>
              </table:table-cell>
              <table:table-cell office:value-type="float" office:value="17994891">
                <text:p>17994891</text:p>
              </table:table-cell>
              <table:table-cell office:value-type="float" office:value="18407888">
                <text:p>18407888</text:p>
              </table:table-cell>
              <table:table-cell office:value-type="float" office:value="19141457">
                <text:p>19141457</text:p>
              </table:table-cell>
              <table:table-cell office:value-type="float" office:value="22393082">
                <text:p>22393082</text:p>
              </table:table-cell>
              <table:table-cell office:value-type="float" office:value="17912921.4653416">
                <text:p>17912921.4653416</text:p>
              </table:table-cell>
              <table:table-cell office:value-type="float" office:value="184745.477159051">
                <text:p>184745.477159051</text:p>
              </table:table-cell>
            </table:table-row>
            <table:table-row>
              <table:table-cell office:value-type="float" office:value="104448">
                <text:p>104450</text:p>
              </table:table-cell>
              <table:table-cell office:value-type="float" office:value="19051942">
                <text:p>19051942</text:p>
              </table:table-cell>
              <table:table-cell office:value-type="float" office:value="19134493">
                <text:p>19134493</text:p>
              </table:table-cell>
              <table:table-cell office:value-type="float" office:value="17942617">
                <text:p>17942617</text:p>
              </table:table-cell>
              <table:table-cell office:value-type="float" office:value="25019368">
                <text:p>25019368</text:p>
              </table:table-cell>
              <table:table-cell office:value-type="float" office:value="18105712.9132975">
                <text:p>18105712.9132975</text:p>
              </table:table-cell>
              <table:table-cell office:value-type="float" office:value="184903.11390214">
                <text:p>184903.11390214</text:p>
              </table:table-cell>
            </table:table-row>
            <table:table-row>
              <table:table-cell office:value-type="float" office:value="105472">
                <text:p>105470</text:p>
              </table:table-cell>
              <table:table-cell office:value-type="float" office:value="18876914">
                <text:p>18876914</text:p>
              </table:table-cell>
              <table:table-cell office:value-type="float" office:value="19100401">
                <text:p>19100401</text:p>
              </table:table-cell>
              <table:table-cell office:value-type="float" office:value="15905435">
                <text:p>15905435</text:p>
              </table:table-cell>
              <table:table-cell office:value-type="float" office:value="21198013">
                <text:p>21198013</text:p>
              </table:table-cell>
              <table:table-cell office:value-type="float" office:value="18298654.9519011">
                <text:p>18298654.9519011</text:p>
              </table:table-cell>
              <table:table-cell office:value-type="float" office:value="185059.212701265">
                <text:p>185059.212701265</text:p>
              </table:table-cell>
            </table:table-row>
            <table:table-row>
              <table:table-cell office:value-type="float" office:value="106496">
                <text:p>106500</text:p>
              </table:table-cell>
              <table:table-cell office:value-type="float" office:value="19365019">
                <text:p>19365019</text:p>
              </table:table-cell>
              <table:table-cell office:value-type="float" office:value="19273015">
                <text:p>19273015</text:p>
              </table:table-cell>
              <table:table-cell office:value-type="float" office:value="17370833">
                <text:p>17370833</text:p>
              </table:table-cell>
              <table:table-cell office:value-type="float" office:value="23402000">
                <text:p>23402000</text:p>
              </table:table-cell>
              <table:table-cell office:value-type="float" office:value="18491746.1190612">
                <text:p>18491746.1190612</text:p>
              </table:table-cell>
              <table:table-cell office:value-type="float" office:value="185213.803275853">
                <text:p>185213.803275853</text:p>
              </table:table-cell>
            </table:table-row>
            <table:table-row>
              <table:table-cell office:value-type="float" office:value="107520">
                <text:p>107520</text:p>
              </table:table-cell>
              <table:table-cell office:value-type="float" office:value="19306538">
                <text:p>19306538</text:p>
              </table:table-cell>
              <table:table-cell office:value-type="float" office:value="18754714">
                <text:p>18754714</text:p>
              </table:table-cell>
              <table:table-cell office:value-type="float" office:value="16808140">
                <text:p>16808140</text:p>
              </table:table-cell>
              <table:table-cell office:value-type="float" office:value="20704909">
                <text:p>20704909</text:p>
              </table:table-cell>
              <table:table-cell office:value-type="float" office:value="18684984.9808049">
                <text:p>18684984.9808049</text:p>
              </table:table-cell>
              <table:table-cell office:value-type="float" office:value="185366.914492112">
                <text:p>185366.914492112</text:p>
              </table:table-cell>
            </table:table-row>
            <table:table-row>
              <table:table-cell office:value-type="float" office:value="108544">
                <text:p>108540</text:p>
              </table:table-cell>
              <table:table-cell office:value-type="float" office:value="19149397">
                <text:p>19149397</text:p>
              </table:table-cell>
              <table:table-cell office:value-type="float" office:value="19967242">
                <text:p>19967242</text:p>
              </table:table-cell>
              <table:table-cell office:value-type="float" office:value="17648559">
                <text:p>17648559</text:p>
              </table:table-cell>
              <table:table-cell office:value-type="float" office:value="19221407">
                <text:p>19221407</text:p>
              </table:table-cell>
              <table:table-cell office:value-type="float" office:value="18878370.1304743">
                <text:p>18878370.1304743</text:p>
              </table:table-cell>
              <table:table-cell office:value-type="float" office:value="185518.574395384">
                <text:p>185518.574395384</text:p>
              </table:table-cell>
            </table:table-row>
            <table:table-row>
              <table:table-cell office:value-type="float" office:value="109568">
                <text:p>109570</text:p>
              </table:table-cell>
              <table:table-cell office:value-type="float" office:value="19408103">
                <text:p>19408103</text:p>
              </table:table-cell>
              <table:table-cell office:value-type="float" office:value="20004731">
                <text:p>20004731</text:p>
              </table:table-cell>
              <table:table-cell office:value-type="float" office:value="17059023">
                <text:p>17059023</text:p>
              </table:table-cell>
              <table:table-cell office:value-type="float" office:value="18795146">
                <text:p>18795146</text:p>
              </table:table-cell>
              <table:table-cell office:value-type="float" office:value="19071900.1879536">
                <text:p>19071900.1879536</text:p>
              </table:table-cell>
              <table:table-cell office:value-type="float" office:value="185668.810240982">
                <text:p>185668.810240982</text:p>
              </table:table-cell>
            </table:table-row>
            <table:table-row>
              <table:table-cell office:value-type="float" office:value="110592">
                <text:p>110590</text:p>
              </table:table-cell>
              <table:table-cell office:value-type="float" office:value="20034122">
                <text:p>20034122</text:p>
              </table:table-cell>
              <table:table-cell office:value-type="float" office:value="20450808">
                <text:p>20450808</text:p>
              </table:table-cell>
              <table:table-cell office:value-type="float" office:value="18922544">
                <text:p>18922544</text:p>
              </table:table-cell>
              <table:table-cell office:value-type="float" office:value="20138511">
                <text:p>20138511</text:p>
              </table:table-cell>
              <table:table-cell office:value-type="float" office:value="19265573.7989246">
                <text:p>19265573.7989246</text:p>
              </table:table-cell>
              <table:table-cell office:value-type="float" office:value="185817.648523579">
                <text:p>185817.648523579</text:p>
              </table:table-cell>
            </table:table-row>
            <table:table-row>
              <table:table-cell office:value-type="float" office:value="111616">
                <text:p>111620</text:p>
              </table:table-cell>
              <table:table-cell office:value-type="float" office:value="20349291">
                <text:p>20349291</text:p>
              </table:table-cell>
              <table:table-cell office:value-type="float" office:value="19926306">
                <text:p>19926306</text:p>
              </table:table-cell>
              <table:table-cell office:value-type="float" office:value="18036464">
                <text:p>18036464</text:p>
              </table:table-cell>
              <table:table-cell office:value-type="float" office:value="19374537">
                <text:p>19374537</text:p>
              </table:table-cell>
              <table:table-cell office:value-type="float" office:value="19459389.6341502">
                <text:p>19459389.6341502</text:p>
              </table:table-cell>
              <table:table-cell office:value-type="float" office:value="185965.115005258">
                <text:p>185965.115005258</text:p>
              </table:table-cell>
            </table:table-row>
            <table:table-row>
              <table:table-cell office:value-type="float" office:value="112640">
                <text:p>112640</text:p>
              </table:table-cell>
              <table:table-cell office:value-type="float" office:value="20665621">
                <text:p>20665621</text:p>
              </table:table-cell>
              <table:table-cell office:value-type="float" office:value="21013129">
                <text:p>21013129</text:p>
              </table:table-cell>
              <table:table-cell office:value-type="float" office:value="17780545">
                <text:p>17780545</text:p>
              </table:table-cell>
              <table:table-cell office:value-type="float" office:value="21427016">
                <text:p>21427016</text:p>
              </table:table-cell>
              <table:table-cell office:value-type="float" office:value="19653346.3887837">
                <text:p>19653346.3887837</text:p>
              </table:table-cell>
              <table:table-cell office:value-type="float" office:value="186111.23474227">
                <text:p>186111.23474227</text:p>
              </table:table-cell>
            </table:table-row>
            <table:table-row>
              <table:table-cell office:value-type="float" office:value="113664">
                <text:p>113660</text:p>
              </table:table-cell>
              <table:table-cell office:value-type="float" office:value="20278549">
                <text:p>20278549</text:p>
              </table:table-cell>
              <table:table-cell office:value-type="float" office:value="20196756">
                <text:p>20196756</text:p>
              </table:table-cell>
              <table:table-cell office:value-type="float" office:value="17984854">
                <text:p>17984854</text:p>
              </table:table-cell>
              <table:table-cell office:value-type="float" office:value="20242699">
                <text:p>20242699</text:p>
              </table:table-cell>
              <table:table-cell office:value-type="float" office:value="19847442.7817043">
                <text:p>19847442.7817043</text:p>
              </table:table-cell>
              <table:table-cell office:value-type="float" office:value="186256.032110589">
                <text:p>186256.032110589</text:p>
              </table:table-cell>
            </table:table-row>
            <table:table-row>
              <table:table-cell office:value-type="float" office:value="114688">
                <text:p>114690</text:p>
              </table:table-cell>
              <table:table-cell office:value-type="float" office:value="20903242">
                <text:p>20903242</text:p>
              </table:table-cell>
              <table:table-cell office:value-type="float" office:value="21203625">
                <text:p>21203625</text:p>
              </table:table-cell>
              <table:table-cell office:value-type="float" office:value="17392146">
                <text:p>17392146</text:p>
              </table:table-cell>
              <table:table-cell office:value-type="float" office:value="20420971">
                <text:p>20420971</text:p>
              </table:table-cell>
              <table:table-cell office:value-type="float" office:value="20041677.5548752">
                <text:p>20041677.5548752</text:p>
              </table:table-cell>
              <table:table-cell office:value-type="float" office:value="186399.530830313">
                <text:p>186399.530830313</text:p>
              </table:table-cell>
            </table:table-row>
            <table:table-row>
              <table:table-cell office:value-type="float" office:value="115712">
                <text:p>115710</text:p>
              </table:table-cell>
              <table:table-cell office:value-type="float" office:value="20869112">
                <text:p>20869112</text:p>
              </table:table-cell>
              <table:table-cell office:value-type="float" office:value="20655979">
                <text:p>20655979</text:p>
              </table:table-cell>
              <table:table-cell office:value-type="float" office:value="18330488">
                <text:p>18330488</text:p>
              </table:table-cell>
              <table:table-cell office:value-type="float" office:value="19934899">
                <text:p>19934899</text:p>
              </table:table-cell>
              <table:table-cell office:value-type="float" office:value="20236049.4727255">
                <text:p>20236049.4727255</text:p>
              </table:table-cell>
              <table:table-cell office:value-type="float" office:value="186541.753988989">
                <text:p>186541.753988989</text:p>
              </table:table-cell>
            </table:table-row>
            <table:table-row>
              <table:table-cell office:value-type="float" office:value="116736">
                <text:p>116740</text:p>
              </table:table-cell>
              <table:table-cell office:value-type="float" office:value="22109202">
                <text:p>22109202</text:p>
              </table:table-cell>
              <table:table-cell office:value-type="float" office:value="20951442">
                <text:p>20951442</text:p>
              </table:table-cell>
              <table:table-cell office:value-type="float" office:value="18590930">
                <text:p>18590930</text:p>
              </table:table-cell>
              <table:table-cell office:value-type="float" office:value="20700434">
                <text:p>20700434</text:p>
              </table:table-cell>
              <table:table-cell office:value-type="float" office:value="20430557.3215536">
                <text:p>20430557.321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760">
                <text:p>117760</text:p>
              </table:table-cell>
              <table:table-cell office:value-type="float" office:value="20668333">
                <text:p>20668333</text:p>
              </table:table-cell>
              <table:table-cell office:value-type="float" office:value="21123664">
                <text:p>21123664</text:p>
              </table:table-cell>
              <table:table-cell office:value-type="float" office:value="18444222">
                <text:p>18444222</text:p>
              </table:table-cell>
              <table:table-cell office:value-type="float" office:value="19723697">
                <text:p>19723697</text:p>
              </table:table-cell>
              <table:table-cell office:value-type="float" office:value="20625199.9089517">
                <text:p>20625199.9089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784">
                <text:p>118780</text:p>
              </table:table-cell>
              <table:table-cell office:value-type="float" office:value="21548840">
                <text:p>21548840</text:p>
              </table:table-cell>
              <table:table-cell office:value-type="float" office:value="21935958">
                <text:p>21935958</text:p>
              </table:table-cell>
              <table:table-cell office:value-type="float" office:value="20100490">
                <text:p>20100490</text:p>
              </table:table-cell>
              <table:table-cell office:value-type="float" office:value="21601960">
                <text:p>21601960</text:p>
              </table:table-cell>
              <table:table-cell office:value-type="float" office:value="20819976.0632506">
                <text:p>20819976.0632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808">
                <text:p>119810</text:p>
              </table:table-cell>
              <table:table-cell office:value-type="float" office:value="21576043">
                <text:p>21576043</text:p>
              </table:table-cell>
              <table:table-cell office:value-type="float" office:value="21605855">
                <text:p>21605855</text:p>
              </table:table-cell>
              <table:table-cell office:value-type="float" office:value="20991584">
                <text:p>20991584</text:p>
              </table:table-cell>
              <table:table-cell office:value-type="float" office:value="20219299">
                <text:p>20219299</text:p>
              </table:table-cell>
              <table:table-cell office:value-type="float" office:value="21014884.6329826">
                <text:p>21014884.632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832">
                <text:p>120830</text:p>
              </table:table-cell>
              <table:table-cell office:value-type="float" office:value="22303098">
                <text:p>22303098</text:p>
              </table:table-cell>
              <table:table-cell office:value-type="float" office:value="22650132">
                <text:p>22650132</text:p>
              </table:table-cell>
              <table:table-cell office:value-type="float" office:value="19294928">
                <text:p>19294928</text:p>
              </table:table-cell>
              <table:table-cell office:value-type="float" office:value="23878001">
                <text:p>23878001</text:p>
              </table:table-cell>
              <table:table-cell office:value-type="float" office:value="21209924.4863644">
                <text:p>21209924.486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856">
                <text:p>121860</text:p>
              </table:table-cell>
              <table:table-cell office:value-type="float" office:value="21494072">
                <text:p>21494072</text:p>
              </table:table-cell>
              <table:table-cell office:value-type="float" office:value="21649558">
                <text:p>21649558</text:p>
              </table:table-cell>
              <table:table-cell office:value-type="float" office:value="20292096">
                <text:p>20292096</text:p>
              </table:table-cell>
              <table:table-cell office:value-type="float" office:value="23142010">
                <text:p>23142010</text:p>
              </table:table-cell>
              <table:table-cell office:value-type="float" office:value="21405094.5107959">
                <text:p>21405094.5107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880">
                <text:p>122880</text:p>
              </table:table-cell>
              <table:table-cell office:value-type="float" office:value="23069699">
                <text:p>23069699</text:p>
              </table:table-cell>
              <table:table-cell office:value-type="float" office:value="23276673">
                <text:p>23276673</text:p>
              </table:table-cell>
              <table:table-cell office:value-type="float" office:value="19272423">
                <text:p>19272423</text:p>
              </table:table-cell>
              <table:table-cell office:value-type="float" office:value="21137798">
                <text:p>21137798</text:p>
              </table:table-cell>
              <table:table-cell office:value-type="float" office:value="21600393.6123768">
                <text:p>21600393.6123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904">
                <text:p>123900</text:p>
              </table:table-cell>
              <table:table-cell office:value-type="float" office:value="22311501">
                <text:p>22311501</text:p>
              </table:table-cell>
              <table:table-cell office:value-type="float" office:value="22010912">
                <text:p>22010912</text:p>
              </table:table-cell>
              <table:table-cell office:value-type="float" office:value="23897851">
                <text:p>23897851</text:p>
              </table:table-cell>
              <table:table-cell office:value-type="float" office:value="21020713">
                <text:p>21020713</text:p>
              </table:table-cell>
              <table:table-cell office:value-type="float" office:value="21795820.7154392">
                <text:p>21795820.7154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928">
                <text:p>124930</text:p>
              </table:table-cell>
              <table:table-cell office:value-type="float" office:value="23024794">
                <text:p>23024794</text:p>
              </table:table-cell>
              <table:table-cell office:value-type="float" office:value="23221200">
                <text:p>23221200</text:p>
              </table:table-cell>
              <table:table-cell office:value-type="float" office:value="27888760">
                <text:p>27888760</text:p>
              </table:table-cell>
              <table:table-cell office:value-type="float" office:value="22172025">
                <text:p>22172025</text:p>
              </table:table-cell>
              <table:table-cell office:value-type="float" office:value="21991374.7620955">
                <text:p>21991374.7620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952">
                <text:p>125950</text:p>
              </table:table-cell>
              <table:table-cell office:value-type="float" office:value="22995921">
                <text:p>22995921</text:p>
              </table:table-cell>
              <table:table-cell office:value-type="float" office:value="22409026">
                <text:p>22409026</text:p>
              </table:table-cell>
              <table:table-cell office:value-type="float" office:value="23472161">
                <text:p>23472161</text:p>
              </table:table-cell>
              <table:table-cell office:value-type="float" office:value="21331492">
                <text:p>21331492</text:p>
              </table:table-cell>
              <table:table-cell office:value-type="float" office:value="22187054.7118009">
                <text:p>22187054.7118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976">
                <text:p>126980</text:p>
              </table:table-cell>
              <table:table-cell office:value-type="float" office:value="24586084">
                <text:p>24586084</text:p>
              </table:table-cell>
              <table:table-cell office:value-type="float" office:value="23546634">
                <text:p>23546634</text:p>
              </table:table-cell>
              <table:table-cell office:value-type="float" office:value="22661502">
                <text:p>22661502</text:p>
              </table:table-cell>
              <table:table-cell office:value-type="float" office:value="28464850">
                <text:p>28464850</text:p>
              </table:table-cell>
              <table:table-cell office:value-type="float" office:value="22382859.5409309">
                <text:p>22382859.5409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24451156">
                <text:p>24451156</text:p>
              </table:table-cell>
              <table:table-cell office:value-type="float" office:value="22859521">
                <text:p>22859521</text:p>
              </table:table-cell>
              <table:table-cell office:value-type="float" office:value="21135098">
                <text:p>21135098</text:p>
              </table:table-cell>
              <table:table-cell office:value-type="float" office:value="23056099">
                <text:p>23056099</text:p>
              </table:table-cell>
              <table:table-cell office:value-type="float" office:value="22578788.2423714">
                <text:p>22578788.2423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024">
                <text:p>129020</text:p>
              </table:table-cell>
              <table:table-cell office:value-type="float" office:value="29810332">
                <text:p>29810332</text:p>
              </table:table-cell>
              <table:table-cell office:value-type="float" office:value="23572300">
                <text:p>23572300</text:p>
              </table:table-cell>
              <table:table-cell office:value-type="float" office:value="20683218">
                <text:p>20683218</text:p>
              </table:table-cell>
              <table:table-cell office:value-type="float" office:value="25948748">
                <text:p>25948748</text:p>
              </table:table-cell>
              <table:table-cell office:value-type="float" office:value="22774839.8251226">
                <text:p>22774839.825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48">
                <text:p>130050</text:p>
              </table:table-cell>
              <table:table-cell office:value-type="float" office:value="25960549">
                <text:p>25960549</text:p>
              </table:table-cell>
              <table:table-cell office:value-type="float" office:value="23220625">
                <text:p>23220625</text:p>
              </table:table-cell>
              <table:table-cell office:value-type="float" office:value="23104843">
                <text:p>23104843</text:p>
              </table:table-cell>
              <table:table-cell office:value-type="float" office:value="22157858">
                <text:p>22157858</text:p>
              </table:table-cell>
              <table:table-cell office:value-type="float" office:value="22971013.3139155">
                <text:p>22971013.3139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8060868">
                <text:p>28060868</text:p>
              </table:table-cell>
              <table:table-cell office:value-type="float" office:value="25435006">
                <text:p>25435006</text:p>
              </table:table-cell>
              <table:table-cell office:value-type="float" office:value="21748182">
                <text:p>21748182</text:p>
              </table:table-cell>
              <table:table-cell office:value-type="float" office:value="23546397">
                <text:p>23546397</text:p>
              </table:table-cell>
              <table:table-cell office:value-type="float" office:value="23167307.7488401">
                <text:p>23167307.748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096">
                <text:p>132100</text:p>
              </table:table-cell>
              <table:table-cell office:value-type="float" office:value="34597473">
                <text:p>34597473</text:p>
              </table:table-cell>
              <table:table-cell office:value-type="float" office:value="24498574">
                <text:p>24498574</text:p>
              </table:table-cell>
              <table:table-cell office:value-type="float" office:value="21287133">
                <text:p>21287133</text:p>
              </table:table-cell>
              <table:table-cell office:value-type="float" office:value="22166311">
                <text:p>22166311</text:p>
              </table:table-cell>
              <table:table-cell office:value-type="float" office:value="23363722.1849854">
                <text:p>23363722.1849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120">
                <text:p>133120</text:p>
              </table:table-cell>
              <table:table-cell office:value-type="float" office:value="28383615">
                <text:p>28383615</text:p>
              </table:table-cell>
              <table:table-cell office:value-type="float" office:value="24200261">
                <text:p>24200261</text:p>
              </table:table-cell>
              <table:table-cell office:value-type="float" office:value="20825100">
                <text:p>20825100</text:p>
              </table:table-cell>
              <table:table-cell office:value-type="float" office:value="23683607">
                <text:p>23683607</text:p>
              </table:table-cell>
              <table:table-cell office:value-type="float" office:value="23560255.6920907">
                <text:p>23560255.6920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144">
                <text:p>134140</text:p>
              </table:table-cell>
              <table:table-cell office:value-type="float" office:value="25855146">
                <text:p>25855146</text:p>
              </table:table-cell>
              <table:table-cell office:value-type="float" office:value="24425096">
                <text:p>24425096</text:p>
              </table:table-cell>
              <table:table-cell office:value-type="float" office:value="20839528">
                <text:p>20839528</text:p>
              </table:table-cell>
              <table:table-cell office:value-type="float" office:value="22482391">
                <text:p>22482391</text:p>
              </table:table-cell>
              <table:table-cell office:value-type="float" office:value="23756907.3542074">
                <text:p>23756907.354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168">
                <text:p>135170</text:p>
              </table:table-cell>
              <table:table-cell office:value-type="float" office:value="24028522">
                <text:p>24028522</text:p>
              </table:table-cell>
              <table:table-cell office:value-type="float" office:value="31755497">
                <text:p>31755497</text:p>
              </table:table-cell>
              <table:table-cell office:value-type="float" office:value="21915657">
                <text:p>21915657</text:p>
              </table:table-cell>
              <table:table-cell office:value-type="float" office:value="24560826">
                <text:p>24560826</text:p>
              </table:table-cell>
              <table:table-cell office:value-type="float" office:value="23953676.2693713">
                <text:p>23953676.2693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192">
                <text:p>136190</text:p>
              </table:table-cell>
              <table:table-cell office:value-type="float" office:value="25442114">
                <text:p>25442114</text:p>
              </table:table-cell>
              <table:table-cell office:value-type="float" office:value="28605012">
                <text:p>28605012</text:p>
              </table:table-cell>
              <table:table-cell office:value-type="float" office:value="23674523">
                <text:p>23674523</text:p>
              </table:table-cell>
              <table:table-cell office:value-type="float" office:value="24767899">
                <text:p>24767899</text:p>
              </table:table-cell>
              <table:table-cell office:value-type="float" office:value="24150561.5492847">
                <text:p>24150561.5492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216">
                <text:p>137220</text:p>
              </table:table-cell>
              <table:table-cell office:value-type="float" office:value="25089388">
                <text:p>25089388</text:p>
              </table:table-cell>
              <table:table-cell office:value-type="float" office:value="29793112">
                <text:p>29793112</text:p>
              </table:table-cell>
              <table:table-cell office:value-type="float" office:value="22803438">
                <text:p>22803438</text:p>
              </table:table-cell>
              <table:table-cell office:value-type="float" office:value="24876995">
                <text:p>24876995</text:p>
              </table:table-cell>
              <table:table-cell office:value-type="float" office:value="24347562.319008">
                <text:p>24347562.31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240">
                <text:p>138240</text:p>
              </table:table-cell>
              <table:table-cell office:value-type="float" office:value="26569626">
                <text:p>26569626</text:p>
              </table:table-cell>
              <table:table-cell office:value-type="float" office:value="29662997">
                <text:p>29662997</text:p>
              </table:table-cell>
              <table:table-cell office:value-type="float" office:value="22901636">
                <text:p>22901636</text:p>
              </table:table-cell>
              <table:table-cell office:value-type="float" office:value="23366030">
                <text:p>23366030</text:p>
              </table:table-cell>
              <table:table-cell office:value-type="float" office:value="24544677.716661">
                <text:p>24544677.71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264">
                <text:p>139260</text:p>
              </table:table-cell>
              <table:table-cell office:value-type="float" office:value="24612727">
                <text:p>24612727</text:p>
              </table:table-cell>
              <table:table-cell office:value-type="float" office:value="27521707">
                <text:p>27521707</text:p>
              </table:table-cell>
              <table:table-cell office:value-type="float" office:value="21115224">
                <text:p>21115224</text:p>
              </table:table-cell>
              <table:table-cell office:value-type="float" office:value="25264418">
                <text:p>25264418</text:p>
              </table:table-cell>
              <table:table-cell office:value-type="float" office:value="24741906.8931322">
                <text:p>24741906.893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288">
                <text:p>140290</text:p>
              </table:table-cell>
              <table:table-cell office:value-type="float" office:value="26453476">
                <text:p>26453476</text:p>
              </table:table-cell>
              <table:table-cell office:value-type="float" office:value="25722326">
                <text:p>25722326</text:p>
              </table:table-cell>
              <table:table-cell office:value-type="float" office:value="21444890">
                <text:p>21444890</text:p>
              </table:table-cell>
              <table:table-cell office:value-type="float" office:value="23662484">
                <text:p>23662484</text:p>
              </table:table-cell>
              <table:table-cell office:value-type="float" office:value="24939249.0117977">
                <text:p>24939249.0117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312">
                <text:p>141310</text:p>
              </table:table-cell>
              <table:table-cell office:value-type="float" office:value="25517421">
                <text:p>25517421</text:p>
              </table:table-cell>
              <table:table-cell office:value-type="float" office:value="25688796">
                <text:p>25688796</text:p>
              </table:table-cell>
              <table:table-cell office:value-type="float" office:value="25208340">
                <text:p>25208340</text:p>
              </table:table-cell>
              <table:table-cell office:value-type="float" office:value="24513088">
                <text:p>24513088</text:p>
              </table:table-cell>
              <table:table-cell office:value-type="float" office:value="25136703.2482471">
                <text:p>25136703.2482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336">
                <text:p>142340</text:p>
              </table:table-cell>
              <table:table-cell office:value-type="float" office:value="26731065">
                <text:p>26731065</text:p>
              </table:table-cell>
              <table:table-cell office:value-type="float" office:value="25690766">
                <text:p>25690766</text:p>
              </table:table-cell>
              <table:table-cell office:value-type="float" office:value="24041654">
                <text:p>24041654</text:p>
              </table:table-cell>
              <table:table-cell office:value-type="float" office:value="24040266">
                <text:p>24040266</text:p>
              </table:table-cell>
              <table:table-cell office:value-type="float" office:value="25334268.7900184">
                <text:p>25334268.7900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360">
                <text:p>143360</text:p>
              </table:table-cell>
              <table:table-cell office:value-type="float" office:value="25916907">
                <text:p>25916907</text:p>
              </table:table-cell>
              <table:table-cell office:value-type="float" office:value="25481531">
                <text:p>25481531</text:p>
              </table:table-cell>
              <table:table-cell office:value-type="float" office:value="25278667">
                <text:p>25278667</text:p>
              </table:table-cell>
              <table:table-cell office:value-type="float" office:value="25310394">
                <text:p>25310394</text:p>
              </table:table-cell>
              <table:table-cell office:value-type="float" office:value="25531944.8363401">
                <text:p>25531944.8363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384">
                <text:p>144380</text:p>
              </table:table-cell>
              <table:table-cell office:value-type="float" office:value="27887855">
                <text:p>27887855</text:p>
              </table:table-cell>
              <table:table-cell office:value-type="float" office:value="28088295">
                <text:p>28088295</text:p>
              </table:table-cell>
              <table:table-cell office:value-type="float" office:value="24647153">
                <text:p>24647153</text:p>
              </table:table-cell>
              <table:table-cell office:value-type="float" office:value="25080091">
                <text:p>25080091</text:p>
              </table:table-cell>
              <table:table-cell office:value-type="float" office:value="25729730.5978805">
                <text:p>25729730.597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408">
                <text:p>145410</text:p>
              </table:table-cell>
              <table:table-cell office:value-type="float" office:value="26050826">
                <text:p>26050826</text:p>
              </table:table-cell>
              <table:table-cell office:value-type="float" office:value="26154172">
                <text:p>26154172</text:p>
              </table:table-cell>
              <table:table-cell office:value-type="float" office:value="22725358">
                <text:p>22725358</text:p>
              </table:table-cell>
              <table:table-cell office:value-type="float" office:value="25407463">
                <text:p>25407463</text:p>
              </table:table-cell>
              <table:table-cell office:value-type="float" office:value="25927625.2965043">
                <text:p>25927625.2965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432">
                <text:p>146430</text:p>
              </table:table-cell>
              <table:table-cell office:value-type="float" office:value="26398636">
                <text:p>26398636</text:p>
              </table:table-cell>
              <table:table-cell office:value-type="float" office:value="28640303">
                <text:p>28640303</text:p>
              </table:table-cell>
              <table:table-cell office:value-type="float" office:value="24776738">
                <text:p>24776738</text:p>
              </table:table-cell>
              <table:table-cell office:value-type="float" office:value="24663471">
                <text:p>24663471</text:p>
              </table:table-cell>
              <table:table-cell office:value-type="float" office:value="26125628.1650364">
                <text:p>26125628.1650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456">
                <text:p>147460</text:p>
              </table:table-cell>
              <table:table-cell office:value-type="float" office:value="26248939">
                <text:p>26248939</text:p>
              </table:table-cell>
              <table:table-cell office:value-type="float" office:value="26264180">
                <text:p>26264180</text:p>
              </table:table-cell>
              <table:table-cell office:value-type="float" office:value="22429043">
                <text:p>22429043</text:p>
              </table:table-cell>
              <table:table-cell office:value-type="float" office:value="29550861">
                <text:p>29550861</text:p>
              </table:table-cell>
              <table:table-cell office:value-type="float" office:value="26323738.4470313">
                <text:p>26323738.4470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480">
                <text:p>148480</text:p>
              </table:table-cell>
              <table:table-cell office:value-type="float" office:value="27180850">
                <text:p>27180850</text:p>
              </table:table-cell>
              <table:table-cell office:value-type="float" office:value="28429741">
                <text:p>28429741</text:p>
              </table:table-cell>
              <table:table-cell office:value-type="float" office:value="24977584">
                <text:p>24977584</text:p>
              </table:table-cell>
              <table:table-cell office:value-type="float" office:value="26866473">
                <text:p>26866473</text:p>
              </table:table-cell>
              <table:table-cell office:value-type="float" office:value="26521955.3965502">
                <text:p>26521955.3965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504">
                <text:p>149500</text:p>
              </table:table-cell>
              <table:table-cell office:value-type="float" office:value="26584507">
                <text:p>26584507</text:p>
              </table:table-cell>
              <table:table-cell office:value-type="float" office:value="27455433">
                <text:p>27455433</text:p>
              </table:table-cell>
              <table:table-cell office:value-type="float" office:value="24930231">
                <text:p>24930231</text:p>
              </table:table-cell>
              <table:table-cell office:value-type="float" office:value="29905840">
                <text:p>29905840</text:p>
              </table:table-cell>
              <table:table-cell office:value-type="float" office:value="26720278.2779434">
                <text:p>26720278.2779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528">
                <text:p>150530</text:p>
              </table:table-cell>
              <table:table-cell office:value-type="float" office:value="28232326">
                <text:p>28232326</text:p>
              </table:table-cell>
              <table:table-cell office:value-type="float" office:value="28033861">
                <text:p>28033861</text:p>
              </table:table-cell>
              <table:table-cell office:value-type="float" office:value="25420432">
                <text:p>25420432</text:p>
              </table:table-cell>
              <table:table-cell office:value-type="float" office:value="27973395">
                <text:p>27973395</text:p>
              </table:table-cell>
              <table:table-cell office:value-type="float" office:value="26918706.3656386">
                <text:p>26918706.3656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552">
                <text:p>151550</text:p>
              </table:table-cell>
              <table:table-cell office:value-type="float" office:value="27131959">
                <text:p>27131959</text:p>
              </table:table-cell>
              <table:table-cell office:value-type="float" office:value="27317441">
                <text:p>27317441</text:p>
              </table:table-cell>
              <table:table-cell office:value-type="float" office:value="24220487">
                <text:p>24220487</text:p>
              </table:table-cell>
              <table:table-cell office:value-type="float" office:value="32385307">
                <text:p>32385307</text:p>
              </table:table-cell>
              <table:table-cell office:value-type="float" office:value="27117238.9439356">
                <text:p>27117238.9439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576">
                <text:p>152580</text:p>
              </table:table-cell>
              <table:table-cell office:value-type="float" office:value="27869641">
                <text:p>27869641</text:p>
              </table:table-cell>
              <table:table-cell office:value-type="float" office:value="28539763">
                <text:p>28539763</text:p>
              </table:table-cell>
              <table:table-cell office:value-type="float" office:value="28994432">
                <text:p>28994432</text:p>
              </table:table-cell>
              <table:table-cell office:value-type="float" office:value="26056433">
                <text:p>26056433</text:p>
              </table:table-cell>
              <table:table-cell office:value-type="float" office:value="27315875.3068061">
                <text:p>27315875.3068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600">
                <text:p>153600</text:p>
              </table:table-cell>
              <table:table-cell office:value-type="float" office:value="28337915">
                <text:p>28337915</text:p>
              </table:table-cell>
              <table:table-cell office:value-type="float" office:value="27576542">
                <text:p>27576542</text:p>
              </table:table-cell>
              <table:table-cell office:value-type="float" office:value="28351390">
                <text:p>28351390</text:p>
              </table:table-cell>
              <table:table-cell office:value-type="float" office:value="26927293">
                <text:p>26927293</text:p>
              </table:table-cell>
              <table:table-cell office:value-type="float" office:value="27514614.7576989">
                <text:p>27514614.7576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624">
                <text:p>154620</text:p>
              </table:table-cell>
              <table:table-cell office:value-type="float" office:value="31421875">
                <text:p>31421875</text:p>
              </table:table-cell>
              <table:table-cell office:value-type="float" office:value="29015648">
                <text:p>29015648</text:p>
              </table:table-cell>
              <table:table-cell office:value-type="float" office:value="30392895">
                <text:p>30392895</text:p>
              </table:table-cell>
              <table:table-cell office:value-type="float" office:value="25952628">
                <text:p>25952628</text:p>
              </table:table-cell>
              <table:table-cell office:value-type="float" office:value="27713456.6093502">
                <text:p>27713456.6093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648">
                <text:p>155650</text:p>
              </table:table-cell>
              <table:table-cell office:value-type="float" office:value="27773614">
                <text:p>27773614</text:p>
              </table:table-cell>
              <table:table-cell office:value-type="float" office:value="28800086">
                <text:p>28800086</text:p>
              </table:table-cell>
              <table:table-cell office:value-type="float" office:value="24822749">
                <text:p>24822749</text:p>
              </table:table-cell>
              <table:table-cell office:value-type="float" office:value="27359149">
                <text:p>27359149</text:p>
              </table:table-cell>
              <table:table-cell office:value-type="float" office:value="27912400.1835994">
                <text:p>27912400.1835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672">
                <text:p>156670</text:p>
              </table:table-cell>
              <table:table-cell office:value-type="float" office:value="28648626">
                <text:p>28648626</text:p>
              </table:table-cell>
              <table:table-cell office:value-type="float" office:value="34378159">
                <text:p>34378159</text:p>
              </table:table-cell>
              <table:table-cell office:value-type="float" office:value="26453154">
                <text:p>26453154</text:p>
              </table:table-cell>
              <table:table-cell office:value-type="float" office:value="27427922">
                <text:p>27427922</text:p>
              </table:table-cell>
              <table:table-cell office:value-type="float" office:value="28111444.8112091">
                <text:p>28111444.811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696">
                <text:p>157700</text:p>
              </table:table-cell>
              <table:table-cell office:value-type="float" office:value="28666835">
                <text:p>28666835</text:p>
              </table:table-cell>
              <table:table-cell office:value-type="float" office:value="35882712">
                <text:p>35882712</text:p>
              </table:table-cell>
              <table:table-cell office:value-type="float" office:value="26663826">
                <text:p>26663826</text:p>
              </table:table-cell>
              <table:table-cell office:value-type="float" office:value="28743341">
                <text:p>28743341</text:p>
              </table:table-cell>
              <table:table-cell office:value-type="float" office:value="28310589.8316905">
                <text:p>28310589.8316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720">
                <text:p>158720</text:p>
              </table:table-cell>
              <table:table-cell office:value-type="float" office:value="29633374">
                <text:p>29633374</text:p>
              </table:table-cell>
              <table:table-cell office:value-type="float" office:value="34254818">
                <text:p>34254818</text:p>
              </table:table-cell>
              <table:table-cell office:value-type="float" office:value="23875160">
                <text:p>23875160</text:p>
              </table:table-cell>
              <table:table-cell office:value-type="float" office:value="26863380">
                <text:p>26863380</text:p>
              </table:table-cell>
              <table:table-cell office:value-type="float" office:value="28509834.5931325">
                <text:p>28509834.593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744">
                <text:p>159740</text:p>
              </table:table-cell>
              <table:table-cell office:value-type="float" office:value="29140033">
                <text:p>29140033</text:p>
              </table:table-cell>
              <table:table-cell office:value-type="float" office:value="29268869">
                <text:p>29268869</text:p>
              </table:table-cell>
              <table:table-cell office:value-type="float" office:value="26046234">
                <text:p>26046234</text:p>
              </table:table-cell>
              <table:table-cell office:value-type="float" office:value="27685787">
                <text:p>27685787</text:p>
              </table:table-cell>
              <table:table-cell office:value-type="float" office:value="28709178.4520362">
                <text:p>28709178.4520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768">
                <text:p>160770</text:p>
              </table:table-cell>
              <table:table-cell office:value-type="float" office:value="30033956">
                <text:p>30033956</text:p>
              </table:table-cell>
              <table:table-cell office:value-type="float" office:value="30189012">
                <text:p>30189012</text:p>
              </table:table-cell>
              <table:table-cell office:value-type="float" office:value="25879096">
                <text:p>25879096</text:p>
              </table:table-cell>
              <table:table-cell office:value-type="float" office:value="27222572">
                <text:p>27222572</text:p>
              </table:table-cell>
              <table:table-cell office:value-type="float" office:value="28908620.7731527">
                <text:p>28908620.7731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792">
                <text:p>161790</text:p>
              </table:table-cell>
              <table:table-cell office:value-type="float" office:value="29330995">
                <text:p>29330995</text:p>
              </table:table-cell>
              <table:table-cell office:value-type="float" office:value="29650911">
                <text:p>29650911</text:p>
              </table:table-cell>
              <table:table-cell office:value-type="float" office:value="29057701">
                <text:p>29057701</text:p>
              </table:table-cell>
              <table:table-cell office:value-type="float" office:value="28078364">
                <text:p>28078364</text:p>
              </table:table-cell>
              <table:table-cell office:value-type="float" office:value="29108160.9293257">
                <text:p>29108160.929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816">
                <text:p>162820</text:p>
              </table:table-cell>
              <table:table-cell office:value-type="float" office:value="30339249">
                <text:p>30339249</text:p>
              </table:table-cell>
              <table:table-cell office:value-type="float" office:value="29656406">
                <text:p>29656406</text:p>
              </table:table-cell>
              <table:table-cell office:value-type="float" office:value="27253133">
                <text:p>27253133</text:p>
              </table:table-cell>
              <table:table-cell office:value-type="float" office:value="27570171">
                <text:p>27570171</text:p>
              </table:table-cell>
              <table:table-cell office:value-type="float" office:value="29307798.3013375">
                <text:p>29307798.301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0">
                <text:p>163840</text:p>
              </table:table-cell>
              <table:table-cell office:value-type="float" office:value="30679256">
                <text:p>30679256</text:p>
              </table:table-cell>
              <table:table-cell office:value-type="float" office:value="30210823">
                <text:p>30210823</text:p>
              </table:table-cell>
              <table:table-cell office:value-type="float" office:value="26194055">
                <text:p>26194055</text:p>
              </table:table-cell>
              <table:table-cell office:value-type="float" office:value="29322704">
                <text:p>29322704</text:p>
              </table:table-cell>
              <table:table-cell office:value-type="float" office:value="29507532.2777599">
                <text:p>29507532.277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864">
                <text:p>164860</text:p>
              </table:table-cell>
              <table:table-cell office:value-type="float" office:value="30369722">
                <text:p>30369722</text:p>
              </table:table-cell>
              <table:table-cell office:value-type="float" office:value="30639613">
                <text:p>30639613</text:p>
              </table:table-cell>
              <table:table-cell office:value-type="float" office:value="27531565">
                <text:p>27531565</text:p>
              </table:table-cell>
              <table:table-cell office:value-type="float" office:value="28579232">
                <text:p>28579232</text:p>
              </table:table-cell>
              <table:table-cell office:value-type="float" office:value="29707362.2548072">
                <text:p>29707362.2548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888">
                <text:p>165890</text:p>
              </table:table-cell>
              <table:table-cell office:value-type="float" office:value="37439627">
                <text:p>37439627</text:p>
              </table:table-cell>
              <table:table-cell office:value-type="float" office:value="30917659">
                <text:p>30917659</text:p>
              </table:table-cell>
              <table:table-cell office:value-type="float" office:value="28636188">
                <text:p>28636188</text:p>
              </table:table-cell>
              <table:table-cell office:value-type="float" office:value="28600910">
                <text:p>28600910</text:p>
              </table:table-cell>
              <table:table-cell office:value-type="float" office:value="29907287.6361947">
                <text:p>29907287.636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912">
                <text:p>166910</text:p>
              </table:table-cell>
              <table:table-cell office:value-type="float" office:value="35691058">
                <text:p>35691058</text:p>
              </table:table-cell>
              <table:table-cell office:value-type="float" office:value="31128236">
                <text:p>31128236</text:p>
              </table:table-cell>
              <table:table-cell office:value-type="float" office:value="26461450">
                <text:p>26461450</text:p>
              </table:table-cell>
              <table:table-cell office:value-type="float" office:value="28667194">
                <text:p>28667194</text:p>
              </table:table-cell>
              <table:table-cell office:value-type="float" office:value="30107307.8329991">
                <text:p>30107307.8329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936">
                <text:p>167940</text:p>
              </table:table-cell>
              <table:table-cell office:value-type="float" office:value="33441028">
                <text:p>33441028</text:p>
              </table:table-cell>
              <table:table-cell office:value-type="float" office:value="30231726">
                <text:p>30231726</text:p>
              </table:table-cell>
              <table:table-cell office:value-type="float" office:value="27617239">
                <text:p>27617239</text:p>
              </table:table-cell>
              <table:table-cell office:value-type="float" office:value="29324515">
                <text:p>29324515</text:p>
              </table:table-cell>
              <table:table-cell office:value-type="float" office:value="30307422.2635235">
                <text:p>30307422.2635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960">
                <text:p>168960</text:p>
              </table:table-cell>
              <table:table-cell office:value-type="float" office:value="33664096">
                <text:p>33664096</text:p>
              </table:table-cell>
              <table:table-cell office:value-type="float" office:value="32729199">
                <text:p>32729199</text:p>
              </table:table-cell>
              <table:table-cell office:value-type="float" office:value="26877299">
                <text:p>26877299</text:p>
              </table:table-cell>
              <table:table-cell office:value-type="float" office:value="28704281">
                <text:p>28704281</text:p>
              </table:table-cell>
              <table:table-cell office:value-type="float" office:value="30507630.3531649">
                <text:p>30507630.353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984">
                <text:p>169980</text:p>
              </table:table-cell>
              <table:table-cell office:value-type="float" office:value="31620500">
                <text:p>31620500</text:p>
              </table:table-cell>
              <table:table-cell office:value-type="float" office:value="33099491">
                <text:p>33099491</text:p>
              </table:table-cell>
              <table:table-cell office:value-type="float" office:value="27995486">
                <text:p>27995486</text:p>
              </table:table-cell>
              <table:table-cell office:value-type="float" office:value="30012455">
                <text:p>30012455</text:p>
              </table:table-cell>
              <table:table-cell office:value-type="float" office:value="30707931.5342852">
                <text:p>30707931.5342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008">
                <text:p>171010</text:p>
              </table:table-cell>
              <table:table-cell office:value-type="float" office:value="32132005">
                <text:p>32132005</text:p>
              </table:table-cell>
              <table:table-cell office:value-type="float" office:value="41069232">
                <text:p>41069232</text:p>
              </table:table-cell>
              <table:table-cell office:value-type="float" office:value="30234427">
                <text:p>30234427</text:p>
              </table:table-cell>
              <table:table-cell office:value-type="float" office:value="30828619">
                <text:p>30828619</text:p>
              </table:table-cell>
              <table:table-cell office:value-type="float" office:value="30908325.2460857">
                <text:p>30908325.2460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032">
                <text:p>172030</text:p>
              </table:table-cell>
              <table:table-cell office:value-type="float" office:value="31695569">
                <text:p>31695569</text:p>
              </table:table-cell>
              <table:table-cell office:value-type="float" office:value="38145709">
                <text:p>38145709</text:p>
              </table:table-cell>
              <table:table-cell office:value-type="float" office:value="26927101">
                <text:p>26927101</text:p>
              </table:table-cell>
              <table:table-cell office:value-type="float" office:value="29703655">
                <text:p>29703655</text:p>
              </table:table-cell>
              <table:table-cell office:value-type="float" office:value="31108810.9344838">
                <text:p>31108810.9344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056">
                <text:p>173060</text:p>
              </table:table-cell>
              <table:table-cell office:value-type="float" office:value="32195908">
                <text:p>32195908</text:p>
              </table:table-cell>
              <table:table-cell office:value-type="float" office:value="34060800">
                <text:p>34060800</text:p>
              </table:table-cell>
              <table:table-cell office:value-type="float" office:value="27151198">
                <text:p>27151198</text:p>
              </table:table-cell>
              <table:table-cell office:value-type="float" office:value="30127803">
                <text:p>30127803</text:p>
              </table:table-cell>
              <table:table-cell office:value-type="float" office:value="31309388.0519932">
                <text:p>31309388.0519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080">
                <text:p>174080</text:p>
              </table:table-cell>
              <table:table-cell office:value-type="float" office:value="31919937">
                <text:p>31919937</text:p>
              </table:table-cell>
              <table:table-cell office:value-type="float" office:value="40697074">
                <text:p>40697074</text:p>
              </table:table-cell>
              <table:table-cell office:value-type="float" office:value="28124392">
                <text:p>28124392</text:p>
              </table:table-cell>
              <table:table-cell office:value-type="float" office:value="29669351">
                <text:p>29669351</text:p>
              </table:table-cell>
              <table:table-cell office:value-type="float" office:value="31510056.0576069">
                <text:p>31510056.057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104">
                <text:p>175100</text:p>
              </table:table-cell>
              <table:table-cell office:value-type="float" office:value="31691669">
                <text:p>31691669</text:p>
              </table:table-cell>
              <table:table-cell office:value-type="float" office:value="32284633">
                <text:p>32284633</text:p>
              </table:table-cell>
              <table:table-cell office:value-type="float" office:value="27100886">
                <text:p>27100886</text:p>
              </table:table-cell>
              <table:table-cell office:value-type="float" office:value="31100603">
                <text:p>31100603</text:p>
              </table:table-cell>
              <table:table-cell office:value-type="float" office:value="31710814.4166829">
                <text:p>31710814.4166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128">
                <text:p>176130</text:p>
              </table:table-cell>
              <table:table-cell office:value-type="float" office:value="33966995">
                <text:p>33966995</text:p>
              </table:table-cell>
              <table:table-cell office:value-type="float" office:value="31969847">
                <text:p>31969847</text:p>
              </table:table-cell>
              <table:table-cell office:value-type="float" office:value="26482280">
                <text:p>26482280</text:p>
              </table:table-cell>
              <table:table-cell office:value-type="float" office:value="30955016">
                <text:p>30955016</text:p>
              </table:table-cell>
              <table:table-cell office:value-type="float" office:value="31911662.6008323">
                <text:p>31911662.6008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152">
                <text:p>177150</text:p>
              </table:table-cell>
              <table:table-cell office:value-type="float" office:value="32919452">
                <text:p>32919452</text:p>
              </table:table-cell>
              <table:table-cell office:value-type="float" office:value="33987210">
                <text:p>33987210</text:p>
              </table:table-cell>
              <table:table-cell office:value-type="float" office:value="33200620">
                <text:p>33200620</text:p>
              </table:table-cell>
              <table:table-cell office:value-type="float" office:value="30680592">
                <text:p>30680592</text:p>
              </table:table-cell>
              <table:table-cell office:value-type="float" office:value="32112600.0878104">
                <text:p>32112600.087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176">
                <text:p>178180</text:p>
              </table:table-cell>
              <table:table-cell office:value-type="float" office:value="32476883">
                <text:p>32476883</text:p>
              </table:table-cell>
              <table:table-cell office:value-type="float" office:value="33109609">
                <text:p>33109609</text:p>
              </table:table-cell>
              <table:table-cell office:value-type="float" office:value="34670985">
                <text:p>34670985</text:p>
              </table:table-cell>
              <table:table-cell office:value-type="float" office:value="31458255">
                <text:p>31458255</text:p>
              </table:table-cell>
              <table:table-cell office:value-type="float" office:value="32313626.36141">
                <text:p>32313626.3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200">
                <text:p>179200</text:p>
              </table:table-cell>
              <table:table-cell office:value-type="float" office:value="33750923">
                <text:p>33750923</text:p>
              </table:table-cell>
              <table:table-cell office:value-type="float" office:value="32227971">
                <text:p>32227971</text:p>
              </table:table-cell>
              <table:table-cell office:value-type="float" office:value="36112928">
                <text:p>36112928</text:p>
              </table:table-cell>
              <table:table-cell office:value-type="float" office:value="30511970">
                <text:p>30511970</text:p>
              </table:table-cell>
              <table:table-cell office:value-type="float" office:value="32514740.9113577">
                <text:p>32514740.9113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224">
                <text:p>180220</text:p>
              </table:table-cell>
              <table:table-cell office:value-type="float" office:value="33090540">
                <text:p>33090540</text:p>
              </table:table-cell>
              <table:table-cell office:value-type="float" office:value="34730759">
                <text:p>34730759</text:p>
              </table:table-cell>
              <table:table-cell office:value-type="float" office:value="29125288">
                <text:p>29125288</text:p>
              </table:table-cell>
              <table:table-cell office:value-type="float" office:value="31490461">
                <text:p>31490461</text:p>
              </table:table-cell>
              <table:table-cell office:value-type="float" office:value="32715943.2332117">
                <text:p>32715943.2332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248">
                <text:p>181250</text:p>
              </table:table-cell>
              <table:table-cell office:value-type="float" office:value="33033398">
                <text:p>33033398</text:p>
              </table:table-cell>
              <table:table-cell office:value-type="float" office:value="35193341">
                <text:p>35193341</text:p>
              </table:table-cell>
              <table:table-cell office:value-type="float" office:value="28094363">
                <text:p>28094363</text:p>
              </table:table-cell>
              <table:table-cell office:value-type="float" office:value="33268034">
                <text:p>33268034</text:p>
              </table:table-cell>
              <table:table-cell office:value-type="float" office:value="32917232.8282625">
                <text:p>32917232.828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272">
                <text:p>182270</text:p>
              </table:table-cell>
              <table:table-cell office:value-type="float" office:value="36113221">
                <text:p>36113221</text:p>
              </table:table-cell>
              <table:table-cell office:value-type="float" office:value="33964101">
                <text:p>33964101</text:p>
              </table:table-cell>
              <table:table-cell office:value-type="float" office:value="28001916">
                <text:p>28001916</text:p>
              </table:table-cell>
              <table:table-cell office:value-type="float" office:value="32438623">
                <text:p>32438623</text:p>
              </table:table-cell>
              <table:table-cell office:value-type="float" office:value="33118609.2034359">
                <text:p>33118609.2034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296">
                <text:p>183300</text:p>
              </table:table-cell>
              <table:table-cell office:value-type="float" office:value="34554484">
                <text:p>34554484</text:p>
              </table:table-cell>
              <table:table-cell office:value-type="float" office:value="35248208">
                <text:p>35248208</text:p>
              </table:table-cell>
              <table:table-cell office:value-type="float" office:value="26198183">
                <text:p>26198183</text:p>
              </table:table-cell>
              <table:table-cell office:value-type="float" office:value="36426105">
                <text:p>36426105</text:p>
              </table:table-cell>
              <table:table-cell office:value-type="float" office:value="33320071.8711982">
                <text:p>33320071.871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320">
                <text:p>184320</text:p>
              </table:table-cell>
              <table:table-cell office:value-type="float" office:value="34817699">
                <text:p>34817699</text:p>
              </table:table-cell>
              <table:table-cell office:value-type="float" office:value="34396274">
                <text:p>34396274</text:p>
              </table:table-cell>
              <table:table-cell office:value-type="float" office:value="26715834">
                <text:p>26715834</text:p>
              </table:table-cell>
              <table:table-cell office:value-type="float" office:value="37094884">
                <text:p>37094884</text:p>
              </table:table-cell>
              <table:table-cell office:value-type="float" office:value="33521620.3494626">
                <text:p>33521620.349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344">
                <text:p>185340</text:p>
              </table:table-cell>
              <table:table-cell office:value-type="float" office:value="33924062">
                <text:p>33924062</text:p>
              </table:table-cell>
              <table:table-cell office:value-type="float" office:value="34861680">
                <text:p>34861680</text:p>
              </table:table-cell>
              <table:table-cell office:value-type="float" office:value="27107066">
                <text:p>27107066</text:p>
              </table:table-cell>
              <table:table-cell office:value-type="float" office:value="37351166">
                <text:p>37351166</text:p>
              </table:table-cell>
              <table:table-cell office:value-type="float" office:value="33723254.1614994">
                <text:p>33723254.1614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368">
                <text:p>186370</text:p>
              </table:table-cell>
              <table:table-cell office:value-type="float" office:value="35708847">
                <text:p>35708847</text:p>
              </table:table-cell>
              <table:table-cell office:value-type="float" office:value="35586844">
                <text:p>35586844</text:p>
              </table:table-cell>
              <table:table-cell office:value-type="float" office:value="26779667">
                <text:p>26779667</text:p>
              </table:table-cell>
              <table:table-cell office:value-type="float" office:value="40622631">
                <text:p>40622631</text:p>
              </table:table-cell>
              <table:table-cell office:value-type="float" office:value="33924972.8358463">
                <text:p>33924972.835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392">
                <text:p>187390</text:p>
              </table:table-cell>
              <table:table-cell office:value-type="float" office:value="34580782">
                <text:p>34580782</text:p>
              </table:table-cell>
              <table:table-cell office:value-type="float" office:value="35194787">
                <text:p>35194787</text:p>
              </table:table-cell>
              <table:table-cell office:value-type="float" office:value="27338775">
                <text:p>27338775</text:p>
              </table:table-cell>
              <table:table-cell office:value-type="float" office:value="32608033">
                <text:p>32608033</text:p>
              </table:table-cell>
              <table:table-cell office:value-type="float" office:value="34126775.9062223">
                <text:p>34126775.906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416">
                <text:p>188420</text:p>
              </table:table-cell>
              <table:table-cell office:value-type="float" office:value="34425455">
                <text:p>34425455</text:p>
              </table:table-cell>
              <table:table-cell office:value-type="float" office:value="34716282">
                <text:p>34716282</text:p>
              </table:table-cell>
              <table:table-cell office:value-type="float" office:value="27205528">
                <text:p>27205528</text:p>
              </table:table-cell>
              <table:table-cell office:value-type="float" office:value="33093817">
                <text:p>33093817</text:p>
              </table:table-cell>
              <table:table-cell office:value-type="float" office:value="34328662.9114422">
                <text:p>34328662.9114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440">
                <text:p>189440</text:p>
              </table:table-cell>
              <table:table-cell office:value-type="float" office:value="36143099">
                <text:p>36143099</text:p>
              </table:table-cell>
              <table:table-cell office:value-type="float" office:value="34580746">
                <text:p>34580746</text:p>
              </table:table-cell>
              <table:table-cell office:value-type="float" office:value="27702439">
                <text:p>27702439</text:p>
              </table:table-cell>
              <table:table-cell office:value-type="float" office:value="33300747">
                <text:p>33300747</text:p>
              </table:table-cell>
              <table:table-cell office:value-type="float" office:value="34530633.395334">
                <text:p>34530633.395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464">
                <text:p>190460</text:p>
              </table:table-cell>
              <table:table-cell office:value-type="float" office:value="35908472">
                <text:p>35908472</text:p>
              </table:table-cell>
              <table:table-cell office:value-type="float" office:value="36642127">
                <text:p>36642127</text:p>
              </table:table-cell>
              <table:table-cell office:value-type="float" office:value="29779316">
                <text:p>29779316</text:p>
              </table:table-cell>
              <table:table-cell office:value-type="float" office:value="33778775">
                <text:p>33778775</text:p>
              </table:table-cell>
              <table:table-cell office:value-type="float" office:value="34732686.9066571">
                <text:p>34732686.9066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488">
                <text:p>191490</text:p>
              </table:table-cell>
              <table:table-cell office:value-type="float" office:value="35025068">
                <text:p>35025068</text:p>
              </table:table-cell>
              <table:table-cell office:value-type="float" office:value="36381709">
                <text:p>36381709</text:p>
              </table:table-cell>
              <table:table-cell office:value-type="float" office:value="26762758">
                <text:p>26762758</text:p>
              </table:table-cell>
              <table:table-cell office:value-type="float" office:value="35783830">
                <text:p>35783830</text:p>
              </table:table-cell>
              <table:table-cell office:value-type="float" office:value="34934822.9990232">
                <text:p>34934822.9990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512">
                <text:p>192510</text:p>
              </table:table-cell>
              <table:table-cell office:value-type="float" office:value="36142505">
                <text:p>36142505</text:p>
              </table:table-cell>
              <table:table-cell office:value-type="float" office:value="36373571">
                <text:p>36373571</text:p>
              </table:table-cell>
              <table:table-cell office:value-type="float" office:value="28538721">
                <text:p>28538721</text:p>
              </table:table-cell>
              <table:table-cell office:value-type="float" office:value="33947059">
                <text:p>33947059</text:p>
              </table:table-cell>
              <table:table-cell office:value-type="float" office:value="35137041.2308182">
                <text:p>35137041.230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536">
                <text:p>193540</text:p>
              </table:table-cell>
              <table:table-cell office:value-type="float" office:value="35558475">
                <text:p>35558475</text:p>
              </table:table-cell>
              <table:table-cell office:value-type="float" office:value="36303150">
                <text:p>36303150</text:p>
              </table:table-cell>
              <table:table-cell office:value-type="float" office:value="28144457">
                <text:p>28144457</text:p>
              </table:table-cell>
              <table:table-cell office:value-type="float" office:value="33995191">
                <text:p>33995191</text:p>
              </table:table-cell>
              <table:table-cell office:value-type="float" office:value="35339341.1651262">
                <text:p>35339341.165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560">
                <text:p>194560</text:p>
              </table:table-cell>
              <table:table-cell office:value-type="float" office:value="36701958">
                <text:p>36701958</text:p>
              </table:table-cell>
              <table:table-cell office:value-type="float" office:value="35478964">
                <text:p>35478964</text:p>
              </table:table-cell>
              <table:table-cell office:value-type="float" office:value="28543531">
                <text:p>28543531</text:p>
              </table:table-cell>
              <table:table-cell office:value-type="float" office:value="34355898">
                <text:p>34355898</text:p>
              </table:table-cell>
              <table:table-cell office:value-type="float" office:value="35541722.3696546">
                <text:p>35541722.3696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584">
                <text:p>195580</text:p>
              </table:table-cell>
              <table:table-cell office:value-type="float" office:value="36502924">
                <text:p>36502924</text:p>
              </table:table-cell>
              <table:table-cell office:value-type="float" office:value="35900560">
                <text:p>35900560</text:p>
              </table:table-cell>
              <table:table-cell office:value-type="float" office:value="30298950">
                <text:p>30298950</text:p>
              </table:table-cell>
              <table:table-cell office:value-type="float" office:value="33893108">
                <text:p>33893108</text:p>
              </table:table-cell>
              <table:table-cell office:value-type="float" office:value="35744184.4166615">
                <text:p>35744184.4166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608">
                <text:p>196610</text:p>
              </table:table-cell>
              <table:table-cell office:value-type="float" office:value="40677633">
                <text:p>40677633</text:p>
              </table:table-cell>
              <table:table-cell office:value-type="float" office:value="35689686">
                <text:p>35689686</text:p>
              </table:table-cell>
              <table:table-cell office:value-type="float" office:value="30403181">
                <text:p>30403181</text:p>
              </table:table-cell>
              <table:table-cell office:value-type="float" office:value="35313674">
                <text:p>35313674</text:p>
              </table:table-cell>
              <table:table-cell office:value-type="float" office:value="35946726.882884">
                <text:p>35946726.88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32">
                <text:p>197630</text:p>
              </table:table-cell>
              <table:table-cell office:value-type="float" office:value="41333593">
                <text:p>41333593</text:p>
              </table:table-cell>
              <table:table-cell office:value-type="float" office:value="36602111">
                <text:p>36602111</text:p>
              </table:table-cell>
              <table:table-cell office:value-type="float" office:value="27835806">
                <text:p>27835806</text:p>
              </table:table-cell>
              <table:table-cell office:value-type="float" office:value="34253390">
                <text:p>34253390</text:p>
              </table:table-cell>
              <table:table-cell office:value-type="float" office:value="36149349.3494682">
                <text:p>36149349.3494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56">
                <text:p>198660</text:p>
              </table:table-cell>
              <table:table-cell office:value-type="float" office:value="51459834">
                <text:p>51459834</text:p>
              </table:table-cell>
              <table:table-cell office:value-type="float" office:value="36149440">
                <text:p>36149440</text:p>
              </table:table-cell>
              <table:table-cell office:value-type="float" office:value="31024744">
                <text:p>31024744</text:p>
              </table:table-cell>
              <table:table-cell office:value-type="float" office:value="34454432">
                <text:p>34454432</text:p>
              </table:table-cell>
              <table:table-cell office:value-type="float" office:value="36352051.4019007">
                <text:p>36352051.401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80">
                <text:p>199680</text:p>
              </table:table-cell>
              <table:table-cell office:value-type="float" office:value="38129044">
                <text:p>38129044</text:p>
              </table:table-cell>
              <table:table-cell office:value-type="float" office:value="37227955">
                <text:p>37227955</text:p>
              </table:table-cell>
              <table:table-cell office:value-type="float" office:value="33399991">
                <text:p>33399991</text:p>
              </table:table-cell>
              <table:table-cell office:value-type="float" office:value="35538873">
                <text:p>35538873</text:p>
              </table:table-cell>
              <table:table-cell office:value-type="float" office:value="36554832.6299416">
                <text:p>36554832.6299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04">
                <text:p>200700</text:p>
              </table:table-cell>
              <table:table-cell office:value-type="float" office:value="37609267">
                <text:p>37609267</text:p>
              </table:table-cell>
              <table:table-cell office:value-type="float" office:value="51481246">
                <text:p>51481246</text:p>
              </table:table-cell>
              <table:table-cell office:value-type="float" office:value="34696763">
                <text:p>34696763</text:p>
              </table:table-cell>
              <table:table-cell office:value-type="float" office:value="34756496">
                <text:p>34756496</text:p>
              </table:table-cell>
              <table:table-cell office:value-type="float" office:value="36757692.6275585">
                <text:p>36757692.6275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28">
                <text:p>201730</text:p>
              </table:table-cell>
              <table:table-cell office:value-type="float" office:value="37165355">
                <text:p>37165355</text:p>
              </table:table-cell>
              <table:table-cell office:value-type="float" office:value="43691231">
                <text:p>43691231</text:p>
              </table:table-cell>
              <table:table-cell office:value-type="float" office:value="35988310">
                <text:p>35988310</text:p>
              </table:table-cell>
              <table:table-cell office:value-type="float" office:value="36585783">
                <text:p>36585783</text:p>
              </table:table-cell>
              <table:table-cell office:value-type="float" office:value="36960630.9928624">
                <text:p>36960630.9928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752">
                <text:p>202750</text:p>
              </table:table-cell>
              <table:table-cell office:value-type="float" office:value="37343826">
                <text:p>37343826</text:p>
              </table:table-cell>
              <table:table-cell office:value-type="float" office:value="42464754">
                <text:p>42464754</text:p>
              </table:table-cell>
              <table:table-cell office:value-type="float" office:value="32226526">
                <text:p>32226526</text:p>
              </table:table-cell>
              <table:table-cell office:value-type="float" office:value="35353699">
                <text:p>35353699</text:p>
              </table:table-cell>
              <table:table-cell office:value-type="float" office:value="37163647.3280442">
                <text:p>37163647.3280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776">
                <text:p>203780</text:p>
              </table:table-cell>
              <table:table-cell office:value-type="float" office:value="37512062">
                <text:p>37512062</text:p>
              </table:table-cell>
              <table:table-cell office:value-type="float" office:value="38342700">
                <text:p>38342700</text:p>
              </table:table-cell>
              <table:table-cell office:value-type="float" office:value="29805811">
                <text:p>29805811</text:p>
              </table:table-cell>
              <table:table-cell office:value-type="float" office:value="36379762">
                <text:p>36379762</text:p>
              </table:table-cell>
              <table:table-cell office:value-type="float" office:value="37366741.2393134">
                <text:p>37366741.239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38862620">
                <text:p>38862620</text:p>
              </table:table-cell>
              <table:table-cell office:value-type="float" office:value="37652517">
                <text:p>37652517</text:p>
              </table:table-cell>
              <table:table-cell office:value-type="float" office:value="31739302">
                <text:p>31739302</text:p>
              </table:table-cell>
              <table:table-cell office:value-type="float" office:value="36968965">
                <text:p>36968965</text:p>
              </table:table-cell>
              <table:table-cell office:value-type="float" office:value="37569912.3368371">
                <text:p>37569912.3368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87786">
                <text:p>36487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44767">
                <text:p>36444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72066">
                <text:p>3747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27158">
                <text:p>3752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4844">
                <text:p>3693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25138">
                <text:p>3732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55984">
                <text:p>3865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7612">
                <text:p>5072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82378">
                <text:p>4638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27808">
                <text:p>4592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79714">
                <text:p>3887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51494">
                <text:p>3855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25507">
                <text:p>3772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89192">
                <text:p>39189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77566">
                <text:p>38677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51210">
                <text:p>4075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82594">
                <text:p>3848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88637">
                <text:p>3868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57975">
                <text:p>4055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96851">
                <text:p>4039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17937">
                <text:p>40417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26276">
                <text:p>4002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69062">
                <text:p>4026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45143">
                <text:p>3964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56697">
                <text:p>4215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70239">
                <text:p>41070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82363">
                <text:p>4008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52454">
                <text:p>4065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40935">
                <text:p>4354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08344">
                <text:p>4280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15331">
                <text:p>4101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50867">
                <text:p>4255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67562">
                <text:p>4676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58367">
                <text:p>5355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93961">
                <text:p>51493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52641">
                <text:p>4705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49500">
                <text:p>46749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52454">
                <text:p>4335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92109">
                <text:p>4219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61238">
                <text:p>4396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88508">
                <text:p>44988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34672">
                <text:p>42734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05403">
                <text:p>4350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90243">
                <text:p>4379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35193">
                <text:p>4613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9514">
                <text:p>4411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74082">
                <text:p>43974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14216">
                <text:p>4621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68265">
                <text:p>45968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32795">
                <text:p>4643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85147">
                <text:p>4488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26504">
                <text:p>4692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1328">
                <text:p>4769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70232">
                <text:p>4607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68818">
                <text:p>4516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70155">
                <text:p>5137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89384">
                <text:p>5968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45556">
                <text:p>5214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30277">
                <text:p>5193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69897">
                <text:p>4956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56355">
                <text:p>4935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12717">
                <text:p>4821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72218">
                <text:p>4847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95841">
                <text:p>4829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68768">
                <text:p>48768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68311">
                <text:p>4806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62978">
                <text:p>4936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76380">
                <text:p>48376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07730">
                <text:p>47907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65911">
                <text:p>4836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83482">
                <text:p>5088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75129">
                <text:p>5057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70657">
                <text:p>48870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58366">
                <text:p>4975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61507">
                <text:p>5246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72113">
                <text:p>4947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51811">
                <text:p>5295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70955">
                <text:p>61170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47524">
                <text:p>5684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66788">
                <text:p>5206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92949">
                <text:p>5149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53691">
                <text:p>5165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81885">
                <text:p>5078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98548">
                <text:p>5129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63255">
                <text:p>5316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22688">
                <text:p>5132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27819">
                <text:p>53027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78649">
                <text:p>5367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79739">
                <text:p>5387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90090">
                <text:p>53790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97640">
                <text:p>53097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95942">
                <text:p>5599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70921">
                <text:p>5397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82302">
                <text:p>5458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61926">
                <text:p>5536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06851">
                <text:p>5310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03291">
                <text:p>6150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69280">
                <text:p>69669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48839">
                <text:p>5694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79845">
                <text:p>5417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39850">
                <text:p>55239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66405">
                <text:p>55066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54977">
                <text:p>5585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31943">
                <text:p>5633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39986">
                <text:p>5983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00015">
                <text:p>551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44496">
                <text:p>57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19278">
                <text:p>5711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03196">
                <text:p>5590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72925">
                <text:p>5637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51670">
                <text:p>5825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18198">
                <text:p>5631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37860">
                <text:p>56837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98982">
                <text:p>5759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93359">
                <text:p>5849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40331">
                <text:p>6934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33533">
                <text:p>7013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20548">
                <text:p>5882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4392">
                <text:p>5760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31885">
                <text:p>6433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63770">
                <text:p>58463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26779">
                <text:p>5972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02638">
                <text:p>5960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85042">
                <text:p>5978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99065">
                <text:p>600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08900">
                <text:p>60308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60496">
                <text:p>6006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42491">
                <text:p>5964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71744">
                <text:p>6167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99080">
                <text:p>60299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13919">
                <text:p>5981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40722">
                <text:p>6254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48946">
                <text:p>68048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29764">
                <text:p>7232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35317">
                <text:p>6223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78114">
                <text:p>60578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82658">
                <text:p>6398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42613">
                <text:p>6274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58760">
                <text:p>61458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26674">
                <text:p>6152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37923">
                <text:p>6303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70386">
                <text:p>6147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14452">
                <text:p>6351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00018">
                <text:p>642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74323">
                <text:p>6297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73660">
                <text:p>6297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50999">
                <text:p>6475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53885">
                <text:p>6345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33995">
                <text:p>6473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89320">
                <text:p>76789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54714">
                <text:p>78554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37284">
                <text:p>6593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06134">
                <text:p>6420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1917">
                <text:p>6610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53906">
                <text:p>6725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88328">
                <text:p>64888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47670">
                <text:p>66247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73263">
                <text:p>68873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57884">
                <text:p>6665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97368">
                <text:p>6629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68586">
                <text:p>6596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7762">
                <text:p>6553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41409">
                <text:p>6784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14221">
                <text:p>6721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42562">
                <text:p>734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80950">
                <text:p>81180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63266">
                <text:p>7226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583">
                <text:p>6900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51068">
                <text:p>6925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43111">
                <text:p>6714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44526">
                <text:p>6984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43165">
                <text:p>6944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44895">
                <text:p>6814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57048">
                <text:p>7105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62922">
                <text:p>6826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33683">
                <text:p>7033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58776">
                <text:p>6885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1420">
                <text:p>7010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93205">
                <text:p>7219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90035">
                <text:p>7019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88058">
                <text:p>8178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06783">
                <text:p>75806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65924">
                <text:p>7096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62704">
                <text:p>7096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31225">
                <text:p>7083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1521">
                <text:p>7130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36712">
                <text:p>7193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28550">
                <text:p>70428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05253">
                <text:p>7440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21650">
                <text:p>7092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62191">
                <text:p>7276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30079">
                <text:p>8073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01597">
                <text:p>7220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89330">
                <text:p>74389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81625">
                <text:p>8148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48458">
                <text:p>8574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73149">
                <text:p>7237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46248">
                <text:p>7374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41657">
                <text:p>7474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83945">
                <text:p>7278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